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7.59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.1pt"/>
    </style:style>
    <style:style style:name="co7" style:family="table-column">
      <style:table-column-properties fo:break-before="auto" style:column-width="37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map style:condition="cell-content()&lt;=0.05" style:apply-style-name="HighlightYellow" style:base-cell-address="Sheet1.X4"/>
    </style:style>
    <style:style style:name="ce3" style:family="table-cell" style:parent-style-name="Default">
      <style:map style:condition="cell-content()&lt;=0.05" style:apply-style-name="HighlightYellow" style:base-cell-address="Sheet1.X494"/>
    </style:style>
    <style:style style:name="ce4" style:family="table-cell" style:parent-style-name="Default">
      <style:map style:condition="cell-content()&lt;=0.05" style:apply-style-name="HighlightYellow" style:base-cell-address="Sheet1.X53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visibility="collapse" table:number-columns-repeated="10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Position: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0\8-12-14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C4:.J4])" office:value-type="float" office:value="33" calcext:value-type="float">
            <text:p>33</text:p>
          </table:table-cell>
          <table:table-cell table:number-columns-repeated="2"/>
          <table:table-cell table:formula="of:=[.$K4]*[.C6]/[.$K$6]" office:value-type="float" office:value="14.5588235294118" calcext:value-type="float">
            <text:p>14.5588235294</text:p>
          </table:table-cell>
          <table:table-cell table:formula="of:=[.$K4]*[.D6]/[.$K$6]" office:value-type="float" office:value="5.82352941176471" calcext:value-type="float">
            <text:p>5.8235294118</text:p>
          </table:table-cell>
          <table:table-cell table:formula="of:=[.$K4]*[.E6]/[.$K$6]" office:value-type="float" office:value="4.85294117647059" calcext:value-type="float">
            <text:p>4.8529411765</text:p>
          </table:table-cell>
          <table:table-cell table:formula="of:=[.$K4]*[.F6]/[.$K$6]" office:value-type="float" office:value="1.94117647058824" calcext:value-type="float">
            <text:p>1.9411764706</text:p>
          </table:table-cell>
          <table:table-cell table:formula="of:=[.$K4]*[.G6]/[.$K$6]" office:value-type="float" office:value="0.970588235294118" calcext:value-type="float">
            <text:p>0.9705882353</text:p>
          </table:table-cell>
          <table:table-cell table:formula="of:=[.$K4]*[.H6]/[.$K$6]" office:value-type="float" office:value="0.970588235294118" calcext:value-type="float">
            <text:p>0.9705882353</text:p>
          </table:table-cell>
          <table:table-cell table:formula="of:=[.$K4]*[.I6]/[.$K$6]" office:value-type="float" office:value="1.94117647058824" calcext:value-type="float">
            <text:p>1.9411764706</text:p>
          </table:table-cell>
          <table:table-cell table:formula="of:=[.$K4]*[.J6]/[.$K$6]" office:value-type="float" office:value="1.94117647058824" calcext:value-type="float">
            <text:p>1.9411764706</text:p>
          </table:table-cell>
          <table:table-cell table:formula="of:=SUM([.N4:.U4])" office:value-type="float" office:value="33" calcext:value-type="float">
            <text:p>33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4:.J5];[.N4:.U5])" office:value-type="float" office:value="0.0000172246269968592" calcext:value-type="float">
            <text:p>1.72246269968592E-05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:.J5])" office:value-type="float" office:value="1" calcext:value-type="float">
            <text:p>1</text:p>
          </table:table-cell>
          <table:table-cell table:number-columns-repeated="2"/>
          <table:table-cell table:formula="of:=[.$K5]*[.C6]/[.$K$6]" office:value-type="float" office:value="0.441176470588235" calcext:value-type="float">
            <text:p>0.4411764706</text:p>
          </table:table-cell>
          <table:table-cell table:formula="of:=[.$K5]*[.D6]/[.$K$6]" office:value-type="float" office:value="0.176470588235294" calcext:value-type="float">
            <text:p>0.1764705882</text:p>
          </table:table-cell>
          <table:table-cell table:formula="of:=[.$K5]*[.E6]/[.$K$6]" office:value-type="float" office:value="0.147058823529412" calcext:value-type="float">
            <text:p>0.1470588235</text:p>
          </table:table-cell>
          <table:table-cell table:formula="of:=[.$K5]*[.F6]/[.$K$6]" office:value-type="float" office:value="0.0588235294117647" calcext:value-type="float">
            <text:p>0.0588235294</text:p>
          </table:table-cell>
          <table:table-cell table:formula="of:=[.$K5]*[.G6]/[.$K$6]" office:value-type="float" office:value="0.0294117647058823" calcext:value-type="float">
            <text:p>0.0294117647</text:p>
          </table:table-cell>
          <table:table-cell table:formula="of:=[.$K5]*[.H6]/[.$K$6]" office:value-type="float" office:value="0.0294117647058823" calcext:value-type="float">
            <text:p>0.0294117647</text:p>
          </table:table-cell>
          <table:table-cell table:formula="of:=[.$K5]*[.I6]/[.$K$6]" office:value-type="float" office:value="0.0588235294117647" calcext:value-type="float">
            <text:p>0.0588235294</text:p>
          </table:table-cell>
          <table:table-cell table:formula="of:=[.$K5]*[.J6]/[.$K$6]" office:value-type="float" office:value="0.0588235294117647" calcext:value-type="float">
            <text:p>0.0588235294</text:p>
          </table:table-cell>
          <table:table-cell table:formula="of:=SUM([.N5:.U5])" office:value-type="float" office:value="1" calcext:value-type="float">
            <text:p>1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4:.C5])" office:value-type="float" office:value="15" calcext:value-type="float">
            <text:p>15</text:p>
          </table:table-cell>
          <table:table-cell table:formula="of:=SUM([.D4:.D5])" office:value-type="float" office:value="6" calcext:value-type="float">
            <text:p>6</text:p>
          </table:table-cell>
          <table:table-cell table:formula="of:=SUM([.E4:.E5])" office:value-type="float" office:value="5" calcext:value-type="float">
            <text:p>5</text:p>
          </table:table-cell>
          <table:table-cell table:formula="of:=SUM([.F4:.F5])" office:value-type="float" office:value="2" calcext:value-type="float">
            <text:p>2</text:p>
          </table:table-cell>
          <table:table-cell table:formula="of:=SUM([.G4:.G5])" office:value-type="float" office:value="1" calcext:value-type="float">
            <text:p>1</text:p>
          </table:table-cell>
          <table:table-cell table:formula="of:=SUM([.H4:.H5])" office:value-type="float" office:value="1" calcext:value-type="float">
            <text:p>1</text:p>
          </table:table-cell>
          <table:table-cell table:formula="of:=SUM([.I4:.I5])" office:value-type="float" office:value="2" calcext:value-type="float">
            <text:p>2</text:p>
          </table:table-cell>
          <table:table-cell table:formula="of:=SUM([.J4:.J5])" office:value-type="float" office:value="2" calcext:value-type="float">
            <text:p>2</text:p>
          </table:table-cell>
          <table:table-cell table:formula="of:=SUM([.C6:.J6])" office:value-type="float" office:value="34" calcext:value-type="float">
            <text:p>34</text:p>
          </table:table-cell>
          <table:table-cell table:number-columns-repeated="2"/>
          <table:table-cell table:formula="of:=[.N4]+[.N5]" office:value-type="float" office:value="15" calcext:value-type="float">
            <text:p>15</text:p>
          </table:table-cell>
          <table:table-cell table:formula="of:=[.O4]+[.O5]" office:value-type="float" office:value="6" calcext:value-type="float">
            <text:p>6</text:p>
          </table:table-cell>
          <table:table-cell table:formula="of:=[.P4]+[.P5]" office:value-type="float" office:value="5" calcext:value-type="float">
            <text:p>5</text:p>
          </table:table-cell>
          <table:table-cell table:formula="of:=[.Q4]+[.Q5]" office:value-type="float" office:value="2" calcext:value-type="float">
            <text:p>2</text:p>
          </table:table-cell>
          <table:table-cell table:formula="of:=[.R4]+[.R5]" office:value-type="float" office:value="1" calcext:value-type="float">
            <text:p>1</text:p>
          </table:table-cell>
          <table:table-cell table:formula="of:=[.S4]+[.S5]" office:value-type="float" office:value="1" calcext:value-type="float">
            <text:p>1</text:p>
          </table:table-cell>
          <table:table-cell table:formula="of:=[.T4]+[.T5]" office:value-type="float" office:value="2" calcext:value-type="float">
            <text:p>2</text:p>
          </table:table-cell>
          <table:table-cell table:formula="of:=[.U4]+[.U5]" office:value-type="float" office:value="2" calcext:value-type="float">
            <text:p>2</text:p>
          </table:table-cell>
          <table:table-cell table:formula="of:=SUM([.N6:.U6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0\8-9-12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C10:.J10])" office:value-type="float" office:value="33" calcext:value-type="float">
            <text:p>33</text:p>
          </table:table-cell>
          <table:table-cell table:number-columns-repeated="2"/>
          <table:table-cell table:formula="of:=[.$K10]*[.C12]/[.$K$6]" office:value-type="float" office:value="11.6470588235294" calcext:value-type="float">
            <text:p>11.6470588235</text:p>
          </table:table-cell>
          <table:table-cell table:formula="of:=[.$K10]*[.D12]/[.$K$6]" office:value-type="float" office:value="1.94117647058824" calcext:value-type="float">
            <text:p>1.9411764706</text:p>
          </table:table-cell>
          <table:table-cell table:formula="of:=[.$K10]*[.E12]/[.$K$6]" office:value-type="float" office:value="8.73529411764706" calcext:value-type="float">
            <text:p>8.7352941176</text:p>
          </table:table-cell>
          <table:table-cell table:formula="of:=[.$K10]*[.F12]/[.$K$6]" office:value-type="float" office:value="4.85294117647059" calcext:value-type="float">
            <text:p>4.8529411765</text:p>
          </table:table-cell>
          <table:table-cell table:formula="of:=[.$K10]*[.G12]/[.$K$6]" office:value-type="float" office:value="0.970588235294118" calcext:value-type="float">
            <text:p>0.9705882353</text:p>
          </table:table-cell>
          <table:table-cell table:formula="of:=[.$K10]*[.H12]/[.$K$6]" office:value-type="float" office:value="0.970588235294118" calcext:value-type="float">
            <text:p>0.9705882353</text:p>
          </table:table-cell>
          <table:table-cell table:formula="of:=[.$K10]*[.I12]/[.$K$6]" office:value-type="float" office:value="0.970588235294118" calcext:value-type="float">
            <text:p>0.9705882353</text:p>
          </table:table-cell>
          <table:table-cell table:formula="of:=[.$K10]*[.J12]/[.$K$6]" office:value-type="float" office:value="2.91176470588235" calcext:value-type="float">
            <text:p>2.9117647059</text:p>
          </table:table-cell>
          <table:table-cell table:formula="of:=SUM([.N10:.U10])" office:value-type="float" office:value="33" calcext:value-type="float">
            <text:p>33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10:.J11];[.N10:.U11])" office:value-type="float" office:value="0.0000172246269968593" calcext:value-type="float">
            <text:p>1.72246269968593E-05</text:p>
          </table:table-cell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11:.J11])" office:value-type="float" office:value="1" calcext:value-type="float">
            <text:p>1</text:p>
          </table:table-cell>
          <table:table-cell table:number-columns-repeated="2"/>
          <table:table-cell table:formula="of:=[.$K11]*[.C12]/[.$K$6]" office:value-type="float" office:value="0.352941176470588" calcext:value-type="float">
            <text:p>0.3529411765</text:p>
          </table:table-cell>
          <table:table-cell table:formula="of:=[.$K11]*[.D12]/[.$K$6]" office:value-type="float" office:value="0.0588235294117647" calcext:value-type="float">
            <text:p>0.0588235294</text:p>
          </table:table-cell>
          <table:table-cell table:formula="of:=[.$K11]*[.E12]/[.$K$6]" office:value-type="float" office:value="0.264705882352941" calcext:value-type="float">
            <text:p>0.2647058824</text:p>
          </table:table-cell>
          <table:table-cell table:formula="of:=[.$K11]*[.F12]/[.$K$6]" office:value-type="float" office:value="0.147058823529412" calcext:value-type="float">
            <text:p>0.1470588235</text:p>
          </table:table-cell>
          <table:table-cell table:formula="of:=[.$K11]*[.G12]/[.$K$6]" office:value-type="float" office:value="0.0294117647058823" calcext:value-type="float">
            <text:p>0.0294117647</text:p>
          </table:table-cell>
          <table:table-cell table:formula="of:=[.$K11]*[.H12]/[.$K$6]" office:value-type="float" office:value="0.0294117647058823" calcext:value-type="float">
            <text:p>0.0294117647</text:p>
          </table:table-cell>
          <table:table-cell table:formula="of:=[.$K11]*[.I12]/[.$K$6]" office:value-type="float" office:value="0.0294117647058823" calcext:value-type="float">
            <text:p>0.0294117647</text:p>
          </table:table-cell>
          <table:table-cell table:formula="of:=[.$K11]*[.J12]/[.$K$6]" office:value-type="float" office:value="0.0882352941176471" calcext:value-type="float">
            <text:p>0.0882352941</text:p>
          </table:table-cell>
          <table:table-cell table:formula="of:=SUM([.N11:.U11])" office:value-type="float" office:value="1" calcext:value-type="float">
            <text:p>1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10:.C11])" office:value-type="float" office:value="12" calcext:value-type="float">
            <text:p>12</text:p>
          </table:table-cell>
          <table:table-cell table:formula="of:=SUM([.D10:.D11])" office:value-type="float" office:value="2" calcext:value-type="float">
            <text:p>2</text:p>
          </table:table-cell>
          <table:table-cell table:formula="of:=SUM([.E10:.E11])" office:value-type="float" office:value="9" calcext:value-type="float">
            <text:p>9</text:p>
          </table:table-cell>
          <table:table-cell table:formula="of:=SUM([.F10:.F11])" office:value-type="float" office:value="5" calcext:value-type="float">
            <text:p>5</text:p>
          </table:table-cell>
          <table:table-cell table:formula="of:=SUM([.G10:.G11])" office:value-type="float" office:value="1" calcext:value-type="float">
            <text:p>1</text:p>
          </table:table-cell>
          <table:table-cell table:formula="of:=SUM([.H10:.H11])" office:value-type="float" office:value="1" calcext:value-type="float">
            <text:p>1</text:p>
          </table:table-cell>
          <table:table-cell table:formula="of:=SUM([.I10:.I11])" office:value-type="float" office:value="1" calcext:value-type="float">
            <text:p>1</text:p>
          </table:table-cell>
          <table:table-cell table:formula="of:=SUM([.J10:.J11])" office:value-type="float" office:value="3" calcext:value-type="float">
            <text:p>3</text:p>
          </table:table-cell>
          <table:table-cell table:formula="of:=SUM([.C12:.J12])" office:value-type="float" office:value="34" calcext:value-type="float">
            <text:p>34</text:p>
          </table:table-cell>
          <table:table-cell table:number-columns-repeated="2"/>
          <table:table-cell table:formula="of:=[.N10]+[.N11]" office:value-type="float" office:value="12" calcext:value-type="float">
            <text:p>12</text:p>
          </table:table-cell>
          <table:table-cell table:formula="of:=[.O10]+[.O11]" office:value-type="float" office:value="2" calcext:value-type="float">
            <text:p>2</text:p>
          </table:table-cell>
          <table:table-cell table:formula="of:=[.P10]+[.P11]" office:value-type="float" office:value="9" calcext:value-type="float">
            <text:p>9</text:p>
          </table:table-cell>
          <table:table-cell table:formula="of:=[.Q10]+[.Q11]" office:value-type="float" office:value="5" calcext:value-type="float">
            <text:p>5</text:p>
          </table:table-cell>
          <table:table-cell table:formula="of:=[.R10]+[.R11]" office:value-type="float" office:value="1" calcext:value-type="float">
            <text:p>1</text:p>
          </table:table-cell>
          <table:table-cell table:formula="of:=[.S10]+[.S11]" office:value-type="float" office:value="1" calcext:value-type="float">
            <text:p>1</text:p>
          </table:table-cell>
          <table:table-cell table:formula="of:=[.T10]+[.T11]" office:value-type="float" office:value="1" calcext:value-type="float">
            <text:p>1</text:p>
          </table:table-cell>
          <table:table-cell table:formula="of:=[.U10]+[.U11]" office:value-type="float" office:value="3" calcext:value-type="float">
            <text:p>3</text:p>
          </table:table-cell>
          <table:table-cell table:formula="of:=SUM([.N12:.U12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1\8-12-14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7:.J17])" office:value-type="float" office:value="14" calcext:value-type="float">
            <text:p>14</text:p>
          </table:table-cell>
          <table:table-cell table:number-columns-repeated="2"/>
          <table:table-cell table:formula="of:=[.$K17]*[.C19]/[.$K$6]" office:value-type="float" office:value="6.17647058823529" calcext:value-type="float">
            <text:p>6.1764705882</text:p>
          </table:table-cell>
          <table:table-cell table:formula="of:=[.$K17]*[.D19]/[.$K$6]" office:value-type="float" office:value="2.47058823529412" calcext:value-type="float">
            <text:p>2.4705882353</text:p>
          </table:table-cell>
          <table:table-cell table:formula="of:=[.$K17]*[.E19]/[.$K$6]" office:value-type="float" office:value="2.05882352941176" calcext:value-type="float">
            <text:p>2.0588235294</text:p>
          </table:table-cell>
          <table:table-cell table:formula="of:=[.$K17]*[.F19]/[.$K$6]" office:value-type="float" office:value="0.823529411764706" calcext:value-type="float">
            <text:p>0.8235294118</text:p>
          </table:table-cell>
          <table:table-cell table:formula="of:=[.$K17]*[.G19]/[.$K$6]" office:value-type="float" office:value="0.411764705882353" calcext:value-type="float">
            <text:p>0.4117647059</text:p>
          </table:table-cell>
          <table:table-cell table:formula="of:=[.$K17]*[.H19]/[.$K$6]" office:value-type="float" office:value="0.411764705882353" calcext:value-type="float">
            <text:p>0.4117647059</text:p>
          </table:table-cell>
          <table:table-cell table:formula="of:=[.$K17]*[.I19]/[.$K$6]" office:value-type="float" office:value="0.823529411764706" calcext:value-type="float">
            <text:p>0.8235294118</text:p>
          </table:table-cell>
          <table:table-cell table:formula="of:=[.$K17]*[.J19]/[.$K$6]" office:value-type="float" office:value="0.823529411764706" calcext:value-type="float">
            <text:p>0.8235294118</text:p>
          </table:table-cell>
          <table:table-cell table:formula="of:=SUM([.N17:.U17])" office:value-type="float" office:value="14" calcext:value-type="float">
            <text:p>14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17:.J18];[.N17:.U18])" office:value-type="float" office:value="0.532374040845158" calcext:value-type="float">
            <text:p>0.532374040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18:.J18])" office:value-type="float" office:value="20" calcext:value-type="float">
            <text:p>20</text:p>
          </table:table-cell>
          <table:table-cell table:number-columns-repeated="2"/>
          <table:table-cell table:formula="of:=[.$K18]*[.C19]/[.$K$6]" office:value-type="float" office:value="8.82352941176471" calcext:value-type="float">
            <text:p>8.8235294118</text:p>
          </table:table-cell>
          <table:table-cell table:formula="of:=[.$K18]*[.D19]/[.$K$6]" office:value-type="float" office:value="3.52941176470588" calcext:value-type="float">
            <text:p>3.5294117647</text:p>
          </table:table-cell>
          <table:table-cell table:formula="of:=[.$K18]*[.E19]/[.$K$6]" office:value-type="float" office:value="2.94117647058824" calcext:value-type="float">
            <text:p>2.9411764706</text:p>
          </table:table-cell>
          <table:table-cell table:formula="of:=[.$K18]*[.F19]/[.$K$6]" office:value-type="float" office:value="1.17647058823529" calcext:value-type="float">
            <text:p>1.1764705882</text:p>
          </table:table-cell>
          <table:table-cell table:formula="of:=[.$K18]*[.G19]/[.$K$6]" office:value-type="float" office:value="0.588235294117647" calcext:value-type="float">
            <text:p>0.5882352941</text:p>
          </table:table-cell>
          <table:table-cell table:formula="of:=[.$K18]*[.H19]/[.$K$6]" office:value-type="float" office:value="0.588235294117647" calcext:value-type="float">
            <text:p>0.5882352941</text:p>
          </table:table-cell>
          <table:table-cell table:formula="of:=[.$K18]*[.I19]/[.$K$6]" office:value-type="float" office:value="1.17647058823529" calcext:value-type="float">
            <text:p>1.1764705882</text:p>
          </table:table-cell>
          <table:table-cell table:formula="of:=[.$K18]*[.J19]/[.$K$6]" office:value-type="float" office:value="1.17647058823529" calcext:value-type="float">
            <text:p>1.1764705882</text:p>
          </table:table-cell>
          <table:table-cell table:formula="of:=SUM([.N18:.U18])" office:value-type="float" office:value="20" calcext:value-type="float">
            <text:p>20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[.C17]+[.C18]" office:value-type="float" office:value="15" calcext:value-type="float">
            <text:p>15</text:p>
          </table:table-cell>
          <table:table-cell table:formula="of:=[.D17]+[.D18]" office:value-type="float" office:value="6" calcext:value-type="float">
            <text:p>6</text:p>
          </table:table-cell>
          <table:table-cell table:formula="of:=[.E17]+[.E18]" office:value-type="float" office:value="5" calcext:value-type="float">
            <text:p>5</text:p>
          </table:table-cell>
          <table:table-cell table:formula="of:=[.F17]+[.F18]" office:value-type="float" office:value="2" calcext:value-type="float">
            <text:p>2</text:p>
          </table:table-cell>
          <table:table-cell table:formula="of:=[.G17]+[.G18]" office:value-type="float" office:value="1" calcext:value-type="float">
            <text:p>1</text:p>
          </table:table-cell>
          <table:table-cell table:formula="of:=[.H17]+[.H18]" office:value-type="float" office:value="1" calcext:value-type="float">
            <text:p>1</text:p>
          </table:table-cell>
          <table:table-cell table:formula="of:=[.I17]+[.I18]" office:value-type="float" office:value="2" calcext:value-type="float">
            <text:p>2</text:p>
          </table:table-cell>
          <table:table-cell table:formula="of:=[.J17]+[.J18]" office:value-type="float" office:value="2" calcext:value-type="float">
            <text:p>2</text:p>
          </table:table-cell>
          <table:table-cell table:formula="of:=SUM([.C19:.J19])" office:value-type="float" office:value="34" calcext:value-type="float">
            <text:p>34</text:p>
          </table:table-cell>
          <table:table-cell table:number-columns-repeated="2"/>
          <table:table-cell table:formula="of:=[.N17]+[.N18]" office:value-type="float" office:value="15" calcext:value-type="float">
            <text:p>15</text:p>
          </table:table-cell>
          <table:table-cell table:formula="of:=[.O17]+[.O18]" office:value-type="float" office:value="6" calcext:value-type="float">
            <text:p>6</text:p>
          </table:table-cell>
          <table:table-cell table:formula="of:=[.P17]+[.P18]" office:value-type="float" office:value="5" calcext:value-type="float">
            <text:p>5</text:p>
          </table:table-cell>
          <table:table-cell table:formula="of:=[.Q17]+[.Q18]" office:value-type="float" office:value="2" calcext:value-type="float">
            <text:p>2</text:p>
          </table:table-cell>
          <table:table-cell table:formula="of:=[.R17]+[.R18]" office:value-type="float" office:value="1" calcext:value-type="float">
            <text:p>1</text:p>
          </table:table-cell>
          <table:table-cell table:formula="of:=[.S17]+[.S18]" office:value-type="float" office:value="1" calcext:value-type="float">
            <text:p>1</text:p>
          </table:table-cell>
          <table:table-cell table:formula="of:=[.T17]+[.T18]" office:value-type="float" office:value="2" calcext:value-type="float">
            <text:p>2</text:p>
          </table:table-cell>
          <table:table-cell table:formula="of:=[.U17]+[.U18]" office:value-type="float" office:value="2" calcext:value-type="float">
            <text:p>2</text:p>
          </table:table-cell>
          <table:table-cell table:formula="of:=SUM([.N19:.U19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1\8-9-12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23:.J23])" office:value-type="float" office:value="14" calcext:value-type="float">
            <text:p>14</text:p>
          </table:table-cell>
          <table:table-cell table:number-columns-repeated="2"/>
          <table:table-cell table:formula="of:=[.$K23]*[.C25]/[.$K$6]" office:value-type="float" office:value="4.94117647058824" calcext:value-type="float">
            <text:p>4.9411764706</text:p>
          </table:table-cell>
          <table:table-cell table:formula="of:=[.$K23]*[.D25]/[.$K$6]" office:value-type="float" office:value="0.823529411764706" calcext:value-type="float">
            <text:p>0.8235294118</text:p>
          </table:table-cell>
          <table:table-cell table:formula="of:=[.$K23]*[.E25]/[.$K$6]" office:value-type="float" office:value="3.70588235294118" calcext:value-type="float">
            <text:p>3.7058823529</text:p>
          </table:table-cell>
          <table:table-cell table:formula="of:=[.$K23]*[.F25]/[.$K$6]" office:value-type="float" office:value="2.05882352941176" calcext:value-type="float">
            <text:p>2.0588235294</text:p>
          </table:table-cell>
          <table:table-cell table:formula="of:=[.$K23]*[.G25]/[.$K$6]" office:value-type="float" office:value="0.411764705882353" calcext:value-type="float">
            <text:p>0.4117647059</text:p>
          </table:table-cell>
          <table:table-cell table:formula="of:=[.$K23]*[.H25]/[.$K$6]" office:value-type="float" office:value="0.411764705882353" calcext:value-type="float">
            <text:p>0.4117647059</text:p>
          </table:table-cell>
          <table:table-cell table:formula="of:=[.$K23]*[.I25]/[.$K$6]" office:value-type="float" office:value="0.411764705882353" calcext:value-type="float">
            <text:p>0.4117647059</text:p>
          </table:table-cell>
          <table:table-cell table:formula="of:=[.$K23]*[.J25]/[.$K$6]" office:value-type="float" office:value="1.23529411764706" calcext:value-type="float">
            <text:p>1.2352941176</text:p>
          </table:table-cell>
          <table:table-cell table:formula="of:=SUM([.N23:.U23])" office:value-type="float" office:value="14" calcext:value-type="float">
            <text:p>14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23:.J24];[.N23:.U24])" office:value-type="float" office:value="0.774589135102174" calcext:value-type="float">
            <text:p>0.774589135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24:.J24])" office:value-type="float" office:value="20" calcext:value-type="float">
            <text:p>20</text:p>
          </table:table-cell>
          <table:table-cell table:number-columns-repeated="2"/>
          <table:table-cell table:formula="of:=[.$K24]*[.C25]/[.$K$6]" office:value-type="float" office:value="7.05882352941176" calcext:value-type="float">
            <text:p>7.0588235294</text:p>
          </table:table-cell>
          <table:table-cell table:formula="of:=[.$K24]*[.D25]/[.$K$6]" office:value-type="float" office:value="1.17647058823529" calcext:value-type="float">
            <text:p>1.1764705882</text:p>
          </table:table-cell>
          <table:table-cell table:formula="of:=[.$K24]*[.E25]/[.$K$6]" office:value-type="float" office:value="5.29411764705882" calcext:value-type="float">
            <text:p>5.2941176471</text:p>
          </table:table-cell>
          <table:table-cell table:formula="of:=[.$K24]*[.F25]/[.$K$6]" office:value-type="float" office:value="2.94117647058824" calcext:value-type="float">
            <text:p>2.9411764706</text:p>
          </table:table-cell>
          <table:table-cell table:formula="of:=[.$K24]*[.G25]/[.$K$6]" office:value-type="float" office:value="0.588235294117647" calcext:value-type="float">
            <text:p>0.5882352941</text:p>
          </table:table-cell>
          <table:table-cell table:formula="of:=[.$K24]*[.H25]/[.$K$6]" office:value-type="float" office:value="0.588235294117647" calcext:value-type="float">
            <text:p>0.5882352941</text:p>
          </table:table-cell>
          <table:table-cell table:formula="of:=[.$K24]*[.I25]/[.$K$6]" office:value-type="float" office:value="0.588235294117647" calcext:value-type="float">
            <text:p>0.5882352941</text:p>
          </table:table-cell>
          <table:table-cell table:formula="of:=[.$K24]*[.J25]/[.$K$6]" office:value-type="float" office:value="1.76470588235294" calcext:value-type="float">
            <text:p>1.7647058824</text:p>
          </table:table-cell>
          <table:table-cell table:formula="of:=SUM([.N24:.U24])" office:value-type="float" office:value="20" calcext:value-type="float">
            <text:p>20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23:.C24])" office:value-type="float" office:value="12" calcext:value-type="float">
            <text:p>12</text:p>
          </table:table-cell>
          <table:table-cell table:formula="of:=SUM([.D23:.D24])" office:value-type="float" office:value="2" calcext:value-type="float">
            <text:p>2</text:p>
          </table:table-cell>
          <table:table-cell table:formula="of:=SUM([.E23:.E24])" office:value-type="float" office:value="9" calcext:value-type="float">
            <text:p>9</text:p>
          </table:table-cell>
          <table:table-cell table:formula="of:=SUM([.F23:.F24])" office:value-type="float" office:value="5" calcext:value-type="float">
            <text:p>5</text:p>
          </table:table-cell>
          <table:table-cell table:formula="of:=SUM([.G23:.G24])" office:value-type="float" office:value="1" calcext:value-type="float">
            <text:p>1</text:p>
          </table:table-cell>
          <table:table-cell table:formula="of:=SUM([.H23:.H24])" office:value-type="float" office:value="1" calcext:value-type="float">
            <text:p>1</text:p>
          </table:table-cell>
          <table:table-cell table:formula="of:=SUM([.I23:.I24])" office:value-type="float" office:value="1" calcext:value-type="float">
            <text:p>1</text:p>
          </table:table-cell>
          <table:table-cell table:formula="of:=SUM([.J23:.J24])" office:value-type="float" office:value="3" calcext:value-type="float">
            <text:p>3</text:p>
          </table:table-cell>
          <table:table-cell table:formula="of:=SUM([.C25:.J25])" office:value-type="float" office:value="34" calcext:value-type="float">
            <text:p>34</text:p>
          </table:table-cell>
          <table:table-cell table:number-columns-repeated="2"/>
          <table:table-cell table:formula="of:=[.N23]+[.N24]" office:value-type="float" office:value="12" calcext:value-type="float">
            <text:p>12</text:p>
          </table:table-cell>
          <table:table-cell table:formula="of:=[.O23]+[.O24]" office:value-type="float" office:value="2" calcext:value-type="float">
            <text:p>2</text:p>
          </table:table-cell>
          <table:table-cell table:formula="of:=[.P23]+[.P24]" office:value-type="float" office:value="9" calcext:value-type="float">
            <text:p>9</text:p>
          </table:table-cell>
          <table:table-cell table:formula="of:=[.Q23]+[.Q24]" office:value-type="float" office:value="5" calcext:value-type="float">
            <text:p>5</text:p>
          </table:table-cell>
          <table:table-cell table:formula="of:=[.R23]+[.R24]" office:value-type="float" office:value="1" calcext:value-type="float">
            <text:p>1</text:p>
          </table:table-cell>
          <table:table-cell table:formula="of:=[.S23]+[.S24]" office:value-type="float" office:value="1" calcext:value-type="float">
            <text:p>1</text:p>
          </table:table-cell>
          <table:table-cell table:formula="of:=[.T23]+[.T24]" office:value-type="float" office:value="1" calcext:value-type="float">
            <text:p>1</text:p>
          </table:table-cell>
          <table:table-cell table:formula="of:=[.U23]+[.U24]" office:value-type="float" office:value="3" calcext:value-type="float">
            <text:p>3</text:p>
          </table:table-cell>
          <table:table-cell table:formula="of:=SUM([.N25:.U25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2\9-12-14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C30:.J30])" office:value-type="float" office:value="22" calcext:value-type="float">
            <text:p>22</text:p>
          </table:table-cell>
          <table:table-cell table:number-columns-repeated="2"/>
          <table:table-cell table:formula="of:=[.$K30]*[.C32]/[.$K$6]" office:value-type="float" office:value="5.17647058823529" calcext:value-type="float">
            <text:p>5.1764705882</text:p>
          </table:table-cell>
          <table:table-cell table:formula="of:=[.$K30]*[.D32]/[.$K$6]" office:value-type="float" office:value="3.23529411764706" calcext:value-type="float">
            <text:p>3.2352941176</text:p>
          </table:table-cell>
          <table:table-cell table:formula="of:=[.$K30]*[.E32]/[.$K$6]" office:value-type="float" office:value="1.94117647058824" calcext:value-type="float">
            <text:p>1.9411764706</text:p>
          </table:table-cell>
          <table:table-cell table:formula="of:=[.$K30]*[.F32]/[.$K$6]" office:value-type="float" office:value="0" calcext:value-type="float">
            <text:p>0</text:p>
          </table:table-cell>
          <table:table-cell table:formula="of:=[.$K30]*[.G32]/[.$K$6]" office:value-type="float" office:value="5.17647058823529" calcext:value-type="float">
            <text:p>5.1764705882</text:p>
          </table:table-cell>
          <table:table-cell table:formula="of:=[.$K30]*[.H32]/[.$K$6]" office:value-type="float" office:value="1.29411764705882" calcext:value-type="float">
            <text:p>1.2941176471</text:p>
          </table:table-cell>
          <table:table-cell table:formula="of:=[.$K30]*[.I32]/[.$K$6]" office:value-type="float" office:value="2.58823529411765" calcext:value-type="float">
            <text:p>2.5882352941</text:p>
          </table:table-cell>
          <table:table-cell table:formula="of:=[.$K30]*[.J32]/[.$K$6]" office:value-type="float" office:value="2.58823529411765" calcext:value-type="float">
            <text:p>2.5882352941</text:p>
          </table:table-cell>
          <table:table-cell table:formula="of:=SUM([.N30:.U30])" office:value-type="float" office:value="22" calcext:value-type="float">
            <text:p>22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30:.J31];[.N30:.U31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31:.J31])" office:value-type="float" office:value="12" calcext:value-type="float">
            <text:p>12</text:p>
          </table:table-cell>
          <table:table-cell table:number-columns-repeated="2"/>
          <table:table-cell table:formula="of:=[.$K31]*[.C32]/[.$K$6]" office:value-type="float" office:value="2.82352941176471" calcext:value-type="float">
            <text:p>2.8235294118</text:p>
          </table:table-cell>
          <table:table-cell table:formula="of:=[.$K31]*[.D32]/[.$K$6]" office:value-type="float" office:value="1.76470588235294" calcext:value-type="float">
            <text:p>1.7647058824</text:p>
          </table:table-cell>
          <table:table-cell table:formula="of:=[.$K31]*[.E32]/[.$K$6]" office:value-type="float" office:value="1.05882352941176" calcext:value-type="float">
            <text:p>1.0588235294</text:p>
          </table:table-cell>
          <table:table-cell table:formula="of:=[.$K31]*[.F32]/[.$K$6]" office:value-type="float" office:value="0" calcext:value-type="float">
            <text:p>0</text:p>
          </table:table-cell>
          <table:table-cell table:formula="of:=[.$K31]*[.G32]/[.$K$6]" office:value-type="float" office:value="2.82352941176471" calcext:value-type="float">
            <text:p>2.8235294118</text:p>
          </table:table-cell>
          <table:table-cell table:formula="of:=[.$K31]*[.H32]/[.$K$6]" office:value-type="float" office:value="0.705882352941176" calcext:value-type="float">
            <text:p>0.7058823529</text:p>
          </table:table-cell>
          <table:table-cell table:formula="of:=[.$K31]*[.I32]/[.$K$6]" office:value-type="float" office:value="1.41176470588235" calcext:value-type="float">
            <text:p>1.4117647059</text:p>
          </table:table-cell>
          <table:table-cell table:formula="of:=[.$K31]*[.J32]/[.$K$6]" office:value-type="float" office:value="1.41176470588235" calcext:value-type="float">
            <text:p>1.4117647059</text:p>
          </table:table-cell>
          <table:table-cell table:formula="of:=SUM([.N31:.U31])" office:value-type="float" office:value="12" calcext:value-type="float">
            <text:p>12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30:.C31])" office:value-type="float" office:value="8" calcext:value-type="float">
            <text:p>8</text:p>
          </table:table-cell>
          <table:table-cell table:formula="of:=SUM([.D30:.D31])" office:value-type="float" office:value="5" calcext:value-type="float">
            <text:p>5</text:p>
          </table:table-cell>
          <table:table-cell table:formula="of:=SUM([.E30:.E31])" office:value-type="float" office:value="3" calcext:value-type="float">
            <text:p>3</text:p>
          </table:table-cell>
          <table:table-cell table:formula="of:=SUM([.F30:.F31])" office:value-type="float" office:value="0" calcext:value-type="float">
            <text:p>0</text:p>
          </table:table-cell>
          <table:table-cell table:formula="of:=SUM([.G30:.G31])" office:value-type="float" office:value="8" calcext:value-type="float">
            <text:p>8</text:p>
          </table:table-cell>
          <table:table-cell table:formula="of:=SUM([.H30:.H31])" office:value-type="float" office:value="2" calcext:value-type="float">
            <text:p>2</text:p>
          </table:table-cell>
          <table:table-cell table:formula="of:=SUM([.I30:.I31])" office:value-type="float" office:value="4" calcext:value-type="float">
            <text:p>4</text:p>
          </table:table-cell>
          <table:table-cell table:formula="of:=SUM([.J30:.J31])" office:value-type="float" office:value="4" calcext:value-type="float">
            <text:p>4</text:p>
          </table:table-cell>
          <table:table-cell table:formula="of:=SUM([.C32:.J32])" office:value-type="float" office:value="34" calcext:value-type="float">
            <text:p>34</text:p>
          </table:table-cell>
          <table:table-cell table:number-columns-repeated="2"/>
          <table:table-cell table:formula="of:=[.N30]+[.N31]" office:value-type="float" office:value="8" calcext:value-type="float">
            <text:p>8</text:p>
          </table:table-cell>
          <table:table-cell table:formula="of:=[.O30]+[.O31]" office:value-type="float" office:value="5" calcext:value-type="float">
            <text:p>5</text:p>
          </table:table-cell>
          <table:table-cell table:formula="of:=[.P30]+[.P31]" office:value-type="float" office:value="3" calcext:value-type="float">
            <text:p>3</text:p>
          </table:table-cell>
          <table:table-cell table:formula="of:=[.Q30]+[.Q31]" office:value-type="float" office:value="0" calcext:value-type="float">
            <text:p>0</text:p>
          </table:table-cell>
          <table:table-cell table:formula="of:=[.R30]+[.R31]" office:value-type="float" office:value="8" calcext:value-type="float">
            <text:p>8</text:p>
          </table:table-cell>
          <table:table-cell table:formula="of:=[.S30]+[.S31]" office:value-type="float" office:value="2" calcext:value-type="float">
            <text:p>2</text:p>
          </table:table-cell>
          <table:table-cell table:formula="of:=[.T30]+[.T31]" office:value-type="float" office:value="4" calcext:value-type="float">
            <text:p>4</text:p>
          </table:table-cell>
          <table:table-cell table:formula="of:=[.U30]+[.U31]" office:value-type="float" office:value="4" calcext:value-type="float">
            <text:p>4</text:p>
          </table:table-cell>
          <table:table-cell table:formula="of:=SUM([.N32:.U32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2\8-9-12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36:.J36])" office:value-type="float" office:value="22" calcext:value-type="float">
            <text:p>22</text:p>
          </table:table-cell>
          <table:table-cell table:number-columns-repeated="2"/>
          <table:table-cell table:formula="of:=[.$K36]*[.C38]/[.$K$6]" office:value-type="float" office:value="7.76470588235294" calcext:value-type="float">
            <text:p>7.7647058824</text:p>
          </table:table-cell>
          <table:table-cell table:formula="of:=[.$K36]*[.D38]/[.$K$6]" office:value-type="float" office:value="1.29411764705882" calcext:value-type="float">
            <text:p>1.2941176471</text:p>
          </table:table-cell>
          <table:table-cell table:formula="of:=[.$K36]*[.E38]/[.$K$6]" office:value-type="float" office:value="5.82352941176471" calcext:value-type="float">
            <text:p>5.8235294118</text:p>
          </table:table-cell>
          <table:table-cell table:formula="of:=[.$K36]*[.F38]/[.$K$6]" office:value-type="float" office:value="3.23529411764706" calcext:value-type="float">
            <text:p>3.2352941176</text:p>
          </table:table-cell>
          <table:table-cell table:formula="of:=[.$K36]*[.G38]/[.$K$6]" office:value-type="float" office:value="0.647058823529412" calcext:value-type="float">
            <text:p>0.6470588235</text:p>
          </table:table-cell>
          <table:table-cell table:formula="of:=[.$K36]*[.H38]/[.$K$6]" office:value-type="float" office:value="0.647058823529412" calcext:value-type="float">
            <text:p>0.6470588235</text:p>
          </table:table-cell>
          <table:table-cell table:formula="of:=[.$K36]*[.I38]/[.$K$6]" office:value-type="float" office:value="0.647058823529412" calcext:value-type="float">
            <text:p>0.6470588235</text:p>
          </table:table-cell>
          <table:table-cell table:formula="of:=[.$K36]*[.J38]/[.$K$6]" office:value-type="float" office:value="1.94117647058824" calcext:value-type="float">
            <text:p>1.9411764706</text:p>
          </table:table-cell>
          <table:table-cell table:formula="of:=SUM([.N36:.U36])" office:value-type="float" office:value="22" calcext:value-type="float">
            <text:p>22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36:.J37];[.N36:.U37])" office:value-type="float" office:value="0.787538657470792" calcext:value-type="float">
            <text:p>0.787538657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7:.J37])" office:value-type="float" office:value="12" calcext:value-type="float">
            <text:p>12</text:p>
          </table:table-cell>
          <table:table-cell table:number-columns-repeated="2"/>
          <table:table-cell table:formula="of:=[.$K37]*[.C38]/[.$K$6]" office:value-type="float" office:value="4.23529411764706" calcext:value-type="float">
            <text:p>4.2352941176</text:p>
          </table:table-cell>
          <table:table-cell table:formula="of:=[.$K37]*[.D38]/[.$K$6]" office:value-type="float" office:value="0.705882352941176" calcext:value-type="float">
            <text:p>0.7058823529</text:p>
          </table:table-cell>
          <table:table-cell table:formula="of:=[.$K37]*[.E38]/[.$K$6]" office:value-type="float" office:value="3.17647058823529" calcext:value-type="float">
            <text:p>3.1764705882</text:p>
          </table:table-cell>
          <table:table-cell table:formula="of:=[.$K37]*[.F38]/[.$K$6]" office:value-type="float" office:value="1.76470588235294" calcext:value-type="float">
            <text:p>1.7647058824</text:p>
          </table:table-cell>
          <table:table-cell table:formula="of:=[.$K37]*[.G38]/[.$K$6]" office:value-type="float" office:value="0.352941176470588" calcext:value-type="float">
            <text:p>0.3529411765</text:p>
          </table:table-cell>
          <table:table-cell table:formula="of:=[.$K37]*[.H38]/[.$K$6]" office:value-type="float" office:value="0.352941176470588" calcext:value-type="float">
            <text:p>0.3529411765</text:p>
          </table:table-cell>
          <table:table-cell table:formula="of:=[.$K37]*[.I38]/[.$K$6]" office:value-type="float" office:value="0.352941176470588" calcext:value-type="float">
            <text:p>0.3529411765</text:p>
          </table:table-cell>
          <table:table-cell table:formula="of:=[.$K37]*[.J38]/[.$K$6]" office:value-type="float" office:value="1.05882352941176" calcext:value-type="float">
            <text:p>1.0588235294</text:p>
          </table:table-cell>
          <table:table-cell table:formula="of:=SUM([.N37:.U37])" office:value-type="float" office:value="12" calcext:value-type="float">
            <text:p>12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36:.C37])" office:value-type="float" office:value="12" calcext:value-type="float">
            <text:p>12</text:p>
          </table:table-cell>
          <table:table-cell table:formula="of:=SUM([.D36:.D37])" office:value-type="float" office:value="2" calcext:value-type="float">
            <text:p>2</text:p>
          </table:table-cell>
          <table:table-cell table:formula="of:=SUM([.E36:.E37])" office:value-type="float" office:value="9" calcext:value-type="float">
            <text:p>9</text:p>
          </table:table-cell>
          <table:table-cell table:formula="of:=SUM([.F36:.F37])" office:value-type="float" office:value="5" calcext:value-type="float">
            <text:p>5</text:p>
          </table:table-cell>
          <table:table-cell table:formula="of:=SUM([.G36:.G37])" office:value-type="float" office:value="1" calcext:value-type="float">
            <text:p>1</text:p>
          </table:table-cell>
          <table:table-cell table:formula="of:=SUM([.H36:.H37])" office:value-type="float" office:value="1" calcext:value-type="float">
            <text:p>1</text:p>
          </table:table-cell>
          <table:table-cell table:formula="of:=SUM([.I36:.I37])" office:value-type="float" office:value="1" calcext:value-type="float">
            <text:p>1</text:p>
          </table:table-cell>
          <table:table-cell table:formula="of:=SUM([.J36:.J37])" office:value-type="float" office:value="3" calcext:value-type="float">
            <text:p>3</text:p>
          </table:table-cell>
          <table:table-cell table:formula="of:=SUM([.C38:.J38])" office:value-type="float" office:value="34" calcext:value-type="float">
            <text:p>34</text:p>
          </table:table-cell>
          <table:table-cell table:number-columns-repeated="2"/>
          <table:table-cell table:formula="of:=[.N36]+[.N37]" office:value-type="float" office:value="12" calcext:value-type="float">
            <text:p>12</text:p>
          </table:table-cell>
          <table:table-cell table:formula="of:=[.O36]+[.O37]" office:value-type="float" office:value="2" calcext:value-type="float">
            <text:p>2</text:p>
          </table:table-cell>
          <table:table-cell table:formula="of:=[.P36]+[.P37]" office:value-type="float" office:value="9" calcext:value-type="float">
            <text:p>9</text:p>
          </table:table-cell>
          <table:table-cell table:formula="of:=[.Q36]+[.Q37]" office:value-type="float" office:value="5" calcext:value-type="float">
            <text:p>5</text:p>
          </table:table-cell>
          <table:table-cell table:formula="of:=[.R36]+[.R37]" office:value-type="float" office:value="1" calcext:value-type="float">
            <text:p>1</text:p>
          </table:table-cell>
          <table:table-cell table:formula="of:=[.S36]+[.S37]" office:value-type="float" office:value="1" calcext:value-type="float">
            <text:p>1</text:p>
          </table:table-cell>
          <table:table-cell table:formula="of:=[.T36]+[.T37]" office:value-type="float" office:value="1" calcext:value-type="float">
            <text:p>1</text:p>
          </table:table-cell>
          <table:table-cell table:formula="of:=[.U36]+[.U37]" office:value-type="float" office:value="3" calcext:value-type="float">
            <text:p>3</text:p>
          </table:table-cell>
          <table:table-cell table:formula="of:=SUM([.N38:.U38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3" calcext:value-type="float">
            <text:p>3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3\9-12-14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C43:.J43])" office:value-type="float" office:value="28" calcext:value-type="float">
            <text:p>28</text:p>
          </table:table-cell>
          <table:table-cell table:number-columns-repeated="2"/>
          <table:table-cell table:formula="of:=[.$K43]*[.C45]/[.$K$6]" office:value-type="float" office:value="6.58823529411765" calcext:value-type="float">
            <text:p>6.5882352941</text:p>
          </table:table-cell>
          <table:table-cell table:formula="of:=[.$K43]*[.D45]/[.$K$6]" office:value-type="float" office:value="4.11764705882353" calcext:value-type="float">
            <text:p>4.1176470588</text:p>
          </table:table-cell>
          <table:table-cell table:formula="of:=[.$K43]*[.E45]/[.$K$6]" office:value-type="float" office:value="2.47058823529412" calcext:value-type="float">
            <text:p>2.4705882353</text:p>
          </table:table-cell>
          <table:table-cell table:formula="of:=[.$K43]*[.F45]/[.$K$6]" office:value-type="float" office:value="0" calcext:value-type="float">
            <text:p>0</text:p>
          </table:table-cell>
          <table:table-cell table:formula="of:=[.$K43]*[.G45]/[.$K$6]" office:value-type="float" office:value="6.58823529411765" calcext:value-type="float">
            <text:p>6.5882352941</text:p>
          </table:table-cell>
          <table:table-cell table:formula="of:=[.$K43]*[.H45]/[.$K$6]" office:value-type="float" office:value="1.64705882352941" calcext:value-type="float">
            <text:p>1.6470588235</text:p>
          </table:table-cell>
          <table:table-cell table:formula="of:=[.$K43]*[.I45]/[.$K$6]" office:value-type="float" office:value="3.29411764705882" calcext:value-type="float">
            <text:p>3.2941176471</text:p>
          </table:table-cell>
          <table:table-cell table:formula="of:=[.$K43]*[.J45]/[.$K$6]" office:value-type="float" office:value="3.29411764705882" calcext:value-type="float">
            <text:p>3.2941176471</text:p>
          </table:table-cell>
          <table:table-cell table:formula="of:=SUM([.N43:.U43])" office:value-type="float" office:value="28" calcext:value-type="float">
            <text:p>28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43:.J44];[.N43:.U44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44:.J44])" office:value-type="float" office:value="6" calcext:value-type="float">
            <text:p>6</text:p>
          </table:table-cell>
          <table:table-cell table:number-columns-repeated="2"/>
          <table:table-cell table:formula="of:=[.$K44]*[.C45]/[.$K$6]" office:value-type="float" office:value="1.41176470588235" calcext:value-type="float">
            <text:p>1.4117647059</text:p>
          </table:table-cell>
          <table:table-cell table:formula="of:=[.$K44]*[.D45]/[.$K$6]" office:value-type="float" office:value="0.882352941176471" calcext:value-type="float">
            <text:p>0.8823529412</text:p>
          </table:table-cell>
          <table:table-cell table:formula="of:=[.$K44]*[.E45]/[.$K$6]" office:value-type="float" office:value="0.529411764705882" calcext:value-type="float">
            <text:p>0.5294117647</text:p>
          </table:table-cell>
          <table:table-cell table:formula="of:=[.$K44]*[.F45]/[.$K$6]" office:value-type="float" office:value="0" calcext:value-type="float">
            <text:p>0</text:p>
          </table:table-cell>
          <table:table-cell table:formula="of:=[.$K44]*[.G45]/[.$K$6]" office:value-type="float" office:value="1.41176470588235" calcext:value-type="float">
            <text:p>1.4117647059</text:p>
          </table:table-cell>
          <table:table-cell table:formula="of:=[.$K44]*[.H45]/[.$K$6]" office:value-type="float" office:value="0.352941176470588" calcext:value-type="float">
            <text:p>0.3529411765</text:p>
          </table:table-cell>
          <table:table-cell table:formula="of:=[.$K44]*[.I45]/[.$K$6]" office:value-type="float" office:value="0.705882352941176" calcext:value-type="float">
            <text:p>0.7058823529</text:p>
          </table:table-cell>
          <table:table-cell table:formula="of:=[.$K44]*[.J45]/[.$K$6]" office:value-type="float" office:value="0.705882352941176" calcext:value-type="float">
            <text:p>0.7058823529</text:p>
          </table:table-cell>
          <table:table-cell table:formula="of:=SUM([.N44:.U44])" office:value-type="float" office:value="6" calcext:value-type="float">
            <text:p>6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43:.C44])" office:value-type="float" office:value="8" calcext:value-type="float">
            <text:p>8</text:p>
          </table:table-cell>
          <table:table-cell table:formula="of:=SUM([.D43:.D44])" office:value-type="float" office:value="5" calcext:value-type="float">
            <text:p>5</text:p>
          </table:table-cell>
          <table:table-cell table:formula="of:=SUM([.E43:.E44])" office:value-type="float" office:value="3" calcext:value-type="float">
            <text:p>3</text:p>
          </table:table-cell>
          <table:table-cell table:formula="of:=SUM([.F43:.F44])" office:value-type="float" office:value="0" calcext:value-type="float">
            <text:p>0</text:p>
          </table:table-cell>
          <table:table-cell table:formula="of:=SUM([.G43:.G44])" office:value-type="float" office:value="8" calcext:value-type="float">
            <text:p>8</text:p>
          </table:table-cell>
          <table:table-cell table:formula="of:=SUM([.H43:.H44])" office:value-type="float" office:value="2" calcext:value-type="float">
            <text:p>2</text:p>
          </table:table-cell>
          <table:table-cell table:formula="of:=SUM([.I43:.I44])" office:value-type="float" office:value="4" calcext:value-type="float">
            <text:p>4</text:p>
          </table:table-cell>
          <table:table-cell table:formula="of:=SUM([.J43:.J44])" office:value-type="float" office:value="4" calcext:value-type="float">
            <text:p>4</text:p>
          </table:table-cell>
          <table:table-cell table:formula="of:=SUM([.C45:.J45])" office:value-type="float" office:value="34" calcext:value-type="float">
            <text:p>34</text:p>
          </table:table-cell>
          <table:table-cell table:number-columns-repeated="2"/>
          <table:table-cell table:formula="of:=[.N43]+[.N44]" office:value-type="float" office:value="8" calcext:value-type="float">
            <text:p>8</text:p>
          </table:table-cell>
          <table:table-cell table:formula="of:=[.O43]+[.O44]" office:value-type="float" office:value="5" calcext:value-type="float">
            <text:p>5</text:p>
          </table:table-cell>
          <table:table-cell table:formula="of:=[.P43]+[.P44]" office:value-type="float" office:value="3" calcext:value-type="float">
            <text:p>3</text:p>
          </table:table-cell>
          <table:table-cell table:formula="of:=[.Q43]+[.Q44]" office:value-type="float" office:value="0" calcext:value-type="float">
            <text:p>0</text:p>
          </table:table-cell>
          <table:table-cell table:formula="of:=[.R43]+[.R44]" office:value-type="float" office:value="8" calcext:value-type="float">
            <text:p>8</text:p>
          </table:table-cell>
          <table:table-cell table:formula="of:=[.S43]+[.S44]" office:value-type="float" office:value="2" calcext:value-type="float">
            <text:p>2</text:p>
          </table:table-cell>
          <table:table-cell table:formula="of:=[.T43]+[.T44]" office:value-type="float" office:value="4" calcext:value-type="float">
            <text:p>4</text:p>
          </table:table-cell>
          <table:table-cell table:formula="of:=[.U43]+[.U44]" office:value-type="float" office:value="4" calcext:value-type="float">
            <text:p>4</text:p>
          </table:table-cell>
          <table:table-cell table:formula="of:=SUM([.N45:.U45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3\8-9-12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C49:.J49])" office:value-type="float" office:value="28" calcext:value-type="float">
            <text:p>28</text:p>
          </table:table-cell>
          <table:table-cell table:number-columns-repeated="2"/>
          <table:table-cell table:formula="of:=[.$K49]*[.C51]/[.$K$6]" office:value-type="float" office:value="9.88235294117647" calcext:value-type="float">
            <text:p>9.8823529412</text:p>
          </table:table-cell>
          <table:table-cell table:formula="of:=[.$K49]*[.D51]/[.$K$6]" office:value-type="float" office:value="1.64705882352941" calcext:value-type="float">
            <text:p>1.6470588235</text:p>
          </table:table-cell>
          <table:table-cell table:formula="of:=[.$K49]*[.E51]/[.$K$6]" office:value-type="float" office:value="7.41176470588235" calcext:value-type="float">
            <text:p>7.4117647059</text:p>
          </table:table-cell>
          <table:table-cell table:formula="of:=[.$K49]*[.F51]/[.$K$6]" office:value-type="float" office:value="4.11764705882353" calcext:value-type="float">
            <text:p>4.1176470588</text:p>
          </table:table-cell>
          <table:table-cell table:formula="of:=[.$K49]*[.G51]/[.$K$6]" office:value-type="float" office:value="0.823529411764706" calcext:value-type="float">
            <text:p>0.8235294118</text:p>
          </table:table-cell>
          <table:table-cell table:formula="of:=[.$K49]*[.H51]/[.$K$6]" office:value-type="float" office:value="0.823529411764706" calcext:value-type="float">
            <text:p>0.8235294118</text:p>
          </table:table-cell>
          <table:table-cell table:formula="of:=[.$K49]*[.I51]/[.$K$6]" office:value-type="float" office:value="0.823529411764706" calcext:value-type="float">
            <text:p>0.8235294118</text:p>
          </table:table-cell>
          <table:table-cell table:formula="of:=[.$K49]*[.J51]/[.$K$6]" office:value-type="float" office:value="2.47058823529412" calcext:value-type="float">
            <text:p>2.4705882353</text:p>
          </table:table-cell>
          <table:table-cell table:formula="of:=SUM([.N49:.U49])" office:value-type="float" office:value="28" calcext:value-type="float">
            <text:p>28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49:.J50];[.N49:.U50])" office:value-type="float" office:value="0.00983968584973349" calcext:value-type="float">
            <text:p>0.009839685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50:.J50])" office:value-type="float" office:value="6" calcext:value-type="float">
            <text:p>6</text:p>
          </table:table-cell>
          <table:table-cell table:number-columns-repeated="2"/>
          <table:table-cell table:formula="of:=[.$K50]*[.C51]/[.$K$6]" office:value-type="float" office:value="2.11764705882353" calcext:value-type="float">
            <text:p>2.1176470588</text:p>
          </table:table-cell>
          <table:table-cell table:formula="of:=[.$K50]*[.D51]/[.$K$6]" office:value-type="float" office:value="0.352941176470588" calcext:value-type="float">
            <text:p>0.3529411765</text:p>
          </table:table-cell>
          <table:table-cell table:formula="of:=[.$K50]*[.E51]/[.$K$6]" office:value-type="float" office:value="1.58823529411765" calcext:value-type="float">
            <text:p>1.5882352941</text:p>
          </table:table-cell>
          <table:table-cell table:formula="of:=[.$K50]*[.F51]/[.$K$6]" office:value-type="float" office:value="0.882352941176471" calcext:value-type="float">
            <text:p>0.8823529412</text:p>
          </table:table-cell>
          <table:table-cell table:formula="of:=[.$K50]*[.G51]/[.$K$6]" office:value-type="float" office:value="0.176470588235294" calcext:value-type="float">
            <text:p>0.1764705882</text:p>
          </table:table-cell>
          <table:table-cell table:formula="of:=[.$K50]*[.H51]/[.$K$6]" office:value-type="float" office:value="0.176470588235294" calcext:value-type="float">
            <text:p>0.1764705882</text:p>
          </table:table-cell>
          <table:table-cell table:formula="of:=[.$K50]*[.I51]/[.$K$6]" office:value-type="float" office:value="0.176470588235294" calcext:value-type="float">
            <text:p>0.1764705882</text:p>
          </table:table-cell>
          <table:table-cell table:formula="of:=[.$K50]*[.J51]/[.$K$6]" office:value-type="float" office:value="0.529411764705882" calcext:value-type="float">
            <text:p>0.5294117647</text:p>
          </table:table-cell>
          <table:table-cell table:formula="of:=SUM([.N50:.U50])" office:value-type="float" office:value="6" calcext:value-type="float">
            <text:p>6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49:.C50])" office:value-type="float" office:value="12" calcext:value-type="float">
            <text:p>12</text:p>
          </table:table-cell>
          <table:table-cell table:formula="of:=SUM([.D49:.D50])" office:value-type="float" office:value="2" calcext:value-type="float">
            <text:p>2</text:p>
          </table:table-cell>
          <table:table-cell table:formula="of:=SUM([.E49:.E50])" office:value-type="float" office:value="9" calcext:value-type="float">
            <text:p>9</text:p>
          </table:table-cell>
          <table:table-cell table:formula="of:=SUM([.F49:.F50])" office:value-type="float" office:value="5" calcext:value-type="float">
            <text:p>5</text:p>
          </table:table-cell>
          <table:table-cell table:formula="of:=SUM([.G49:.G50])" office:value-type="float" office:value="1" calcext:value-type="float">
            <text:p>1</text:p>
          </table:table-cell>
          <table:table-cell table:formula="of:=SUM([.H49:.H50])" office:value-type="float" office:value="1" calcext:value-type="float">
            <text:p>1</text:p>
          </table:table-cell>
          <table:table-cell table:formula="of:=SUM([.I49:.I50])" office:value-type="float" office:value="1" calcext:value-type="float">
            <text:p>1</text:p>
          </table:table-cell>
          <table:table-cell table:formula="of:=SUM([.J49:.J50])" office:value-type="float" office:value="3" calcext:value-type="float">
            <text:p>3</text:p>
          </table:table-cell>
          <table:table-cell table:formula="of:=SUM([.C51:.J51])" office:value-type="float" office:value="34" calcext:value-type="float">
            <text:p>34</text:p>
          </table:table-cell>
          <table:table-cell table:number-columns-repeated="2"/>
          <table:table-cell table:formula="of:=[.N49]+[.N50]" office:value-type="float" office:value="12" calcext:value-type="float">
            <text:p>12</text:p>
          </table:table-cell>
          <table:table-cell table:formula="of:=[.O49]+[.O50]" office:value-type="float" office:value="2" calcext:value-type="float">
            <text:p>2</text:p>
          </table:table-cell>
          <table:table-cell table:formula="of:=[.P49]+[.P50]" office:value-type="float" office:value="9" calcext:value-type="float">
            <text:p>9</text:p>
          </table:table-cell>
          <table:table-cell table:formula="of:=[.Q49]+[.Q50]" office:value-type="float" office:value="5" calcext:value-type="float">
            <text:p>5</text:p>
          </table:table-cell>
          <table:table-cell table:formula="of:=[.R49]+[.R50]" office:value-type="float" office:value="1" calcext:value-type="float">
            <text:p>1</text:p>
          </table:table-cell>
          <table:table-cell table:formula="of:=[.S49]+[.S50]" office:value-type="float" office:value="1" calcext:value-type="float">
            <text:p>1</text:p>
          </table:table-cell>
          <table:table-cell table:formula="of:=[.T49]+[.T50]" office:value-type="float" office:value="1" calcext:value-type="float">
            <text:p>1</text:p>
          </table:table-cell>
          <table:table-cell table:formula="of:=[.U49]+[.U50]" office:value-type="float" office:value="3" calcext:value-type="float">
            <text:p>3</text:p>
          </table:table-cell>
          <table:table-cell table:formula="of:=SUM([.N51:.U51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4" calcext:value-type="float">
            <text:p>4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4\10-13-14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SUM([.C56:.J56])" office:value-type="float" office:value="18" calcext:value-type="float">
            <text:p>18</text:p>
          </table:table-cell>
          <table:table-cell table:number-columns-repeated="2"/>
          <table:table-cell table:formula="of:=[.$K56]*[.C58]/[.$K$6]" office:value-type="float" office:value="3.17647058823529" calcext:value-type="float">
            <text:p>3.1764705882</text:p>
          </table:table-cell>
          <table:table-cell table:formula="of:=[.$K56]*[.D58]/[.$K$6]" office:value-type="float" office:value="1.58823529411765" calcext:value-type="float">
            <text:p>1.5882352941</text:p>
          </table:table-cell>
          <table:table-cell table:formula="of:=[.$K56]*[.E58]/[.$K$6]" office:value-type="float" office:value="2.64705882352941" calcext:value-type="float">
            <text:p>2.6470588235</text:p>
          </table:table-cell>
          <table:table-cell table:formula="of:=[.$K56]*[.F58]/[.$K$6]" office:value-type="float" office:value="0.529411764705882" calcext:value-type="float">
            <text:p>0.5294117647</text:p>
          </table:table-cell>
          <table:table-cell table:formula="of:=[.$K56]*[.G58]/[.$K$6]" office:value-type="float" office:value="4.23529411764706" calcext:value-type="float">
            <text:p>4.2352941176</text:p>
          </table:table-cell>
          <table:table-cell table:formula="of:=[.$K56]*[.H58]/[.$K$6]" office:value-type="float" office:value="1.05882352941176" calcext:value-type="float">
            <text:p>1.0588235294</text:p>
          </table:table-cell>
          <table:table-cell table:formula="of:=[.$K56]*[.I58]/[.$K$6]" office:value-type="float" office:value="2.11764705882353" calcext:value-type="float">
            <text:p>2.1176470588</text:p>
          </table:table-cell>
          <table:table-cell table:formula="of:=[.$K56]*[.J58]/[.$K$6]" office:value-type="float" office:value="2.64705882352941" calcext:value-type="float">
            <text:p>2.6470588235</text:p>
          </table:table-cell>
          <table:table-cell table:formula="of:=SUM([.N56:.U56])" office:value-type="float" office:value="18" calcext:value-type="float">
            <text:p>18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56:.J57];[.N56:.U57])" office:value-type="float" office:value="0.30596142872115" calcext:value-type="float">
            <text:p>0.305961428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C57:.J57])" office:value-type="float" office:value="16" calcext:value-type="float">
            <text:p>16</text:p>
          </table:table-cell>
          <table:table-cell table:number-columns-repeated="2"/>
          <table:table-cell table:formula="of:=[.$K57]*[.C58]/[.$K$6]" office:value-type="float" office:value="2.82352941176471" calcext:value-type="float">
            <text:p>2.8235294118</text:p>
          </table:table-cell>
          <table:table-cell table:formula="of:=[.$K57]*[.D58]/[.$K$6]" office:value-type="float" office:value="1.41176470588235" calcext:value-type="float">
            <text:p>1.4117647059</text:p>
          </table:table-cell>
          <table:table-cell table:formula="of:=[.$K57]*[.E58]/[.$K$6]" office:value-type="float" office:value="2.35294117647059" calcext:value-type="float">
            <text:p>2.3529411765</text:p>
          </table:table-cell>
          <table:table-cell table:formula="of:=[.$K57]*[.F58]/[.$K$6]" office:value-type="float" office:value="0.470588235294118" calcext:value-type="float">
            <text:p>0.4705882353</text:p>
          </table:table-cell>
          <table:table-cell table:formula="of:=[.$K57]*[.G58]/[.$K$6]" office:value-type="float" office:value="3.76470588235294" calcext:value-type="float">
            <text:p>3.7647058824</text:p>
          </table:table-cell>
          <table:table-cell table:formula="of:=[.$K57]*[.H58]/[.$K$6]" office:value-type="float" office:value="0.941176470588235" calcext:value-type="float">
            <text:p>0.9411764706</text:p>
          </table:table-cell>
          <table:table-cell table:formula="of:=[.$K57]*[.I58]/[.$K$6]" office:value-type="float" office:value="1.88235294117647" calcext:value-type="float">
            <text:p>1.8823529412</text:p>
          </table:table-cell>
          <table:table-cell table:formula="of:=[.$K57]*[.J58]/[.$K$6]" office:value-type="float" office:value="2.35294117647059" calcext:value-type="float">
            <text:p>2.3529411765</text:p>
          </table:table-cell>
          <table:table-cell table:formula="of:=SUM([.N57:.U57])" office:value-type="float" office:value="16" calcext:value-type="float">
            <text:p>16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56:.C57])" office:value-type="float" office:value="6" calcext:value-type="float">
            <text:p>6</text:p>
          </table:table-cell>
          <table:table-cell table:formula="of:=SUM([.D56:.D57])" office:value-type="float" office:value="3" calcext:value-type="float">
            <text:p>3</text:p>
          </table:table-cell>
          <table:table-cell table:formula="of:=SUM([.E56:.E57])" office:value-type="float" office:value="5" calcext:value-type="float">
            <text:p>5</text:p>
          </table:table-cell>
          <table:table-cell table:formula="of:=SUM([.F56:.F57])" office:value-type="float" office:value="1" calcext:value-type="float">
            <text:p>1</text:p>
          </table:table-cell>
          <table:table-cell table:formula="of:=SUM([.G56:.G57])" office:value-type="float" office:value="8" calcext:value-type="float">
            <text:p>8</text:p>
          </table:table-cell>
          <table:table-cell table:formula="of:=SUM([.H56:.H57])" office:value-type="float" office:value="2" calcext:value-type="float">
            <text:p>2</text:p>
          </table:table-cell>
          <table:table-cell table:formula="of:=SUM([.I56:.I57])" office:value-type="float" office:value="4" calcext:value-type="float">
            <text:p>4</text:p>
          </table:table-cell>
          <table:table-cell table:formula="of:=SUM([.J56:.J57])" office:value-type="float" office:value="5" calcext:value-type="float">
            <text:p>5</text:p>
          </table:table-cell>
          <table:table-cell table:formula="of:=SUM([.C58:.J58])" office:value-type="float" office:value="34" calcext:value-type="float">
            <text:p>34</text:p>
          </table:table-cell>
          <table:table-cell table:number-columns-repeated="2"/>
          <table:table-cell table:formula="of:=[.N56]+[.N57]" office:value-type="float" office:value="6" calcext:value-type="float">
            <text:p>6</text:p>
          </table:table-cell>
          <table:table-cell table:formula="of:=[.O56]+[.O57]" office:value-type="float" office:value="3" calcext:value-type="float">
            <text:p>3</text:p>
          </table:table-cell>
          <table:table-cell table:formula="of:=[.P56]+[.P57]" office:value-type="float" office:value="5" calcext:value-type="float">
            <text:p>5</text:p>
          </table:table-cell>
          <table:table-cell table:formula="of:=[.Q56]+[.Q57]" office:value-type="float" office:value="1" calcext:value-type="float">
            <text:p>1</text:p>
          </table:table-cell>
          <table:table-cell table:formula="of:=[.R56]+[.R57]" office:value-type="float" office:value="8" calcext:value-type="float">
            <text:p>8</text:p>
          </table:table-cell>
          <table:table-cell table:formula="of:=[.S56]+[.S57]" office:value-type="float" office:value="2" calcext:value-type="float">
            <text:p>2</text:p>
          </table:table-cell>
          <table:table-cell table:formula="of:=[.T56]+[.T57]" office:value-type="float" office:value="4" calcext:value-type="float">
            <text:p>4</text:p>
          </table:table-cell>
          <table:table-cell table:formula="of:=[.U56]+[.U57]" office:value-type="float" office:value="5" calcext:value-type="float">
            <text:p>5</text:p>
          </table:table-cell>
          <table:table-cell table:formula="of:=SUM([.N58:.U58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4\10-11-13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C62:.J62])" office:value-type="float" office:value="18" calcext:value-type="float">
            <text:p>18</text:p>
          </table:table-cell>
          <table:table-cell table:number-columns-repeated="2"/>
          <table:table-cell table:formula="of:=[.$K62]*[.C64]/[.$K$6]" office:value-type="float" office:value="3.17647058823529" calcext:value-type="float">
            <text:p>3.1764705882</text:p>
          </table:table-cell>
          <table:table-cell table:formula="of:=[.$K62]*[.D64]/[.$K$6]" office:value-type="float" office:value="0" calcext:value-type="float">
            <text:p>0</text:p>
          </table:table-cell>
          <table:table-cell table:formula="of:=[.$K62]*[.E64]/[.$K$6]" office:value-type="float" office:value="1.58823529411765" calcext:value-type="float">
            <text:p>1.5882352941</text:p>
          </table:table-cell>
          <table:table-cell table:formula="of:=[.$K62]*[.F64]/[.$K$6]" office:value-type="float" office:value="3.17647058823529" calcext:value-type="float">
            <text:p>3.1764705882</text:p>
          </table:table-cell>
          <table:table-cell table:formula="of:=[.$K62]*[.G64]/[.$K$6]" office:value-type="float" office:value="3.17647058823529" calcext:value-type="float">
            <text:p>3.1764705882</text:p>
          </table:table-cell>
          <table:table-cell table:formula="of:=[.$K62]*[.H64]/[.$K$6]" office:value-type="float" office:value="1.05882352941176" calcext:value-type="float">
            <text:p>1.0588235294</text:p>
          </table:table-cell>
          <table:table-cell table:formula="of:=[.$K62]*[.I64]/[.$K$6]" office:value-type="float" office:value="2.11764705882353" calcext:value-type="float">
            <text:p>2.1176470588</text:p>
          </table:table-cell>
          <table:table-cell table:formula="of:=[.$K62]*[.J64]/[.$K$6]" office:value-type="float" office:value="3.70588235294118" calcext:value-type="float">
            <text:p>3.7058823529</text:p>
          </table:table-cell>
          <table:table-cell table:formula="of:=SUM([.N62:.U62])" office:value-type="float" office:value="18" calcext:value-type="float">
            <text:p>18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62:.J63];[.N62:.U63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C63:.J63])" office:value-type="float" office:value="16" calcext:value-type="float">
            <text:p>16</text:p>
          </table:table-cell>
          <table:table-cell table:number-columns-repeated="2"/>
          <table:table-cell table:formula="of:=[.$K63]*[.C64]/[.$K$6]" office:value-type="float" office:value="2.82352941176471" calcext:value-type="float">
            <text:p>2.8235294118</text:p>
          </table:table-cell>
          <table:table-cell table:formula="of:=[.$K63]*[.D64]/[.$K$6]" office:value-type="float" office:value="0" calcext:value-type="float">
            <text:p>0</text:p>
          </table:table-cell>
          <table:table-cell table:formula="of:=[.$K63]*[.E64]/[.$K$6]" office:value-type="float" office:value="1.41176470588235" calcext:value-type="float">
            <text:p>1.4117647059</text:p>
          </table:table-cell>
          <table:table-cell table:formula="of:=[.$K63]*[.F64]/[.$K$6]" office:value-type="float" office:value="2.82352941176471" calcext:value-type="float">
            <text:p>2.8235294118</text:p>
          </table:table-cell>
          <table:table-cell table:formula="of:=[.$K63]*[.G64]/[.$K$6]" office:value-type="float" office:value="2.82352941176471" calcext:value-type="float">
            <text:p>2.8235294118</text:p>
          </table:table-cell>
          <table:table-cell table:formula="of:=[.$K63]*[.H64]/[.$K$6]" office:value-type="float" office:value="0.941176470588235" calcext:value-type="float">
            <text:p>0.9411764706</text:p>
          </table:table-cell>
          <table:table-cell table:formula="of:=[.$K63]*[.I64]/[.$K$6]" office:value-type="float" office:value="1.88235294117647" calcext:value-type="float">
            <text:p>1.8823529412</text:p>
          </table:table-cell>
          <table:table-cell table:formula="of:=[.$K63]*[.J64]/[.$K$6]" office:value-type="float" office:value="3.29411764705882" calcext:value-type="float">
            <text:p>3.2941176471</text:p>
          </table:table-cell>
          <table:table-cell table:formula="of:=SUM([.N63:.U63])" office:value-type="float" office:value="16" calcext:value-type="float">
            <text:p>16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62:.C63])" office:value-type="float" office:value="6" calcext:value-type="float">
            <text:p>6</text:p>
          </table:table-cell>
          <table:table-cell table:formula="of:=SUM([.D62:.D63])" office:value-type="float" office:value="0" calcext:value-type="float">
            <text:p>0</text:p>
          </table:table-cell>
          <table:table-cell table:formula="of:=SUM([.E62:.E63])" office:value-type="float" office:value="3" calcext:value-type="float">
            <text:p>3</text:p>
          </table:table-cell>
          <table:table-cell table:formula="of:=SUM([.F62:.F63])" office:value-type="float" office:value="6" calcext:value-type="float">
            <text:p>6</text:p>
          </table:table-cell>
          <table:table-cell table:formula="of:=SUM([.G62:.G63])" office:value-type="float" office:value="6" calcext:value-type="float">
            <text:p>6</text:p>
          </table:table-cell>
          <table:table-cell table:formula="of:=SUM([.H62:.H63])" office:value-type="float" office:value="2" calcext:value-type="float">
            <text:p>2</text:p>
          </table:table-cell>
          <table:table-cell table:formula="of:=SUM([.I62:.I63])" office:value-type="float" office:value="4" calcext:value-type="float">
            <text:p>4</text:p>
          </table:table-cell>
          <table:table-cell table:formula="of:=SUM([.J62:.J63])" office:value-type="float" office:value="7" calcext:value-type="float">
            <text:p>7</text:p>
          </table:table-cell>
          <table:table-cell table:formula="of:=SUM([.C64:.J64])" office:value-type="float" office:value="34" calcext:value-type="float">
            <text:p>34</text:p>
          </table:table-cell>
          <table:table-cell table:number-columns-repeated="2"/>
          <table:table-cell table:formula="of:=[.N62]+[.N63]" office:value-type="float" office:value="6" calcext:value-type="float">
            <text:p>6</text:p>
          </table:table-cell>
          <table:table-cell table:formula="of:=[.O62]+[.O63]" office:value-type="float" office:value="0" calcext:value-type="float">
            <text:p>0</text:p>
          </table:table-cell>
          <table:table-cell table:formula="of:=[.P62]+[.P63]" office:value-type="float" office:value="3" calcext:value-type="float">
            <text:p>3</text:p>
          </table:table-cell>
          <table:table-cell table:formula="of:=[.Q62]+[.Q63]" office:value-type="float" office:value="6" calcext:value-type="float">
            <text:p>6</text:p>
          </table:table-cell>
          <table:table-cell table:formula="of:=[.R62]+[.R63]" office:value-type="float" office:value="6" calcext:value-type="float">
            <text:p>6</text:p>
          </table:table-cell>
          <table:table-cell table:formula="of:=[.S62]+[.S63]" office:value-type="float" office:value="2" calcext:value-type="float">
            <text:p>2</text:p>
          </table:table-cell>
          <table:table-cell table:formula="of:=[.T62]+[.T63]" office:value-type="float" office:value="4" calcext:value-type="float">
            <text:p>4</text:p>
          </table:table-cell>
          <table:table-cell table:formula="of:=[.U62]+[.U63]" office:value-type="float" office:value="7" calcext:value-type="float">
            <text:p>7</text:p>
          </table:table-cell>
          <table:table-cell table:formula="of:=SUM([.N64:.U64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5" calcext:value-type="float">
            <text:p>5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5\10-13-14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C69:.J69])" office:value-type="float" office:value="29" calcext:value-type="float">
            <text:p>29</text:p>
          </table:table-cell>
          <table:table-cell table:number-columns-repeated="2"/>
          <table:table-cell table:formula="of:=[.$K69]*[.C71]/[.$K$6]" office:value-type="float" office:value="5.11764705882353" calcext:value-type="float">
            <text:p>5.1176470588</text:p>
          </table:table-cell>
          <table:table-cell table:formula="of:=[.$K69]*[.D71]/[.$K$6]" office:value-type="float" office:value="2.55882352941176" calcext:value-type="float">
            <text:p>2.5588235294</text:p>
          </table:table-cell>
          <table:table-cell table:formula="of:=[.$K69]*[.E71]/[.$K$6]" office:value-type="float" office:value="4.26470588235294" calcext:value-type="float">
            <text:p>4.2647058824</text:p>
          </table:table-cell>
          <table:table-cell table:formula="of:=[.$K69]*[.F71]/[.$K$6]" office:value-type="float" office:value="0.852941176470588" calcext:value-type="float">
            <text:p>0.8529411765</text:p>
          </table:table-cell>
          <table:table-cell table:formula="of:=[.$K69]*[.G71]/[.$K$6]" office:value-type="float" office:value="6.82352941176471" calcext:value-type="float">
            <text:p>6.8235294118</text:p>
          </table:table-cell>
          <table:table-cell table:formula="of:=[.$K69]*[.H71]/[.$K$6]" office:value-type="float" office:value="1.70588235294118" calcext:value-type="float">
            <text:p>1.7058823529</text:p>
          </table:table-cell>
          <table:table-cell table:formula="of:=[.$K69]*[.I71]/[.$K$6]" office:value-type="float" office:value="3.41176470588235" calcext:value-type="float">
            <text:p>3.4117647059</text:p>
          </table:table-cell>
          <table:table-cell table:formula="of:=[.$K69]*[.J71]/[.$K$6]" office:value-type="float" office:value="4.26470588235294" calcext:value-type="float">
            <text:p>4.2647058824</text:p>
          </table:table-cell>
          <table:table-cell table:formula="of:=SUM([.N69:.U69])" office:value-type="float" office:value="29" calcext:value-type="float">
            <text:p>29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69:.J70];[.N69:.U70])" office:value-type="float" office:value="0.291510771878115" calcext:value-type="float">
            <text:p>0.291510771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70:.J70])" office:value-type="float" office:value="5" calcext:value-type="float">
            <text:p>5</text:p>
          </table:table-cell>
          <table:table-cell table:number-columns-repeated="2"/>
          <table:table-cell table:formula="of:=[.$K70]*[.C71]/[.$K$6]" office:value-type="float" office:value="0.882352941176471" calcext:value-type="float">
            <text:p>0.8823529412</text:p>
          </table:table-cell>
          <table:table-cell table:formula="of:=[.$K70]*[.D71]/[.$K$6]" office:value-type="float" office:value="0.441176470588235" calcext:value-type="float">
            <text:p>0.4411764706</text:p>
          </table:table-cell>
          <table:table-cell table:formula="of:=[.$K70]*[.E71]/[.$K$6]" office:value-type="float" office:value="0.735294117647059" calcext:value-type="float">
            <text:p>0.7352941176</text:p>
          </table:table-cell>
          <table:table-cell table:formula="of:=[.$K70]*[.F71]/[.$K$6]" office:value-type="float" office:value="0.147058823529412" calcext:value-type="float">
            <text:p>0.1470588235</text:p>
          </table:table-cell>
          <table:table-cell table:formula="of:=[.$K70]*[.G71]/[.$K$6]" office:value-type="float" office:value="1.17647058823529" calcext:value-type="float">
            <text:p>1.1764705882</text:p>
          </table:table-cell>
          <table:table-cell table:formula="of:=[.$K70]*[.H71]/[.$K$6]" office:value-type="float" office:value="0.294117647058823" calcext:value-type="float">
            <text:p>0.2941176471</text:p>
          </table:table-cell>
          <table:table-cell table:formula="of:=[.$K70]*[.I71]/[.$K$6]" office:value-type="float" office:value="0.588235294117647" calcext:value-type="float">
            <text:p>0.5882352941</text:p>
          </table:table-cell>
          <table:table-cell table:formula="of:=[.$K70]*[.J71]/[.$K$6]" office:value-type="float" office:value="0.735294117647059" calcext:value-type="float">
            <text:p>0.7352941176</text:p>
          </table:table-cell>
          <table:table-cell table:formula="of:=SUM([.N70:.U70])" office:value-type="float" office:value="5" calcext:value-type="float">
            <text:p>5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69:.C70])" office:value-type="float" office:value="6" calcext:value-type="float">
            <text:p>6</text:p>
          </table:table-cell>
          <table:table-cell table:formula="of:=SUM([.D69:.D70])" office:value-type="float" office:value="3" calcext:value-type="float">
            <text:p>3</text:p>
          </table:table-cell>
          <table:table-cell table:formula="of:=SUM([.E69:.E70])" office:value-type="float" office:value="5" calcext:value-type="float">
            <text:p>5</text:p>
          </table:table-cell>
          <table:table-cell table:formula="of:=SUM([.F69:.F70])" office:value-type="float" office:value="1" calcext:value-type="float">
            <text:p>1</text:p>
          </table:table-cell>
          <table:table-cell table:formula="of:=SUM([.G69:.G70])" office:value-type="float" office:value="8" calcext:value-type="float">
            <text:p>8</text:p>
          </table:table-cell>
          <table:table-cell table:formula="of:=SUM([.H69:.H70])" office:value-type="float" office:value="2" calcext:value-type="float">
            <text:p>2</text:p>
          </table:table-cell>
          <table:table-cell table:formula="of:=SUM([.I69:.I70])" office:value-type="float" office:value="4" calcext:value-type="float">
            <text:p>4</text:p>
          </table:table-cell>
          <table:table-cell table:formula="of:=SUM([.J69:.J70])" office:value-type="float" office:value="5" calcext:value-type="float">
            <text:p>5</text:p>
          </table:table-cell>
          <table:table-cell table:formula="of:=SUM([.C71:.J71])" office:value-type="float" office:value="34" calcext:value-type="float">
            <text:p>34</text:p>
          </table:table-cell>
          <table:table-cell table:number-columns-repeated="2"/>
          <table:table-cell table:formula="of:=[.N69]+[.N70]" office:value-type="float" office:value="6" calcext:value-type="float">
            <text:p>6</text:p>
          </table:table-cell>
          <table:table-cell table:formula="of:=[.O69]+[.O70]" office:value-type="float" office:value="3" calcext:value-type="float">
            <text:p>3</text:p>
          </table:table-cell>
          <table:table-cell table:formula="of:=[.P69]+[.P70]" office:value-type="float" office:value="5" calcext:value-type="float">
            <text:p>5</text:p>
          </table:table-cell>
          <table:table-cell table:formula="of:=[.Q69]+[.Q70]" office:value-type="float" office:value="1" calcext:value-type="float">
            <text:p>1</text:p>
          </table:table-cell>
          <table:table-cell table:formula="of:=[.R69]+[.R70]" office:value-type="float" office:value="8" calcext:value-type="float">
            <text:p>8</text:p>
          </table:table-cell>
          <table:table-cell table:formula="of:=[.S69]+[.S70]" office:value-type="float" office:value="2" calcext:value-type="float">
            <text:p>2</text:p>
          </table:table-cell>
          <table:table-cell table:formula="of:=[.T69]+[.T70]" office:value-type="float" office:value="4" calcext:value-type="float">
            <text:p>4</text:p>
          </table:table-cell>
          <table:table-cell table:formula="of:=[.U69]+[.U70]" office:value-type="float" office:value="5" calcext:value-type="float">
            <text:p>5</text:p>
          </table:table-cell>
          <table:table-cell table:formula="of:=SUM([.N71:.U71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5\10-11-13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SUM([.C75:.J75])" office:value-type="float" office:value="29" calcext:value-type="float">
            <text:p>29</text:p>
          </table:table-cell>
          <table:table-cell table:number-columns-repeated="2"/>
          <table:table-cell table:formula="of:=[.$K75]*[.C77]/[.$K$6]" office:value-type="float" office:value="5.11764705882353" calcext:value-type="float">
            <text:p>5.1176470588</text:p>
          </table:table-cell>
          <table:table-cell table:formula="of:=[.$K75]*[.D77]/[.$K$6]" office:value-type="float" office:value="0" calcext:value-type="float">
            <text:p>0</text:p>
          </table:table-cell>
          <table:table-cell table:formula="of:=[.$K75]*[.E77]/[.$K$6]" office:value-type="float" office:value="2.55882352941176" calcext:value-type="float">
            <text:p>2.5588235294</text:p>
          </table:table-cell>
          <table:table-cell table:formula="of:=[.$K75]*[.F77]/[.$K$6]" office:value-type="float" office:value="5.11764705882353" calcext:value-type="float">
            <text:p>5.1176470588</text:p>
          </table:table-cell>
          <table:table-cell table:formula="of:=[.$K75]*[.G77]/[.$K$6]" office:value-type="float" office:value="5.11764705882353" calcext:value-type="float">
            <text:p>5.1176470588</text:p>
          </table:table-cell>
          <table:table-cell table:formula="of:=[.$K75]*[.H77]/[.$K$6]" office:value-type="float" office:value="1.70588235294118" calcext:value-type="float">
            <text:p>1.7058823529</text:p>
          </table:table-cell>
          <table:table-cell table:formula="of:=[.$K75]*[.I77]/[.$K$6]" office:value-type="float" office:value="3.41176470588235" calcext:value-type="float">
            <text:p>3.4117647059</text:p>
          </table:table-cell>
          <table:table-cell table:formula="of:=[.$K75]*[.J77]/[.$K$6]" office:value-type="float" office:value="5.97058823529412" calcext:value-type="float">
            <text:p>5.9705882353</text:p>
          </table:table-cell>
          <table:table-cell table:formula="of:=SUM([.N75:.U75])" office:value-type="float" office:value="29" calcext:value-type="float">
            <text:p>29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75:.J76];[.N75:.U76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76:.J76])" office:value-type="float" office:value="5" calcext:value-type="float">
            <text:p>5</text:p>
          </table:table-cell>
          <table:table-cell table:number-columns-repeated="2"/>
          <table:table-cell table:formula="of:=[.$K76]*[.C77]/[.$K$6]" office:value-type="float" office:value="0.882352941176471" calcext:value-type="float">
            <text:p>0.8823529412</text:p>
          </table:table-cell>
          <table:table-cell table:formula="of:=[.$K76]*[.D77]/[.$K$6]" office:value-type="float" office:value="0" calcext:value-type="float">
            <text:p>0</text:p>
          </table:table-cell>
          <table:table-cell table:formula="of:=[.$K76]*[.E77]/[.$K$6]" office:value-type="float" office:value="0.441176470588235" calcext:value-type="float">
            <text:p>0.4411764706</text:p>
          </table:table-cell>
          <table:table-cell table:formula="of:=[.$K76]*[.F77]/[.$K$6]" office:value-type="float" office:value="0.882352941176471" calcext:value-type="float">
            <text:p>0.8823529412</text:p>
          </table:table-cell>
          <table:table-cell table:formula="of:=[.$K76]*[.G77]/[.$K$6]" office:value-type="float" office:value="0.882352941176471" calcext:value-type="float">
            <text:p>0.8823529412</text:p>
          </table:table-cell>
          <table:table-cell table:formula="of:=[.$K76]*[.H77]/[.$K$6]" office:value-type="float" office:value="0.294117647058823" calcext:value-type="float">
            <text:p>0.2941176471</text:p>
          </table:table-cell>
          <table:table-cell table:formula="of:=[.$K76]*[.I77]/[.$K$6]" office:value-type="float" office:value="0.588235294117647" calcext:value-type="float">
            <text:p>0.5882352941</text:p>
          </table:table-cell>
          <table:table-cell table:formula="of:=[.$K76]*[.J77]/[.$K$6]" office:value-type="float" office:value="1.02941176470588" calcext:value-type="float">
            <text:p>1.0294117647</text:p>
          </table:table-cell>
          <table:table-cell table:formula="of:=SUM([.N76:.U76])" office:value-type="float" office:value="5" calcext:value-type="float">
            <text:p>5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75:.C76])" office:value-type="float" office:value="6" calcext:value-type="float">
            <text:p>6</text:p>
          </table:table-cell>
          <table:table-cell table:formula="of:=SUM([.D75:.D76])" office:value-type="float" office:value="0" calcext:value-type="float">
            <text:p>0</text:p>
          </table:table-cell>
          <table:table-cell table:formula="of:=SUM([.E75:.E76])" office:value-type="float" office:value="3" calcext:value-type="float">
            <text:p>3</text:p>
          </table:table-cell>
          <table:table-cell table:formula="of:=SUM([.F75:.F76])" office:value-type="float" office:value="6" calcext:value-type="float">
            <text:p>6</text:p>
          </table:table-cell>
          <table:table-cell table:formula="of:=SUM([.G75:.G76])" office:value-type="float" office:value="6" calcext:value-type="float">
            <text:p>6</text:p>
          </table:table-cell>
          <table:table-cell table:formula="of:=SUM([.H75:.H76])" office:value-type="float" office:value="2" calcext:value-type="float">
            <text:p>2</text:p>
          </table:table-cell>
          <table:table-cell table:formula="of:=SUM([.I75:.I76])" office:value-type="float" office:value="4" calcext:value-type="float">
            <text:p>4</text:p>
          </table:table-cell>
          <table:table-cell table:formula="of:=SUM([.J75:.J76])" office:value-type="float" office:value="7" calcext:value-type="float">
            <text:p>7</text:p>
          </table:table-cell>
          <table:table-cell table:formula="of:=SUM([.C77:.J77])" office:value-type="float" office:value="34" calcext:value-type="float">
            <text:p>34</text:p>
          </table:table-cell>
          <table:table-cell table:number-columns-repeated="2"/>
          <table:table-cell table:formula="of:=[.N75]+[.N76]" office:value-type="float" office:value="6" calcext:value-type="float">
            <text:p>6</text:p>
          </table:table-cell>
          <table:table-cell table:formula="of:=[.O75]+[.O76]" office:value-type="float" office:value="0" calcext:value-type="float">
            <text:p>0</text:p>
          </table:table-cell>
          <table:table-cell table:formula="of:=[.P75]+[.P76]" office:value-type="float" office:value="3" calcext:value-type="float">
            <text:p>3</text:p>
          </table:table-cell>
          <table:table-cell table:formula="of:=[.Q75]+[.Q76]" office:value-type="float" office:value="6" calcext:value-type="float">
            <text:p>6</text:p>
          </table:table-cell>
          <table:table-cell table:formula="of:=[.R75]+[.R76]" office:value-type="float" office:value="6" calcext:value-type="float">
            <text:p>6</text:p>
          </table:table-cell>
          <table:table-cell table:formula="of:=[.S75]+[.S76]" office:value-type="float" office:value="2" calcext:value-type="float">
            <text:p>2</text:p>
          </table:table-cell>
          <table:table-cell table:formula="of:=[.T75]+[.T76]" office:value-type="float" office:value="4" calcext:value-type="float">
            <text:p>4</text:p>
          </table:table-cell>
          <table:table-cell table:formula="of:=[.U75]+[.U76]" office:value-type="float" office:value="7" calcext:value-type="float">
            <text:p>7</text:p>
          </table:table-cell>
          <table:table-cell table:formula="of:=SUM([.N77:.U77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6" calcext:value-type="float">
            <text:p>6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6\11-13-14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SUM([.C82:.J82])" office:value-type="float" office:value="21" calcext:value-type="float">
            <text:p>21</text:p>
          </table:table-cell>
          <table:table-cell table:number-columns-repeated="2"/>
          <table:table-cell table:formula="of:=[.$K82]*[.C84]/[.$K$6]" office:value-type="float" office:value="5.55882352941176" calcext:value-type="float">
            <text:p>5.5588235294</text:p>
          </table:table-cell>
          <table:table-cell table:formula="of:=[.$K82]*[.D84]/[.$K$6]" office:value-type="float" office:value="1.85294117647059" calcext:value-type="float">
            <text:p>1.8529411765</text:p>
          </table:table-cell>
          <table:table-cell table:formula="of:=[.$K82]*[.E84]/[.$K$6]" office:value-type="float" office:value="0.617647058823529" calcext:value-type="float">
            <text:p>0.6176470588</text:p>
          </table:table-cell>
          <table:table-cell table:formula="of:=[.$K82]*[.F84]/[.$K$6]" office:value-type="float" office:value="0.617647058823529" calcext:value-type="float">
            <text:p>0.6176470588</text:p>
          </table:table-cell>
          <table:table-cell table:formula="of:=[.$K82]*[.G84]/[.$K$6]" office:value-type="float" office:value="3.08823529411765" calcext:value-type="float">
            <text:p>3.0882352941</text:p>
          </table:table-cell>
          <table:table-cell table:formula="of:=[.$K82]*[.H84]/[.$K$6]" office:value-type="float" office:value="1.23529411764706" calcext:value-type="float">
            <text:p>1.2352941176</text:p>
          </table:table-cell>
          <table:table-cell table:formula="of:=[.$K82]*[.I84]/[.$K$6]" office:value-type="float" office:value="4.94117647058824" calcext:value-type="float">
            <text:p>4.9411764706</text:p>
          </table:table-cell>
          <table:table-cell table:formula="of:=[.$K82]*[.J84]/[.$K$6]" office:value-type="float" office:value="3.08823529411765" calcext:value-type="float">
            <text:p>3.0882352941</text:p>
          </table:table-cell>
          <table:table-cell table:formula="of:=SUM([.N82:.U82])" office:value-type="float" office:value="21" calcext:value-type="float">
            <text:p>21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82:.J83];[.N82:.U83])" office:value-type="float" office:value="0.87217202910256" calcext:value-type="float">
            <text:p>0.87217202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C83:.J83])" office:value-type="float" office:value="13" calcext:value-type="float">
            <text:p>13</text:p>
          </table:table-cell>
          <table:table-cell table:number-columns-repeated="2"/>
          <table:table-cell table:formula="of:=[.$K83]*[.C84]/[.$K$6]" office:value-type="float" office:value="3.44117647058824" calcext:value-type="float">
            <text:p>3.4411764706</text:p>
          </table:table-cell>
          <table:table-cell table:formula="of:=[.$K83]*[.D84]/[.$K$6]" office:value-type="float" office:value="1.14705882352941" calcext:value-type="float">
            <text:p>1.1470588235</text:p>
          </table:table-cell>
          <table:table-cell table:formula="of:=[.$K83]*[.E84]/[.$K$6]" office:value-type="float" office:value="0.382352941176471" calcext:value-type="float">
            <text:p>0.3823529412</text:p>
          </table:table-cell>
          <table:table-cell table:formula="of:=[.$K83]*[.F84]/[.$K$6]" office:value-type="float" office:value="0.382352941176471" calcext:value-type="float">
            <text:p>0.3823529412</text:p>
          </table:table-cell>
          <table:table-cell table:formula="of:=[.$K83]*[.G84]/[.$K$6]" office:value-type="float" office:value="1.91176470588235" calcext:value-type="float">
            <text:p>1.9117647059</text:p>
          </table:table-cell>
          <table:table-cell table:formula="of:=[.$K83]*[.H84]/[.$K$6]" office:value-type="float" office:value="0.764705882352941" calcext:value-type="float">
            <text:p>0.7647058824</text:p>
          </table:table-cell>
          <table:table-cell table:formula="of:=[.$K83]*[.I84]/[.$K$6]" office:value-type="float" office:value="3.05882352941176" calcext:value-type="float">
            <text:p>3.0588235294</text:p>
          </table:table-cell>
          <table:table-cell table:formula="of:=[.$K83]*[.J84]/[.$K$6]" office:value-type="float" office:value="1.91176470588235" calcext:value-type="float">
            <text:p>1.9117647059</text:p>
          </table:table-cell>
          <table:table-cell table:formula="of:=SUM([.N83:.U83])" office:value-type="float" office:value="13" calcext:value-type="float">
            <text:p>13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82:.C83])" office:value-type="float" office:value="9" calcext:value-type="float">
            <text:p>9</text:p>
          </table:table-cell>
          <table:table-cell table:formula="of:=SUM([.D82:.D83])" office:value-type="float" office:value="3" calcext:value-type="float">
            <text:p>3</text:p>
          </table:table-cell>
          <table:table-cell table:formula="of:=SUM([.E82:.E83])" office:value-type="float" office:value="1" calcext:value-type="float">
            <text:p>1</text:p>
          </table:table-cell>
          <table:table-cell table:formula="of:=SUM([.F82:.F83])" office:value-type="float" office:value="1" calcext:value-type="float">
            <text:p>1</text:p>
          </table:table-cell>
          <table:table-cell table:formula="of:=SUM([.G82:.G83])" office:value-type="float" office:value="5" calcext:value-type="float">
            <text:p>5</text:p>
          </table:table-cell>
          <table:table-cell table:formula="of:=SUM([.H82:.H83])" office:value-type="float" office:value="2" calcext:value-type="float">
            <text:p>2</text:p>
          </table:table-cell>
          <table:table-cell table:formula="of:=SUM([.I82:.I83])" office:value-type="float" office:value="8" calcext:value-type="float">
            <text:p>8</text:p>
          </table:table-cell>
          <table:table-cell table:formula="of:=SUM([.J82:.J83])" office:value-type="float" office:value="5" calcext:value-type="float">
            <text:p>5</text:p>
          </table:table-cell>
          <table:table-cell table:formula="of:=SUM([.C84:.J84])" office:value-type="float" office:value="34" calcext:value-type="float">
            <text:p>34</text:p>
          </table:table-cell>
          <table:table-cell table:number-columns-repeated="2"/>
          <table:table-cell table:formula="of:=[.N82]+[.N83]" office:value-type="float" office:value="9" calcext:value-type="float">
            <text:p>9</text:p>
          </table:table-cell>
          <table:table-cell table:formula="of:=[.O82]+[.O83]" office:value-type="float" office:value="3" calcext:value-type="float">
            <text:p>3</text:p>
          </table:table-cell>
          <table:table-cell table:formula="of:=[.P82]+[.P83]" office:value-type="float" office:value="1" calcext:value-type="float">
            <text:p>1</text:p>
          </table:table-cell>
          <table:table-cell table:formula="of:=[.Q82]+[.Q83]" office:value-type="float" office:value="1" calcext:value-type="float">
            <text:p>1</text:p>
          </table:table-cell>
          <table:table-cell table:formula="of:=[.R82]+[.R83]" office:value-type="float" office:value="5" calcext:value-type="float">
            <text:p>5</text:p>
          </table:table-cell>
          <table:table-cell table:formula="of:=[.S82]+[.S83]" office:value-type="float" office:value="2" calcext:value-type="float">
            <text:p>2</text:p>
          </table:table-cell>
          <table:table-cell table:formula="of:=[.T82]+[.T83]" office:value-type="float" office:value="8" calcext:value-type="float">
            <text:p>8</text:p>
          </table:table-cell>
          <table:table-cell table:formula="of:=[.U82]+[.U83]" office:value-type="float" office:value="5" calcext:value-type="float">
            <text:p>5</text:p>
          </table:table-cell>
          <table:table-cell table:formula="of:=SUM([.N84:.U84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6\10-11-13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C88:.J88])" office:value-type="float" office:value="21" calcext:value-type="float">
            <text:p>21</text:p>
          </table:table-cell>
          <table:table-cell table:number-columns-repeated="2"/>
          <table:table-cell table:formula="of:=[.$K88]*[.C90]/[.$K$6]" office:value-type="float" office:value="3.70588235294118" calcext:value-type="float">
            <text:p>3.7058823529</text:p>
          </table:table-cell>
          <table:table-cell table:formula="of:=[.$K88]*[.D90]/[.$K$6]" office:value-type="float" office:value="0" calcext:value-type="float">
            <text:p>0</text:p>
          </table:table-cell>
          <table:table-cell table:formula="of:=[.$K88]*[.E90]/[.$K$6]" office:value-type="float" office:value="1.85294117647059" calcext:value-type="float">
            <text:p>1.8529411765</text:p>
          </table:table-cell>
          <table:table-cell table:formula="of:=[.$K88]*[.F90]/[.$K$6]" office:value-type="float" office:value="3.70588235294118" calcext:value-type="float">
            <text:p>3.7058823529</text:p>
          </table:table-cell>
          <table:table-cell table:formula="of:=[.$K88]*[.G90]/[.$K$6]" office:value-type="float" office:value="3.70588235294118" calcext:value-type="float">
            <text:p>3.7058823529</text:p>
          </table:table-cell>
          <table:table-cell table:formula="of:=[.$K88]*[.H90]/[.$K$6]" office:value-type="float" office:value="1.23529411764706" calcext:value-type="float">
            <text:p>1.2352941176</text:p>
          </table:table-cell>
          <table:table-cell table:formula="of:=[.$K88]*[.I90]/[.$K$6]" office:value-type="float" office:value="2.47058823529412" calcext:value-type="float">
            <text:p>2.4705882353</text:p>
          </table:table-cell>
          <table:table-cell table:formula="of:=[.$K88]*[.J90]/[.$K$6]" office:value-type="float" office:value="4.32352941176471" calcext:value-type="float">
            <text:p>4.3235294118</text:p>
          </table:table-cell>
          <table:table-cell table:formula="of:=SUM([.N88:.U88])" office:value-type="float" office:value="21" calcext:value-type="float">
            <text:p>21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88:.J89];[.N88:.U89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C89:.J89])" office:value-type="float" office:value="13" calcext:value-type="float">
            <text:p>13</text:p>
          </table:table-cell>
          <table:table-cell table:number-columns-repeated="2"/>
          <table:table-cell table:formula="of:=[.$K89]*[.C90]/[.$K$6]" office:value-type="float" office:value="2.29411764705882" calcext:value-type="float">
            <text:p>2.2941176471</text:p>
          </table:table-cell>
          <table:table-cell table:formula="of:=[.$K89]*[.D90]/[.$K$6]" office:value-type="float" office:value="0" calcext:value-type="float">
            <text:p>0</text:p>
          </table:table-cell>
          <table:table-cell table:formula="of:=[.$K89]*[.E90]/[.$K$6]" office:value-type="float" office:value="1.14705882352941" calcext:value-type="float">
            <text:p>1.1470588235</text:p>
          </table:table-cell>
          <table:table-cell table:formula="of:=[.$K89]*[.F90]/[.$K$6]" office:value-type="float" office:value="2.29411764705882" calcext:value-type="float">
            <text:p>2.2941176471</text:p>
          </table:table-cell>
          <table:table-cell table:formula="of:=[.$K89]*[.G90]/[.$K$6]" office:value-type="float" office:value="2.29411764705882" calcext:value-type="float">
            <text:p>2.2941176471</text:p>
          </table:table-cell>
          <table:table-cell table:formula="of:=[.$K89]*[.H90]/[.$K$6]" office:value-type="float" office:value="0.764705882352941" calcext:value-type="float">
            <text:p>0.7647058824</text:p>
          </table:table-cell>
          <table:table-cell table:formula="of:=[.$K89]*[.I90]/[.$K$6]" office:value-type="float" office:value="1.52941176470588" calcext:value-type="float">
            <text:p>1.5294117647</text:p>
          </table:table-cell>
          <table:table-cell table:formula="of:=[.$K89]*[.J90]/[.$K$6]" office:value-type="float" office:value="2.67647058823529" calcext:value-type="float">
            <text:p>2.6764705882</text:p>
          </table:table-cell>
          <table:table-cell table:formula="of:=SUM([.N89:.U89])" office:value-type="float" office:value="13" calcext:value-type="float">
            <text:p>13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88:.C89])" office:value-type="float" office:value="6" calcext:value-type="float">
            <text:p>6</text:p>
          </table:table-cell>
          <table:table-cell table:formula="of:=SUM([.D88:.D89])" office:value-type="float" office:value="0" calcext:value-type="float">
            <text:p>0</text:p>
          </table:table-cell>
          <table:table-cell table:formula="of:=SUM([.E88:.E89])" office:value-type="float" office:value="3" calcext:value-type="float">
            <text:p>3</text:p>
          </table:table-cell>
          <table:table-cell table:formula="of:=SUM([.F88:.F89])" office:value-type="float" office:value="6" calcext:value-type="float">
            <text:p>6</text:p>
          </table:table-cell>
          <table:table-cell table:formula="of:=SUM([.G88:.G89])" office:value-type="float" office:value="6" calcext:value-type="float">
            <text:p>6</text:p>
          </table:table-cell>
          <table:table-cell table:formula="of:=SUM([.H88:.H89])" office:value-type="float" office:value="2" calcext:value-type="float">
            <text:p>2</text:p>
          </table:table-cell>
          <table:table-cell table:formula="of:=SUM([.I88:.I89])" office:value-type="float" office:value="4" calcext:value-type="float">
            <text:p>4</text:p>
          </table:table-cell>
          <table:table-cell table:formula="of:=SUM([.J88:.J89])" office:value-type="float" office:value="7" calcext:value-type="float">
            <text:p>7</text:p>
          </table:table-cell>
          <table:table-cell table:formula="of:=SUM([.C90:.J90])" office:value-type="float" office:value="34" calcext:value-type="float">
            <text:p>34</text:p>
          </table:table-cell>
          <table:table-cell table:number-columns-repeated="2"/>
          <table:table-cell table:formula="of:=[.N88]+[.N89]" office:value-type="float" office:value="6" calcext:value-type="float">
            <text:p>6</text:p>
          </table:table-cell>
          <table:table-cell table:formula="of:=[.O88]+[.O89]" office:value-type="float" office:value="0" calcext:value-type="float">
            <text:p>0</text:p>
          </table:table-cell>
          <table:table-cell table:formula="of:=[.P88]+[.P89]" office:value-type="float" office:value="3" calcext:value-type="float">
            <text:p>3</text:p>
          </table:table-cell>
          <table:table-cell table:formula="of:=[.Q88]+[.Q89]" office:value-type="float" office:value="6" calcext:value-type="float">
            <text:p>6</text:p>
          </table:table-cell>
          <table:table-cell table:formula="of:=[.R88]+[.R89]" office:value-type="float" office:value="6" calcext:value-type="float">
            <text:p>6</text:p>
          </table:table-cell>
          <table:table-cell table:formula="of:=[.S88]+[.S89]" office:value-type="float" office:value="2" calcext:value-type="float">
            <text:p>2</text:p>
          </table:table-cell>
          <table:table-cell table:formula="of:=[.T88]+[.T89]" office:value-type="float" office:value="4" calcext:value-type="float">
            <text:p>4</text:p>
          </table:table-cell>
          <table:table-cell table:formula="of:=[.U88]+[.U89]" office:value-type="float" office:value="7" calcext:value-type="float">
            <text:p>7</text:p>
          </table:table-cell>
          <table:table-cell table:formula="of:=SUM([.N90:.U90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7" calcext:value-type="float">
            <text:p>7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7\11-13-14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SUM([.C95:.J95])" office:value-type="float" office:value="33" calcext:value-type="float">
            <text:p>33</text:p>
          </table:table-cell>
          <table:table-cell table:number-columns-repeated="2"/>
          <table:table-cell table:formula="of:=[.$K95]*[.C97]/[.$K$6]" office:value-type="float" office:value="8.73529411764706" calcext:value-type="float">
            <text:p>8.7352941176</text:p>
          </table:table-cell>
          <table:table-cell table:formula="of:=[.$K95]*[.D97]/[.$K$6]" office:value-type="float" office:value="2.91176470588235" calcext:value-type="float">
            <text:p>2.9117647059</text:p>
          </table:table-cell>
          <table:table-cell table:formula="of:=[.$K95]*[.E97]/[.$K$6]" office:value-type="float" office:value="0.970588235294118" calcext:value-type="float">
            <text:p>0.9705882353</text:p>
          </table:table-cell>
          <table:table-cell table:formula="of:=[.$K95]*[.F97]/[.$K$6]" office:value-type="float" office:value="0.970588235294118" calcext:value-type="float">
            <text:p>0.9705882353</text:p>
          </table:table-cell>
          <table:table-cell table:formula="of:=[.$K95]*[.G97]/[.$K$6]" office:value-type="float" office:value="4.85294117647059" calcext:value-type="float">
            <text:p>4.8529411765</text:p>
          </table:table-cell>
          <table:table-cell table:formula="of:=[.$K95]*[.H97]/[.$K$6]" office:value-type="float" office:value="1.94117647058824" calcext:value-type="float">
            <text:p>1.9411764706</text:p>
          </table:table-cell>
          <table:table-cell table:formula="of:=[.$K95]*[.I97]/[.$K$6]" office:value-type="float" office:value="7.76470588235294" calcext:value-type="float">
            <text:p>7.7647058824</text:p>
          </table:table-cell>
          <table:table-cell table:formula="of:=[.$K95]*[.J97]/[.$K$6]" office:value-type="float" office:value="4.85294117647059" calcext:value-type="float">
            <text:p>4.8529411765</text:p>
          </table:table-cell>
          <table:table-cell table:formula="of:=SUM([.N95:.U95])" office:value-type="float" office:value="33" calcext:value-type="float">
            <text:p>33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95:.J96];[.N95:.U96])" office:value-type="float" office:value="0.897472224251373" calcext:value-type="float">
            <text:p>0.897472224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C96:.J96])" office:value-type="float" office:value="1" calcext:value-type="float">
            <text:p>1</text:p>
          </table:table-cell>
          <table:table-cell table:number-columns-repeated="2"/>
          <table:table-cell table:formula="of:=[.$K96]*[.C97]/[.$K$6]" office:value-type="float" office:value="0.264705882352941" calcext:value-type="float">
            <text:p>0.2647058824</text:p>
          </table:table-cell>
          <table:table-cell table:formula="of:=[.$K96]*[.D97]/[.$K$6]" office:value-type="float" office:value="0.0882352941176471" calcext:value-type="float">
            <text:p>0.0882352941</text:p>
          </table:table-cell>
          <table:table-cell table:formula="of:=[.$K96]*[.E97]/[.$K$6]" office:value-type="float" office:value="0.0294117647058823" calcext:value-type="float">
            <text:p>0.0294117647</text:p>
          </table:table-cell>
          <table:table-cell table:formula="of:=[.$K96]*[.F97]/[.$K$6]" office:value-type="float" office:value="0.0294117647058823" calcext:value-type="float">
            <text:p>0.0294117647</text:p>
          </table:table-cell>
          <table:table-cell table:formula="of:=[.$K96]*[.G97]/[.$K$6]" office:value-type="float" office:value="0.147058823529412" calcext:value-type="float">
            <text:p>0.1470588235</text:p>
          </table:table-cell>
          <table:table-cell table:formula="of:=[.$K96]*[.H97]/[.$K$6]" office:value-type="float" office:value="0.0588235294117647" calcext:value-type="float">
            <text:p>0.0588235294</text:p>
          </table:table-cell>
          <table:table-cell table:formula="of:=[.$K96]*[.I97]/[.$K$6]" office:value-type="float" office:value="0.235294117647059" calcext:value-type="float">
            <text:p>0.2352941176</text:p>
          </table:table-cell>
          <table:table-cell table:formula="of:=[.$K96]*[.J97]/[.$K$6]" office:value-type="float" office:value="0.147058823529412" calcext:value-type="float">
            <text:p>0.1470588235</text:p>
          </table:table-cell>
          <table:table-cell table:formula="of:=SUM([.N96:.U96])" office:value-type="float" office:value="1" calcext:value-type="float">
            <text:p>1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95:.C96])" office:value-type="float" office:value="9" calcext:value-type="float">
            <text:p>9</text:p>
          </table:table-cell>
          <table:table-cell table:formula="of:=SUM([.D95:.D96])" office:value-type="float" office:value="3" calcext:value-type="float">
            <text:p>3</text:p>
          </table:table-cell>
          <table:table-cell table:formula="of:=SUM([.E95:.E96])" office:value-type="float" office:value="1" calcext:value-type="float">
            <text:p>1</text:p>
          </table:table-cell>
          <table:table-cell table:formula="of:=SUM([.F95:.F96])" office:value-type="float" office:value="1" calcext:value-type="float">
            <text:p>1</text:p>
          </table:table-cell>
          <table:table-cell table:formula="of:=SUM([.G95:.G96])" office:value-type="float" office:value="5" calcext:value-type="float">
            <text:p>5</text:p>
          </table:table-cell>
          <table:table-cell table:formula="of:=SUM([.H95:.H96])" office:value-type="float" office:value="2" calcext:value-type="float">
            <text:p>2</text:p>
          </table:table-cell>
          <table:table-cell table:formula="of:=SUM([.I95:.I96])" office:value-type="float" office:value="8" calcext:value-type="float">
            <text:p>8</text:p>
          </table:table-cell>
          <table:table-cell table:formula="of:=SUM([.J95:.J96])" office:value-type="float" office:value="5" calcext:value-type="float">
            <text:p>5</text:p>
          </table:table-cell>
          <table:table-cell table:formula="of:=SUM([.C97:.J97])" office:value-type="float" office:value="34" calcext:value-type="float">
            <text:p>34</text:p>
          </table:table-cell>
          <table:table-cell table:number-columns-repeated="2"/>
          <table:table-cell table:formula="of:=[.N95]+[.N96]" office:value-type="float" office:value="9" calcext:value-type="float">
            <text:p>9</text:p>
          </table:table-cell>
          <table:table-cell table:formula="of:=[.O95]+[.O96]" office:value-type="float" office:value="3" calcext:value-type="float">
            <text:p>3</text:p>
          </table:table-cell>
          <table:table-cell table:formula="of:=[.P95]+[.P96]" office:value-type="float" office:value="1" calcext:value-type="float">
            <text:p>1</text:p>
          </table:table-cell>
          <table:table-cell table:formula="of:=[.Q95]+[.Q96]" office:value-type="float" office:value="1" calcext:value-type="float">
            <text:p>1</text:p>
          </table:table-cell>
          <table:table-cell table:formula="of:=[.R95]+[.R96]" office:value-type="float" office:value="5" calcext:value-type="float">
            <text:p>5</text:p>
          </table:table-cell>
          <table:table-cell table:formula="of:=[.S95]+[.S96]" office:value-type="float" office:value="2" calcext:value-type="float">
            <text:p>2</text:p>
          </table:table-cell>
          <table:table-cell table:formula="of:=[.T95]+[.T96]" office:value-type="float" office:value="8" calcext:value-type="float">
            <text:p>8</text:p>
          </table:table-cell>
          <table:table-cell table:formula="of:=[.U95]+[.U96]" office:value-type="float" office:value="5" calcext:value-type="float">
            <text:p>5</text:p>
          </table:table-cell>
          <table:table-cell table:formula="of:=SUM([.N97:.U97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7\10-11-13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SUM([.C101:.J101])" office:value-type="float" office:value="33" calcext:value-type="float">
            <text:p>33</text:p>
          </table:table-cell>
          <table:table-cell table:number-columns-repeated="2"/>
          <table:table-cell table:formula="of:=[.$K101]*[.C103]/[.$K$6]" office:value-type="float" office:value="5.82352941176471" calcext:value-type="float">
            <text:p>5.8235294118</text:p>
          </table:table-cell>
          <table:table-cell table:formula="of:=[.$K101]*[.D103]/[.$K$6]" office:value-type="float" office:value="0" calcext:value-type="float">
            <text:p>0</text:p>
          </table:table-cell>
          <table:table-cell table:formula="of:=[.$K101]*[.E103]/[.$K$6]" office:value-type="float" office:value="2.91176470588235" calcext:value-type="float">
            <text:p>2.9117647059</text:p>
          </table:table-cell>
          <table:table-cell table:formula="of:=[.$K101]*[.F103]/[.$K$6]" office:value-type="float" office:value="5.82352941176471" calcext:value-type="float">
            <text:p>5.8235294118</text:p>
          </table:table-cell>
          <table:table-cell table:formula="of:=[.$K101]*[.G103]/[.$K$6]" office:value-type="float" office:value="5.82352941176471" calcext:value-type="float">
            <text:p>5.8235294118</text:p>
          </table:table-cell>
          <table:table-cell table:formula="of:=[.$K101]*[.H103]/[.$K$6]" office:value-type="float" office:value="1.94117647058824" calcext:value-type="float">
            <text:p>1.9411764706</text:p>
          </table:table-cell>
          <table:table-cell table:formula="of:=[.$K101]*[.I103]/[.$K$6]" office:value-type="float" office:value="3.88235294117647" calcext:value-type="float">
            <text:p>3.8823529412</text:p>
          </table:table-cell>
          <table:table-cell table:formula="of:=[.$K101]*[.J103]/[.$K$6]" office:value-type="float" office:value="6.79411764705882" calcext:value-type="float">
            <text:p>6.7941176471</text:p>
          </table:table-cell>
          <table:table-cell table:formula="of:=SUM([.N101:.U101])" office:value-type="float" office:value="33" calcext:value-type="float">
            <text:p>33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101:.J102];[.N101:.U102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102:.J102])" office:value-type="float" office:value="1" calcext:value-type="float">
            <text:p>1</text:p>
          </table:table-cell>
          <table:table-cell table:number-columns-repeated="2"/>
          <table:table-cell table:formula="of:=[.$K102]*[.C103]/[.$K$6]" office:value-type="float" office:value="0.176470588235294" calcext:value-type="float">
            <text:p>0.1764705882</text:p>
          </table:table-cell>
          <table:table-cell table:formula="of:=[.$K102]*[.D103]/[.$K$6]" office:value-type="float" office:value="0" calcext:value-type="float">
            <text:p>0</text:p>
          </table:table-cell>
          <table:table-cell table:formula="of:=[.$K102]*[.E103]/[.$K$6]" office:value-type="float" office:value="0.0882352941176471" calcext:value-type="float">
            <text:p>0.0882352941</text:p>
          </table:table-cell>
          <table:table-cell table:formula="of:=[.$K102]*[.F103]/[.$K$6]" office:value-type="float" office:value="0.176470588235294" calcext:value-type="float">
            <text:p>0.1764705882</text:p>
          </table:table-cell>
          <table:table-cell table:formula="of:=[.$K102]*[.G103]/[.$K$6]" office:value-type="float" office:value="0.176470588235294" calcext:value-type="float">
            <text:p>0.1764705882</text:p>
          </table:table-cell>
          <table:table-cell table:formula="of:=[.$K102]*[.H103]/[.$K$6]" office:value-type="float" office:value="0.0588235294117647" calcext:value-type="float">
            <text:p>0.0588235294</text:p>
          </table:table-cell>
          <table:table-cell table:formula="of:=[.$K102]*[.I103]/[.$K$6]" office:value-type="float" office:value="0.117647058823529" calcext:value-type="float">
            <text:p>0.1176470588</text:p>
          </table:table-cell>
          <table:table-cell table:formula="of:=[.$K102]*[.J103]/[.$K$6]" office:value-type="float" office:value="0.205882352941176" calcext:value-type="float">
            <text:p>0.2058823529</text:p>
          </table:table-cell>
          <table:table-cell table:formula="of:=SUM([.N102:.U102])" office:value-type="float" office:value="1" calcext:value-type="float">
            <text:p>1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101:.C102])" office:value-type="float" office:value="6" calcext:value-type="float">
            <text:p>6</text:p>
          </table:table-cell>
          <table:table-cell table:formula="of:=SUM([.D101:.D102])" office:value-type="float" office:value="0" calcext:value-type="float">
            <text:p>0</text:p>
          </table:table-cell>
          <table:table-cell table:formula="of:=SUM([.E101:.E102])" office:value-type="float" office:value="3" calcext:value-type="float">
            <text:p>3</text:p>
          </table:table-cell>
          <table:table-cell table:formula="of:=SUM([.F101:.F102])" office:value-type="float" office:value="6" calcext:value-type="float">
            <text:p>6</text:p>
          </table:table-cell>
          <table:table-cell table:formula="of:=SUM([.G101:.G102])" office:value-type="float" office:value="6" calcext:value-type="float">
            <text:p>6</text:p>
          </table:table-cell>
          <table:table-cell table:formula="of:=SUM([.H101:.H102])" office:value-type="float" office:value="2" calcext:value-type="float">
            <text:p>2</text:p>
          </table:table-cell>
          <table:table-cell table:formula="of:=SUM([.I101:.I102])" office:value-type="float" office:value="4" calcext:value-type="float">
            <text:p>4</text:p>
          </table:table-cell>
          <table:table-cell table:formula="of:=SUM([.J101:.J102])" office:value-type="float" office:value="7" calcext:value-type="float">
            <text:p>7</text:p>
          </table:table-cell>
          <table:table-cell table:formula="of:=SUM([.C103:.J103])" office:value-type="float" office:value="34" calcext:value-type="float">
            <text:p>34</text:p>
          </table:table-cell>
          <table:table-cell table:number-columns-repeated="2"/>
          <table:table-cell table:formula="of:=[.N101]+[.N102]" office:value-type="float" office:value="6" calcext:value-type="float">
            <text:p>6</text:p>
          </table:table-cell>
          <table:table-cell table:formula="of:=[.O101]+[.O102]" office:value-type="float" office:value="0" calcext:value-type="float">
            <text:p>0</text:p>
          </table:table-cell>
          <table:table-cell table:formula="of:=[.P101]+[.P102]" office:value-type="float" office:value="3" calcext:value-type="float">
            <text:p>3</text:p>
          </table:table-cell>
          <table:table-cell table:formula="of:=[.Q101]+[.Q102]" office:value-type="float" office:value="6" calcext:value-type="float">
            <text:p>6</text:p>
          </table:table-cell>
          <table:table-cell table:formula="of:=[.R101]+[.R102]" office:value-type="float" office:value="6" calcext:value-type="float">
            <text:p>6</text:p>
          </table:table-cell>
          <table:table-cell table:formula="of:=[.S101]+[.S102]" office:value-type="float" office:value="2" calcext:value-type="float">
            <text:p>2</text:p>
          </table:table-cell>
          <table:table-cell table:formula="of:=[.T101]+[.T102]" office:value-type="float" office:value="4" calcext:value-type="float">
            <text:p>4</text:p>
          </table:table-cell>
          <table:table-cell table:formula="of:=[.U101]+[.U102]" office:value-type="float" office:value="7" calcext:value-type="float">
            <text:p>7</text:p>
          </table:table-cell>
          <table:table-cell table:formula="of:=SUM([.N103:.U103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8" calcext:value-type="float">
            <text:p>8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32 vs. S16/E8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8\12-13-14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C108:.J108])" office:value-type="float" office:value="28" calcext:value-type="float">
            <text:p>28</text:p>
          </table:table-cell>
          <table:table-cell table:number-columns-repeated="2"/>
          <table:table-cell table:formula="of:=[.$K108]*[.C110]/[.$K$6]" office:value-type="float" office:value="9.05882352941176" calcext:value-type="float">
            <text:p>9.0588235294</text:p>
          </table:table-cell>
          <table:table-cell table:formula="of:=[.$K108]*[.D110]/[.$K$6]" office:value-type="float" office:value="2.47058823529412" calcext:value-type="float">
            <text:p>2.4705882353</text:p>
          </table:table-cell>
          <table:table-cell table:formula="of:=[.$K108]*[.E110]/[.$K$6]" office:value-type="float" office:value="4.11764705882353" calcext:value-type="float">
            <text:p>4.1176470588</text:p>
          </table:table-cell>
          <table:table-cell table:formula="of:=[.$K108]*[.F110]/[.$K$6]" office:value-type="float" office:value="3.29411764705882" calcext:value-type="float">
            <text:p>3.2941176471</text:p>
          </table:table-cell>
          <table:table-cell table:formula="of:=[.$K108]*[.G110]/[.$K$6]" office:value-type="float" office:value="2.47058823529412" calcext:value-type="float">
            <text:p>2.4705882353</text:p>
          </table:table-cell>
          <table:table-cell table:formula="of:=[.$K108]*[.H110]/[.$K$6]" office:value-type="float" office:value="1.64705882352941" calcext:value-type="float">
            <text:p>1.6470588235</text:p>
          </table:table-cell>
          <table:table-cell table:formula="of:=[.$K108]*[.I110]/[.$K$6]" office:value-type="float" office:value="3.29411764705882" calcext:value-type="float">
            <text:p>3.2941176471</text:p>
          </table:table-cell>
          <table:table-cell table:formula="of:=[.$K108]*[.J110]/[.$K$6]" office:value-type="float" office:value="1.64705882352941" calcext:value-type="float">
            <text:p>1.6470588235</text:p>
          </table:table-cell>
          <table:table-cell table:formula="of:=SUM([.N108:.U108])" office:value-type="float" office:value="28" calcext:value-type="float">
            <text:p>28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108:.J109];[.N108:.U109])" office:value-type="float" office:value="0.111260179160884" calcext:value-type="float">
            <text:p>0.111260179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09:.J109])" office:value-type="float" office:value="6" calcext:value-type="float">
            <text:p>6</text:p>
          </table:table-cell>
          <table:table-cell table:number-columns-repeated="2"/>
          <table:table-cell table:formula="of:=[.$K109]*[.C110]/[.$K$6]" office:value-type="float" office:value="1.94117647058824" calcext:value-type="float">
            <text:p>1.9411764706</text:p>
          </table:table-cell>
          <table:table-cell table:formula="of:=[.$K109]*[.D110]/[.$K$6]" office:value-type="float" office:value="0.529411764705882" calcext:value-type="float">
            <text:p>0.5294117647</text:p>
          </table:table-cell>
          <table:table-cell table:formula="of:=[.$K109]*[.E110]/[.$K$6]" office:value-type="float" office:value="0.882352941176471" calcext:value-type="float">
            <text:p>0.8823529412</text:p>
          </table:table-cell>
          <table:table-cell table:formula="of:=[.$K109]*[.F110]/[.$K$6]" office:value-type="float" office:value="0.705882352941176" calcext:value-type="float">
            <text:p>0.7058823529</text:p>
          </table:table-cell>
          <table:table-cell table:formula="of:=[.$K109]*[.G110]/[.$K$6]" office:value-type="float" office:value="0.529411764705882" calcext:value-type="float">
            <text:p>0.5294117647</text:p>
          </table:table-cell>
          <table:table-cell table:formula="of:=[.$K109]*[.H110]/[.$K$6]" office:value-type="float" office:value="0.352941176470588" calcext:value-type="float">
            <text:p>0.3529411765</text:p>
          </table:table-cell>
          <table:table-cell table:formula="of:=[.$K109]*[.I110]/[.$K$6]" office:value-type="float" office:value="0.705882352941176" calcext:value-type="float">
            <text:p>0.7058823529</text:p>
          </table:table-cell>
          <table:table-cell table:formula="of:=[.$K109]*[.J110]/[.$K$6]" office:value-type="float" office:value="0.352941176470588" calcext:value-type="float">
            <text:p>0.3529411765</text:p>
          </table:table-cell>
          <table:table-cell table:formula="of:=SUM([.N109:.U109])" office:value-type="float" office:value="6" calcext:value-type="float">
            <text:p>6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108:.C109])" office:value-type="float" office:value="11" calcext:value-type="float">
            <text:p>11</text:p>
          </table:table-cell>
          <table:table-cell table:formula="of:=SUM([.D108:.D109])" office:value-type="float" office:value="3" calcext:value-type="float">
            <text:p>3</text:p>
          </table:table-cell>
          <table:table-cell table:formula="of:=SUM([.E108:.E109])" office:value-type="float" office:value="5" calcext:value-type="float">
            <text:p>5</text:p>
          </table:table-cell>
          <table:table-cell table:formula="of:=SUM([.F108:.F109])" office:value-type="float" office:value="4" calcext:value-type="float">
            <text:p>4</text:p>
          </table:table-cell>
          <table:table-cell table:formula="of:=SUM([.G108:.G109])" office:value-type="float" office:value="3" calcext:value-type="float">
            <text:p>3</text:p>
          </table:table-cell>
          <table:table-cell table:formula="of:=SUM([.H108:.H109])" office:value-type="float" office:value="2" calcext:value-type="float">
            <text:p>2</text:p>
          </table:table-cell>
          <table:table-cell table:formula="of:=SUM([.I108:.I109])" office:value-type="float" office:value="4" calcext:value-type="float">
            <text:p>4</text:p>
          </table:table-cell>
          <table:table-cell table:formula="of:=SUM([.J108:.J109])" office:value-type="float" office:value="2" calcext:value-type="float">
            <text:p>2</text:p>
          </table:table-cell>
          <table:table-cell table:formula="of:=SUM([.C110:.J110])" office:value-type="float" office:value="34" calcext:value-type="float">
            <text:p>34</text:p>
          </table:table-cell>
          <table:table-cell table:number-columns-repeated="2"/>
          <table:table-cell table:formula="of:=[.N108]+[.N109]" office:value-type="float" office:value="11" calcext:value-type="float">
            <text:p>11</text:p>
          </table:table-cell>
          <table:table-cell table:formula="of:=[.O108]+[.O109]" office:value-type="float" office:value="3" calcext:value-type="float">
            <text:p>3</text:p>
          </table:table-cell>
          <table:table-cell table:formula="of:=[.P108]+[.P109]" office:value-type="float" office:value="5" calcext:value-type="float">
            <text:p>5</text:p>
          </table:table-cell>
          <table:table-cell table:formula="of:=[.Q108]+[.Q109]" office:value-type="float" office:value="4" calcext:value-type="float">
            <text:p>4</text:p>
          </table:table-cell>
          <table:table-cell table:formula="of:=[.R108]+[.R109]" office:value-type="float" office:value="3" calcext:value-type="float">
            <text:p>3</text:p>
          </table:table-cell>
          <table:table-cell table:formula="of:=[.S108]+[.S109]" office:value-type="float" office:value="2" calcext:value-type="float">
            <text:p>2</text:p>
          </table:table-cell>
          <table:table-cell table:formula="of:=[.T108]+[.T109]" office:value-type="float" office:value="4" calcext:value-type="float">
            <text:p>4</text:p>
          </table:table-cell>
          <table:table-cell table:formula="of:=[.U108]+[.U109]" office:value-type="float" office:value="2" calcext:value-type="float">
            <text:p>2</text:p>
          </table:table-cell>
          <table:table-cell table:formula="of:=SUM([.N110:.U110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9" calcext:value-type="float">
            <text:p>9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32 vs. S16/E8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9\12-13-14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C115:.J115])" office:value-type="float" office:value="16" calcext:value-type="float">
            <text:p>16</text:p>
          </table:table-cell>
          <table:table-cell table:number-columns-repeated="2"/>
          <table:table-cell table:formula="of:=[.$K115]*[.C117]/[.$K$6]" office:value-type="float" office:value="5.17647058823529" calcext:value-type="float">
            <text:p>5.1764705882</text:p>
          </table:table-cell>
          <table:table-cell table:formula="of:=[.$K115]*[.D117]/[.$K$6]" office:value-type="float" office:value="1.41176470588235" calcext:value-type="float">
            <text:p>1.4117647059</text:p>
          </table:table-cell>
          <table:table-cell table:formula="of:=[.$K115]*[.E117]/[.$K$6]" office:value-type="float" office:value="2.35294117647059" calcext:value-type="float">
            <text:p>2.3529411765</text:p>
          </table:table-cell>
          <table:table-cell table:formula="of:=[.$K115]*[.F117]/[.$K$6]" office:value-type="float" office:value="1.88235294117647" calcext:value-type="float">
            <text:p>1.8823529412</text:p>
          </table:table-cell>
          <table:table-cell table:formula="of:=[.$K115]*[.G117]/[.$K$6]" office:value-type="float" office:value="1.41176470588235" calcext:value-type="float">
            <text:p>1.4117647059</text:p>
          </table:table-cell>
          <table:table-cell table:formula="of:=[.$K115]*[.H117]/[.$K$6]" office:value-type="float" office:value="0.941176470588235" calcext:value-type="float">
            <text:p>0.9411764706</text:p>
          </table:table-cell>
          <table:table-cell table:formula="of:=[.$K115]*[.I117]/[.$K$6]" office:value-type="float" office:value="1.88235294117647" calcext:value-type="float">
            <text:p>1.8823529412</text:p>
          </table:table-cell>
          <table:table-cell table:formula="of:=[.$K115]*[.J117]/[.$K$6]" office:value-type="float" office:value="0.941176470588235" calcext:value-type="float">
            <text:p>0.9411764706</text:p>
          </table:table-cell>
          <table:table-cell table:formula="of:=SUM([.N115:.U115])" office:value-type="float" office:value="16" calcext:value-type="float">
            <text:p>16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115:.J116];[.N115:.U116])" office:value-type="float" office:value="0.375598580028907" calcext:value-type="float">
            <text:p>0.3755985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SUM([.C116:.J116])" office:value-type="float" office:value="18" calcext:value-type="float">
            <text:p>18</text:p>
          </table:table-cell>
          <table:table-cell table:number-columns-repeated="2"/>
          <table:table-cell table:formula="of:=[.$K116]*[.C117]/[.$K$6]" office:value-type="float" office:value="5.82352941176471" calcext:value-type="float">
            <text:p>5.8235294118</text:p>
          </table:table-cell>
          <table:table-cell table:formula="of:=[.$K116]*[.D117]/[.$K$6]" office:value-type="float" office:value="1.58823529411765" calcext:value-type="float">
            <text:p>1.5882352941</text:p>
          </table:table-cell>
          <table:table-cell table:formula="of:=[.$K116]*[.E117]/[.$K$6]" office:value-type="float" office:value="2.64705882352941" calcext:value-type="float">
            <text:p>2.6470588235</text:p>
          </table:table-cell>
          <table:table-cell table:formula="of:=[.$K116]*[.F117]/[.$K$6]" office:value-type="float" office:value="2.11764705882353" calcext:value-type="float">
            <text:p>2.1176470588</text:p>
          </table:table-cell>
          <table:table-cell table:formula="of:=[.$K116]*[.G117]/[.$K$6]" office:value-type="float" office:value="1.58823529411765" calcext:value-type="float">
            <text:p>1.5882352941</text:p>
          </table:table-cell>
          <table:table-cell table:formula="of:=[.$K116]*[.H117]/[.$K$6]" office:value-type="float" office:value="1.05882352941176" calcext:value-type="float">
            <text:p>1.0588235294</text:p>
          </table:table-cell>
          <table:table-cell table:formula="of:=[.$K116]*[.I117]/[.$K$6]" office:value-type="float" office:value="2.11764705882353" calcext:value-type="float">
            <text:p>2.1176470588</text:p>
          </table:table-cell>
          <table:table-cell table:formula="of:=[.$K116]*[.J117]/[.$K$6]" office:value-type="float" office:value="1.05882352941176" calcext:value-type="float">
            <text:p>1.0588235294</text:p>
          </table:table-cell>
          <table:table-cell table:formula="of:=SUM([.N116:.U116])" office:value-type="float" office:value="18" calcext:value-type="float">
            <text:p>18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115:.C116])" office:value-type="float" office:value="11" calcext:value-type="float">
            <text:p>11</text:p>
          </table:table-cell>
          <table:table-cell table:formula="of:=SUM([.D115:.D116])" office:value-type="float" office:value="3" calcext:value-type="float">
            <text:p>3</text:p>
          </table:table-cell>
          <table:table-cell table:formula="of:=SUM([.E115:.E116])" office:value-type="float" office:value="5" calcext:value-type="float">
            <text:p>5</text:p>
          </table:table-cell>
          <table:table-cell table:formula="of:=SUM([.F115:.F116])" office:value-type="float" office:value="4" calcext:value-type="float">
            <text:p>4</text:p>
          </table:table-cell>
          <table:table-cell table:formula="of:=SUM([.G115:.G116])" office:value-type="float" office:value="3" calcext:value-type="float">
            <text:p>3</text:p>
          </table:table-cell>
          <table:table-cell table:formula="of:=SUM([.H115:.H116])" office:value-type="float" office:value="2" calcext:value-type="float">
            <text:p>2</text:p>
          </table:table-cell>
          <table:table-cell table:formula="of:=SUM([.I115:.I116])" office:value-type="float" office:value="4" calcext:value-type="float">
            <text:p>4</text:p>
          </table:table-cell>
          <table:table-cell table:formula="of:=SUM([.J115:.J116])" office:value-type="float" office:value="2" calcext:value-type="float">
            <text:p>2</text:p>
          </table:table-cell>
          <table:table-cell table:formula="of:=SUM([.C117:.J117])" office:value-type="float" office:value="34" calcext:value-type="float">
            <text:p>34</text:p>
          </table:table-cell>
          <table:table-cell table:number-columns-repeated="2"/>
          <table:table-cell table:formula="of:=[.N115]+[.N116]" office:value-type="float" office:value="11" calcext:value-type="float">
            <text:p>11</text:p>
          </table:table-cell>
          <table:table-cell table:formula="of:=[.O115]+[.O116]" office:value-type="float" office:value="3" calcext:value-type="float">
            <text:p>3</text:p>
          </table:table-cell>
          <table:table-cell table:formula="of:=[.P115]+[.P116]" office:value-type="float" office:value="5" calcext:value-type="float">
            <text:p>5</text:p>
          </table:table-cell>
          <table:table-cell table:formula="of:=[.Q115]+[.Q116]" office:value-type="float" office:value="4" calcext:value-type="float">
            <text:p>4</text:p>
          </table:table-cell>
          <table:table-cell table:formula="of:=[.R115]+[.R116]" office:value-type="float" office:value="3" calcext:value-type="float">
            <text:p>3</text:p>
          </table:table-cell>
          <table:table-cell table:formula="of:=[.S115]+[.S116]" office:value-type="float" office:value="2" calcext:value-type="float">
            <text:p>2</text:p>
          </table:table-cell>
          <table:table-cell table:formula="of:=[.T115]+[.T116]" office:value-type="float" office:value="4" calcext:value-type="float">
            <text:p>4</text:p>
          </table:table-cell>
          <table:table-cell table:formula="of:=[.U115]+[.U116]" office:value-type="float" office:value="2" calcext:value-type="float">
            <text:p>2</text:p>
          </table:table-cell>
          <table:table-cell table:formula="of:=SUM([.N117:.U117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10" calcext:value-type="float">
            <text:p>10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32 vs. S16/E8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10\12-13-14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122:.J122])" office:value-type="float" office:value="15" calcext:value-type="float">
            <text:p>15</text:p>
          </table:table-cell>
          <table:table-cell table:number-columns-repeated="2"/>
          <table:table-cell table:formula="of:=[.$K122]*[.C124]/[.$K$6]" office:value-type="float" office:value="4.85294117647059" calcext:value-type="float">
            <text:p>4.8529411765</text:p>
          </table:table-cell>
          <table:table-cell table:formula="of:=[.$K122]*[.D124]/[.$K$6]" office:value-type="float" office:value="1.32352941176471" calcext:value-type="float">
            <text:p>1.3235294118</text:p>
          </table:table-cell>
          <table:table-cell table:formula="of:=[.$K122]*[.E124]/[.$K$6]" office:value-type="float" office:value="2.20588235294118" calcext:value-type="float">
            <text:p>2.2058823529</text:p>
          </table:table-cell>
          <table:table-cell table:formula="of:=[.$K122]*[.F124]/[.$K$6]" office:value-type="float" office:value="1.76470588235294" calcext:value-type="float">
            <text:p>1.7647058824</text:p>
          </table:table-cell>
          <table:table-cell table:formula="of:=[.$K122]*[.G124]/[.$K$6]" office:value-type="float" office:value="1.32352941176471" calcext:value-type="float">
            <text:p>1.3235294118</text:p>
          </table:table-cell>
          <table:table-cell table:formula="of:=[.$K122]*[.H124]/[.$K$6]" office:value-type="float" office:value="0.882352941176471" calcext:value-type="float">
            <text:p>0.8823529412</text:p>
          </table:table-cell>
          <table:table-cell table:formula="of:=[.$K122]*[.I124]/[.$K$6]" office:value-type="float" office:value="1.76470588235294" calcext:value-type="float">
            <text:p>1.7647058824</text:p>
          </table:table-cell>
          <table:table-cell table:formula="of:=[.$K122]*[.J124]/[.$K$6]" office:value-type="float" office:value="0.882352941176471" calcext:value-type="float">
            <text:p>0.8823529412</text:p>
          </table:table-cell>
          <table:table-cell table:formula="of:=SUM([.N122:.U122])" office:value-type="float" office:value="15" calcext:value-type="float">
            <text:p>15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122:.J123];[.N122:.U123])" office:value-type="float" office:value="0.220874834041569" calcext:value-type="float">
            <text:p>0.22087483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123:.J123])" office:value-type="float" office:value="19" calcext:value-type="float">
            <text:p>19</text:p>
          </table:table-cell>
          <table:table-cell table:number-columns-repeated="2"/>
          <table:table-cell table:formula="of:=[.$K123]*[.C124]/[.$K$6]" office:value-type="float" office:value="6.14705882352941" calcext:value-type="float">
            <text:p>6.1470588235</text:p>
          </table:table-cell>
          <table:table-cell table:formula="of:=[.$K123]*[.D124]/[.$K$6]" office:value-type="float" office:value="1.67647058823529" calcext:value-type="float">
            <text:p>1.6764705882</text:p>
          </table:table-cell>
          <table:table-cell table:formula="of:=[.$K123]*[.E124]/[.$K$6]" office:value-type="float" office:value="2.79411764705882" calcext:value-type="float">
            <text:p>2.7941176471</text:p>
          </table:table-cell>
          <table:table-cell table:formula="of:=[.$K123]*[.F124]/[.$K$6]" office:value-type="float" office:value="2.23529411764706" calcext:value-type="float">
            <text:p>2.2352941176</text:p>
          </table:table-cell>
          <table:table-cell table:formula="of:=[.$K123]*[.G124]/[.$K$6]" office:value-type="float" office:value="1.67647058823529" calcext:value-type="float">
            <text:p>1.6764705882</text:p>
          </table:table-cell>
          <table:table-cell table:formula="of:=[.$K123]*[.H124]/[.$K$6]" office:value-type="float" office:value="1.11764705882353" calcext:value-type="float">
            <text:p>1.1176470588</text:p>
          </table:table-cell>
          <table:table-cell table:formula="of:=[.$K123]*[.I124]/[.$K$6]" office:value-type="float" office:value="2.23529411764706" calcext:value-type="float">
            <text:p>2.2352941176</text:p>
          </table:table-cell>
          <table:table-cell table:formula="of:=[.$K123]*[.J124]/[.$K$6]" office:value-type="float" office:value="1.11764705882353" calcext:value-type="float">
            <text:p>1.1176470588</text:p>
          </table:table-cell>
          <table:table-cell table:formula="of:=SUM([.N123:.U123])" office:value-type="float" office:value="19" calcext:value-type="float">
            <text:p>19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122:.C123])" office:value-type="float" office:value="11" calcext:value-type="float">
            <text:p>11</text:p>
          </table:table-cell>
          <table:table-cell table:formula="of:=SUM([.D122:.D123])" office:value-type="float" office:value="3" calcext:value-type="float">
            <text:p>3</text:p>
          </table:table-cell>
          <table:table-cell table:formula="of:=SUM([.E122:.E123])" office:value-type="float" office:value="5" calcext:value-type="float">
            <text:p>5</text:p>
          </table:table-cell>
          <table:table-cell table:formula="of:=SUM([.F122:.F123])" office:value-type="float" office:value="4" calcext:value-type="float">
            <text:p>4</text:p>
          </table:table-cell>
          <table:table-cell table:formula="of:=SUM([.G122:.G123])" office:value-type="float" office:value="3" calcext:value-type="float">
            <text:p>3</text:p>
          </table:table-cell>
          <table:table-cell table:formula="of:=SUM([.H122:.H123])" office:value-type="float" office:value="2" calcext:value-type="float">
            <text:p>2</text:p>
          </table:table-cell>
          <table:table-cell table:formula="of:=SUM([.I122:.I123])" office:value-type="float" office:value="4" calcext:value-type="float">
            <text:p>4</text:p>
          </table:table-cell>
          <table:table-cell table:formula="of:=SUM([.J122:.J123])" office:value-type="float" office:value="2" calcext:value-type="float">
            <text:p>2</text:p>
          </table:table-cell>
          <table:table-cell table:formula="of:=SUM([.C124:.J124])" office:value-type="float" office:value="34" calcext:value-type="float">
            <text:p>34</text:p>
          </table:table-cell>
          <table:table-cell table:number-columns-repeated="2"/>
          <table:table-cell table:formula="of:=[.N122]+[.N123]" office:value-type="float" office:value="11" calcext:value-type="float">
            <text:p>11</text:p>
          </table:table-cell>
          <table:table-cell table:formula="of:=[.O122]+[.O123]" office:value-type="float" office:value="3" calcext:value-type="float">
            <text:p>3</text:p>
          </table:table-cell>
          <table:table-cell table:formula="of:=[.P122]+[.P123]" office:value-type="float" office:value="5" calcext:value-type="float">
            <text:p>5</text:p>
          </table:table-cell>
          <table:table-cell table:formula="of:=[.Q122]+[.Q123]" office:value-type="float" office:value="4" calcext:value-type="float">
            <text:p>4</text:p>
          </table:table-cell>
          <table:table-cell table:formula="of:=[.R122]+[.R123]" office:value-type="float" office:value="3" calcext:value-type="float">
            <text:p>3</text:p>
          </table:table-cell>
          <table:table-cell table:formula="of:=[.S122]+[.S123]" office:value-type="float" office:value="2" calcext:value-type="float">
            <text:p>2</text:p>
          </table:table-cell>
          <table:table-cell table:formula="of:=[.T122]+[.T123]" office:value-type="float" office:value="4" calcext:value-type="float">
            <text:p>4</text:p>
          </table:table-cell>
          <table:table-cell table:formula="of:=[.U122]+[.U123]" office:value-type="float" office:value="2" calcext:value-type="float">
            <text:p>2</text:p>
          </table:table-cell>
          <table:table-cell table:formula="of:=SUM([.N124:.U124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11" calcext:value-type="float">
            <text:p>11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32 vs. S16/E8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11\12-13-14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129:.J129])" office:value-type="float" office:value="14" calcext:value-type="float">
            <text:p>14</text:p>
          </table:table-cell>
          <table:table-cell table:number-columns-repeated="2"/>
          <table:table-cell table:formula="of:=[.$K129]*[.C131]/[.$K$6]" office:value-type="float" office:value="4.52941176470588" calcext:value-type="float">
            <text:p>4.5294117647</text:p>
          </table:table-cell>
          <table:table-cell table:formula="of:=[.$K129]*[.D131]/[.$K$6]" office:value-type="float" office:value="1.23529411764706" calcext:value-type="float">
            <text:p>1.2352941176</text:p>
          </table:table-cell>
          <table:table-cell table:formula="of:=[.$K129]*[.E131]/[.$K$6]" office:value-type="float" office:value="2.05882352941176" calcext:value-type="float">
            <text:p>2.0588235294</text:p>
          </table:table-cell>
          <table:table-cell table:formula="of:=[.$K129]*[.F131]/[.$K$6]" office:value-type="float" office:value="1.64705882352941" calcext:value-type="float">
            <text:p>1.6470588235</text:p>
          </table:table-cell>
          <table:table-cell table:formula="of:=[.$K129]*[.G131]/[.$K$6]" office:value-type="float" office:value="1.23529411764706" calcext:value-type="float">
            <text:p>1.2352941176</text:p>
          </table:table-cell>
          <table:table-cell table:formula="of:=[.$K129]*[.H131]/[.$K$6]" office:value-type="float" office:value="0.823529411764706" calcext:value-type="float">
            <text:p>0.8235294118</text:p>
          </table:table-cell>
          <table:table-cell table:formula="of:=[.$K129]*[.I131]/[.$K$6]" office:value-type="float" office:value="1.64705882352941" calcext:value-type="float">
            <text:p>1.6470588235</text:p>
          </table:table-cell>
          <table:table-cell table:formula="of:=[.$K129]*[.J131]/[.$K$6]" office:value-type="float" office:value="0.823529411764706" calcext:value-type="float">
            <text:p>0.8235294118</text:p>
          </table:table-cell>
          <table:table-cell table:formula="of:=SUM([.N129:.U129])" office:value-type="float" office:value="14" calcext:value-type="float">
            <text:p>14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129:.J130];[.N129:.U130])" office:value-type="float" office:value="0.0456660632907043" calcext:value-type="float">
            <text:p>0.04566606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C130:.J130])" office:value-type="float" office:value="20" calcext:value-type="float">
            <text:p>20</text:p>
          </table:table-cell>
          <table:table-cell table:number-columns-repeated="2"/>
          <table:table-cell table:formula="of:=[.$K130]*[.C131]/[.$K$6]" office:value-type="float" office:value="6.47058823529412" calcext:value-type="float">
            <text:p>6.4705882353</text:p>
          </table:table-cell>
          <table:table-cell table:formula="of:=[.$K130]*[.D131]/[.$K$6]" office:value-type="float" office:value="1.76470588235294" calcext:value-type="float">
            <text:p>1.7647058824</text:p>
          </table:table-cell>
          <table:table-cell table:formula="of:=[.$K130]*[.E131]/[.$K$6]" office:value-type="float" office:value="2.94117647058824" calcext:value-type="float">
            <text:p>2.9411764706</text:p>
          </table:table-cell>
          <table:table-cell table:formula="of:=[.$K130]*[.F131]/[.$K$6]" office:value-type="float" office:value="2.35294117647059" calcext:value-type="float">
            <text:p>2.3529411765</text:p>
          </table:table-cell>
          <table:table-cell table:formula="of:=[.$K130]*[.G131]/[.$K$6]" office:value-type="float" office:value="1.76470588235294" calcext:value-type="float">
            <text:p>1.7647058824</text:p>
          </table:table-cell>
          <table:table-cell table:formula="of:=[.$K130]*[.H131]/[.$K$6]" office:value-type="float" office:value="1.17647058823529" calcext:value-type="float">
            <text:p>1.1764705882</text:p>
          </table:table-cell>
          <table:table-cell table:formula="of:=[.$K130]*[.I131]/[.$K$6]" office:value-type="float" office:value="2.35294117647059" calcext:value-type="float">
            <text:p>2.3529411765</text:p>
          </table:table-cell>
          <table:table-cell table:formula="of:=[.$K130]*[.J131]/[.$K$6]" office:value-type="float" office:value="1.17647058823529" calcext:value-type="float">
            <text:p>1.1764705882</text:p>
          </table:table-cell>
          <table:table-cell table:formula="of:=SUM([.N130:.U130])" office:value-type="float" office:value="20" calcext:value-type="float">
            <text:p>20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129:.C130])" office:value-type="float" office:value="11" calcext:value-type="float">
            <text:p>11</text:p>
          </table:table-cell>
          <table:table-cell table:formula="of:=SUM([.D129:.D130])" office:value-type="float" office:value="3" calcext:value-type="float">
            <text:p>3</text:p>
          </table:table-cell>
          <table:table-cell table:formula="of:=SUM([.E129:.E130])" office:value-type="float" office:value="5" calcext:value-type="float">
            <text:p>5</text:p>
          </table:table-cell>
          <table:table-cell table:formula="of:=SUM([.F129:.F130])" office:value-type="float" office:value="4" calcext:value-type="float">
            <text:p>4</text:p>
          </table:table-cell>
          <table:table-cell table:formula="of:=SUM([.G129:.G130])" office:value-type="float" office:value="3" calcext:value-type="float">
            <text:p>3</text:p>
          </table:table-cell>
          <table:table-cell table:formula="of:=SUM([.H129:.H130])" office:value-type="float" office:value="2" calcext:value-type="float">
            <text:p>2</text:p>
          </table:table-cell>
          <table:table-cell table:formula="of:=SUM([.I129:.I130])" office:value-type="float" office:value="4" calcext:value-type="float">
            <text:p>4</text:p>
          </table:table-cell>
          <table:table-cell table:formula="of:=SUM([.J129:.J130])" office:value-type="float" office:value="2" calcext:value-type="float">
            <text:p>2</text:p>
          </table:table-cell>
          <table:table-cell table:formula="of:=SUM([.C131:.J131])" office:value-type="float" office:value="34" calcext:value-type="float">
            <text:p>34</text:p>
          </table:table-cell>
          <table:table-cell table:number-columns-repeated="2"/>
          <table:table-cell table:formula="of:=[.N129]+[.N130]" office:value-type="float" office:value="11" calcext:value-type="float">
            <text:p>11</text:p>
          </table:table-cell>
          <table:table-cell table:formula="of:=[.O129]+[.O130]" office:value-type="float" office:value="3" calcext:value-type="float">
            <text:p>3</text:p>
          </table:table-cell>
          <table:table-cell table:formula="of:=[.P129]+[.P130]" office:value-type="float" office:value="5" calcext:value-type="float">
            <text:p>5</text:p>
          </table:table-cell>
          <table:table-cell table:formula="of:=[.Q129]+[.Q130]" office:value-type="float" office:value="4" calcext:value-type="float">
            <text:p>4</text:p>
          </table:table-cell>
          <table:table-cell table:formula="of:=[.R129]+[.R130]" office:value-type="float" office:value="3" calcext:value-type="float">
            <text:p>3</text:p>
          </table:table-cell>
          <table:table-cell table:formula="of:=[.S129]+[.S130]" office:value-type="float" office:value="2" calcext:value-type="float">
            <text:p>2</text:p>
          </table:table-cell>
          <table:table-cell table:formula="of:=[.T129]+[.T130]" office:value-type="float" office:value="4" calcext:value-type="float">
            <text:p>4</text:p>
          </table:table-cell>
          <table:table-cell table:formula="of:=[.U129]+[.U130]" office:value-type="float" office:value="2" calcext:value-type="float">
            <text:p>2</text:p>
          </table:table-cell>
          <table:table-cell table:formula="of:=SUM([.N131:.U131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15" calcext:value-type="float">
            <text:p>15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15\23-27-2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136:.J136])" office:value-type="float" office:value="34" calcext:value-type="float">
            <text:p>34</text:p>
          </table:table-cell>
          <table:table-cell table:number-columns-repeated="2"/>
          <table:table-cell table:formula="of:=[.$K136]*[.C138]/[.$K$6]" office:value-type="float" office:value="13" calcext:value-type="float">
            <text:p>13</text:p>
          </table:table-cell>
          <table:table-cell table:formula="of:=[.$K136]*[.D138]/[.$K$6]" office:value-type="float" office:value="9" calcext:value-type="float">
            <text:p>9</text:p>
          </table:table-cell>
          <table:table-cell table:formula="of:=[.$K136]*[.E138]/[.$K$6]" office:value-type="float" office:value="3" calcext:value-type="float">
            <text:p>3</text:p>
          </table:table-cell>
          <table:table-cell table:formula="of:=[.$K136]*[.F138]/[.$K$6]" office:value-type="float" office:value="4" calcext:value-type="float">
            <text:p>4</text:p>
          </table:table-cell>
          <table:table-cell table:formula="of:=[.$K136]*[.G138]/[.$K$6]" office:value-type="float" office:value="1" calcext:value-type="float">
            <text:p>1</text:p>
          </table:table-cell>
          <table:table-cell table:formula="of:=[.$K136]*[.H138]/[.$K$6]" office:value-type="float" office:value="2" calcext:value-type="float">
            <text:p>2</text:p>
          </table:table-cell>
          <table:table-cell table:formula="of:=[.$K136]*[.I138]/[.$K$6]" office:value-type="float" office:value="1" calcext:value-type="float">
            <text:p>1</text:p>
          </table:table-cell>
          <table:table-cell table:formula="of:=[.$K136]*[.J138]/[.$K$6]" office:value-type="float" office:value="1" calcext:value-type="float">
            <text:p>1</text:p>
          </table:table-cell>
          <table:table-cell table:formula="of:=SUM([.N136:.U136])" office:value-type="float" office:value="34" calcext:value-type="float">
            <text:p>34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136:.J137];[.N136:.U137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number-columns-repeated="9" office:value-type="float" office:value="0" calcext:value-type="float">
            <text:p>0</text:p>
          </table:table-cell>
          <table:table-cell table:formula="of:=SUM([.C137:.J137])" office:value-type="float" office:value="0" calcext:value-type="float">
            <text:p>0</text:p>
          </table:table-cell>
          <table:table-cell table:number-columns-repeated="2"/>
          <table:table-cell table:formula="of:=[.$K137]*[.C138]/[.$K$6]" office:value-type="float" office:value="0" calcext:value-type="float">
            <text:p>0</text:p>
          </table:table-cell>
          <table:table-cell table:formula="of:=[.$K137]*[.D138]/[.$K$6]" office:value-type="float" office:value="0" calcext:value-type="float">
            <text:p>0</text:p>
          </table:table-cell>
          <table:table-cell table:formula="of:=[.$K137]*[.E138]/[.$K$6]" office:value-type="float" office:value="0" calcext:value-type="float">
            <text:p>0</text:p>
          </table:table-cell>
          <table:table-cell table:formula="of:=[.$K137]*[.F138]/[.$K$6]" office:value-type="float" office:value="0" calcext:value-type="float">
            <text:p>0</text:p>
          </table:table-cell>
          <table:table-cell table:formula="of:=[.$K137]*[.G138]/[.$K$6]" office:value-type="float" office:value="0" calcext:value-type="float">
            <text:p>0</text:p>
          </table:table-cell>
          <table:table-cell table:formula="of:=[.$K137]*[.H138]/[.$K$6]" office:value-type="float" office:value="0" calcext:value-type="float">
            <text:p>0</text:p>
          </table:table-cell>
          <table:table-cell table:formula="of:=[.$K137]*[.I138]/[.$K$6]" office:value-type="float" office:value="0" calcext:value-type="float">
            <text:p>0</text:p>
          </table:table-cell>
          <table:table-cell table:formula="of:=[.$K137]*[.J138]/[.$K$6]" office:value-type="float" office:value="0" calcext:value-type="float">
            <text:p>0</text:p>
          </table:table-cell>
          <table:table-cell table:formula="of:=SUM([.N137:.U137])" office:value-type="float" office:value="0" calcext:value-type="float">
            <text:p>0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136:.C137])" office:value-type="float" office:value="13" calcext:value-type="float">
            <text:p>13</text:p>
          </table:table-cell>
          <table:table-cell table:formula="of:=SUM([.D136:.D137])" office:value-type="float" office:value="9" calcext:value-type="float">
            <text:p>9</text:p>
          </table:table-cell>
          <table:table-cell table:formula="of:=SUM([.E136:.E137])" office:value-type="float" office:value="3" calcext:value-type="float">
            <text:p>3</text:p>
          </table:table-cell>
          <table:table-cell table:formula="of:=SUM([.F136:.F137])" office:value-type="float" office:value="4" calcext:value-type="float">
            <text:p>4</text:p>
          </table:table-cell>
          <table:table-cell table:formula="of:=SUM([.G136:.G137])" office:value-type="float" office:value="1" calcext:value-type="float">
            <text:p>1</text:p>
          </table:table-cell>
          <table:table-cell table:formula="of:=SUM([.H136:.H137])" office:value-type="float" office:value="2" calcext:value-type="float">
            <text:p>2</text:p>
          </table:table-cell>
          <table:table-cell table:formula="of:=SUM([.I136:.I137])" office:value-type="float" office:value="1" calcext:value-type="float">
            <text:p>1</text:p>
          </table:table-cell>
          <table:table-cell table:formula="of:=SUM([.J136:.J137])" office:value-type="float" office:value="1" calcext:value-type="float">
            <text:p>1</text:p>
          </table:table-cell>
          <table:table-cell table:formula="of:=SUM([.C138:.J138])" office:value-type="float" office:value="34" calcext:value-type="float">
            <text:p>34</text:p>
          </table:table-cell>
          <table:table-cell table:number-columns-repeated="2"/>
          <table:table-cell table:formula="of:=[.N136]+[.N137]" office:value-type="float" office:value="13" calcext:value-type="float">
            <text:p>13</text:p>
          </table:table-cell>
          <table:table-cell table:formula="of:=[.O136]+[.O137]" office:value-type="float" office:value="9" calcext:value-type="float">
            <text:p>9</text:p>
          </table:table-cell>
          <table:table-cell table:formula="of:=[.P136]+[.P137]" office:value-type="float" office:value="3" calcext:value-type="float">
            <text:p>3</text:p>
          </table:table-cell>
          <table:table-cell table:formula="of:=[.Q136]+[.Q137]" office:value-type="float" office:value="4" calcext:value-type="float">
            <text:p>4</text:p>
          </table:table-cell>
          <table:table-cell table:formula="of:=[.R136]+[.R137]" office:value-type="float" office:value="1" calcext:value-type="float">
            <text:p>1</text:p>
          </table:table-cell>
          <table:table-cell table:formula="of:=[.S136]+[.S137]" office:value-type="float" office:value="2" calcext:value-type="float">
            <text:p>2</text:p>
          </table:table-cell>
          <table:table-cell table:formula="of:=[.T136]+[.T137]" office:value-type="float" office:value="1" calcext:value-type="float">
            <text:p>1</text:p>
          </table:table-cell>
          <table:table-cell table:formula="of:=[.U136]+[.U137]" office:value-type="float" office:value="1" calcext:value-type="float">
            <text:p>1</text:p>
          </table:table-cell>
          <table:table-cell table:formula="of:=SUM([.N138:.U138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15\23-24-27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C142:.J142])" office:value-type="float" office:value="34" calcext:value-type="float">
            <text:p>34</text:p>
          </table:table-cell>
          <table:table-cell table:number-columns-repeated="2"/>
          <table:table-cell table:formula="of:=[.$K142]*[.C144]/[.$K$6]" office:value-type="float" office:value="9" calcext:value-type="float">
            <text:p>9</text:p>
          </table:table-cell>
          <table:table-cell table:formula="of:=[.$K142]*[.D144]/[.$K$6]" office:value-type="float" office:value="3" calcext:value-type="float">
            <text:p>3</text:p>
          </table:table-cell>
          <table:table-cell table:formula="of:=[.$K142]*[.E144]/[.$K$6]" office:value-type="float" office:value="13" calcext:value-type="float">
            <text:p>13</text:p>
          </table:table-cell>
          <table:table-cell table:formula="of:=[.$K142]*[.F144]/[.$K$6]" office:value-type="float" office:value="4" calcext:value-type="float">
            <text:p>4</text:p>
          </table:table-cell>
          <table:table-cell table:formula="of:=[.$K142]*[.G144]/[.$K$6]" office:value-type="float" office:value="0" calcext:value-type="float">
            <text:p>0</text:p>
          </table:table-cell>
          <table:table-cell table:formula="of:=[.$K142]*[.H144]/[.$K$6]" office:value-type="float" office:value="1" calcext:value-type="float">
            <text:p>1</text:p>
          </table:table-cell>
          <table:table-cell table:formula="of:=[.$K142]*[.I144]/[.$K$6]" office:value-type="float" office:value="3" calcext:value-type="float">
            <text:p>3</text:p>
          </table:table-cell>
          <table:table-cell table:formula="of:=[.$K142]*[.J144]/[.$K$6]" office:value-type="float" office:value="1" calcext:value-type="float">
            <text:p>1</text:p>
          </table:table-cell>
          <table:table-cell table:formula="of:=SUM([.N142:.U142])" office:value-type="float" office:value="34" calcext:value-type="float">
            <text:p>34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142:.J143];[.N142:.U143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number-columns-repeated="9" office:value-type="float" office:value="0" calcext:value-type="float">
            <text:p>0</text:p>
          </table:table-cell>
          <table:table-cell table:formula="of:=SUM([.C143:.J143])" office:value-type="float" office:value="0" calcext:value-type="float">
            <text:p>0</text:p>
          </table:table-cell>
          <table:table-cell table:number-columns-repeated="2"/>
          <table:table-cell table:formula="of:=[.$K143]*[.C144]/[.$K$6]" office:value-type="float" office:value="0" calcext:value-type="float">
            <text:p>0</text:p>
          </table:table-cell>
          <table:table-cell table:formula="of:=[.$K143]*[.D144]/[.$K$6]" office:value-type="float" office:value="0" calcext:value-type="float">
            <text:p>0</text:p>
          </table:table-cell>
          <table:table-cell table:formula="of:=[.$K143]*[.E144]/[.$K$6]" office:value-type="float" office:value="0" calcext:value-type="float">
            <text:p>0</text:p>
          </table:table-cell>
          <table:table-cell table:formula="of:=[.$K143]*[.F144]/[.$K$6]" office:value-type="float" office:value="0" calcext:value-type="float">
            <text:p>0</text:p>
          </table:table-cell>
          <table:table-cell table:formula="of:=[.$K143]*[.G144]/[.$K$6]" office:value-type="float" office:value="0" calcext:value-type="float">
            <text:p>0</text:p>
          </table:table-cell>
          <table:table-cell table:formula="of:=[.$K143]*[.H144]/[.$K$6]" office:value-type="float" office:value="0" calcext:value-type="float">
            <text:p>0</text:p>
          </table:table-cell>
          <table:table-cell table:formula="of:=[.$K143]*[.I144]/[.$K$6]" office:value-type="float" office:value="0" calcext:value-type="float">
            <text:p>0</text:p>
          </table:table-cell>
          <table:table-cell table:formula="of:=[.$K143]*[.J144]/[.$K$6]" office:value-type="float" office:value="0" calcext:value-type="float">
            <text:p>0</text:p>
          </table:table-cell>
          <table:table-cell table:formula="of:=SUM([.N143:.U143])" office:value-type="float" office:value="0" calcext:value-type="float">
            <text:p>0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142:.C143])" office:value-type="float" office:value="9" calcext:value-type="float">
            <text:p>9</text:p>
          </table:table-cell>
          <table:table-cell table:formula="of:=SUM([.D142:.D143])" office:value-type="float" office:value="3" calcext:value-type="float">
            <text:p>3</text:p>
          </table:table-cell>
          <table:table-cell table:formula="of:=SUM([.E142:.E143])" office:value-type="float" office:value="13" calcext:value-type="float">
            <text:p>13</text:p>
          </table:table-cell>
          <table:table-cell table:formula="of:=SUM([.F142:.F143])" office:value-type="float" office:value="4" calcext:value-type="float">
            <text:p>4</text:p>
          </table:table-cell>
          <table:table-cell table:formula="of:=SUM([.G142:.G143])" office:value-type="float" office:value="0" calcext:value-type="float">
            <text:p>0</text:p>
          </table:table-cell>
          <table:table-cell table:formula="of:=SUM([.H142:.H143])" office:value-type="float" office:value="1" calcext:value-type="float">
            <text:p>1</text:p>
          </table:table-cell>
          <table:table-cell table:formula="of:=SUM([.I142:.I143])" office:value-type="float" office:value="3" calcext:value-type="float">
            <text:p>3</text:p>
          </table:table-cell>
          <table:table-cell table:formula="of:=SUM([.J142:.J143])" office:value-type="float" office:value="1" calcext:value-type="float">
            <text:p>1</text:p>
          </table:table-cell>
          <table:table-cell table:formula="of:=SUM([.C144:.J144])" office:value-type="float" office:value="34" calcext:value-type="float">
            <text:p>34</text:p>
          </table:table-cell>
          <table:table-cell table:number-columns-repeated="2"/>
          <table:table-cell table:formula="of:=[.N142]+[.N143]" office:value-type="float" office:value="9" calcext:value-type="float">
            <text:p>9</text:p>
          </table:table-cell>
          <table:table-cell table:formula="of:=[.O142]+[.O143]" office:value-type="float" office:value="3" calcext:value-type="float">
            <text:p>3</text:p>
          </table:table-cell>
          <table:table-cell table:formula="of:=[.P142]+[.P143]" office:value-type="float" office:value="13" calcext:value-type="float">
            <text:p>13</text:p>
          </table:table-cell>
          <table:table-cell table:formula="of:=[.Q142]+[.Q143]" office:value-type="float" office:value="4" calcext:value-type="float">
            <text:p>4</text:p>
          </table:table-cell>
          <table:table-cell table:formula="of:=[.R142]+[.R143]" office:value-type="float" office:value="0" calcext:value-type="float">
            <text:p>0</text:p>
          </table:table-cell>
          <table:table-cell table:formula="of:=[.S142]+[.S143]" office:value-type="float" office:value="1" calcext:value-type="float">
            <text:p>1</text:p>
          </table:table-cell>
          <table:table-cell table:formula="of:=[.T142]+[.T143]" office:value-type="float" office:value="3" calcext:value-type="float">
            <text:p>3</text:p>
          </table:table-cell>
          <table:table-cell table:formula="of:=[.U142]+[.U143]" office:value-type="float" office:value="1" calcext:value-type="float">
            <text:p>1</text:p>
          </table:table-cell>
          <table:table-cell table:formula="of:=SUM([.N144:.U144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16" calcext:value-type="float">
            <text:p>16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16\23-27-2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149:.J149])" office:value-type="float" office:value="19" calcext:value-type="float">
            <text:p>19</text:p>
          </table:table-cell>
          <table:table-cell table:number-columns-repeated="2"/>
          <table:table-cell table:formula="of:=[.$K149]*[.C151]/[.$K$6]" office:value-type="float" office:value="7.26470588235294" calcext:value-type="float">
            <text:p>7.2647058824</text:p>
          </table:table-cell>
          <table:table-cell table:formula="of:=[.$K149]*[.D151]/[.$K$6]" office:value-type="float" office:value="5.02941176470588" calcext:value-type="float">
            <text:p>5.0294117647</text:p>
          </table:table-cell>
          <table:table-cell table:formula="of:=[.$K149]*[.E151]/[.$K$6]" office:value-type="float" office:value="1.67647058823529" calcext:value-type="float">
            <text:p>1.6764705882</text:p>
          </table:table-cell>
          <table:table-cell table:formula="of:=[.$K149]*[.F151]/[.$K$6]" office:value-type="float" office:value="2.23529411764706" calcext:value-type="float">
            <text:p>2.2352941176</text:p>
          </table:table-cell>
          <table:table-cell table:formula="of:=[.$K149]*[.G151]/[.$K$6]" office:value-type="float" office:value="0.558823529411765" calcext:value-type="float">
            <text:p>0.5588235294</text:p>
          </table:table-cell>
          <table:table-cell table:formula="of:=[.$K149]*[.H151]/[.$K$6]" office:value-type="float" office:value="1.11764705882353" calcext:value-type="float">
            <text:p>1.1176470588</text:p>
          </table:table-cell>
          <table:table-cell table:formula="of:=[.$K149]*[.I151]/[.$K$6]" office:value-type="float" office:value="0.558823529411765" calcext:value-type="float">
            <text:p>0.5588235294</text:p>
          </table:table-cell>
          <table:table-cell table:formula="of:=[.$K149]*[.J151]/[.$K$6]" office:value-type="float" office:value="0.558823529411765" calcext:value-type="float">
            <text:p>0.5588235294</text:p>
          </table:table-cell>
          <table:table-cell table:formula="of:=SUM([.N149:.U149])" office:value-type="float" office:value="19" calcext:value-type="float">
            <text:p>19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149:.J150];[.N149:.U150])" office:value-type="float" office:value="0.767300194092358" calcext:value-type="float">
            <text:p>0.767300194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50:.J150])" office:value-type="float" office:value="15" calcext:value-type="float">
            <text:p>15</text:p>
          </table:table-cell>
          <table:table-cell table:number-columns-repeated="2"/>
          <table:table-cell table:formula="of:=[.$K150]*[.C151]/[.$K$6]" office:value-type="float" office:value="5.73529411764706" calcext:value-type="float">
            <text:p>5.7352941176</text:p>
          </table:table-cell>
          <table:table-cell table:formula="of:=[.$K150]*[.D151]/[.$K$6]" office:value-type="float" office:value="3.97058823529412" calcext:value-type="float">
            <text:p>3.9705882353</text:p>
          </table:table-cell>
          <table:table-cell table:formula="of:=[.$K150]*[.E151]/[.$K$6]" office:value-type="float" office:value="1.32352941176471" calcext:value-type="float">
            <text:p>1.3235294118</text:p>
          </table:table-cell>
          <table:table-cell table:formula="of:=[.$K150]*[.F151]/[.$K$6]" office:value-type="float" office:value="1.76470588235294" calcext:value-type="float">
            <text:p>1.7647058824</text:p>
          </table:table-cell>
          <table:table-cell table:formula="of:=[.$K150]*[.G151]/[.$K$6]" office:value-type="float" office:value="0.441176470588235" calcext:value-type="float">
            <text:p>0.4411764706</text:p>
          </table:table-cell>
          <table:table-cell table:formula="of:=[.$K150]*[.H151]/[.$K$6]" office:value-type="float" office:value="0.882352941176471" calcext:value-type="float">
            <text:p>0.8823529412</text:p>
          </table:table-cell>
          <table:table-cell table:formula="of:=[.$K150]*[.I151]/[.$K$6]" office:value-type="float" office:value="0.441176470588235" calcext:value-type="float">
            <text:p>0.4411764706</text:p>
          </table:table-cell>
          <table:table-cell table:formula="of:=[.$K150]*[.J151]/[.$K$6]" office:value-type="float" office:value="0.441176470588235" calcext:value-type="float">
            <text:p>0.4411764706</text:p>
          </table:table-cell>
          <table:table-cell table:formula="of:=SUM([.N150:.U150])" office:value-type="float" office:value="15" calcext:value-type="float">
            <text:p>15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149:.C150])" office:value-type="float" office:value="13" calcext:value-type="float">
            <text:p>13</text:p>
          </table:table-cell>
          <table:table-cell table:formula="of:=SUM([.D149:.D150])" office:value-type="float" office:value="9" calcext:value-type="float">
            <text:p>9</text:p>
          </table:table-cell>
          <table:table-cell table:formula="of:=SUM([.E149:.E150])" office:value-type="float" office:value="3" calcext:value-type="float">
            <text:p>3</text:p>
          </table:table-cell>
          <table:table-cell table:formula="of:=SUM([.F149:.F150])" office:value-type="float" office:value="4" calcext:value-type="float">
            <text:p>4</text:p>
          </table:table-cell>
          <table:table-cell table:formula="of:=SUM([.G149:.G150])" office:value-type="float" office:value="1" calcext:value-type="float">
            <text:p>1</text:p>
          </table:table-cell>
          <table:table-cell table:formula="of:=SUM([.H149:.H150])" office:value-type="float" office:value="2" calcext:value-type="float">
            <text:p>2</text:p>
          </table:table-cell>
          <table:table-cell table:formula="of:=SUM([.I149:.I150])" office:value-type="float" office:value="1" calcext:value-type="float">
            <text:p>1</text:p>
          </table:table-cell>
          <table:table-cell table:formula="of:=SUM([.J149:.J150])" office:value-type="float" office:value="1" calcext:value-type="float">
            <text:p>1</text:p>
          </table:table-cell>
          <table:table-cell table:formula="of:=SUM([.C151:.J151])" office:value-type="float" office:value="34" calcext:value-type="float">
            <text:p>34</text:p>
          </table:table-cell>
          <table:table-cell table:number-columns-repeated="2"/>
          <table:table-cell table:formula="of:=[.N149]+[.N150]" office:value-type="float" office:value="13" calcext:value-type="float">
            <text:p>13</text:p>
          </table:table-cell>
          <table:table-cell table:formula="of:=[.O149]+[.O150]" office:value-type="float" office:value="9" calcext:value-type="float">
            <text:p>9</text:p>
          </table:table-cell>
          <table:table-cell table:formula="of:=[.P149]+[.P150]" office:value-type="float" office:value="3" calcext:value-type="float">
            <text:p>3</text:p>
          </table:table-cell>
          <table:table-cell table:formula="of:=[.Q149]+[.Q150]" office:value-type="float" office:value="4" calcext:value-type="float">
            <text:p>4</text:p>
          </table:table-cell>
          <table:table-cell table:formula="of:=[.R149]+[.R150]" office:value-type="float" office:value="1" calcext:value-type="float">
            <text:p>1</text:p>
          </table:table-cell>
          <table:table-cell table:formula="of:=[.S149]+[.S150]" office:value-type="float" office:value="2" calcext:value-type="float">
            <text:p>2</text:p>
          </table:table-cell>
          <table:table-cell table:formula="of:=[.T149]+[.T150]" office:value-type="float" office:value="1" calcext:value-type="float">
            <text:p>1</text:p>
          </table:table-cell>
          <table:table-cell table:formula="of:=[.U149]+[.U150]" office:value-type="float" office:value="1" calcext:value-type="float">
            <text:p>1</text:p>
          </table:table-cell>
          <table:table-cell table:formula="of:=SUM([.N151:.U151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16\23-24-27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155:.J155])" office:value-type="float" office:value="19" calcext:value-type="float">
            <text:p>19</text:p>
          </table:table-cell>
          <table:table-cell table:number-columns-repeated="2"/>
          <table:table-cell table:formula="of:=[.$K155]*[.C157]/[.$K$6]" office:value-type="float" office:value="5.02941176470588" calcext:value-type="float">
            <text:p>5.0294117647</text:p>
          </table:table-cell>
          <table:table-cell table:formula="of:=[.$K155]*[.D157]/[.$K$6]" office:value-type="float" office:value="1.67647058823529" calcext:value-type="float">
            <text:p>1.6764705882</text:p>
          </table:table-cell>
          <table:table-cell table:formula="of:=[.$K155]*[.E157]/[.$K$6]" office:value-type="float" office:value="7.26470588235294" calcext:value-type="float">
            <text:p>7.2647058824</text:p>
          </table:table-cell>
          <table:table-cell table:formula="of:=[.$K155]*[.F157]/[.$K$6]" office:value-type="float" office:value="2.23529411764706" calcext:value-type="float">
            <text:p>2.2352941176</text:p>
          </table:table-cell>
          <table:table-cell table:formula="of:=[.$K155]*[.G157]/[.$K$6]" office:value-type="float" office:value="0" calcext:value-type="float">
            <text:p>0</text:p>
          </table:table-cell>
          <table:table-cell table:formula="of:=[.$K155]*[.H157]/[.$K$6]" office:value-type="float" office:value="0.558823529411765" calcext:value-type="float">
            <text:p>0.5588235294</text:p>
          </table:table-cell>
          <table:table-cell table:formula="of:=[.$K155]*[.I157]/[.$K$6]" office:value-type="float" office:value="1.67647058823529" calcext:value-type="float">
            <text:p>1.6764705882</text:p>
          </table:table-cell>
          <table:table-cell table:formula="of:=[.$K155]*[.J157]/[.$K$6]" office:value-type="float" office:value="0.558823529411765" calcext:value-type="float">
            <text:p>0.5588235294</text:p>
          </table:table-cell>
          <table:table-cell table:formula="of:=SUM([.N155:.U155])" office:value-type="float" office:value="19" calcext:value-type="float">
            <text:p>19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155:.J156];[.N155:.U156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C156:.J156])" office:value-type="float" office:value="15" calcext:value-type="float">
            <text:p>15</text:p>
          </table:table-cell>
          <table:table-cell table:number-columns-repeated="2"/>
          <table:table-cell table:formula="of:=[.$K156]*[.C157]/[.$K$6]" office:value-type="float" office:value="3.97058823529412" calcext:value-type="float">
            <text:p>3.9705882353</text:p>
          </table:table-cell>
          <table:table-cell table:formula="of:=[.$K156]*[.D157]/[.$K$6]" office:value-type="float" office:value="1.32352941176471" calcext:value-type="float">
            <text:p>1.3235294118</text:p>
          </table:table-cell>
          <table:table-cell table:formula="of:=[.$K156]*[.E157]/[.$K$6]" office:value-type="float" office:value="5.73529411764706" calcext:value-type="float">
            <text:p>5.7352941176</text:p>
          </table:table-cell>
          <table:table-cell table:formula="of:=[.$K156]*[.F157]/[.$K$6]" office:value-type="float" office:value="1.76470588235294" calcext:value-type="float">
            <text:p>1.7647058824</text:p>
          </table:table-cell>
          <table:table-cell table:formula="of:=[.$K156]*[.G157]/[.$K$6]" office:value-type="float" office:value="0" calcext:value-type="float">
            <text:p>0</text:p>
          </table:table-cell>
          <table:table-cell table:formula="of:=[.$K156]*[.H157]/[.$K$6]" office:value-type="float" office:value="0.441176470588235" calcext:value-type="float">
            <text:p>0.4411764706</text:p>
          </table:table-cell>
          <table:table-cell table:formula="of:=[.$K156]*[.I157]/[.$K$6]" office:value-type="float" office:value="1.32352941176471" calcext:value-type="float">
            <text:p>1.3235294118</text:p>
          </table:table-cell>
          <table:table-cell table:formula="of:=[.$K156]*[.J157]/[.$K$6]" office:value-type="float" office:value="0.441176470588235" calcext:value-type="float">
            <text:p>0.4411764706</text:p>
          </table:table-cell>
          <table:table-cell table:formula="of:=SUM([.N156:.U156])" office:value-type="float" office:value="15" calcext:value-type="float">
            <text:p>15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155:.C156])" office:value-type="float" office:value="9" calcext:value-type="float">
            <text:p>9</text:p>
          </table:table-cell>
          <table:table-cell table:formula="of:=SUM([.D155:.D156])" office:value-type="float" office:value="3" calcext:value-type="float">
            <text:p>3</text:p>
          </table:table-cell>
          <table:table-cell table:formula="of:=SUM([.E155:.E156])" office:value-type="float" office:value="13" calcext:value-type="float">
            <text:p>13</text:p>
          </table:table-cell>
          <table:table-cell table:formula="of:=SUM([.F155:.F156])" office:value-type="float" office:value="4" calcext:value-type="float">
            <text:p>4</text:p>
          </table:table-cell>
          <table:table-cell table:formula="of:=SUM([.G155:.G156])" office:value-type="float" office:value="0" calcext:value-type="float">
            <text:p>0</text:p>
          </table:table-cell>
          <table:table-cell table:formula="of:=SUM([.H155:.H156])" office:value-type="float" office:value="1" calcext:value-type="float">
            <text:p>1</text:p>
          </table:table-cell>
          <table:table-cell table:formula="of:=SUM([.I155:.I156])" office:value-type="float" office:value="3" calcext:value-type="float">
            <text:p>3</text:p>
          </table:table-cell>
          <table:table-cell table:formula="of:=SUM([.J155:.J156])" office:value-type="float" office:value="1" calcext:value-type="float">
            <text:p>1</text:p>
          </table:table-cell>
          <table:table-cell table:formula="of:=SUM([.C157:.J157])" office:value-type="float" office:value="34" calcext:value-type="float">
            <text:p>34</text:p>
          </table:table-cell>
          <table:table-cell table:number-columns-repeated="2"/>
          <table:table-cell table:formula="of:=[.N155]+[.N156]" office:value-type="float" office:value="9" calcext:value-type="float">
            <text:p>9</text:p>
          </table:table-cell>
          <table:table-cell table:formula="of:=[.O155]+[.O156]" office:value-type="float" office:value="3" calcext:value-type="float">
            <text:p>3</text:p>
          </table:table-cell>
          <table:table-cell table:formula="of:=[.P155]+[.P156]" office:value-type="float" office:value="13" calcext:value-type="float">
            <text:p>13</text:p>
          </table:table-cell>
          <table:table-cell table:formula="of:=[.Q155]+[.Q156]" office:value-type="float" office:value="4" calcext:value-type="float">
            <text:p>4</text:p>
          </table:table-cell>
          <table:table-cell table:formula="of:=[.R155]+[.R156]" office:value-type="float" office:value="0" calcext:value-type="float">
            <text:p>0</text:p>
          </table:table-cell>
          <table:table-cell table:formula="of:=[.S155]+[.S156]" office:value-type="float" office:value="1" calcext:value-type="float">
            <text:p>1</text:p>
          </table:table-cell>
          <table:table-cell table:formula="of:=[.T155]+[.T156]" office:value-type="float" office:value="3" calcext:value-type="float">
            <text:p>3</text:p>
          </table:table-cell>
          <table:table-cell table:formula="of:=[.U155]+[.U156]" office:value-type="float" office:value="1" calcext:value-type="float">
            <text:p>1</text:p>
          </table:table-cell>
          <table:table-cell table:formula="of:=SUM([.N157:.U157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17" calcext:value-type="float">
            <text:p>17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17\24-27-2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162:.J162])" office:value-type="float" office:value="23" calcext:value-type="float">
            <text:p>23</text:p>
          </table:table-cell>
          <table:table-cell table:number-columns-repeated="2"/>
          <table:table-cell table:formula="of:=[.$K162]*[.C164]/[.$K$6]" office:value-type="float" office:value="4.73529411764706" calcext:value-type="float">
            <text:p>4.7352941176</text:p>
          </table:table-cell>
          <table:table-cell table:formula="of:=[.$K162]*[.D164]/[.$K$6]" office:value-type="float" office:value="1.35294117647059" calcext:value-type="float">
            <text:p>1.3529411765</text:p>
          </table:table-cell>
          <table:table-cell table:formula="of:=[.$K162]*[.E164]/[.$K$6]" office:value-type="float" office:value="0.676470588235294" calcext:value-type="float">
            <text:p>0.6764705882</text:p>
          </table:table-cell>
          <table:table-cell table:formula="of:=[.$K162]*[.F164]/[.$K$6]" office:value-type="float" office:value="2.02941176470588" calcext:value-type="float">
            <text:p>2.0294117647</text:p>
          </table:table-cell>
          <table:table-cell table:formula="of:=[.$K162]*[.G164]/[.$K$6]" office:value-type="float" office:value="4.73529411764706" calcext:value-type="float">
            <text:p>4.7352941176</text:p>
          </table:table-cell>
          <table:table-cell table:formula="of:=[.$K162]*[.H164]/[.$K$6]" office:value-type="float" office:value="6.08823529411765" calcext:value-type="float">
            <text:p>6.0882352941</text:p>
          </table:table-cell>
          <table:table-cell table:formula="of:=[.$K162]*[.I164]/[.$K$6]" office:value-type="float" office:value="2.02941176470588" calcext:value-type="float">
            <text:p>2.0294117647</text:p>
          </table:table-cell>
          <table:table-cell table:formula="of:=[.$K162]*[.J164]/[.$K$6]" office:value-type="float" office:value="1.35294117647059" calcext:value-type="float">
            <text:p>1.3529411765</text:p>
          </table:table-cell>
          <table:table-cell table:formula="of:=SUM([.N162:.U162])" office:value-type="float" office:value="23" calcext:value-type="float">
            <text:p>23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162:.J163];[.N162:.U163])" office:value-type="float" office:value="0.326307570004118" calcext:value-type="float">
            <text:p>0.3263075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163:.J163])" office:value-type="float" office:value="11" calcext:value-type="float">
            <text:p>11</text:p>
          </table:table-cell>
          <table:table-cell table:number-columns-repeated="2"/>
          <table:table-cell table:formula="of:=[.$K163]*[.C164]/[.$K$6]" office:value-type="float" office:value="2.26470588235294" calcext:value-type="float">
            <text:p>2.2647058824</text:p>
          </table:table-cell>
          <table:table-cell table:formula="of:=[.$K163]*[.D164]/[.$K$6]" office:value-type="float" office:value="0.647058823529412" calcext:value-type="float">
            <text:p>0.6470588235</text:p>
          </table:table-cell>
          <table:table-cell table:formula="of:=[.$K163]*[.E164]/[.$K$6]" office:value-type="float" office:value="0.323529411764706" calcext:value-type="float">
            <text:p>0.3235294118</text:p>
          </table:table-cell>
          <table:table-cell table:formula="of:=[.$K163]*[.F164]/[.$K$6]" office:value-type="float" office:value="0.970588235294118" calcext:value-type="float">
            <text:p>0.9705882353</text:p>
          </table:table-cell>
          <table:table-cell table:formula="of:=[.$K163]*[.G164]/[.$K$6]" office:value-type="float" office:value="2.26470588235294" calcext:value-type="float">
            <text:p>2.2647058824</text:p>
          </table:table-cell>
          <table:table-cell table:formula="of:=[.$K163]*[.H164]/[.$K$6]" office:value-type="float" office:value="2.91176470588235" calcext:value-type="float">
            <text:p>2.9117647059</text:p>
          </table:table-cell>
          <table:table-cell table:formula="of:=[.$K163]*[.I164]/[.$K$6]" office:value-type="float" office:value="0.970588235294118" calcext:value-type="float">
            <text:p>0.9705882353</text:p>
          </table:table-cell>
          <table:table-cell table:formula="of:=[.$K163]*[.J164]/[.$K$6]" office:value-type="float" office:value="0.647058823529412" calcext:value-type="float">
            <text:p>0.6470588235</text:p>
          </table:table-cell>
          <table:table-cell table:formula="of:=SUM([.N163:.U163])" office:value-type="float" office:value="11" calcext:value-type="float">
            <text:p>11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162:.C163])" office:value-type="float" office:value="7" calcext:value-type="float">
            <text:p>7</text:p>
          </table:table-cell>
          <table:table-cell table:formula="of:=SUM([.D162:.D163])" office:value-type="float" office:value="2" calcext:value-type="float">
            <text:p>2</text:p>
          </table:table-cell>
          <table:table-cell table:formula="of:=SUM([.E162:.E163])" office:value-type="float" office:value="1" calcext:value-type="float">
            <text:p>1</text:p>
          </table:table-cell>
          <table:table-cell table:formula="of:=SUM([.F162:.F163])" office:value-type="float" office:value="3" calcext:value-type="float">
            <text:p>3</text:p>
          </table:table-cell>
          <table:table-cell table:formula="of:=SUM([.G162:.G163])" office:value-type="float" office:value="7" calcext:value-type="float">
            <text:p>7</text:p>
          </table:table-cell>
          <table:table-cell table:formula="of:=SUM([.H162:.H163])" office:value-type="float" office:value="9" calcext:value-type="float">
            <text:p>9</text:p>
          </table:table-cell>
          <table:table-cell table:formula="of:=SUM([.I162:.I163])" office:value-type="float" office:value="3" calcext:value-type="float">
            <text:p>3</text:p>
          </table:table-cell>
          <table:table-cell table:formula="of:=SUM([.J162:.J163])" office:value-type="float" office:value="2" calcext:value-type="float">
            <text:p>2</text:p>
          </table:table-cell>
          <table:table-cell table:formula="of:=SUM([.C164:.J164])" office:value-type="float" office:value="34" calcext:value-type="float">
            <text:p>34</text:p>
          </table:table-cell>
          <table:table-cell table:number-columns-repeated="2"/>
          <table:table-cell table:formula="of:=[.N162]+[.N163]" office:value-type="float" office:value="7" calcext:value-type="float">
            <text:p>7</text:p>
          </table:table-cell>
          <table:table-cell table:formula="of:=[.O162]+[.O163]" office:value-type="float" office:value="2" calcext:value-type="float">
            <text:p>2</text:p>
          </table:table-cell>
          <table:table-cell table:formula="of:=[.P162]+[.P163]" office:value-type="float" office:value="1" calcext:value-type="float">
            <text:p>1</text:p>
          </table:table-cell>
          <table:table-cell table:formula="of:=[.Q162]+[.Q163]" office:value-type="float" office:value="3" calcext:value-type="float">
            <text:p>3</text:p>
          </table:table-cell>
          <table:table-cell table:formula="of:=[.R162]+[.R163]" office:value-type="float" office:value="7" calcext:value-type="float">
            <text:p>7</text:p>
          </table:table-cell>
          <table:table-cell table:formula="of:=[.S162]+[.S163]" office:value-type="float" office:value="9" calcext:value-type="float">
            <text:p>9</text:p>
          </table:table-cell>
          <table:table-cell table:formula="of:=[.T162]+[.T163]" office:value-type="float" office:value="3" calcext:value-type="float">
            <text:p>3</text:p>
          </table:table-cell>
          <table:table-cell table:formula="of:=[.U162]+[.U163]" office:value-type="float" office:value="2" calcext:value-type="float">
            <text:p>2</text:p>
          </table:table-cell>
          <table:table-cell table:formula="of:=SUM([.N164:.U164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17\23-24-27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C168:.J168])" office:value-type="float" office:value="23" calcext:value-type="float">
            <text:p>23</text:p>
          </table:table-cell>
          <table:table-cell table:number-columns-repeated="2"/>
          <table:table-cell table:formula="of:=[.$K168]*[.C170]/[.$K$6]" office:value-type="float" office:value="6.08823529411765" calcext:value-type="float">
            <text:p>6.0882352941</text:p>
          </table:table-cell>
          <table:table-cell table:formula="of:=[.$K168]*[.D170]/[.$K$6]" office:value-type="float" office:value="2.02941176470588" calcext:value-type="float">
            <text:p>2.0294117647</text:p>
          </table:table-cell>
          <table:table-cell table:formula="of:=[.$K168]*[.E170]/[.$K$6]" office:value-type="float" office:value="8.79411764705882" calcext:value-type="float">
            <text:p>8.7941176471</text:p>
          </table:table-cell>
          <table:table-cell table:formula="of:=[.$K168]*[.F170]/[.$K$6]" office:value-type="float" office:value="2.70588235294118" calcext:value-type="float">
            <text:p>2.7058823529</text:p>
          </table:table-cell>
          <table:table-cell table:formula="of:=[.$K168]*[.G170]/[.$K$6]" office:value-type="float" office:value="0" calcext:value-type="float">
            <text:p>0</text:p>
          </table:table-cell>
          <table:table-cell table:formula="of:=[.$K168]*[.H170]/[.$K$6]" office:value-type="float" office:value="0.676470588235294" calcext:value-type="float">
            <text:p>0.6764705882</text:p>
          </table:table-cell>
          <table:table-cell table:formula="of:=[.$K168]*[.I170]/[.$K$6]" office:value-type="float" office:value="2.02941176470588" calcext:value-type="float">
            <text:p>2.0294117647</text:p>
          </table:table-cell>
          <table:table-cell table:formula="of:=[.$K168]*[.J170]/[.$K$6]" office:value-type="float" office:value="0.676470588235294" calcext:value-type="float">
            <text:p>0.6764705882</text:p>
          </table:table-cell>
          <table:table-cell table:formula="of:=SUM([.N168:.U168])" office:value-type="float" office:value="23" calcext:value-type="float">
            <text:p>23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168:.J169];[.N168:.U169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169:.J169])" office:value-type="float" office:value="11" calcext:value-type="float">
            <text:p>11</text:p>
          </table:table-cell>
          <table:table-cell table:number-columns-repeated="2"/>
          <table:table-cell table:formula="of:=[.$K169]*[.C170]/[.$K$6]" office:value-type="float" office:value="2.91176470588235" calcext:value-type="float">
            <text:p>2.9117647059</text:p>
          </table:table-cell>
          <table:table-cell table:formula="of:=[.$K169]*[.D170]/[.$K$6]" office:value-type="float" office:value="0.970588235294118" calcext:value-type="float">
            <text:p>0.9705882353</text:p>
          </table:table-cell>
          <table:table-cell table:formula="of:=[.$K169]*[.E170]/[.$K$6]" office:value-type="float" office:value="4.20588235294118" calcext:value-type="float">
            <text:p>4.2058823529</text:p>
          </table:table-cell>
          <table:table-cell table:formula="of:=[.$K169]*[.F170]/[.$K$6]" office:value-type="float" office:value="1.29411764705882" calcext:value-type="float">
            <text:p>1.2941176471</text:p>
          </table:table-cell>
          <table:table-cell table:formula="of:=[.$K169]*[.G170]/[.$K$6]" office:value-type="float" office:value="0" calcext:value-type="float">
            <text:p>0</text:p>
          </table:table-cell>
          <table:table-cell table:formula="of:=[.$K169]*[.H170]/[.$K$6]" office:value-type="float" office:value="0.323529411764706" calcext:value-type="float">
            <text:p>0.3235294118</text:p>
          </table:table-cell>
          <table:table-cell table:formula="of:=[.$K169]*[.I170]/[.$K$6]" office:value-type="float" office:value="0.970588235294118" calcext:value-type="float">
            <text:p>0.9705882353</text:p>
          </table:table-cell>
          <table:table-cell table:formula="of:=[.$K169]*[.J170]/[.$K$6]" office:value-type="float" office:value="0.323529411764706" calcext:value-type="float">
            <text:p>0.3235294118</text:p>
          </table:table-cell>
          <table:table-cell table:formula="of:=SUM([.N169:.U169])" office:value-type="float" office:value="11" calcext:value-type="float">
            <text:p>11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168:.C169])" office:value-type="float" office:value="9" calcext:value-type="float">
            <text:p>9</text:p>
          </table:table-cell>
          <table:table-cell table:formula="of:=SUM([.D168:.D169])" office:value-type="float" office:value="3" calcext:value-type="float">
            <text:p>3</text:p>
          </table:table-cell>
          <table:table-cell table:formula="of:=SUM([.E168:.E169])" office:value-type="float" office:value="13" calcext:value-type="float">
            <text:p>13</text:p>
          </table:table-cell>
          <table:table-cell table:formula="of:=SUM([.F168:.F169])" office:value-type="float" office:value="4" calcext:value-type="float">
            <text:p>4</text:p>
          </table:table-cell>
          <table:table-cell table:formula="of:=SUM([.G168:.G169])" office:value-type="float" office:value="0" calcext:value-type="float">
            <text:p>0</text:p>
          </table:table-cell>
          <table:table-cell table:formula="of:=SUM([.H168:.H169])" office:value-type="float" office:value="1" calcext:value-type="float">
            <text:p>1</text:p>
          </table:table-cell>
          <table:table-cell table:formula="of:=SUM([.I168:.I169])" office:value-type="float" office:value="3" calcext:value-type="float">
            <text:p>3</text:p>
          </table:table-cell>
          <table:table-cell table:formula="of:=SUM([.J168:.J169])" office:value-type="float" office:value="1" calcext:value-type="float">
            <text:p>1</text:p>
          </table:table-cell>
          <table:table-cell table:formula="of:=SUM([.C170:.J170])" office:value-type="float" office:value="34" calcext:value-type="float">
            <text:p>34</text:p>
          </table:table-cell>
          <table:table-cell table:number-columns-repeated="2"/>
          <table:table-cell table:formula="of:=[.N168]+[.N169]" office:value-type="float" office:value="9" calcext:value-type="float">
            <text:p>9</text:p>
          </table:table-cell>
          <table:table-cell table:formula="of:=[.O168]+[.O169]" office:value-type="float" office:value="3" calcext:value-type="float">
            <text:p>3</text:p>
          </table:table-cell>
          <table:table-cell table:formula="of:=[.P168]+[.P169]" office:value-type="float" office:value="13" calcext:value-type="float">
            <text:p>13</text:p>
          </table:table-cell>
          <table:table-cell table:formula="of:=[.Q168]+[.Q169]" office:value-type="float" office:value="4" calcext:value-type="float">
            <text:p>4</text:p>
          </table:table-cell>
          <table:table-cell table:formula="of:=[.R168]+[.R169]" office:value-type="float" office:value="0" calcext:value-type="float">
            <text:p>0</text:p>
          </table:table-cell>
          <table:table-cell table:formula="of:=[.S168]+[.S169]" office:value-type="float" office:value="1" calcext:value-type="float">
            <text:p>1</text:p>
          </table:table-cell>
          <table:table-cell table:formula="of:=[.T168]+[.T169]" office:value-type="float" office:value="3" calcext:value-type="float">
            <text:p>3</text:p>
          </table:table-cell>
          <table:table-cell table:formula="of:=[.U168]+[.U169]" office:value-type="float" office:value="1" calcext:value-type="float">
            <text:p>1</text:p>
          </table:table-cell>
          <table:table-cell table:formula="of:=SUM([.N170:.U170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18" calcext:value-type="float">
            <text:p>18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18\24-27-2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C175:.J175])" office:value-type="float" office:value="23" calcext:value-type="float">
            <text:p>23</text:p>
          </table:table-cell>
          <table:table-cell table:number-columns-repeated="2"/>
          <table:table-cell table:formula="of:=[.$K175]*[.C177]/[.$K$6]" office:value-type="float" office:value="4.73529411764706" calcext:value-type="float">
            <text:p>4.7352941176</text:p>
          </table:table-cell>
          <table:table-cell table:formula="of:=[.$K175]*[.D177]/[.$K$6]" office:value-type="float" office:value="1.35294117647059" calcext:value-type="float">
            <text:p>1.3529411765</text:p>
          </table:table-cell>
          <table:table-cell table:formula="of:=[.$K175]*[.E177]/[.$K$6]" office:value-type="float" office:value="0.676470588235294" calcext:value-type="float">
            <text:p>0.6764705882</text:p>
          </table:table-cell>
          <table:table-cell table:formula="of:=[.$K175]*[.F177]/[.$K$6]" office:value-type="float" office:value="2.02941176470588" calcext:value-type="float">
            <text:p>2.0294117647</text:p>
          </table:table-cell>
          <table:table-cell table:formula="of:=[.$K175]*[.G177]/[.$K$6]" office:value-type="float" office:value="4.73529411764706" calcext:value-type="float">
            <text:p>4.7352941176</text:p>
          </table:table-cell>
          <table:table-cell table:formula="of:=[.$K175]*[.H177]/[.$K$6]" office:value-type="float" office:value="6.08823529411765" calcext:value-type="float">
            <text:p>6.0882352941</text:p>
          </table:table-cell>
          <table:table-cell table:formula="of:=[.$K175]*[.I177]/[.$K$6]" office:value-type="float" office:value="2.02941176470588" calcext:value-type="float">
            <text:p>2.0294117647</text:p>
          </table:table-cell>
          <table:table-cell table:formula="of:=[.$K175]*[.J177]/[.$K$6]" office:value-type="float" office:value="1.35294117647059" calcext:value-type="float">
            <text:p>1.3529411765</text:p>
          </table:table-cell>
          <table:table-cell table:formula="of:=SUM([.N175:.U175])" office:value-type="float" office:value="23" calcext:value-type="float">
            <text:p>23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175:.J176];[.N175:.U176])" office:value-type="float" office:value="0.408210289303316" calcext:value-type="float">
            <text:p>0.408210289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76:.J176])" office:value-type="float" office:value="11" calcext:value-type="float">
            <text:p>11</text:p>
          </table:table-cell>
          <table:table-cell table:number-columns-repeated="2"/>
          <table:table-cell table:formula="of:=[.$K176]*[.C177]/[.$K$6]" office:value-type="float" office:value="2.26470588235294" calcext:value-type="float">
            <text:p>2.2647058824</text:p>
          </table:table-cell>
          <table:table-cell table:formula="of:=[.$K176]*[.D177]/[.$K$6]" office:value-type="float" office:value="0.647058823529412" calcext:value-type="float">
            <text:p>0.6470588235</text:p>
          </table:table-cell>
          <table:table-cell table:formula="of:=[.$K176]*[.E177]/[.$K$6]" office:value-type="float" office:value="0.323529411764706" calcext:value-type="float">
            <text:p>0.3235294118</text:p>
          </table:table-cell>
          <table:table-cell table:formula="of:=[.$K176]*[.F177]/[.$K$6]" office:value-type="float" office:value="0.970588235294118" calcext:value-type="float">
            <text:p>0.9705882353</text:p>
          </table:table-cell>
          <table:table-cell table:formula="of:=[.$K176]*[.G177]/[.$K$6]" office:value-type="float" office:value="2.26470588235294" calcext:value-type="float">
            <text:p>2.2647058824</text:p>
          </table:table-cell>
          <table:table-cell table:formula="of:=[.$K176]*[.H177]/[.$K$6]" office:value-type="float" office:value="2.91176470588235" calcext:value-type="float">
            <text:p>2.9117647059</text:p>
          </table:table-cell>
          <table:table-cell table:formula="of:=[.$K176]*[.I177]/[.$K$6]" office:value-type="float" office:value="0.970588235294118" calcext:value-type="float">
            <text:p>0.9705882353</text:p>
          </table:table-cell>
          <table:table-cell table:formula="of:=[.$K176]*[.J177]/[.$K$6]" office:value-type="float" office:value="0.647058823529412" calcext:value-type="float">
            <text:p>0.6470588235</text:p>
          </table:table-cell>
          <table:table-cell table:formula="of:=SUM([.N176:.U176])" office:value-type="float" office:value="11" calcext:value-type="float">
            <text:p>11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175:.C176])" office:value-type="float" office:value="7" calcext:value-type="float">
            <text:p>7</text:p>
          </table:table-cell>
          <table:table-cell table:formula="of:=SUM([.D175:.D176])" office:value-type="float" office:value="2" calcext:value-type="float">
            <text:p>2</text:p>
          </table:table-cell>
          <table:table-cell table:formula="of:=SUM([.E175:.E176])" office:value-type="float" office:value="1" calcext:value-type="float">
            <text:p>1</text:p>
          </table:table-cell>
          <table:table-cell table:formula="of:=SUM([.F175:.F176])" office:value-type="float" office:value="3" calcext:value-type="float">
            <text:p>3</text:p>
          </table:table-cell>
          <table:table-cell table:formula="of:=SUM([.G175:.G176])" office:value-type="float" office:value="7" calcext:value-type="float">
            <text:p>7</text:p>
          </table:table-cell>
          <table:table-cell table:formula="of:=SUM([.H175:.H176])" office:value-type="float" office:value="9" calcext:value-type="float">
            <text:p>9</text:p>
          </table:table-cell>
          <table:table-cell table:formula="of:=SUM([.I175:.I176])" office:value-type="float" office:value="3" calcext:value-type="float">
            <text:p>3</text:p>
          </table:table-cell>
          <table:table-cell table:formula="of:=SUM([.J175:.J176])" office:value-type="float" office:value="2" calcext:value-type="float">
            <text:p>2</text:p>
          </table:table-cell>
          <table:table-cell table:formula="of:=SUM([.C177:.J177])" office:value-type="float" office:value="34" calcext:value-type="float">
            <text:p>34</text:p>
          </table:table-cell>
          <table:table-cell table:number-columns-repeated="2"/>
          <table:table-cell table:formula="of:=[.N175]+[.N176]" office:value-type="float" office:value="7" calcext:value-type="float">
            <text:p>7</text:p>
          </table:table-cell>
          <table:table-cell table:formula="of:=[.O175]+[.O176]" office:value-type="float" office:value="2" calcext:value-type="float">
            <text:p>2</text:p>
          </table:table-cell>
          <table:table-cell table:formula="of:=[.P175]+[.P176]" office:value-type="float" office:value="1" calcext:value-type="float">
            <text:p>1</text:p>
          </table:table-cell>
          <table:table-cell table:formula="of:=[.Q175]+[.Q176]" office:value-type="float" office:value="3" calcext:value-type="float">
            <text:p>3</text:p>
          </table:table-cell>
          <table:table-cell table:formula="of:=[.R175]+[.R176]" office:value-type="float" office:value="7" calcext:value-type="float">
            <text:p>7</text:p>
          </table:table-cell>
          <table:table-cell table:formula="of:=[.S175]+[.S176]" office:value-type="float" office:value="9" calcext:value-type="float">
            <text:p>9</text:p>
          </table:table-cell>
          <table:table-cell table:formula="of:=[.T175]+[.T176]" office:value-type="float" office:value="3" calcext:value-type="float">
            <text:p>3</text:p>
          </table:table-cell>
          <table:table-cell table:formula="of:=[.U175]+[.U176]" office:value-type="float" office:value="2" calcext:value-type="float">
            <text:p>2</text:p>
          </table:table-cell>
          <table:table-cell table:formula="of:=SUM([.N177:.U177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18\23-24-27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181:.J181])" office:value-type="float" office:value="23" calcext:value-type="float">
            <text:p>23</text:p>
          </table:table-cell>
          <table:table-cell table:number-columns-repeated="2"/>
          <table:table-cell table:formula="of:=[.$K181]*[.C183]/[.$K$6]" office:value-type="float" office:value="6.08823529411765" calcext:value-type="float">
            <text:p>6.0882352941</text:p>
          </table:table-cell>
          <table:table-cell table:formula="of:=[.$K181]*[.D183]/[.$K$6]" office:value-type="float" office:value="2.02941176470588" calcext:value-type="float">
            <text:p>2.0294117647</text:p>
          </table:table-cell>
          <table:table-cell table:formula="of:=[.$K181]*[.E183]/[.$K$6]" office:value-type="float" office:value="8.79411764705882" calcext:value-type="float">
            <text:p>8.7941176471</text:p>
          </table:table-cell>
          <table:table-cell table:formula="of:=[.$K181]*[.F183]/[.$K$6]" office:value-type="float" office:value="2.70588235294118" calcext:value-type="float">
            <text:p>2.7058823529</text:p>
          </table:table-cell>
          <table:table-cell table:formula="of:=[.$K181]*[.G183]/[.$K$6]" office:value-type="float" office:value="0" calcext:value-type="float">
            <text:p>0</text:p>
          </table:table-cell>
          <table:table-cell table:formula="of:=[.$K181]*[.H183]/[.$K$6]" office:value-type="float" office:value="0.676470588235294" calcext:value-type="float">
            <text:p>0.6764705882</text:p>
          </table:table-cell>
          <table:table-cell table:formula="of:=[.$K181]*[.I183]/[.$K$6]" office:value-type="float" office:value="2.02941176470588" calcext:value-type="float">
            <text:p>2.0294117647</text:p>
          </table:table-cell>
          <table:table-cell table:formula="of:=[.$K181]*[.J183]/[.$K$6]" office:value-type="float" office:value="0.676470588235294" calcext:value-type="float">
            <text:p>0.6764705882</text:p>
          </table:table-cell>
          <table:table-cell table:formula="of:=SUM([.N181:.U181])" office:value-type="float" office:value="23" calcext:value-type="float">
            <text:p>23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181:.J182];[.N181:.U182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82:.J182])" office:value-type="float" office:value="11" calcext:value-type="float">
            <text:p>11</text:p>
          </table:table-cell>
          <table:table-cell table:number-columns-repeated="2"/>
          <table:table-cell table:formula="of:=[.$K182]*[.C183]/[.$K$6]" office:value-type="float" office:value="2.91176470588235" calcext:value-type="float">
            <text:p>2.9117647059</text:p>
          </table:table-cell>
          <table:table-cell table:formula="of:=[.$K182]*[.D183]/[.$K$6]" office:value-type="float" office:value="0.970588235294118" calcext:value-type="float">
            <text:p>0.9705882353</text:p>
          </table:table-cell>
          <table:table-cell table:formula="of:=[.$K182]*[.E183]/[.$K$6]" office:value-type="float" office:value="4.20588235294118" calcext:value-type="float">
            <text:p>4.2058823529</text:p>
          </table:table-cell>
          <table:table-cell table:formula="of:=[.$K182]*[.F183]/[.$K$6]" office:value-type="float" office:value="1.29411764705882" calcext:value-type="float">
            <text:p>1.2941176471</text:p>
          </table:table-cell>
          <table:table-cell table:formula="of:=[.$K182]*[.G183]/[.$K$6]" office:value-type="float" office:value="0" calcext:value-type="float">
            <text:p>0</text:p>
          </table:table-cell>
          <table:table-cell table:formula="of:=[.$K182]*[.H183]/[.$K$6]" office:value-type="float" office:value="0.323529411764706" calcext:value-type="float">
            <text:p>0.3235294118</text:p>
          </table:table-cell>
          <table:table-cell table:formula="of:=[.$K182]*[.I183]/[.$K$6]" office:value-type="float" office:value="0.970588235294118" calcext:value-type="float">
            <text:p>0.9705882353</text:p>
          </table:table-cell>
          <table:table-cell table:formula="of:=[.$K182]*[.J183]/[.$K$6]" office:value-type="float" office:value="0.323529411764706" calcext:value-type="float">
            <text:p>0.3235294118</text:p>
          </table:table-cell>
          <table:table-cell table:formula="of:=SUM([.N182:.U182])" office:value-type="float" office:value="11" calcext:value-type="float">
            <text:p>11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181:.C182])" office:value-type="float" office:value="9" calcext:value-type="float">
            <text:p>9</text:p>
          </table:table-cell>
          <table:table-cell table:formula="of:=SUM([.D181:.D182])" office:value-type="float" office:value="3" calcext:value-type="float">
            <text:p>3</text:p>
          </table:table-cell>
          <table:table-cell table:formula="of:=SUM([.E181:.E182])" office:value-type="float" office:value="13" calcext:value-type="float">
            <text:p>13</text:p>
          </table:table-cell>
          <table:table-cell table:formula="of:=SUM([.F181:.F182])" office:value-type="float" office:value="4" calcext:value-type="float">
            <text:p>4</text:p>
          </table:table-cell>
          <table:table-cell table:formula="of:=SUM([.G181:.G182])" office:value-type="float" office:value="0" calcext:value-type="float">
            <text:p>0</text:p>
          </table:table-cell>
          <table:table-cell table:formula="of:=SUM([.H181:.H182])" office:value-type="float" office:value="1" calcext:value-type="float">
            <text:p>1</text:p>
          </table:table-cell>
          <table:table-cell table:formula="of:=SUM([.I181:.I182])" office:value-type="float" office:value="3" calcext:value-type="float">
            <text:p>3</text:p>
          </table:table-cell>
          <table:table-cell table:formula="of:=SUM([.J181:.J182])" office:value-type="float" office:value="1" calcext:value-type="float">
            <text:p>1</text:p>
          </table:table-cell>
          <table:table-cell table:formula="of:=SUM([.C183:.J183])" office:value-type="float" office:value="34" calcext:value-type="float">
            <text:p>34</text:p>
          </table:table-cell>
          <table:table-cell table:number-columns-repeated="2"/>
          <table:table-cell table:formula="of:=[.N181]+[.N182]" office:value-type="float" office:value="9" calcext:value-type="float">
            <text:p>9</text:p>
          </table:table-cell>
          <table:table-cell table:formula="of:=[.O181]+[.O182]" office:value-type="float" office:value="3" calcext:value-type="float">
            <text:p>3</text:p>
          </table:table-cell>
          <table:table-cell table:formula="of:=[.P181]+[.P182]" office:value-type="float" office:value="13" calcext:value-type="float">
            <text:p>13</text:p>
          </table:table-cell>
          <table:table-cell table:formula="of:=[.Q181]+[.Q182]" office:value-type="float" office:value="4" calcext:value-type="float">
            <text:p>4</text:p>
          </table:table-cell>
          <table:table-cell table:formula="of:=[.R181]+[.R182]" office:value-type="float" office:value="0" calcext:value-type="float">
            <text:p>0</text:p>
          </table:table-cell>
          <table:table-cell table:formula="of:=[.S181]+[.S182]" office:value-type="float" office:value="1" calcext:value-type="float">
            <text:p>1</text:p>
          </table:table-cell>
          <table:table-cell table:formula="of:=[.T181]+[.T182]" office:value-type="float" office:value="3" calcext:value-type="float">
            <text:p>3</text:p>
          </table:table-cell>
          <table:table-cell table:formula="of:=[.U181]+[.U182]" office:value-type="float" office:value="1" calcext:value-type="float">
            <text:p>1</text:p>
          </table:table-cell>
          <table:table-cell table:formula="of:=SUM([.N183:.U183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19" calcext:value-type="float">
            <text:p>19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19\25-28-2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SUM([.C188:.J188])" office:value-type="float" office:value="23" calcext:value-type="float">
            <text:p>23</text:p>
          </table:table-cell>
          <table:table-cell table:number-columns-repeated="2"/>
          <table:table-cell table:formula="of:=[.$K188]*[.C190]/[.$K$6]" office:value-type="float" office:value="2.02941176470588" calcext:value-type="float">
            <text:p>2.0294117647</text:p>
          </table:table-cell>
          <table:table-cell table:formula="of:=[.$K188]*[.D190]/[.$K$6]" office:value-type="float" office:value="0.676470588235294" calcext:value-type="float">
            <text:p>0.6764705882</text:p>
          </table:table-cell>
          <table:table-cell table:formula="of:=[.$K188]*[.E190]/[.$K$6]" office:value-type="float" office:value="4.05882352941176" calcext:value-type="float">
            <text:p>4.0588235294</text:p>
          </table:table-cell>
          <table:table-cell table:formula="of:=[.$K188]*[.F190]/[.$K$6]" office:value-type="float" office:value="2.02941176470588" calcext:value-type="float">
            <text:p>2.0294117647</text:p>
          </table:table-cell>
          <table:table-cell table:formula="of:=[.$K188]*[.G190]/[.$K$6]" office:value-type="float" office:value="2.02941176470588" calcext:value-type="float">
            <text:p>2.0294117647</text:p>
          </table:table-cell>
          <table:table-cell table:formula="of:=[.$K188]*[.H190]/[.$K$6]" office:value-type="float" office:value="2.70588235294118" calcext:value-type="float">
            <text:p>2.7058823529</text:p>
          </table:table-cell>
          <table:table-cell table:formula="of:=[.$K188]*[.I190]/[.$K$6]" office:value-type="float" office:value="4.05882352941176" calcext:value-type="float">
            <text:p>4.0588235294</text:p>
          </table:table-cell>
          <table:table-cell table:formula="of:=[.$K188]*[.J190]/[.$K$6]" office:value-type="float" office:value="5.41176470588235" calcext:value-type="float">
            <text:p>5.4117647059</text:p>
          </table:table-cell>
          <table:table-cell table:formula="of:=SUM([.N188:.U188])" office:value-type="float" office:value="23" calcext:value-type="float">
            <text:p>23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188:.J189];[.N188:.U189])" office:value-type="float" office:value="0.0417611572579246" calcext:value-type="float">
            <text:p>0.041761157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C189:.J189])" office:value-type="float" office:value="11" calcext:value-type="float">
            <text:p>11</text:p>
          </table:table-cell>
          <table:table-cell table:number-columns-repeated="2"/>
          <table:table-cell table:formula="of:=[.$K189]*[.C190]/[.$K$6]" office:value-type="float" office:value="0.970588235294118" calcext:value-type="float">
            <text:p>0.9705882353</text:p>
          </table:table-cell>
          <table:table-cell table:formula="of:=[.$K189]*[.D190]/[.$K$6]" office:value-type="float" office:value="0.323529411764706" calcext:value-type="float">
            <text:p>0.3235294118</text:p>
          </table:table-cell>
          <table:table-cell table:formula="of:=[.$K189]*[.E190]/[.$K$6]" office:value-type="float" office:value="1.94117647058824" calcext:value-type="float">
            <text:p>1.9411764706</text:p>
          </table:table-cell>
          <table:table-cell table:formula="of:=[.$K189]*[.F190]/[.$K$6]" office:value-type="float" office:value="0.970588235294118" calcext:value-type="float">
            <text:p>0.9705882353</text:p>
          </table:table-cell>
          <table:table-cell table:formula="of:=[.$K189]*[.G190]/[.$K$6]" office:value-type="float" office:value="0.970588235294118" calcext:value-type="float">
            <text:p>0.9705882353</text:p>
          </table:table-cell>
          <table:table-cell table:formula="of:=[.$K189]*[.H190]/[.$K$6]" office:value-type="float" office:value="1.29411764705882" calcext:value-type="float">
            <text:p>1.2941176471</text:p>
          </table:table-cell>
          <table:table-cell table:formula="of:=[.$K189]*[.I190]/[.$K$6]" office:value-type="float" office:value="1.94117647058824" calcext:value-type="float">
            <text:p>1.9411764706</text:p>
          </table:table-cell>
          <table:table-cell table:formula="of:=[.$K189]*[.J190]/[.$K$6]" office:value-type="float" office:value="2.58823529411765" calcext:value-type="float">
            <text:p>2.5882352941</text:p>
          </table:table-cell>
          <table:table-cell table:formula="of:=SUM([.N189:.U189])" office:value-type="float" office:value="11" calcext:value-type="float">
            <text:p>11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188:.C189])" office:value-type="float" office:value="3" calcext:value-type="float">
            <text:p>3</text:p>
          </table:table-cell>
          <table:table-cell table:formula="of:=SUM([.D188:.D189])" office:value-type="float" office:value="1" calcext:value-type="float">
            <text:p>1</text:p>
          </table:table-cell>
          <table:table-cell table:formula="of:=SUM([.E188:.E189])" office:value-type="float" office:value="6" calcext:value-type="float">
            <text:p>6</text:p>
          </table:table-cell>
          <table:table-cell table:formula="of:=SUM([.F188:.F189])" office:value-type="float" office:value="3" calcext:value-type="float">
            <text:p>3</text:p>
          </table:table-cell>
          <table:table-cell table:formula="of:=SUM([.G188:.G189])" office:value-type="float" office:value="3" calcext:value-type="float">
            <text:p>3</text:p>
          </table:table-cell>
          <table:table-cell table:formula="of:=SUM([.H188:.H189])" office:value-type="float" office:value="4" calcext:value-type="float">
            <text:p>4</text:p>
          </table:table-cell>
          <table:table-cell table:formula="of:=SUM([.I188:.I189])" office:value-type="float" office:value="6" calcext:value-type="float">
            <text:p>6</text:p>
          </table:table-cell>
          <table:table-cell table:formula="of:=SUM([.J188:.J189])" office:value-type="float" office:value="8" calcext:value-type="float">
            <text:p>8</text:p>
          </table:table-cell>
          <table:table-cell table:formula="of:=SUM([.C190:.J190])" office:value-type="float" office:value="34" calcext:value-type="float">
            <text:p>34</text:p>
          </table:table-cell>
          <table:table-cell table:number-columns-repeated="2"/>
          <table:table-cell table:formula="of:=[.N188]+[.N189]" office:value-type="float" office:value="3" calcext:value-type="float">
            <text:p>3</text:p>
          </table:table-cell>
          <table:table-cell table:formula="of:=[.O188]+[.O189]" office:value-type="float" office:value="1" calcext:value-type="float">
            <text:p>1</text:p>
          </table:table-cell>
          <table:table-cell table:formula="of:=[.P188]+[.P189]" office:value-type="float" office:value="6" calcext:value-type="float">
            <text:p>6</text:p>
          </table:table-cell>
          <table:table-cell table:formula="of:=[.Q188]+[.Q189]" office:value-type="float" office:value="3" calcext:value-type="float">
            <text:p>3</text:p>
          </table:table-cell>
          <table:table-cell table:formula="of:=[.R188]+[.R189]" office:value-type="float" office:value="3" calcext:value-type="float">
            <text:p>3</text:p>
          </table:table-cell>
          <table:table-cell table:formula="of:=[.S188]+[.S189]" office:value-type="float" office:value="4" calcext:value-type="float">
            <text:p>4</text:p>
          </table:table-cell>
          <table:table-cell table:formula="of:=[.T188]+[.T189]" office:value-type="float" office:value="6" calcext:value-type="float">
            <text:p>6</text:p>
          </table:table-cell>
          <table:table-cell table:formula="of:=[.U188]+[.U189]" office:value-type="float" office:value="8" calcext:value-type="float">
            <text:p>8</text:p>
          </table:table-cell>
          <table:table-cell table:formula="of:=SUM([.N190:.U190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19\25-26-28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C194:.J194])" office:value-type="float" office:value="23" calcext:value-type="float">
            <text:p>23</text:p>
          </table:table-cell>
          <table:table-cell table:number-columns-repeated="2"/>
          <table:table-cell table:formula="of:=[.$K194]*[.C196]/[.$K$6]" office:value-type="float" office:value="1.35294117647059" calcext:value-type="float">
            <text:p>1.3529411765</text:p>
          </table:table-cell>
          <table:table-cell table:formula="of:=[.$K194]*[.D196]/[.$K$6]" office:value-type="float" office:value="0.676470588235294" calcext:value-type="float">
            <text:p>0.6764705882</text:p>
          </table:table-cell>
          <table:table-cell table:formula="of:=[.$K194]*[.E196]/[.$K$6]" office:value-type="float" office:value="1.35294117647059" calcext:value-type="float">
            <text:p>1.3529411765</text:p>
          </table:table-cell>
          <table:table-cell table:formula="of:=[.$K194]*[.F196]/[.$K$6]" office:value-type="float" office:value="5.41176470588235" calcext:value-type="float">
            <text:p>5.4117647059</text:p>
          </table:table-cell>
          <table:table-cell table:formula="of:=[.$K194]*[.G196]/[.$K$6]" office:value-type="float" office:value="2.70588235294118" calcext:value-type="float">
            <text:p>2.7058823529</text:p>
          </table:table-cell>
          <table:table-cell table:formula="of:=[.$K194]*[.H196]/[.$K$6]" office:value-type="float" office:value="3.38235294117647" calcext:value-type="float">
            <text:p>3.3823529412</text:p>
          </table:table-cell>
          <table:table-cell table:formula="of:=[.$K194]*[.I196]/[.$K$6]" office:value-type="float" office:value="2.02941176470588" calcext:value-type="float">
            <text:p>2.0294117647</text:p>
          </table:table-cell>
          <table:table-cell table:formula="of:=[.$K194]*[.J196]/[.$K$6]" office:value-type="float" office:value="6.08823529411765" calcext:value-type="float">
            <text:p>6.0882352941</text:p>
          </table:table-cell>
          <table:table-cell table:formula="of:=SUM([.N194:.U194])" office:value-type="float" office:value="23" calcext:value-type="float">
            <text:p>23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194:.J195];[.N194:.U195])" office:value-type="float" office:value="0.332021106832549" calcext:value-type="float">
            <text:p>0.332021106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C195:.J195])" office:value-type="float" office:value="11" calcext:value-type="float">
            <text:p>11</text:p>
          </table:table-cell>
          <table:table-cell table:number-columns-repeated="2"/>
          <table:table-cell table:formula="of:=[.$K195]*[.C196]/[.$K$6]" office:value-type="float" office:value="0.647058823529412" calcext:value-type="float">
            <text:p>0.6470588235</text:p>
          </table:table-cell>
          <table:table-cell table:formula="of:=[.$K195]*[.D196]/[.$K$6]" office:value-type="float" office:value="0.323529411764706" calcext:value-type="float">
            <text:p>0.3235294118</text:p>
          </table:table-cell>
          <table:table-cell table:formula="of:=[.$K195]*[.E196]/[.$K$6]" office:value-type="float" office:value="0.647058823529412" calcext:value-type="float">
            <text:p>0.6470588235</text:p>
          </table:table-cell>
          <table:table-cell table:formula="of:=[.$K195]*[.F196]/[.$K$6]" office:value-type="float" office:value="2.58823529411765" calcext:value-type="float">
            <text:p>2.5882352941</text:p>
          </table:table-cell>
          <table:table-cell table:formula="of:=[.$K195]*[.G196]/[.$K$6]" office:value-type="float" office:value="1.29411764705882" calcext:value-type="float">
            <text:p>1.2941176471</text:p>
          </table:table-cell>
          <table:table-cell table:formula="of:=[.$K195]*[.H196]/[.$K$6]" office:value-type="float" office:value="1.61764705882353" calcext:value-type="float">
            <text:p>1.6176470588</text:p>
          </table:table-cell>
          <table:table-cell table:formula="of:=[.$K195]*[.I196]/[.$K$6]" office:value-type="float" office:value="0.970588235294118" calcext:value-type="float">
            <text:p>0.9705882353</text:p>
          </table:table-cell>
          <table:table-cell table:formula="of:=[.$K195]*[.J196]/[.$K$6]" office:value-type="float" office:value="2.91176470588235" calcext:value-type="float">
            <text:p>2.9117647059</text:p>
          </table:table-cell>
          <table:table-cell table:formula="of:=SUM([.N195:.U195])" office:value-type="float" office:value="11" calcext:value-type="float">
            <text:p>11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194:.C195])" office:value-type="float" office:value="2" calcext:value-type="float">
            <text:p>2</text:p>
          </table:table-cell>
          <table:table-cell table:formula="of:=SUM([.D194:.D195])" office:value-type="float" office:value="1" calcext:value-type="float">
            <text:p>1</text:p>
          </table:table-cell>
          <table:table-cell table:formula="of:=SUM([.E194:.E195])" office:value-type="float" office:value="2" calcext:value-type="float">
            <text:p>2</text:p>
          </table:table-cell>
          <table:table-cell table:formula="of:=SUM([.F194:.F195])" office:value-type="float" office:value="8" calcext:value-type="float">
            <text:p>8</text:p>
          </table:table-cell>
          <table:table-cell table:formula="of:=SUM([.G194:.G195])" office:value-type="float" office:value="4" calcext:value-type="float">
            <text:p>4</text:p>
          </table:table-cell>
          <table:table-cell table:formula="of:=SUM([.H194:.H195])" office:value-type="float" office:value="5" calcext:value-type="float">
            <text:p>5</text:p>
          </table:table-cell>
          <table:table-cell table:formula="of:=SUM([.I194:.I195])" office:value-type="float" office:value="3" calcext:value-type="float">
            <text:p>3</text:p>
          </table:table-cell>
          <table:table-cell table:formula="of:=SUM([.J194:.J195])" office:value-type="float" office:value="9" calcext:value-type="float">
            <text:p>9</text:p>
          </table:table-cell>
          <table:table-cell table:formula="of:=SUM([.C196:.J196])" office:value-type="float" office:value="34" calcext:value-type="float">
            <text:p>34</text:p>
          </table:table-cell>
          <table:table-cell table:number-columns-repeated="2"/>
          <table:table-cell table:formula="of:=[.N194]+[.N195]" office:value-type="float" office:value="2" calcext:value-type="float">
            <text:p>2</text:p>
          </table:table-cell>
          <table:table-cell table:formula="of:=[.O194]+[.O195]" office:value-type="float" office:value="1" calcext:value-type="float">
            <text:p>1</text:p>
          </table:table-cell>
          <table:table-cell table:formula="of:=[.P194]+[.P195]" office:value-type="float" office:value="2" calcext:value-type="float">
            <text:p>2</text:p>
          </table:table-cell>
          <table:table-cell table:formula="of:=[.Q194]+[.Q195]" office:value-type="float" office:value="8" calcext:value-type="float">
            <text:p>8</text:p>
          </table:table-cell>
          <table:table-cell table:formula="of:=[.R194]+[.R195]" office:value-type="float" office:value="4" calcext:value-type="float">
            <text:p>4</text:p>
          </table:table-cell>
          <table:table-cell table:formula="of:=[.S194]+[.S195]" office:value-type="float" office:value="5" calcext:value-type="float">
            <text:p>5</text:p>
          </table:table-cell>
          <table:table-cell table:formula="of:=[.T194]+[.T195]" office:value-type="float" office:value="3" calcext:value-type="float">
            <text:p>3</text:p>
          </table:table-cell>
          <table:table-cell table:formula="of:=[.U194]+[.U195]" office:value-type="float" office:value="9" calcext:value-type="float">
            <text:p>9</text:p>
          </table:table-cell>
          <table:table-cell table:formula="of:=SUM([.N196:.U196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20" calcext:value-type="float">
            <text:p>20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20\25-28-2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SUM([.C201:.J201])" office:value-type="float" office:value="29" calcext:value-type="float">
            <text:p>29</text:p>
          </table:table-cell>
          <table:table-cell table:number-columns-repeated="2"/>
          <table:table-cell table:formula="of:=[.$K201]*[.C203]/[.$K$6]" office:value-type="float" office:value="2.55882352941176" calcext:value-type="float">
            <text:p>2.5588235294</text:p>
          </table:table-cell>
          <table:table-cell table:formula="of:=[.$K201]*[.D203]/[.$K$6]" office:value-type="float" office:value="0.852941176470588" calcext:value-type="float">
            <text:p>0.8529411765</text:p>
          </table:table-cell>
          <table:table-cell table:formula="of:=[.$K201]*[.E203]/[.$K$6]" office:value-type="float" office:value="5.11764705882353" calcext:value-type="float">
            <text:p>5.1176470588</text:p>
          </table:table-cell>
          <table:table-cell table:formula="of:=[.$K201]*[.F203]/[.$K$6]" office:value-type="float" office:value="2.55882352941176" calcext:value-type="float">
            <text:p>2.5588235294</text:p>
          </table:table-cell>
          <table:table-cell table:formula="of:=[.$K201]*[.G203]/[.$K$6]" office:value-type="float" office:value="2.55882352941176" calcext:value-type="float">
            <text:p>2.5588235294</text:p>
          </table:table-cell>
          <table:table-cell table:formula="of:=[.$K201]*[.H203]/[.$K$6]" office:value-type="float" office:value="3.41176470588235" calcext:value-type="float">
            <text:p>3.4117647059</text:p>
          </table:table-cell>
          <table:table-cell table:formula="of:=[.$K201]*[.I203]/[.$K$6]" office:value-type="float" office:value="5.11764705882353" calcext:value-type="float">
            <text:p>5.1176470588</text:p>
          </table:table-cell>
          <table:table-cell table:formula="of:=[.$K201]*[.J203]/[.$K$6]" office:value-type="float" office:value="6.82352941176471" calcext:value-type="float">
            <text:p>6.8235294118</text:p>
          </table:table-cell>
          <table:table-cell table:formula="of:=SUM([.N201:.U201])" office:value-type="float" office:value="29" calcext:value-type="float">
            <text:p>29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201:.J202];[.N201:.U202])" office:value-type="float" office:value="0.0117235398220574" calcext:value-type="float">
            <text:p>0.011723539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202:.J202])" office:value-type="float" office:value="5" calcext:value-type="float">
            <text:p>5</text:p>
          </table:table-cell>
          <table:table-cell table:number-columns-repeated="2"/>
          <table:table-cell table:formula="of:=[.$K202]*[.C203]/[.$K$6]" office:value-type="float" office:value="0.441176470588235" calcext:value-type="float">
            <text:p>0.4411764706</text:p>
          </table:table-cell>
          <table:table-cell table:formula="of:=[.$K202]*[.D203]/[.$K$6]" office:value-type="float" office:value="0.147058823529412" calcext:value-type="float">
            <text:p>0.1470588235</text:p>
          </table:table-cell>
          <table:table-cell table:formula="of:=[.$K202]*[.E203]/[.$K$6]" office:value-type="float" office:value="0.882352941176471" calcext:value-type="float">
            <text:p>0.8823529412</text:p>
          </table:table-cell>
          <table:table-cell table:formula="of:=[.$K202]*[.F203]/[.$K$6]" office:value-type="float" office:value="0.441176470588235" calcext:value-type="float">
            <text:p>0.4411764706</text:p>
          </table:table-cell>
          <table:table-cell table:formula="of:=[.$K202]*[.G203]/[.$K$6]" office:value-type="float" office:value="0.441176470588235" calcext:value-type="float">
            <text:p>0.4411764706</text:p>
          </table:table-cell>
          <table:table-cell table:formula="of:=[.$K202]*[.H203]/[.$K$6]" office:value-type="float" office:value="0.588235294117647" calcext:value-type="float">
            <text:p>0.5882352941</text:p>
          </table:table-cell>
          <table:table-cell table:formula="of:=[.$K202]*[.I203]/[.$K$6]" office:value-type="float" office:value="0.882352941176471" calcext:value-type="float">
            <text:p>0.8823529412</text:p>
          </table:table-cell>
          <table:table-cell table:formula="of:=[.$K202]*[.J203]/[.$K$6]" office:value-type="float" office:value="1.17647058823529" calcext:value-type="float">
            <text:p>1.1764705882</text:p>
          </table:table-cell>
          <table:table-cell table:formula="of:=SUM([.N202:.U202])" office:value-type="float" office:value="5" calcext:value-type="float">
            <text:p>5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201:.C202])" office:value-type="float" office:value="3" calcext:value-type="float">
            <text:p>3</text:p>
          </table:table-cell>
          <table:table-cell table:formula="of:=SUM([.D201:.D202])" office:value-type="float" office:value="1" calcext:value-type="float">
            <text:p>1</text:p>
          </table:table-cell>
          <table:table-cell table:formula="of:=SUM([.E201:.E202])" office:value-type="float" office:value="6" calcext:value-type="float">
            <text:p>6</text:p>
          </table:table-cell>
          <table:table-cell table:formula="of:=SUM([.F201:.F202])" office:value-type="float" office:value="3" calcext:value-type="float">
            <text:p>3</text:p>
          </table:table-cell>
          <table:table-cell table:formula="of:=SUM([.G201:.G202])" office:value-type="float" office:value="3" calcext:value-type="float">
            <text:p>3</text:p>
          </table:table-cell>
          <table:table-cell table:formula="of:=SUM([.H201:.H202])" office:value-type="float" office:value="4" calcext:value-type="float">
            <text:p>4</text:p>
          </table:table-cell>
          <table:table-cell table:formula="of:=SUM([.I201:.I202])" office:value-type="float" office:value="6" calcext:value-type="float">
            <text:p>6</text:p>
          </table:table-cell>
          <table:table-cell table:formula="of:=SUM([.J201:.J202])" office:value-type="float" office:value="8" calcext:value-type="float">
            <text:p>8</text:p>
          </table:table-cell>
          <table:table-cell table:formula="of:=SUM([.C203:.J203])" office:value-type="float" office:value="34" calcext:value-type="float">
            <text:p>34</text:p>
          </table:table-cell>
          <table:table-cell table:number-columns-repeated="2"/>
          <table:table-cell table:formula="of:=[.N201]+[.N202]" office:value-type="float" office:value="3" calcext:value-type="float">
            <text:p>3</text:p>
          </table:table-cell>
          <table:table-cell table:formula="of:=[.O201]+[.O202]" office:value-type="float" office:value="1" calcext:value-type="float">
            <text:p>1</text:p>
          </table:table-cell>
          <table:table-cell table:formula="of:=[.P201]+[.P202]" office:value-type="float" office:value="6" calcext:value-type="float">
            <text:p>6</text:p>
          </table:table-cell>
          <table:table-cell table:formula="of:=[.Q201]+[.Q202]" office:value-type="float" office:value="3" calcext:value-type="float">
            <text:p>3</text:p>
          </table:table-cell>
          <table:table-cell table:formula="of:=[.R201]+[.R202]" office:value-type="float" office:value="3" calcext:value-type="float">
            <text:p>3</text:p>
          </table:table-cell>
          <table:table-cell table:formula="of:=[.S201]+[.S202]" office:value-type="float" office:value="4" calcext:value-type="float">
            <text:p>4</text:p>
          </table:table-cell>
          <table:table-cell table:formula="of:=[.T201]+[.T202]" office:value-type="float" office:value="6" calcext:value-type="float">
            <text:p>6</text:p>
          </table:table-cell>
          <table:table-cell table:formula="of:=[.U201]+[.U202]" office:value-type="float" office:value="8" calcext:value-type="float">
            <text:p>8</text:p>
          </table:table-cell>
          <table:table-cell table:formula="of:=SUM([.N203:.U203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20\25-26-28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SUM([.C207:.J207])" office:value-type="float" office:value="29" calcext:value-type="float">
            <text:p>29</text:p>
          </table:table-cell>
          <table:table-cell table:number-columns-repeated="2"/>
          <table:table-cell table:formula="of:=[.$K207]*[.C209]/[.$K$6]" office:value-type="float" office:value="1.70588235294118" calcext:value-type="float">
            <text:p>1.7058823529</text:p>
          </table:table-cell>
          <table:table-cell table:formula="of:=[.$K207]*[.D209]/[.$K$6]" office:value-type="float" office:value="0.852941176470588" calcext:value-type="float">
            <text:p>0.8529411765</text:p>
          </table:table-cell>
          <table:table-cell table:formula="of:=[.$K207]*[.E209]/[.$K$6]" office:value-type="float" office:value="1.70588235294118" calcext:value-type="float">
            <text:p>1.7058823529</text:p>
          </table:table-cell>
          <table:table-cell table:formula="of:=[.$K207]*[.F209]/[.$K$6]" office:value-type="float" office:value="6.82352941176471" calcext:value-type="float">
            <text:p>6.8235294118</text:p>
          </table:table-cell>
          <table:table-cell table:formula="of:=[.$K207]*[.G209]/[.$K$6]" office:value-type="float" office:value="3.41176470588235" calcext:value-type="float">
            <text:p>3.4117647059</text:p>
          </table:table-cell>
          <table:table-cell table:formula="of:=[.$K207]*[.H209]/[.$K$6]" office:value-type="float" office:value="4.26470588235294" calcext:value-type="float">
            <text:p>4.2647058824</text:p>
          </table:table-cell>
          <table:table-cell table:formula="of:=[.$K207]*[.I209]/[.$K$6]" office:value-type="float" office:value="2.55882352941176" calcext:value-type="float">
            <text:p>2.5588235294</text:p>
          </table:table-cell>
          <table:table-cell table:formula="of:=[.$K207]*[.J209]/[.$K$6]" office:value-type="float" office:value="7.67647058823529" calcext:value-type="float">
            <text:p>7.6764705882</text:p>
          </table:table-cell>
          <table:table-cell table:formula="of:=SUM([.N207:.U207])" office:value-type="float" office:value="29" calcext:value-type="float">
            <text:p>29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207:.J208];[.N207:.U208])" office:value-type="float" office:value="0.049968242673321" calcext:value-type="float">
            <text:p>0.0499682427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208:.J208])" office:value-type="float" office:value="5" calcext:value-type="float">
            <text:p>5</text:p>
          </table:table-cell>
          <table:table-cell table:number-columns-repeated="2"/>
          <table:table-cell table:formula="of:=[.$K208]*[.C209]/[.$K$6]" office:value-type="float" office:value="0.294117647058823" calcext:value-type="float">
            <text:p>0.2941176471</text:p>
          </table:table-cell>
          <table:table-cell table:formula="of:=[.$K208]*[.D209]/[.$K$6]" office:value-type="float" office:value="0.147058823529412" calcext:value-type="float">
            <text:p>0.1470588235</text:p>
          </table:table-cell>
          <table:table-cell table:formula="of:=[.$K208]*[.E209]/[.$K$6]" office:value-type="float" office:value="0.294117647058823" calcext:value-type="float">
            <text:p>0.2941176471</text:p>
          </table:table-cell>
          <table:table-cell table:formula="of:=[.$K208]*[.F209]/[.$K$6]" office:value-type="float" office:value="1.17647058823529" calcext:value-type="float">
            <text:p>1.1764705882</text:p>
          </table:table-cell>
          <table:table-cell table:formula="of:=[.$K208]*[.G209]/[.$K$6]" office:value-type="float" office:value="0.588235294117647" calcext:value-type="float">
            <text:p>0.5882352941</text:p>
          </table:table-cell>
          <table:table-cell table:formula="of:=[.$K208]*[.H209]/[.$K$6]" office:value-type="float" office:value="0.735294117647059" calcext:value-type="float">
            <text:p>0.7352941176</text:p>
          </table:table-cell>
          <table:table-cell table:formula="of:=[.$K208]*[.I209]/[.$K$6]" office:value-type="float" office:value="0.441176470588235" calcext:value-type="float">
            <text:p>0.4411764706</text:p>
          </table:table-cell>
          <table:table-cell table:formula="of:=[.$K208]*[.J209]/[.$K$6]" office:value-type="float" office:value="1.32352941176471" calcext:value-type="float">
            <text:p>1.3235294118</text:p>
          </table:table-cell>
          <table:table-cell table:formula="of:=SUM([.N208:.U208])" office:value-type="float" office:value="5" calcext:value-type="float">
            <text:p>5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207:.C208])" office:value-type="float" office:value="2" calcext:value-type="float">
            <text:p>2</text:p>
          </table:table-cell>
          <table:table-cell table:formula="of:=SUM([.D207:.D208])" office:value-type="float" office:value="1" calcext:value-type="float">
            <text:p>1</text:p>
          </table:table-cell>
          <table:table-cell table:formula="of:=SUM([.E207:.E208])" office:value-type="float" office:value="2" calcext:value-type="float">
            <text:p>2</text:p>
          </table:table-cell>
          <table:table-cell table:formula="of:=SUM([.F207:.F208])" office:value-type="float" office:value="8" calcext:value-type="float">
            <text:p>8</text:p>
          </table:table-cell>
          <table:table-cell table:formula="of:=SUM([.G207:.G208])" office:value-type="float" office:value="4" calcext:value-type="float">
            <text:p>4</text:p>
          </table:table-cell>
          <table:table-cell table:formula="of:=SUM([.H207:.H208])" office:value-type="float" office:value="5" calcext:value-type="float">
            <text:p>5</text:p>
          </table:table-cell>
          <table:table-cell table:formula="of:=SUM([.I207:.I208])" office:value-type="float" office:value="3" calcext:value-type="float">
            <text:p>3</text:p>
          </table:table-cell>
          <table:table-cell table:formula="of:=SUM([.J207:.J208])" office:value-type="float" office:value="9" calcext:value-type="float">
            <text:p>9</text:p>
          </table:table-cell>
          <table:table-cell table:formula="of:=SUM([.C209:.J209])" office:value-type="float" office:value="34" calcext:value-type="float">
            <text:p>34</text:p>
          </table:table-cell>
          <table:table-cell table:number-columns-repeated="2"/>
          <table:table-cell table:formula="of:=[.N207]+[.N208]" office:value-type="float" office:value="2" calcext:value-type="float">
            <text:p>2</text:p>
          </table:table-cell>
          <table:table-cell table:formula="of:=[.O207]+[.O208]" office:value-type="float" office:value="1" calcext:value-type="float">
            <text:p>1</text:p>
          </table:table-cell>
          <table:table-cell table:formula="of:=[.P207]+[.P208]" office:value-type="float" office:value="2" calcext:value-type="float">
            <text:p>2</text:p>
          </table:table-cell>
          <table:table-cell table:formula="of:=[.Q207]+[.Q208]" office:value-type="float" office:value="8" calcext:value-type="float">
            <text:p>8</text:p>
          </table:table-cell>
          <table:table-cell table:formula="of:=[.R207]+[.R208]" office:value-type="float" office:value="4" calcext:value-type="float">
            <text:p>4</text:p>
          </table:table-cell>
          <table:table-cell table:formula="of:=[.S207]+[.S208]" office:value-type="float" office:value="5" calcext:value-type="float">
            <text:p>5</text:p>
          </table:table-cell>
          <table:table-cell table:formula="of:=[.T207]+[.T208]" office:value-type="float" office:value="3" calcext:value-type="float">
            <text:p>3</text:p>
          </table:table-cell>
          <table:table-cell table:formula="of:=[.U207]+[.U208]" office:value-type="float" office:value="9" calcext:value-type="float">
            <text:p>9</text:p>
          </table:table-cell>
          <table:table-cell table:formula="of:=SUM([.N209:.U209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21" calcext:value-type="float">
            <text:p>21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21\26-28-2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SUM([.C214:.J214])" office:value-type="float" office:value="21" calcext:value-type="float">
            <text:p>21</text:p>
          </table:table-cell>
          <table:table-cell table:number-columns-repeated="2"/>
          <table:table-cell table:formula="of:=[.$K214]*[.C216]/[.$K$6]" office:value-type="float" office:value="2.47058823529412" calcext:value-type="float">
            <text:p>2.4705882353</text:p>
          </table:table-cell>
          <table:table-cell table:formula="of:=[.$K214]*[.D216]/[.$K$6]" office:value-type="float" office:value="1.23529411764706" calcext:value-type="float">
            <text:p>1.2352941176</text:p>
          </table:table-cell>
          <table:table-cell table:formula="of:=[.$K214]*[.E216]/[.$K$6]" office:value-type="float" office:value="3.08823529411765" calcext:value-type="float">
            <text:p>3.0882352941</text:p>
          </table:table-cell>
          <table:table-cell table:formula="of:=[.$K214]*[.F216]/[.$K$6]" office:value-type="float" office:value="0.617647058823529" calcext:value-type="float">
            <text:p>0.6176470588</text:p>
          </table:table-cell>
          <table:table-cell table:formula="of:=[.$K214]*[.G216]/[.$K$6]" office:value-type="float" office:value="1.23529411764706" calcext:value-type="float">
            <text:p>1.2352941176</text:p>
          </table:table-cell>
          <table:table-cell table:formula="of:=[.$K214]*[.H216]/[.$K$6]" office:value-type="float" office:value="1.85294117647059" calcext:value-type="float">
            <text:p>1.8529411765</text:p>
          </table:table-cell>
          <table:table-cell table:formula="of:=[.$K214]*[.I216]/[.$K$6]" office:value-type="float" office:value="4.32352941176471" calcext:value-type="float">
            <text:p>4.3235294118</text:p>
          </table:table-cell>
          <table:table-cell table:formula="of:=[.$K214]*[.J216]/[.$K$6]" office:value-type="float" office:value="6.17647058823529" calcext:value-type="float">
            <text:p>6.1764705882</text:p>
          </table:table-cell>
          <table:table-cell table:formula="of:=SUM([.N214:.U214])" office:value-type="float" office:value="21" calcext:value-type="float">
            <text:p>21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214:.J215];[.N214:.U215])" office:value-type="float" office:value="0.983144817663725" calcext:value-type="float">
            <text:p>0.983144817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C215:.J215])" office:value-type="float" office:value="13" calcext:value-type="float">
            <text:p>13</text:p>
          </table:table-cell>
          <table:table-cell table:number-columns-repeated="2"/>
          <table:table-cell table:formula="of:=[.$K215]*[.C216]/[.$K$6]" office:value-type="float" office:value="1.52941176470588" calcext:value-type="float">
            <text:p>1.5294117647</text:p>
          </table:table-cell>
          <table:table-cell table:formula="of:=[.$K215]*[.D216]/[.$K$6]" office:value-type="float" office:value="0.764705882352941" calcext:value-type="float">
            <text:p>0.7647058824</text:p>
          </table:table-cell>
          <table:table-cell table:formula="of:=[.$K215]*[.E216]/[.$K$6]" office:value-type="float" office:value="1.91176470588235" calcext:value-type="float">
            <text:p>1.9117647059</text:p>
          </table:table-cell>
          <table:table-cell table:formula="of:=[.$K215]*[.F216]/[.$K$6]" office:value-type="float" office:value="0.382352941176471" calcext:value-type="float">
            <text:p>0.3823529412</text:p>
          </table:table-cell>
          <table:table-cell table:formula="of:=[.$K215]*[.G216]/[.$K$6]" office:value-type="float" office:value="0.764705882352941" calcext:value-type="float">
            <text:p>0.7647058824</text:p>
          </table:table-cell>
          <table:table-cell table:formula="of:=[.$K215]*[.H216]/[.$K$6]" office:value-type="float" office:value="1.14705882352941" calcext:value-type="float">
            <text:p>1.1470588235</text:p>
          </table:table-cell>
          <table:table-cell table:formula="of:=[.$K215]*[.I216]/[.$K$6]" office:value-type="float" office:value="2.67647058823529" calcext:value-type="float">
            <text:p>2.6764705882</text:p>
          </table:table-cell>
          <table:table-cell table:formula="of:=[.$K215]*[.J216]/[.$K$6]" office:value-type="float" office:value="3.82352941176471" calcext:value-type="float">
            <text:p>3.8235294118</text:p>
          </table:table-cell>
          <table:table-cell table:formula="of:=SUM([.N215:.U215])" office:value-type="float" office:value="13" calcext:value-type="float">
            <text:p>13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214:.C215])" office:value-type="float" office:value="4" calcext:value-type="float">
            <text:p>4</text:p>
          </table:table-cell>
          <table:table-cell table:formula="of:=SUM([.D214:.D215])" office:value-type="float" office:value="2" calcext:value-type="float">
            <text:p>2</text:p>
          </table:table-cell>
          <table:table-cell table:formula="of:=SUM([.E214:.E215])" office:value-type="float" office:value="5" calcext:value-type="float">
            <text:p>5</text:p>
          </table:table-cell>
          <table:table-cell table:formula="of:=SUM([.F214:.F215])" office:value-type="float" office:value="1" calcext:value-type="float">
            <text:p>1</text:p>
          </table:table-cell>
          <table:table-cell table:formula="of:=SUM([.G214:.G215])" office:value-type="float" office:value="2" calcext:value-type="float">
            <text:p>2</text:p>
          </table:table-cell>
          <table:table-cell table:formula="of:=SUM([.H214:.H215])" office:value-type="float" office:value="3" calcext:value-type="float">
            <text:p>3</text:p>
          </table:table-cell>
          <table:table-cell table:formula="of:=SUM([.I214:.I215])" office:value-type="float" office:value="7" calcext:value-type="float">
            <text:p>7</text:p>
          </table:table-cell>
          <table:table-cell table:formula="of:=SUM([.J214:.J215])" office:value-type="float" office:value="10" calcext:value-type="float">
            <text:p>10</text:p>
          </table:table-cell>
          <table:table-cell table:formula="of:=SUM([.C216:.J216])" office:value-type="float" office:value="34" calcext:value-type="float">
            <text:p>34</text:p>
          </table:table-cell>
          <table:table-cell table:number-columns-repeated="2"/>
          <table:table-cell table:formula="of:=[.N214]+[.N215]" office:value-type="float" office:value="4" calcext:value-type="float">
            <text:p>4</text:p>
          </table:table-cell>
          <table:table-cell table:formula="of:=[.O214]+[.O215]" office:value-type="float" office:value="2" calcext:value-type="float">
            <text:p>2</text:p>
          </table:table-cell>
          <table:table-cell table:formula="of:=[.P214]+[.P215]" office:value-type="float" office:value="5" calcext:value-type="float">
            <text:p>5</text:p>
          </table:table-cell>
          <table:table-cell table:formula="of:=[.Q214]+[.Q215]" office:value-type="float" office:value="1" calcext:value-type="float">
            <text:p>1</text:p>
          </table:table-cell>
          <table:table-cell table:formula="of:=[.R214]+[.R215]" office:value-type="float" office:value="2" calcext:value-type="float">
            <text:p>2</text:p>
          </table:table-cell>
          <table:table-cell table:formula="of:=[.S214]+[.S215]" office:value-type="float" office:value="3" calcext:value-type="float">
            <text:p>3</text:p>
          </table:table-cell>
          <table:table-cell table:formula="of:=[.T214]+[.T215]" office:value-type="float" office:value="7" calcext:value-type="float">
            <text:p>7</text:p>
          </table:table-cell>
          <table:table-cell table:formula="of:=[.U214]+[.U215]" office:value-type="float" office:value="10" calcext:value-type="float">
            <text:p>10</text:p>
          </table:table-cell>
          <table:table-cell table:formula="of:=SUM([.N216:.U216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21\25-26-28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C220:.J220])" office:value-type="float" office:value="21" calcext:value-type="float">
            <text:p>21</text:p>
          </table:table-cell>
          <table:table-cell table:number-columns-repeated="2"/>
          <table:table-cell table:formula="of:=[.$K220]*[.C222]/[.$K$6]" office:value-type="float" office:value="1.23529411764706" calcext:value-type="float">
            <text:p>1.2352941176</text:p>
          </table:table-cell>
          <table:table-cell table:formula="of:=[.$K220]*[.D222]/[.$K$6]" office:value-type="float" office:value="0.617647058823529" calcext:value-type="float">
            <text:p>0.6176470588</text:p>
          </table:table-cell>
          <table:table-cell table:formula="of:=[.$K220]*[.E222]/[.$K$6]" office:value-type="float" office:value="1.23529411764706" calcext:value-type="float">
            <text:p>1.2352941176</text:p>
          </table:table-cell>
          <table:table-cell table:formula="of:=[.$K220]*[.F222]/[.$K$6]" office:value-type="float" office:value="4.94117647058824" calcext:value-type="float">
            <text:p>4.9411764706</text:p>
          </table:table-cell>
          <table:table-cell table:formula="of:=[.$K220]*[.G222]/[.$K$6]" office:value-type="float" office:value="2.47058823529412" calcext:value-type="float">
            <text:p>2.4705882353</text:p>
          </table:table-cell>
          <table:table-cell table:formula="of:=[.$K220]*[.H222]/[.$K$6]" office:value-type="float" office:value="3.08823529411765" calcext:value-type="float">
            <text:p>3.0882352941</text:p>
          </table:table-cell>
          <table:table-cell table:formula="of:=[.$K220]*[.I222]/[.$K$6]" office:value-type="float" office:value="1.85294117647059" calcext:value-type="float">
            <text:p>1.8529411765</text:p>
          </table:table-cell>
          <table:table-cell table:formula="of:=[.$K220]*[.J222]/[.$K$6]" office:value-type="float" office:value="5.55882352941176" calcext:value-type="float">
            <text:p>5.5588235294</text:p>
          </table:table-cell>
          <table:table-cell table:formula="of:=SUM([.N220:.U220])" office:value-type="float" office:value="21" calcext:value-type="float">
            <text:p>21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220:.J221];[.N220:.U221])" office:value-type="float" office:value="0.654936671212434" calcext:value-type="float">
            <text:p>0.6549366712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C221:.J221])" office:value-type="float" office:value="13" calcext:value-type="float">
            <text:p>13</text:p>
          </table:table-cell>
          <table:table-cell table:number-columns-repeated="2"/>
          <table:table-cell table:formula="of:=[.$K221]*[.C222]/[.$K$6]" office:value-type="float" office:value="0.764705882352941" calcext:value-type="float">
            <text:p>0.7647058824</text:p>
          </table:table-cell>
          <table:table-cell table:formula="of:=[.$K221]*[.D222]/[.$K$6]" office:value-type="float" office:value="0.382352941176471" calcext:value-type="float">
            <text:p>0.3823529412</text:p>
          </table:table-cell>
          <table:table-cell table:formula="of:=[.$K221]*[.E222]/[.$K$6]" office:value-type="float" office:value="0.764705882352941" calcext:value-type="float">
            <text:p>0.7647058824</text:p>
          </table:table-cell>
          <table:table-cell table:formula="of:=[.$K221]*[.F222]/[.$K$6]" office:value-type="float" office:value="3.05882352941176" calcext:value-type="float">
            <text:p>3.0588235294</text:p>
          </table:table-cell>
          <table:table-cell table:formula="of:=[.$K221]*[.G222]/[.$K$6]" office:value-type="float" office:value="1.52941176470588" calcext:value-type="float">
            <text:p>1.5294117647</text:p>
          </table:table-cell>
          <table:table-cell table:formula="of:=[.$K221]*[.H222]/[.$K$6]" office:value-type="float" office:value="1.91176470588235" calcext:value-type="float">
            <text:p>1.9117647059</text:p>
          </table:table-cell>
          <table:table-cell table:formula="of:=[.$K221]*[.I222]/[.$K$6]" office:value-type="float" office:value="1.14705882352941" calcext:value-type="float">
            <text:p>1.1470588235</text:p>
          </table:table-cell>
          <table:table-cell table:formula="of:=[.$K221]*[.J222]/[.$K$6]" office:value-type="float" office:value="3.44117647058824" calcext:value-type="float">
            <text:p>3.4411764706</text:p>
          </table:table-cell>
          <table:table-cell table:formula="of:=SUM([.N221:.U221])" office:value-type="float" office:value="13" calcext:value-type="float">
            <text:p>13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220:.C221])" office:value-type="float" office:value="2" calcext:value-type="float">
            <text:p>2</text:p>
          </table:table-cell>
          <table:table-cell table:formula="of:=SUM([.D220:.D221])" office:value-type="float" office:value="1" calcext:value-type="float">
            <text:p>1</text:p>
          </table:table-cell>
          <table:table-cell table:formula="of:=SUM([.E220:.E221])" office:value-type="float" office:value="2" calcext:value-type="float">
            <text:p>2</text:p>
          </table:table-cell>
          <table:table-cell table:formula="of:=SUM([.F220:.F221])" office:value-type="float" office:value="8" calcext:value-type="float">
            <text:p>8</text:p>
          </table:table-cell>
          <table:table-cell table:formula="of:=SUM([.G220:.G221])" office:value-type="float" office:value="4" calcext:value-type="float">
            <text:p>4</text:p>
          </table:table-cell>
          <table:table-cell table:formula="of:=SUM([.H220:.H221])" office:value-type="float" office:value="5" calcext:value-type="float">
            <text:p>5</text:p>
          </table:table-cell>
          <table:table-cell table:formula="of:=SUM([.I220:.I221])" office:value-type="float" office:value="3" calcext:value-type="float">
            <text:p>3</text:p>
          </table:table-cell>
          <table:table-cell table:formula="of:=SUM([.J220:.J221])" office:value-type="float" office:value="9" calcext:value-type="float">
            <text:p>9</text:p>
          </table:table-cell>
          <table:table-cell table:formula="of:=SUM([.C222:.J222])" office:value-type="float" office:value="34" calcext:value-type="float">
            <text:p>34</text:p>
          </table:table-cell>
          <table:table-cell table:number-columns-repeated="2"/>
          <table:table-cell table:formula="of:=[.N220]+[.N221]" office:value-type="float" office:value="2" calcext:value-type="float">
            <text:p>2</text:p>
          </table:table-cell>
          <table:table-cell table:formula="of:=[.O220]+[.O221]" office:value-type="float" office:value="1" calcext:value-type="float">
            <text:p>1</text:p>
          </table:table-cell>
          <table:table-cell table:formula="of:=[.P220]+[.P221]" office:value-type="float" office:value="2" calcext:value-type="float">
            <text:p>2</text:p>
          </table:table-cell>
          <table:table-cell table:formula="of:=[.Q220]+[.Q221]" office:value-type="float" office:value="8" calcext:value-type="float">
            <text:p>8</text:p>
          </table:table-cell>
          <table:table-cell table:formula="of:=[.R220]+[.R221]" office:value-type="float" office:value="4" calcext:value-type="float">
            <text:p>4</text:p>
          </table:table-cell>
          <table:table-cell table:formula="of:=[.S220]+[.S221]" office:value-type="float" office:value="5" calcext:value-type="float">
            <text:p>5</text:p>
          </table:table-cell>
          <table:table-cell table:formula="of:=[.T220]+[.T221]" office:value-type="float" office:value="3" calcext:value-type="float">
            <text:p>3</text:p>
          </table:table-cell>
          <table:table-cell table:formula="of:=[.U220]+[.U221]" office:value-type="float" office:value="9" calcext:value-type="float">
            <text:p>9</text:p>
          </table:table-cell>
          <table:table-cell table:formula="of:=SUM([.N222:.U222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22" calcext:value-type="float">
            <text:p>22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22\26-28-2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SUM([.C227:.J227])" office:value-type="float" office:value="32" calcext:value-type="float">
            <text:p>32</text:p>
          </table:table-cell>
          <table:table-cell table:number-columns-repeated="2"/>
          <table:table-cell table:formula="of:=[.$K227]*[.C229]/[.$K$6]" office:value-type="float" office:value="3.76470588235294" calcext:value-type="float">
            <text:p>3.7647058824</text:p>
          </table:table-cell>
          <table:table-cell table:formula="of:=[.$K227]*[.D229]/[.$K$6]" office:value-type="float" office:value="1.88235294117647" calcext:value-type="float">
            <text:p>1.8823529412</text:p>
          </table:table-cell>
          <table:table-cell table:formula="of:=[.$K227]*[.E229]/[.$K$6]" office:value-type="float" office:value="4.70588235294118" calcext:value-type="float">
            <text:p>4.7058823529</text:p>
          </table:table-cell>
          <table:table-cell table:formula="of:=[.$K227]*[.F229]/[.$K$6]" office:value-type="float" office:value="0.941176470588235" calcext:value-type="float">
            <text:p>0.9411764706</text:p>
          </table:table-cell>
          <table:table-cell table:formula="of:=[.$K227]*[.G229]/[.$K$6]" office:value-type="float" office:value="1.88235294117647" calcext:value-type="float">
            <text:p>1.8823529412</text:p>
          </table:table-cell>
          <table:table-cell table:formula="of:=[.$K227]*[.H229]/[.$K$6]" office:value-type="float" office:value="2.82352941176471" calcext:value-type="float">
            <text:p>2.8235294118</text:p>
          </table:table-cell>
          <table:table-cell table:formula="of:=[.$K227]*[.I229]/[.$K$6]" office:value-type="float" office:value="6.58823529411765" calcext:value-type="float">
            <text:p>6.5882352941</text:p>
          </table:table-cell>
          <table:table-cell table:formula="of:=[.$K227]*[.J229]/[.$K$6]" office:value-type="float" office:value="9.41176470588235" calcext:value-type="float">
            <text:p>9.4117647059</text:p>
          </table:table-cell>
          <table:table-cell table:formula="of:=SUM([.N227:.U227])" office:value-type="float" office:value="32" calcext:value-type="float">
            <text:p>32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227:.J228];[.N227:.U228])" office:value-type="float" office:value="0.0903649920831561" calcext:value-type="float">
            <text:p>0.0903649921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228:.J228])" office:value-type="float" office:value="2" calcext:value-type="float">
            <text:p>2</text:p>
          </table:table-cell>
          <table:table-cell table:number-columns-repeated="2"/>
          <table:table-cell table:formula="of:=[.$K228]*[.C229]/[.$K$6]" office:value-type="float" office:value="0.235294117647059" calcext:value-type="float">
            <text:p>0.2352941176</text:p>
          </table:table-cell>
          <table:table-cell table:formula="of:=[.$K228]*[.D229]/[.$K$6]" office:value-type="float" office:value="0.117647058823529" calcext:value-type="float">
            <text:p>0.1176470588</text:p>
          </table:table-cell>
          <table:table-cell table:formula="of:=[.$K228]*[.E229]/[.$K$6]" office:value-type="float" office:value="0.294117647058823" calcext:value-type="float">
            <text:p>0.2941176471</text:p>
          </table:table-cell>
          <table:table-cell table:formula="of:=[.$K228]*[.F229]/[.$K$6]" office:value-type="float" office:value="0.0588235294117647" calcext:value-type="float">
            <text:p>0.0588235294</text:p>
          </table:table-cell>
          <table:table-cell table:formula="of:=[.$K228]*[.G229]/[.$K$6]" office:value-type="float" office:value="0.117647058823529" calcext:value-type="float">
            <text:p>0.1176470588</text:p>
          </table:table-cell>
          <table:table-cell table:formula="of:=[.$K228]*[.H229]/[.$K$6]" office:value-type="float" office:value="0.176470588235294" calcext:value-type="float">
            <text:p>0.1764705882</text:p>
          </table:table-cell>
          <table:table-cell table:formula="of:=[.$K228]*[.I229]/[.$K$6]" office:value-type="float" office:value="0.411764705882353" calcext:value-type="float">
            <text:p>0.4117647059</text:p>
          </table:table-cell>
          <table:table-cell table:formula="of:=[.$K228]*[.J229]/[.$K$6]" office:value-type="float" office:value="0.588235294117647" calcext:value-type="float">
            <text:p>0.5882352941</text:p>
          </table:table-cell>
          <table:table-cell table:formula="of:=SUM([.N228:.U228])" office:value-type="float" office:value="2" calcext:value-type="float">
            <text:p>2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227:.C228])" office:value-type="float" office:value="4" calcext:value-type="float">
            <text:p>4</text:p>
          </table:table-cell>
          <table:table-cell table:formula="of:=SUM([.D227:.D228])" office:value-type="float" office:value="2" calcext:value-type="float">
            <text:p>2</text:p>
          </table:table-cell>
          <table:table-cell table:formula="of:=SUM([.E227:.E228])" office:value-type="float" office:value="5" calcext:value-type="float">
            <text:p>5</text:p>
          </table:table-cell>
          <table:table-cell table:formula="of:=SUM([.F227:.F228])" office:value-type="float" office:value="1" calcext:value-type="float">
            <text:p>1</text:p>
          </table:table-cell>
          <table:table-cell table:formula="of:=SUM([.G227:.G228])" office:value-type="float" office:value="2" calcext:value-type="float">
            <text:p>2</text:p>
          </table:table-cell>
          <table:table-cell table:formula="of:=SUM([.H227:.H228])" office:value-type="float" office:value="3" calcext:value-type="float">
            <text:p>3</text:p>
          </table:table-cell>
          <table:table-cell table:formula="of:=SUM([.I227:.I228])" office:value-type="float" office:value="7" calcext:value-type="float">
            <text:p>7</text:p>
          </table:table-cell>
          <table:table-cell table:formula="of:=SUM([.J227:.J228])" office:value-type="float" office:value="10" calcext:value-type="float">
            <text:p>10</text:p>
          </table:table-cell>
          <table:table-cell table:formula="of:=SUM([.C229:.J229])" office:value-type="float" office:value="34" calcext:value-type="float">
            <text:p>34</text:p>
          </table:table-cell>
          <table:table-cell table:number-columns-repeated="2"/>
          <table:table-cell table:formula="of:=[.N227]+[.N228]" office:value-type="float" office:value="4" calcext:value-type="float">
            <text:p>4</text:p>
          </table:table-cell>
          <table:table-cell table:formula="of:=[.O227]+[.O228]" office:value-type="float" office:value="2" calcext:value-type="float">
            <text:p>2</text:p>
          </table:table-cell>
          <table:table-cell table:formula="of:=[.P227]+[.P228]" office:value-type="float" office:value="5" calcext:value-type="float">
            <text:p>5</text:p>
          </table:table-cell>
          <table:table-cell table:formula="of:=[.Q227]+[.Q228]" office:value-type="float" office:value="1" calcext:value-type="float">
            <text:p>1</text:p>
          </table:table-cell>
          <table:table-cell table:formula="of:=[.R227]+[.R228]" office:value-type="float" office:value="2" calcext:value-type="float">
            <text:p>2</text:p>
          </table:table-cell>
          <table:table-cell table:formula="of:=[.S227]+[.S228]" office:value-type="float" office:value="3" calcext:value-type="float">
            <text:p>3</text:p>
          </table:table-cell>
          <table:table-cell table:formula="of:=[.T227]+[.T228]" office:value-type="float" office:value="7" calcext:value-type="float">
            <text:p>7</text:p>
          </table:table-cell>
          <table:table-cell table:formula="of:=[.U227]+[.U228]" office:value-type="float" office:value="10" calcext:value-type="float">
            <text:p>10</text:p>
          </table:table-cell>
          <table:table-cell table:formula="of:=SUM([.N229:.U229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22\25-26-28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SUM([.C233:.J233])" office:value-type="float" office:value="32" calcext:value-type="float">
            <text:p>32</text:p>
          </table:table-cell>
          <table:table-cell table:number-columns-repeated="2"/>
          <table:table-cell table:formula="of:=[.$K233]*[.C235]/[.$K$6]" office:value-type="float" office:value="1.88235294117647" calcext:value-type="float">
            <text:p>1.8823529412</text:p>
          </table:table-cell>
          <table:table-cell table:formula="of:=[.$K233]*[.D235]/[.$K$6]" office:value-type="float" office:value="0.941176470588235" calcext:value-type="float">
            <text:p>0.9411764706</text:p>
          </table:table-cell>
          <table:table-cell table:formula="of:=[.$K233]*[.E235]/[.$K$6]" office:value-type="float" office:value="1.88235294117647" calcext:value-type="float">
            <text:p>1.8823529412</text:p>
          </table:table-cell>
          <table:table-cell table:formula="of:=[.$K233]*[.F235]/[.$K$6]" office:value-type="float" office:value="7.52941176470588" calcext:value-type="float">
            <text:p>7.5294117647</text:p>
          </table:table-cell>
          <table:table-cell table:formula="of:=[.$K233]*[.G235]/[.$K$6]" office:value-type="float" office:value="3.76470588235294" calcext:value-type="float">
            <text:p>3.7647058824</text:p>
          </table:table-cell>
          <table:table-cell table:formula="of:=[.$K233]*[.H235]/[.$K$6]" office:value-type="float" office:value="4.70588235294118" calcext:value-type="float">
            <text:p>4.7058823529</text:p>
          </table:table-cell>
          <table:table-cell table:formula="of:=[.$K233]*[.I235]/[.$K$6]" office:value-type="float" office:value="2.82352941176471" calcext:value-type="float">
            <text:p>2.8235294118</text:p>
          </table:table-cell>
          <table:table-cell table:formula="of:=[.$K233]*[.J235]/[.$K$6]" office:value-type="float" office:value="8.47058823529412" calcext:value-type="float">
            <text:p>8.4705882353</text:p>
          </table:table-cell>
          <table:table-cell table:formula="of:=SUM([.N233:.U233])" office:value-type="float" office:value="32" calcext:value-type="float">
            <text:p>32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233:.J234];[.N233:.U234])" office:value-type="float" office:value="0.0903649920831561" calcext:value-type="float">
            <text:p>0.0903649921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34:.J234])" office:value-type="float" office:value="2" calcext:value-type="float">
            <text:p>2</text:p>
          </table:table-cell>
          <table:table-cell table:number-columns-repeated="2"/>
          <table:table-cell table:formula="of:=[.$K234]*[.C235]/[.$K$6]" office:value-type="float" office:value="0.117647058823529" calcext:value-type="float">
            <text:p>0.1176470588</text:p>
          </table:table-cell>
          <table:table-cell table:formula="of:=[.$K234]*[.D235]/[.$K$6]" office:value-type="float" office:value="0.0588235294117647" calcext:value-type="float">
            <text:p>0.0588235294</text:p>
          </table:table-cell>
          <table:table-cell table:formula="of:=[.$K234]*[.E235]/[.$K$6]" office:value-type="float" office:value="0.117647058823529" calcext:value-type="float">
            <text:p>0.1176470588</text:p>
          </table:table-cell>
          <table:table-cell table:formula="of:=[.$K234]*[.F235]/[.$K$6]" office:value-type="float" office:value="0.470588235294118" calcext:value-type="float">
            <text:p>0.4705882353</text:p>
          </table:table-cell>
          <table:table-cell table:formula="of:=[.$K234]*[.G235]/[.$K$6]" office:value-type="float" office:value="0.235294117647059" calcext:value-type="float">
            <text:p>0.2352941176</text:p>
          </table:table-cell>
          <table:table-cell table:formula="of:=[.$K234]*[.H235]/[.$K$6]" office:value-type="float" office:value="0.294117647058823" calcext:value-type="float">
            <text:p>0.2941176471</text:p>
          </table:table-cell>
          <table:table-cell table:formula="of:=[.$K234]*[.I235]/[.$K$6]" office:value-type="float" office:value="0.176470588235294" calcext:value-type="float">
            <text:p>0.1764705882</text:p>
          </table:table-cell>
          <table:table-cell table:formula="of:=[.$K234]*[.J235]/[.$K$6]" office:value-type="float" office:value="0.529411764705882" calcext:value-type="float">
            <text:p>0.5294117647</text:p>
          </table:table-cell>
          <table:table-cell table:formula="of:=SUM([.N234:.U234])" office:value-type="float" office:value="2" calcext:value-type="float">
            <text:p>2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233:.C234])" office:value-type="float" office:value="2" calcext:value-type="float">
            <text:p>2</text:p>
          </table:table-cell>
          <table:table-cell table:formula="of:=SUM([.D233:.D234])" office:value-type="float" office:value="1" calcext:value-type="float">
            <text:p>1</text:p>
          </table:table-cell>
          <table:table-cell table:formula="of:=SUM([.E233:.E234])" office:value-type="float" office:value="2" calcext:value-type="float">
            <text:p>2</text:p>
          </table:table-cell>
          <table:table-cell table:formula="of:=SUM([.F233:.F234])" office:value-type="float" office:value="8" calcext:value-type="float">
            <text:p>8</text:p>
          </table:table-cell>
          <table:table-cell table:formula="of:=SUM([.G233:.G234])" office:value-type="float" office:value="4" calcext:value-type="float">
            <text:p>4</text:p>
          </table:table-cell>
          <table:table-cell table:formula="of:=SUM([.H233:.H234])" office:value-type="float" office:value="5" calcext:value-type="float">
            <text:p>5</text:p>
          </table:table-cell>
          <table:table-cell table:formula="of:=SUM([.I233:.I234])" office:value-type="float" office:value="3" calcext:value-type="float">
            <text:p>3</text:p>
          </table:table-cell>
          <table:table-cell table:formula="of:=SUM([.J233:.J234])" office:value-type="float" office:value="9" calcext:value-type="float">
            <text:p>9</text:p>
          </table:table-cell>
          <table:table-cell table:formula="of:=SUM([.C235:.J235])" office:value-type="float" office:value="34" calcext:value-type="float">
            <text:p>34</text:p>
          </table:table-cell>
          <table:table-cell table:number-columns-repeated="2"/>
          <table:table-cell table:formula="of:=[.N233]+[.N234]" office:value-type="float" office:value="2" calcext:value-type="float">
            <text:p>2</text:p>
          </table:table-cell>
          <table:table-cell table:formula="of:=[.O233]+[.O234]" office:value-type="float" office:value="1" calcext:value-type="float">
            <text:p>1</text:p>
          </table:table-cell>
          <table:table-cell table:formula="of:=[.P233]+[.P234]" office:value-type="float" office:value="2" calcext:value-type="float">
            <text:p>2</text:p>
          </table:table-cell>
          <table:table-cell table:formula="of:=[.Q233]+[.Q234]" office:value-type="float" office:value="8" calcext:value-type="float">
            <text:p>8</text:p>
          </table:table-cell>
          <table:table-cell table:formula="of:=[.R233]+[.R234]" office:value-type="float" office:value="4" calcext:value-type="float">
            <text:p>4</text:p>
          </table:table-cell>
          <table:table-cell table:formula="of:=[.S233]+[.S234]" office:value-type="float" office:value="5" calcext:value-type="float">
            <text:p>5</text:p>
          </table:table-cell>
          <table:table-cell table:formula="of:=[.T233]+[.T234]" office:value-type="float" office:value="3" calcext:value-type="float">
            <text:p>3</text:p>
          </table:table-cell>
          <table:table-cell table:formula="of:=[.U233]+[.U234]" office:value-type="float" office:value="9" calcext:value-type="float">
            <text:p>9</text:p>
          </table:table-cell>
          <table:table-cell table:formula="of:=SUM([.N235:.U235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23" calcext:value-type="float">
            <text:p>23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32 vs. S16/E8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23\27-28-2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C240:.J240])" office:value-type="float" office:value="29" calcext:value-type="float">
            <text:p>29</text:p>
          </table:table-cell>
          <table:table-cell table:number-columns-repeated="2"/>
          <table:table-cell table:formula="of:=[.$K240]*[.C242]/[.$K$6]" office:value-type="float" office:value="5.11764705882353" calcext:value-type="float">
            <text:p>5.1176470588</text:p>
          </table:table-cell>
          <table:table-cell table:formula="of:=[.$K240]*[.D242]/[.$K$6]" office:value-type="float" office:value="2.55882352941176" calcext:value-type="float">
            <text:p>2.5588235294</text:p>
          </table:table-cell>
          <table:table-cell table:formula="of:=[.$K240]*[.E242]/[.$K$6]" office:value-type="float" office:value="6.82352941176471" calcext:value-type="float">
            <text:p>6.8235294118</text:p>
          </table:table-cell>
          <table:table-cell table:formula="of:=[.$K240]*[.F242]/[.$K$6]" office:value-type="float" office:value="6.82352941176471" calcext:value-type="float">
            <text:p>6.8235294118</text:p>
          </table:table-cell>
          <table:table-cell table:formula="of:=[.$K240]*[.G242]/[.$K$6]" office:value-type="float" office:value="0" calcext:value-type="float">
            <text:p>0</text:p>
          </table:table-cell>
          <table:table-cell table:formula="of:=[.$K240]*[.H242]/[.$K$6]" office:value-type="float" office:value="1.70588235294118" calcext:value-type="float">
            <text:p>1.7058823529</text:p>
          </table:table-cell>
          <table:table-cell table:formula="of:=[.$K240]*[.I242]/[.$K$6]" office:value-type="float" office:value="3.41176470588235" calcext:value-type="float">
            <text:p>3.4117647059</text:p>
          </table:table-cell>
          <table:table-cell table:formula="of:=[.$K240]*[.J242]/[.$K$6]" office:value-type="float" office:value="2.55882352941176" calcext:value-type="float">
            <text:p>2.5588235294</text:p>
          </table:table-cell>
          <table:table-cell table:formula="of:=SUM([.N240:.U240])" office:value-type="float" office:value="29" calcext:value-type="float">
            <text:p>29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240:.J241];[.N240:.U241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241:.J241])" office:value-type="float" office:value="5" calcext:value-type="float">
            <text:p>5</text:p>
          </table:table-cell>
          <table:table-cell table:number-columns-repeated="2"/>
          <table:table-cell table:formula="of:=[.$K241]*[.C242]/[.$K$6]" office:value-type="float" office:value="0.882352941176471" calcext:value-type="float">
            <text:p>0.8823529412</text:p>
          </table:table-cell>
          <table:table-cell table:formula="of:=[.$K241]*[.D242]/[.$K$6]" office:value-type="float" office:value="0.441176470588235" calcext:value-type="float">
            <text:p>0.4411764706</text:p>
          </table:table-cell>
          <table:table-cell table:formula="of:=[.$K241]*[.E242]/[.$K$6]" office:value-type="float" office:value="1.17647058823529" calcext:value-type="float">
            <text:p>1.1764705882</text:p>
          </table:table-cell>
          <table:table-cell table:formula="of:=[.$K241]*[.F242]/[.$K$6]" office:value-type="float" office:value="1.17647058823529" calcext:value-type="float">
            <text:p>1.1764705882</text:p>
          </table:table-cell>
          <table:table-cell table:formula="of:=[.$K241]*[.G242]/[.$K$6]" office:value-type="float" office:value="0" calcext:value-type="float">
            <text:p>0</text:p>
          </table:table-cell>
          <table:table-cell table:formula="of:=[.$K241]*[.H242]/[.$K$6]" office:value-type="float" office:value="0.294117647058823" calcext:value-type="float">
            <text:p>0.2941176471</text:p>
          </table:table-cell>
          <table:table-cell table:formula="of:=[.$K241]*[.I242]/[.$K$6]" office:value-type="float" office:value="0.588235294117647" calcext:value-type="float">
            <text:p>0.5882352941</text:p>
          </table:table-cell>
          <table:table-cell table:formula="of:=[.$K241]*[.J242]/[.$K$6]" office:value-type="float" office:value="0.441176470588235" calcext:value-type="float">
            <text:p>0.4411764706</text:p>
          </table:table-cell>
          <table:table-cell table:formula="of:=SUM([.N241:.U241])" office:value-type="float" office:value="5" calcext:value-type="float">
            <text:p>5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240:.C241])" office:value-type="float" office:value="6" calcext:value-type="float">
            <text:p>6</text:p>
          </table:table-cell>
          <table:table-cell table:formula="of:=SUM([.D240:.D241])" office:value-type="float" office:value="3" calcext:value-type="float">
            <text:p>3</text:p>
          </table:table-cell>
          <table:table-cell table:formula="of:=SUM([.E240:.E241])" office:value-type="float" office:value="8" calcext:value-type="float">
            <text:p>8</text:p>
          </table:table-cell>
          <table:table-cell table:formula="of:=SUM([.F240:.F241])" office:value-type="float" office:value="8" calcext:value-type="float">
            <text:p>8</text:p>
          </table:table-cell>
          <table:table-cell table:formula="of:=SUM([.G240:.G241])" office:value-type="float" office:value="0" calcext:value-type="float">
            <text:p>0</text:p>
          </table:table-cell>
          <table:table-cell table:formula="of:=SUM([.H240:.H241])" office:value-type="float" office:value="2" calcext:value-type="float">
            <text:p>2</text:p>
          </table:table-cell>
          <table:table-cell table:formula="of:=SUM([.I240:.I241])" office:value-type="float" office:value="4" calcext:value-type="float">
            <text:p>4</text:p>
          </table:table-cell>
          <table:table-cell table:formula="of:=SUM([.J240:.J241])" office:value-type="float" office:value="3" calcext:value-type="float">
            <text:p>3</text:p>
          </table:table-cell>
          <table:table-cell table:formula="of:=SUM([.C242:.J242])" office:value-type="float" office:value="34" calcext:value-type="float">
            <text:p>34</text:p>
          </table:table-cell>
          <table:table-cell table:number-columns-repeated="2"/>
          <table:table-cell table:formula="of:=[.N240]+[.N241]" office:value-type="float" office:value="6" calcext:value-type="float">
            <text:p>6</text:p>
          </table:table-cell>
          <table:table-cell table:formula="of:=[.O240]+[.O241]" office:value-type="float" office:value="3" calcext:value-type="float">
            <text:p>3</text:p>
          </table:table-cell>
          <table:table-cell table:formula="of:=[.P240]+[.P241]" office:value-type="float" office:value="8" calcext:value-type="float">
            <text:p>8</text:p>
          </table:table-cell>
          <table:table-cell table:formula="of:=[.Q240]+[.Q241]" office:value-type="float" office:value="8" calcext:value-type="float">
            <text:p>8</text:p>
          </table:table-cell>
          <table:table-cell table:formula="of:=[.R240]+[.R241]" office:value-type="float" office:value="0" calcext:value-type="float">
            <text:p>0</text:p>
          </table:table-cell>
          <table:table-cell table:formula="of:=[.S240]+[.S241]" office:value-type="float" office:value="2" calcext:value-type="float">
            <text:p>2</text:p>
          </table:table-cell>
          <table:table-cell table:formula="of:=[.T240]+[.T241]" office:value-type="float" office:value="4" calcext:value-type="float">
            <text:p>4</text:p>
          </table:table-cell>
          <table:table-cell table:formula="of:=[.U240]+[.U241]" office:value-type="float" office:value="3" calcext:value-type="float">
            <text:p>3</text:p>
          </table:table-cell>
          <table:table-cell table:formula="of:=SUM([.N242:.U242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24" calcext:value-type="float">
            <text:p>24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32 vs. S16/E8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24\27-28-2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247:.J247])" office:value-type="float" office:value="13" calcext:value-type="float">
            <text:p>13</text:p>
          </table:table-cell>
          <table:table-cell table:number-columns-repeated="2"/>
          <table:table-cell table:formula="of:=[.$K247]*[.C249]/[.$K$6]" office:value-type="float" office:value="2.29411764705882" calcext:value-type="float">
            <text:p>2.2941176471</text:p>
          </table:table-cell>
          <table:table-cell table:formula="of:=[.$K247]*[.D249]/[.$K$6]" office:value-type="float" office:value="1.14705882352941" calcext:value-type="float">
            <text:p>1.1470588235</text:p>
          </table:table-cell>
          <table:table-cell table:formula="of:=[.$K247]*[.E249]/[.$K$6]" office:value-type="float" office:value="3.05882352941176" calcext:value-type="float">
            <text:p>3.0588235294</text:p>
          </table:table-cell>
          <table:table-cell table:formula="of:=[.$K247]*[.F249]/[.$K$6]" office:value-type="float" office:value="3.05882352941176" calcext:value-type="float">
            <text:p>3.0588235294</text:p>
          </table:table-cell>
          <table:table-cell table:formula="of:=[.$K247]*[.G249]/[.$K$6]" office:value-type="float" office:value="0" calcext:value-type="float">
            <text:p>0</text:p>
          </table:table-cell>
          <table:table-cell table:formula="of:=[.$K247]*[.H249]/[.$K$6]" office:value-type="float" office:value="0.764705882352941" calcext:value-type="float">
            <text:p>0.7647058824</text:p>
          </table:table-cell>
          <table:table-cell table:formula="of:=[.$K247]*[.I249]/[.$K$6]" office:value-type="float" office:value="1.52941176470588" calcext:value-type="float">
            <text:p>1.5294117647</text:p>
          </table:table-cell>
          <table:table-cell table:formula="of:=[.$K247]*[.J249]/[.$K$6]" office:value-type="float" office:value="1.14705882352941" calcext:value-type="float">
            <text:p>1.1470588235</text:p>
          </table:table-cell>
          <table:table-cell table:formula="of:=SUM([.N247:.U247])" office:value-type="float" office:value="13" calcext:value-type="float">
            <text:p>13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247:.J248];[.N247:.U248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C248:.J248])" office:value-type="float" office:value="21" calcext:value-type="float">
            <text:p>21</text:p>
          </table:table-cell>
          <table:table-cell table:number-columns-repeated="2"/>
          <table:table-cell table:formula="of:=[.$K248]*[.C249]/[.$K$6]" office:value-type="float" office:value="3.70588235294118" calcext:value-type="float">
            <text:p>3.7058823529</text:p>
          </table:table-cell>
          <table:table-cell table:formula="of:=[.$K248]*[.D249]/[.$K$6]" office:value-type="float" office:value="1.85294117647059" calcext:value-type="float">
            <text:p>1.8529411765</text:p>
          </table:table-cell>
          <table:table-cell table:formula="of:=[.$K248]*[.E249]/[.$K$6]" office:value-type="float" office:value="4.94117647058824" calcext:value-type="float">
            <text:p>4.9411764706</text:p>
          </table:table-cell>
          <table:table-cell table:formula="of:=[.$K248]*[.F249]/[.$K$6]" office:value-type="float" office:value="4.94117647058824" calcext:value-type="float">
            <text:p>4.9411764706</text:p>
          </table:table-cell>
          <table:table-cell table:formula="of:=[.$K248]*[.G249]/[.$K$6]" office:value-type="float" office:value="0" calcext:value-type="float">
            <text:p>0</text:p>
          </table:table-cell>
          <table:table-cell table:formula="of:=[.$K248]*[.H249]/[.$K$6]" office:value-type="float" office:value="1.23529411764706" calcext:value-type="float">
            <text:p>1.2352941176</text:p>
          </table:table-cell>
          <table:table-cell table:formula="of:=[.$K248]*[.I249]/[.$K$6]" office:value-type="float" office:value="2.47058823529412" calcext:value-type="float">
            <text:p>2.4705882353</text:p>
          </table:table-cell>
          <table:table-cell table:formula="of:=[.$K248]*[.J249]/[.$K$6]" office:value-type="float" office:value="1.85294117647059" calcext:value-type="float">
            <text:p>1.8529411765</text:p>
          </table:table-cell>
          <table:table-cell table:formula="of:=SUM([.N248:.U248])" office:value-type="float" office:value="21" calcext:value-type="float">
            <text:p>21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247:.C248])" office:value-type="float" office:value="6" calcext:value-type="float">
            <text:p>6</text:p>
          </table:table-cell>
          <table:table-cell table:formula="of:=SUM([.D247:.D248])" office:value-type="float" office:value="3" calcext:value-type="float">
            <text:p>3</text:p>
          </table:table-cell>
          <table:table-cell table:formula="of:=SUM([.E247:.E248])" office:value-type="float" office:value="8" calcext:value-type="float">
            <text:p>8</text:p>
          </table:table-cell>
          <table:table-cell table:formula="of:=SUM([.F247:.F248])" office:value-type="float" office:value="8" calcext:value-type="float">
            <text:p>8</text:p>
          </table:table-cell>
          <table:table-cell table:formula="of:=SUM([.G247:.G248])" office:value-type="float" office:value="0" calcext:value-type="float">
            <text:p>0</text:p>
          </table:table-cell>
          <table:table-cell table:formula="of:=SUM([.H247:.H248])" office:value-type="float" office:value="2" calcext:value-type="float">
            <text:p>2</text:p>
          </table:table-cell>
          <table:table-cell table:formula="of:=SUM([.I247:.I248])" office:value-type="float" office:value="4" calcext:value-type="float">
            <text:p>4</text:p>
          </table:table-cell>
          <table:table-cell table:formula="of:=SUM([.J247:.J248])" office:value-type="float" office:value="3" calcext:value-type="float">
            <text:p>3</text:p>
          </table:table-cell>
          <table:table-cell table:formula="of:=SUM([.C249:.J249])" office:value-type="float" office:value="34" calcext:value-type="float">
            <text:p>34</text:p>
          </table:table-cell>
          <table:table-cell table:number-columns-repeated="2"/>
          <table:table-cell table:formula="of:=[.N247]+[.N248]" office:value-type="float" office:value="6" calcext:value-type="float">
            <text:p>6</text:p>
          </table:table-cell>
          <table:table-cell table:formula="of:=[.O247]+[.O248]" office:value-type="float" office:value="3" calcext:value-type="float">
            <text:p>3</text:p>
          </table:table-cell>
          <table:table-cell table:formula="of:=[.P247]+[.P248]" office:value-type="float" office:value="8" calcext:value-type="float">
            <text:p>8</text:p>
          </table:table-cell>
          <table:table-cell table:formula="of:=[.Q247]+[.Q248]" office:value-type="float" office:value="8" calcext:value-type="float">
            <text:p>8</text:p>
          </table:table-cell>
          <table:table-cell table:formula="of:=[.R247]+[.R248]" office:value-type="float" office:value="0" calcext:value-type="float">
            <text:p>0</text:p>
          </table:table-cell>
          <table:table-cell table:formula="of:=[.S247]+[.S248]" office:value-type="float" office:value="2" calcext:value-type="float">
            <text:p>2</text:p>
          </table:table-cell>
          <table:table-cell table:formula="of:=[.T247]+[.T248]" office:value-type="float" office:value="4" calcext:value-type="float">
            <text:p>4</text:p>
          </table:table-cell>
          <table:table-cell table:formula="of:=[.U247]+[.U248]" office:value-type="float" office:value="3" calcext:value-type="float">
            <text:p>3</text:p>
          </table:table-cell>
          <table:table-cell table:formula="of:=SUM([.N249:.U249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25" calcext:value-type="float">
            <text:p>25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32 vs. S16/E8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25\27-28-2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254:.J254])" office:value-type="float" office:value="13" calcext:value-type="float">
            <text:p>13</text:p>
          </table:table-cell>
          <table:table-cell table:number-columns-repeated="2"/>
          <table:table-cell table:formula="of:=[.$K254]*[.C256]/[.$K$6]" office:value-type="float" office:value="2.29411764705882" calcext:value-type="float">
            <text:p>2.2941176471</text:p>
          </table:table-cell>
          <table:table-cell table:formula="of:=[.$K254]*[.D256]/[.$K$6]" office:value-type="float" office:value="1.14705882352941" calcext:value-type="float">
            <text:p>1.1470588235</text:p>
          </table:table-cell>
          <table:table-cell table:formula="of:=[.$K254]*[.E256]/[.$K$6]" office:value-type="float" office:value="3.05882352941176" calcext:value-type="float">
            <text:p>3.0588235294</text:p>
          </table:table-cell>
          <table:table-cell table:formula="of:=[.$K254]*[.F256]/[.$K$6]" office:value-type="float" office:value="3.05882352941176" calcext:value-type="float">
            <text:p>3.0588235294</text:p>
          </table:table-cell>
          <table:table-cell table:formula="of:=[.$K254]*[.G256]/[.$K$6]" office:value-type="float" office:value="0" calcext:value-type="float">
            <text:p>0</text:p>
          </table:table-cell>
          <table:table-cell table:formula="of:=[.$K254]*[.H256]/[.$K$6]" office:value-type="float" office:value="0.764705882352941" calcext:value-type="float">
            <text:p>0.7647058824</text:p>
          </table:table-cell>
          <table:table-cell table:formula="of:=[.$K254]*[.I256]/[.$K$6]" office:value-type="float" office:value="1.52941176470588" calcext:value-type="float">
            <text:p>1.5294117647</text:p>
          </table:table-cell>
          <table:table-cell table:formula="of:=[.$K254]*[.J256]/[.$K$6]" office:value-type="float" office:value="1.14705882352941" calcext:value-type="float">
            <text:p>1.1470588235</text:p>
          </table:table-cell>
          <table:table-cell table:formula="of:=SUM([.N254:.U254])" office:value-type="float" office:value="13" calcext:value-type="float">
            <text:p>13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254:.J255];[.N254:.U255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C255:.J255])" office:value-type="float" office:value="21" calcext:value-type="float">
            <text:p>21</text:p>
          </table:table-cell>
          <table:table-cell table:number-columns-repeated="2"/>
          <table:table-cell table:formula="of:=[.$K255]*[.C256]/[.$K$6]" office:value-type="float" office:value="3.70588235294118" calcext:value-type="float">
            <text:p>3.7058823529</text:p>
          </table:table-cell>
          <table:table-cell table:formula="of:=[.$K255]*[.D256]/[.$K$6]" office:value-type="float" office:value="1.85294117647059" calcext:value-type="float">
            <text:p>1.8529411765</text:p>
          </table:table-cell>
          <table:table-cell table:formula="of:=[.$K255]*[.E256]/[.$K$6]" office:value-type="float" office:value="4.94117647058824" calcext:value-type="float">
            <text:p>4.9411764706</text:p>
          </table:table-cell>
          <table:table-cell table:formula="of:=[.$K255]*[.F256]/[.$K$6]" office:value-type="float" office:value="4.94117647058824" calcext:value-type="float">
            <text:p>4.9411764706</text:p>
          </table:table-cell>
          <table:table-cell table:formula="of:=[.$K255]*[.G256]/[.$K$6]" office:value-type="float" office:value="0" calcext:value-type="float">
            <text:p>0</text:p>
          </table:table-cell>
          <table:table-cell table:formula="of:=[.$K255]*[.H256]/[.$K$6]" office:value-type="float" office:value="1.23529411764706" calcext:value-type="float">
            <text:p>1.2352941176</text:p>
          </table:table-cell>
          <table:table-cell table:formula="of:=[.$K255]*[.I256]/[.$K$6]" office:value-type="float" office:value="2.47058823529412" calcext:value-type="float">
            <text:p>2.4705882353</text:p>
          </table:table-cell>
          <table:table-cell table:formula="of:=[.$K255]*[.J256]/[.$K$6]" office:value-type="float" office:value="1.85294117647059" calcext:value-type="float">
            <text:p>1.8529411765</text:p>
          </table:table-cell>
          <table:table-cell table:formula="of:=SUM([.N255:.U255])" office:value-type="float" office:value="21" calcext:value-type="float">
            <text:p>21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254:.C255])" office:value-type="float" office:value="6" calcext:value-type="float">
            <text:p>6</text:p>
          </table:table-cell>
          <table:table-cell table:formula="of:=SUM([.D254:.D255])" office:value-type="float" office:value="3" calcext:value-type="float">
            <text:p>3</text:p>
          </table:table-cell>
          <table:table-cell table:formula="of:=SUM([.E254:.E255])" office:value-type="float" office:value="8" calcext:value-type="float">
            <text:p>8</text:p>
          </table:table-cell>
          <table:table-cell table:formula="of:=SUM([.F254:.F255])" office:value-type="float" office:value="8" calcext:value-type="float">
            <text:p>8</text:p>
          </table:table-cell>
          <table:table-cell table:formula="of:=SUM([.G254:.G255])" office:value-type="float" office:value="0" calcext:value-type="float">
            <text:p>0</text:p>
          </table:table-cell>
          <table:table-cell table:formula="of:=SUM([.H254:.H255])" office:value-type="float" office:value="2" calcext:value-type="float">
            <text:p>2</text:p>
          </table:table-cell>
          <table:table-cell table:formula="of:=SUM([.I254:.I255])" office:value-type="float" office:value="4" calcext:value-type="float">
            <text:p>4</text:p>
          </table:table-cell>
          <table:table-cell table:formula="of:=SUM([.J254:.J255])" office:value-type="float" office:value="3" calcext:value-type="float">
            <text:p>3</text:p>
          </table:table-cell>
          <table:table-cell table:formula="of:=SUM([.C256:.J256])" office:value-type="float" office:value="34" calcext:value-type="float">
            <text:p>34</text:p>
          </table:table-cell>
          <table:table-cell table:number-columns-repeated="2"/>
          <table:table-cell table:formula="of:=[.N254]+[.N255]" office:value-type="float" office:value="6" calcext:value-type="float">
            <text:p>6</text:p>
          </table:table-cell>
          <table:table-cell table:formula="of:=[.O254]+[.O255]" office:value-type="float" office:value="3" calcext:value-type="float">
            <text:p>3</text:p>
          </table:table-cell>
          <table:table-cell table:formula="of:=[.P254]+[.P255]" office:value-type="float" office:value="8" calcext:value-type="float">
            <text:p>8</text:p>
          </table:table-cell>
          <table:table-cell table:formula="of:=[.Q254]+[.Q255]" office:value-type="float" office:value="8" calcext:value-type="float">
            <text:p>8</text:p>
          </table:table-cell>
          <table:table-cell table:formula="of:=[.R254]+[.R255]" office:value-type="float" office:value="0" calcext:value-type="float">
            <text:p>0</text:p>
          </table:table-cell>
          <table:table-cell table:formula="of:=[.S254]+[.S255]" office:value-type="float" office:value="2" calcext:value-type="float">
            <text:p>2</text:p>
          </table:table-cell>
          <table:table-cell table:formula="of:=[.T254]+[.T255]" office:value-type="float" office:value="4" calcext:value-type="float">
            <text:p>4</text:p>
          </table:table-cell>
          <table:table-cell table:formula="of:=[.U254]+[.U255]" office:value-type="float" office:value="3" calcext:value-type="float">
            <text:p>3</text:p>
          </table:table-cell>
          <table:table-cell table:formula="of:=SUM([.N256:.U256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26" calcext:value-type="float">
            <text:p>26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32 vs. S16/E8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26\27-28-2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261:.J261])" office:value-type="float" office:value="12" calcext:value-type="float">
            <text:p>12</text:p>
          </table:table-cell>
          <table:table-cell table:number-columns-repeated="2"/>
          <table:table-cell table:formula="of:=[.$K261]*[.C263]/[.$K$6]" office:value-type="float" office:value="2.11764705882353" calcext:value-type="float">
            <text:p>2.1176470588</text:p>
          </table:table-cell>
          <table:table-cell table:formula="of:=[.$K261]*[.D263]/[.$K$6]" office:value-type="float" office:value="1.05882352941176" calcext:value-type="float">
            <text:p>1.0588235294</text:p>
          </table:table-cell>
          <table:table-cell table:formula="of:=[.$K261]*[.E263]/[.$K$6]" office:value-type="float" office:value="2.82352941176471" calcext:value-type="float">
            <text:p>2.8235294118</text:p>
          </table:table-cell>
          <table:table-cell table:formula="of:=[.$K261]*[.F263]/[.$K$6]" office:value-type="float" office:value="2.82352941176471" calcext:value-type="float">
            <text:p>2.8235294118</text:p>
          </table:table-cell>
          <table:table-cell table:formula="of:=[.$K261]*[.G263]/[.$K$6]" office:value-type="float" office:value="0" calcext:value-type="float">
            <text:p>0</text:p>
          </table:table-cell>
          <table:table-cell table:formula="of:=[.$K261]*[.H263]/[.$K$6]" office:value-type="float" office:value="0.705882352941176" calcext:value-type="float">
            <text:p>0.7058823529</text:p>
          </table:table-cell>
          <table:table-cell table:formula="of:=[.$K261]*[.I263]/[.$K$6]" office:value-type="float" office:value="1.41176470588235" calcext:value-type="float">
            <text:p>1.4117647059</text:p>
          </table:table-cell>
          <table:table-cell table:formula="of:=[.$K261]*[.J263]/[.$K$6]" office:value-type="float" office:value="1.05882352941176" calcext:value-type="float">
            <text:p>1.0588235294</text:p>
          </table:table-cell>
          <table:table-cell table:formula="of:=SUM([.N261:.U261])" office:value-type="float" office:value="12" calcext:value-type="float">
            <text:p>12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261:.J262];[.N261:.U262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C262:.J262])" office:value-type="float" office:value="22" calcext:value-type="float">
            <text:p>22</text:p>
          </table:table-cell>
          <table:table-cell table:number-columns-repeated="2"/>
          <table:table-cell table:formula="of:=[.$K262]*[.C263]/[.$K$6]" office:value-type="float" office:value="3.88235294117647" calcext:value-type="float">
            <text:p>3.8823529412</text:p>
          </table:table-cell>
          <table:table-cell table:formula="of:=[.$K262]*[.D263]/[.$K$6]" office:value-type="float" office:value="1.94117647058824" calcext:value-type="float">
            <text:p>1.9411764706</text:p>
          </table:table-cell>
          <table:table-cell table:formula="of:=[.$K262]*[.E263]/[.$K$6]" office:value-type="float" office:value="5.17647058823529" calcext:value-type="float">
            <text:p>5.1764705882</text:p>
          </table:table-cell>
          <table:table-cell table:formula="of:=[.$K262]*[.F263]/[.$K$6]" office:value-type="float" office:value="5.17647058823529" calcext:value-type="float">
            <text:p>5.1764705882</text:p>
          </table:table-cell>
          <table:table-cell table:formula="of:=[.$K262]*[.G263]/[.$K$6]" office:value-type="float" office:value="0" calcext:value-type="float">
            <text:p>0</text:p>
          </table:table-cell>
          <table:table-cell table:formula="of:=[.$K262]*[.H263]/[.$K$6]" office:value-type="float" office:value="1.29411764705882" calcext:value-type="float">
            <text:p>1.2941176471</text:p>
          </table:table-cell>
          <table:table-cell table:formula="of:=[.$K262]*[.I263]/[.$K$6]" office:value-type="float" office:value="2.58823529411765" calcext:value-type="float">
            <text:p>2.5882352941</text:p>
          </table:table-cell>
          <table:table-cell table:formula="of:=[.$K262]*[.J263]/[.$K$6]" office:value-type="float" office:value="1.94117647058824" calcext:value-type="float">
            <text:p>1.9411764706</text:p>
          </table:table-cell>
          <table:table-cell table:formula="of:=SUM([.N262:.U262])" office:value-type="float" office:value="22" calcext:value-type="float">
            <text:p>22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261:.C262])" office:value-type="float" office:value="6" calcext:value-type="float">
            <text:p>6</text:p>
          </table:table-cell>
          <table:table-cell table:formula="of:=SUM([.D261:.D262])" office:value-type="float" office:value="3" calcext:value-type="float">
            <text:p>3</text:p>
          </table:table-cell>
          <table:table-cell table:formula="of:=SUM([.E261:.E262])" office:value-type="float" office:value="8" calcext:value-type="float">
            <text:p>8</text:p>
          </table:table-cell>
          <table:table-cell table:formula="of:=SUM([.F261:.F262])" office:value-type="float" office:value="8" calcext:value-type="float">
            <text:p>8</text:p>
          </table:table-cell>
          <table:table-cell table:formula="of:=SUM([.G261:.G262])" office:value-type="float" office:value="0" calcext:value-type="float">
            <text:p>0</text:p>
          </table:table-cell>
          <table:table-cell table:formula="of:=SUM([.H261:.H262])" office:value-type="float" office:value="2" calcext:value-type="float">
            <text:p>2</text:p>
          </table:table-cell>
          <table:table-cell table:formula="of:=SUM([.I261:.I262])" office:value-type="float" office:value="4" calcext:value-type="float">
            <text:p>4</text:p>
          </table:table-cell>
          <table:table-cell table:formula="of:=SUM([.J261:.J262])" office:value-type="float" office:value="3" calcext:value-type="float">
            <text:p>3</text:p>
          </table:table-cell>
          <table:table-cell table:formula="of:=SUM([.C263:.J263])" office:value-type="float" office:value="34" calcext:value-type="float">
            <text:p>34</text:p>
          </table:table-cell>
          <table:table-cell table:number-columns-repeated="2"/>
          <table:table-cell table:formula="of:=[.N261]+[.N262]" office:value-type="float" office:value="6" calcext:value-type="float">
            <text:p>6</text:p>
          </table:table-cell>
          <table:table-cell table:formula="of:=[.O261]+[.O262]" office:value-type="float" office:value="3" calcext:value-type="float">
            <text:p>3</text:p>
          </table:table-cell>
          <table:table-cell table:formula="of:=[.P261]+[.P262]" office:value-type="float" office:value="8" calcext:value-type="float">
            <text:p>8</text:p>
          </table:table-cell>
          <table:table-cell table:formula="of:=[.Q261]+[.Q262]" office:value-type="float" office:value="8" calcext:value-type="float">
            <text:p>8</text:p>
          </table:table-cell>
          <table:table-cell table:formula="of:=[.R261]+[.R262]" office:value-type="float" office:value="0" calcext:value-type="float">
            <text:p>0</text:p>
          </table:table-cell>
          <table:table-cell table:formula="of:=[.S261]+[.S262]" office:value-type="float" office:value="2" calcext:value-type="float">
            <text:p>2</text:p>
          </table:table-cell>
          <table:table-cell table:formula="of:=[.T261]+[.T262]" office:value-type="float" office:value="4" calcext:value-type="float">
            <text:p>4</text:p>
          </table:table-cell>
          <table:table-cell table:formula="of:=[.U261]+[.U262]" office:value-type="float" office:value="3" calcext:value-type="float">
            <text:p>3</text:p>
          </table:table-cell>
          <table:table-cell table:formula="of:=SUM([.N263:.U263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30" calcext:value-type="float">
            <text:p>30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30\38-42-44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268:.J268])" office:value-type="float" office:value="34" calcext:value-type="float">
            <text:p>34</text:p>
          </table:table-cell>
          <table:table-cell table:number-columns-repeated="2"/>
          <table:table-cell table:formula="of:=[.$K268]*[.C270]/[.$K$6]" office:value-type="float" office:value="15" calcext:value-type="float">
            <text:p>15</text:p>
          </table:table-cell>
          <table:table-cell table:formula="of:=[.$K268]*[.D270]/[.$K$6]" office:value-type="float" office:value="12" calcext:value-type="float">
            <text:p>12</text:p>
          </table:table-cell>
          <table:table-cell table:formula="of:=[.$K268]*[.E270]/[.$K$6]" office:value-type="float" office:value="4" calcext:value-type="float">
            <text:p>4</text:p>
          </table:table-cell>
          <table:table-cell table:formula="of:=[.$K268]*[.F270]/[.$K$6]" office:value-type="float" office:value="0" calcext:value-type="float">
            <text:p>0</text:p>
          </table:table-cell>
          <table:table-cell table:formula="of:=[.$K268]*[.G270]/[.$K$6]" office:value-type="float" office:value="0" calcext:value-type="float">
            <text:p>0</text:p>
          </table:table-cell>
          <table:table-cell table:formula="of:=[.$K268]*[.H270]/[.$K$6]" office:value-type="float" office:value="2" calcext:value-type="float">
            <text:p>2</text:p>
          </table:table-cell>
          <table:table-cell table:formula="of:=[.$K268]*[.I270]/[.$K$6]" office:value-type="float" office:value="0" calcext:value-type="float">
            <text:p>0</text:p>
          </table:table-cell>
          <table:table-cell table:formula="of:=[.$K268]*[.J270]/[.$K$6]" office:value-type="float" office:value="1" calcext:value-type="float">
            <text:p>1</text:p>
          </table:table-cell>
          <table:table-cell table:formula="of:=SUM([.N268:.U268])" office:value-type="float" office:value="34" calcext:value-type="float">
            <text:p>34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268:.J269];[.N268:.U269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number-columns-repeated="9" office:value-type="float" office:value="0" calcext:value-type="float">
            <text:p>0</text:p>
          </table:table-cell>
          <table:table-cell table:formula="of:=SUM([.C269:.J269])" office:value-type="float" office:value="0" calcext:value-type="float">
            <text:p>0</text:p>
          </table:table-cell>
          <table:table-cell table:number-columns-repeated="2"/>
          <table:table-cell table:formula="of:=[.$K269]*[.C270]/[.$K$6]" office:value-type="float" office:value="0" calcext:value-type="float">
            <text:p>0</text:p>
          </table:table-cell>
          <table:table-cell table:formula="of:=[.$K269]*[.D270]/[.$K$6]" office:value-type="float" office:value="0" calcext:value-type="float">
            <text:p>0</text:p>
          </table:table-cell>
          <table:table-cell table:formula="of:=[.$K269]*[.E270]/[.$K$6]" office:value-type="float" office:value="0" calcext:value-type="float">
            <text:p>0</text:p>
          </table:table-cell>
          <table:table-cell table:formula="of:=[.$K269]*[.F270]/[.$K$6]" office:value-type="float" office:value="0" calcext:value-type="float">
            <text:p>0</text:p>
          </table:table-cell>
          <table:table-cell table:formula="of:=[.$K269]*[.G270]/[.$K$6]" office:value-type="float" office:value="0" calcext:value-type="float">
            <text:p>0</text:p>
          </table:table-cell>
          <table:table-cell table:formula="of:=[.$K269]*[.H270]/[.$K$6]" office:value-type="float" office:value="0" calcext:value-type="float">
            <text:p>0</text:p>
          </table:table-cell>
          <table:table-cell table:formula="of:=[.$K269]*[.I270]/[.$K$6]" office:value-type="float" office:value="0" calcext:value-type="float">
            <text:p>0</text:p>
          </table:table-cell>
          <table:table-cell table:formula="of:=[.$K269]*[.J270]/[.$K$6]" office:value-type="float" office:value="0" calcext:value-type="float">
            <text:p>0</text:p>
          </table:table-cell>
          <table:table-cell table:formula="of:=SUM([.N269:.U269])" office:value-type="float" office:value="0" calcext:value-type="float">
            <text:p>0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268:.C269])" office:value-type="float" office:value="15" calcext:value-type="float">
            <text:p>15</text:p>
          </table:table-cell>
          <table:table-cell table:formula="of:=SUM([.D268:.D269])" office:value-type="float" office:value="12" calcext:value-type="float">
            <text:p>12</text:p>
          </table:table-cell>
          <table:table-cell table:formula="of:=SUM([.E268:.E269])" office:value-type="float" office:value="4" calcext:value-type="float">
            <text:p>4</text:p>
          </table:table-cell>
          <table:table-cell table:formula="of:=SUM([.F268:.F269])" office:value-type="float" office:value="0" calcext:value-type="float">
            <text:p>0</text:p>
          </table:table-cell>
          <table:table-cell table:formula="of:=SUM([.G268:.G269])" office:value-type="float" office:value="0" calcext:value-type="float">
            <text:p>0</text:p>
          </table:table-cell>
          <table:table-cell table:formula="of:=SUM([.H268:.H269])" office:value-type="float" office:value="2" calcext:value-type="float">
            <text:p>2</text:p>
          </table:table-cell>
          <table:table-cell table:formula="of:=SUM([.I268:.I269])" office:value-type="float" office:value="0" calcext:value-type="float">
            <text:p>0</text:p>
          </table:table-cell>
          <table:table-cell table:formula="of:=SUM([.J268:.J269])" office:value-type="float" office:value="1" calcext:value-type="float">
            <text:p>1</text:p>
          </table:table-cell>
          <table:table-cell table:formula="of:=SUM([.C270:.J270])" office:value-type="float" office:value="34" calcext:value-type="float">
            <text:p>34</text:p>
          </table:table-cell>
          <table:table-cell table:number-columns-repeated="2"/>
          <table:table-cell table:formula="of:=[.N268]+[.N269]" office:value-type="float" office:value="15" calcext:value-type="float">
            <text:p>15</text:p>
          </table:table-cell>
          <table:table-cell table:formula="of:=[.O268]+[.O269]" office:value-type="float" office:value="12" calcext:value-type="float">
            <text:p>12</text:p>
          </table:table-cell>
          <table:table-cell table:formula="of:=[.P268]+[.P269]" office:value-type="float" office:value="4" calcext:value-type="float">
            <text:p>4</text:p>
          </table:table-cell>
          <table:table-cell table:formula="of:=[.Q268]+[.Q269]" office:value-type="float" office:value="0" calcext:value-type="float">
            <text:p>0</text:p>
          </table:table-cell>
          <table:table-cell table:formula="of:=[.R268]+[.R269]" office:value-type="float" office:value="0" calcext:value-type="float">
            <text:p>0</text:p>
          </table:table-cell>
          <table:table-cell table:formula="of:=[.S268]+[.S269]" office:value-type="float" office:value="2" calcext:value-type="float">
            <text:p>2</text:p>
          </table:table-cell>
          <table:table-cell table:formula="of:=[.T268]+[.T269]" office:value-type="float" office:value="0" calcext:value-type="float">
            <text:p>0</text:p>
          </table:table-cell>
          <table:table-cell table:formula="of:=[.U268]+[.U269]" office:value-type="float" office:value="1" calcext:value-type="float">
            <text:p>1</text:p>
          </table:table-cell>
          <table:table-cell table:formula="of:=SUM([.N270:.U270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30\38-39-42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274:.J274])" office:value-type="float" office:value="34" calcext:value-type="float">
            <text:p>34</text:p>
          </table:table-cell>
          <table:table-cell table:number-columns-repeated="2"/>
          <table:table-cell table:formula="of:=[.$K274]*[.C276]/[.$K$6]" office:value-type="float" office:value="19" calcext:value-type="float">
            <text:p>19</text:p>
          </table:table-cell>
          <table:table-cell table:formula="of:=[.$K274]*[.D276]/[.$K$6]" office:value-type="float" office:value="1" calcext:value-type="float">
            <text:p>1</text:p>
          </table:table-cell>
          <table:table-cell table:formula="of:=[.$K274]*[.E276]/[.$K$6]" office:value-type="float" office:value="8" calcext:value-type="float">
            <text:p>8</text:p>
          </table:table-cell>
          <table:table-cell table:formula="of:=[.$K274]*[.F276]/[.$K$6]" office:value-type="float" office:value="3" calcext:value-type="float">
            <text:p>3</text:p>
          </table:table-cell>
          <table:table-cell table:formula="of:=[.$K274]*[.G276]/[.$K$6]" office:value-type="float" office:value="1" calcext:value-type="float">
            <text:p>1</text:p>
          </table:table-cell>
          <table:table-cell table:formula="of:=[.$K274]*[.H276]/[.$K$6]" office:value-type="float" office:value="0" calcext:value-type="float">
            <text:p>0</text:p>
          </table:table-cell>
          <table:table-cell table:formula="of:=[.$K274]*[.I276]/[.$K$6]" office:value-type="float" office:value="1" calcext:value-type="float">
            <text:p>1</text:p>
          </table:table-cell>
          <table:table-cell table:formula="of:=[.$K274]*[.J276]/[.$K$6]" office:value-type="float" office:value="1" calcext:value-type="float">
            <text:p>1</text:p>
          </table:table-cell>
          <table:table-cell table:formula="of:=SUM([.N274:.U274])" office:value-type="float" office:value="34" calcext:value-type="float">
            <text:p>34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274:.J275];[.N274:.U275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number-columns-repeated="9" office:value-type="float" office:value="0" calcext:value-type="float">
            <text:p>0</text:p>
          </table:table-cell>
          <table:table-cell table:formula="of:=SUM([.C275:.J275])" office:value-type="float" office:value="0" calcext:value-type="float">
            <text:p>0</text:p>
          </table:table-cell>
          <table:table-cell table:number-columns-repeated="2"/>
          <table:table-cell table:formula="of:=[.$K275]*[.C276]/[.$K$6]" office:value-type="float" office:value="0" calcext:value-type="float">
            <text:p>0</text:p>
          </table:table-cell>
          <table:table-cell table:formula="of:=[.$K275]*[.D276]/[.$K$6]" office:value-type="float" office:value="0" calcext:value-type="float">
            <text:p>0</text:p>
          </table:table-cell>
          <table:table-cell table:formula="of:=[.$K275]*[.E276]/[.$K$6]" office:value-type="float" office:value="0" calcext:value-type="float">
            <text:p>0</text:p>
          </table:table-cell>
          <table:table-cell table:formula="of:=[.$K275]*[.F276]/[.$K$6]" office:value-type="float" office:value="0" calcext:value-type="float">
            <text:p>0</text:p>
          </table:table-cell>
          <table:table-cell table:formula="of:=[.$K275]*[.G276]/[.$K$6]" office:value-type="float" office:value="0" calcext:value-type="float">
            <text:p>0</text:p>
          </table:table-cell>
          <table:table-cell table:formula="of:=[.$K275]*[.H276]/[.$K$6]" office:value-type="float" office:value="0" calcext:value-type="float">
            <text:p>0</text:p>
          </table:table-cell>
          <table:table-cell table:formula="of:=[.$K275]*[.I276]/[.$K$6]" office:value-type="float" office:value="0" calcext:value-type="float">
            <text:p>0</text:p>
          </table:table-cell>
          <table:table-cell table:formula="of:=[.$K275]*[.J276]/[.$K$6]" office:value-type="float" office:value="0" calcext:value-type="float">
            <text:p>0</text:p>
          </table:table-cell>
          <table:table-cell table:formula="of:=SUM([.N275:.U275])" office:value-type="float" office:value="0" calcext:value-type="float">
            <text:p>0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274:.C275])" office:value-type="float" office:value="19" calcext:value-type="float">
            <text:p>19</text:p>
          </table:table-cell>
          <table:table-cell table:formula="of:=SUM([.D274:.D275])" office:value-type="float" office:value="1" calcext:value-type="float">
            <text:p>1</text:p>
          </table:table-cell>
          <table:table-cell table:formula="of:=SUM([.E274:.E275])" office:value-type="float" office:value="8" calcext:value-type="float">
            <text:p>8</text:p>
          </table:table-cell>
          <table:table-cell table:formula="of:=SUM([.F274:.F275])" office:value-type="float" office:value="3" calcext:value-type="float">
            <text:p>3</text:p>
          </table:table-cell>
          <table:table-cell table:formula="of:=SUM([.G274:.G275])" office:value-type="float" office:value="1" calcext:value-type="float">
            <text:p>1</text:p>
          </table:table-cell>
          <table:table-cell table:formula="of:=SUM([.H274:.H275])" office:value-type="float" office:value="0" calcext:value-type="float">
            <text:p>0</text:p>
          </table:table-cell>
          <table:table-cell table:formula="of:=SUM([.I274:.I275])" office:value-type="float" office:value="1" calcext:value-type="float">
            <text:p>1</text:p>
          </table:table-cell>
          <table:table-cell table:formula="of:=SUM([.J274:.J275])" office:value-type="float" office:value="1" calcext:value-type="float">
            <text:p>1</text:p>
          </table:table-cell>
          <table:table-cell table:formula="of:=SUM([.C276:.J276])" office:value-type="float" office:value="34" calcext:value-type="float">
            <text:p>34</text:p>
          </table:table-cell>
          <table:table-cell table:number-columns-repeated="2"/>
          <table:table-cell table:formula="of:=[.N274]+[.N275]" office:value-type="float" office:value="19" calcext:value-type="float">
            <text:p>19</text:p>
          </table:table-cell>
          <table:table-cell table:formula="of:=[.O274]+[.O275]" office:value-type="float" office:value="1" calcext:value-type="float">
            <text:p>1</text:p>
          </table:table-cell>
          <table:table-cell table:formula="of:=[.P274]+[.P275]" office:value-type="float" office:value="8" calcext:value-type="float">
            <text:p>8</text:p>
          </table:table-cell>
          <table:table-cell table:formula="of:=[.Q274]+[.Q275]" office:value-type="float" office:value="3" calcext:value-type="float">
            <text:p>3</text:p>
          </table:table-cell>
          <table:table-cell table:formula="of:=[.R274]+[.R275]" office:value-type="float" office:value="1" calcext:value-type="float">
            <text:p>1</text:p>
          </table:table-cell>
          <table:table-cell table:formula="of:=[.S274]+[.S275]" office:value-type="float" office:value="0" calcext:value-type="float">
            <text:p>0</text:p>
          </table:table-cell>
          <table:table-cell table:formula="of:=[.T274]+[.T275]" office:value-type="float" office:value="1" calcext:value-type="float">
            <text:p>1</text:p>
          </table:table-cell>
          <table:table-cell table:formula="of:=[.U274]+[.U275]" office:value-type="float" office:value="1" calcext:value-type="float">
            <text:p>1</text:p>
          </table:table-cell>
          <table:table-cell table:formula="of:=SUM([.N276:.U276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31" calcext:value-type="float">
            <text:p>31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31\38-42-44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281:.J281])" office:value-type="float" office:value="14" calcext:value-type="float">
            <text:p>14</text:p>
          </table:table-cell>
          <table:table-cell table:number-columns-repeated="2"/>
          <table:table-cell table:formula="of:=[.$K281]*[.C283]/[.$K$6]" office:value-type="float" office:value="6.17647058823529" calcext:value-type="float">
            <text:p>6.1764705882</text:p>
          </table:table-cell>
          <table:table-cell table:formula="of:=[.$K281]*[.D283]/[.$K$6]" office:value-type="float" office:value="4.94117647058824" calcext:value-type="float">
            <text:p>4.9411764706</text:p>
          </table:table-cell>
          <table:table-cell table:formula="of:=[.$K281]*[.E283]/[.$K$6]" office:value-type="float" office:value="1.64705882352941" calcext:value-type="float">
            <text:p>1.6470588235</text:p>
          </table:table-cell>
          <table:table-cell table:formula="of:=[.$K281]*[.F283]/[.$K$6]" office:value-type="float" office:value="0" calcext:value-type="float">
            <text:p>0</text:p>
          </table:table-cell>
          <table:table-cell table:formula="of:=[.$K281]*[.G283]/[.$K$6]" office:value-type="float" office:value="0" calcext:value-type="float">
            <text:p>0</text:p>
          </table:table-cell>
          <table:table-cell table:formula="of:=[.$K281]*[.H283]/[.$K$6]" office:value-type="float" office:value="0.823529411764706" calcext:value-type="float">
            <text:p>0.8235294118</text:p>
          </table:table-cell>
          <table:table-cell table:formula="of:=[.$K281]*[.I283]/[.$K$6]" office:value-type="float" office:value="0" calcext:value-type="float">
            <text:p>0</text:p>
          </table:table-cell>
          <table:table-cell table:formula="of:=[.$K281]*[.J283]/[.$K$6]" office:value-type="float" office:value="0.411764705882353" calcext:value-type="float">
            <text:p>0.4117647059</text:p>
          </table:table-cell>
          <table:table-cell table:formula="of:=SUM([.N281:.U281])" office:value-type="float" office:value="14" calcext:value-type="float">
            <text:p>14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281:.J282];[.N281:.U282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82:.J282])" office:value-type="float" office:value="20" calcext:value-type="float">
            <text:p>20</text:p>
          </table:table-cell>
          <table:table-cell table:number-columns-repeated="2"/>
          <table:table-cell table:formula="of:=[.$K282]*[.C283]/[.$K$6]" office:value-type="float" office:value="8.82352941176471" calcext:value-type="float">
            <text:p>8.8235294118</text:p>
          </table:table-cell>
          <table:table-cell table:formula="of:=[.$K282]*[.D283]/[.$K$6]" office:value-type="float" office:value="7.05882352941176" calcext:value-type="float">
            <text:p>7.0588235294</text:p>
          </table:table-cell>
          <table:table-cell table:formula="of:=[.$K282]*[.E283]/[.$K$6]" office:value-type="float" office:value="2.35294117647059" calcext:value-type="float">
            <text:p>2.3529411765</text:p>
          </table:table-cell>
          <table:table-cell table:formula="of:=[.$K282]*[.F283]/[.$K$6]" office:value-type="float" office:value="0" calcext:value-type="float">
            <text:p>0</text:p>
          </table:table-cell>
          <table:table-cell table:formula="of:=[.$K282]*[.G283]/[.$K$6]" office:value-type="float" office:value="0" calcext:value-type="float">
            <text:p>0</text:p>
          </table:table-cell>
          <table:table-cell table:formula="of:=[.$K282]*[.H283]/[.$K$6]" office:value-type="float" office:value="1.17647058823529" calcext:value-type="float">
            <text:p>1.1764705882</text:p>
          </table:table-cell>
          <table:table-cell table:formula="of:=[.$K282]*[.I283]/[.$K$6]" office:value-type="float" office:value="0" calcext:value-type="float">
            <text:p>0</text:p>
          </table:table-cell>
          <table:table-cell table:formula="of:=[.$K282]*[.J283]/[.$K$6]" office:value-type="float" office:value="0.588235294117647" calcext:value-type="float">
            <text:p>0.5882352941</text:p>
          </table:table-cell>
          <table:table-cell table:formula="of:=SUM([.N282:.U282])" office:value-type="float" office:value="20" calcext:value-type="float">
            <text:p>20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281:.C282])" office:value-type="float" office:value="15" calcext:value-type="float">
            <text:p>15</text:p>
          </table:table-cell>
          <table:table-cell table:formula="of:=SUM([.D281:.D282])" office:value-type="float" office:value="12" calcext:value-type="float">
            <text:p>12</text:p>
          </table:table-cell>
          <table:table-cell table:formula="of:=SUM([.E281:.E282])" office:value-type="float" office:value="4" calcext:value-type="float">
            <text:p>4</text:p>
          </table:table-cell>
          <table:table-cell table:formula="of:=SUM([.F281:.F282])" office:value-type="float" office:value="0" calcext:value-type="float">
            <text:p>0</text:p>
          </table:table-cell>
          <table:table-cell table:formula="of:=SUM([.G281:.G282])" office:value-type="float" office:value="0" calcext:value-type="float">
            <text:p>0</text:p>
          </table:table-cell>
          <table:table-cell table:formula="of:=SUM([.H281:.H282])" office:value-type="float" office:value="2" calcext:value-type="float">
            <text:p>2</text:p>
          </table:table-cell>
          <table:table-cell table:formula="of:=SUM([.I281:.I282])" office:value-type="float" office:value="0" calcext:value-type="float">
            <text:p>0</text:p>
          </table:table-cell>
          <table:table-cell table:formula="of:=SUM([.J281:.J282])" office:value-type="float" office:value="1" calcext:value-type="float">
            <text:p>1</text:p>
          </table:table-cell>
          <table:table-cell table:formula="of:=SUM([.C283:.J283])" office:value-type="float" office:value="34" calcext:value-type="float">
            <text:p>34</text:p>
          </table:table-cell>
          <table:table-cell table:number-columns-repeated="2"/>
          <table:table-cell table:formula="of:=[.N281]+[.N282]" office:value-type="float" office:value="15" calcext:value-type="float">
            <text:p>15</text:p>
          </table:table-cell>
          <table:table-cell table:formula="of:=[.O281]+[.O282]" office:value-type="float" office:value="12" calcext:value-type="float">
            <text:p>12</text:p>
          </table:table-cell>
          <table:table-cell table:formula="of:=[.P281]+[.P282]" office:value-type="float" office:value="4" calcext:value-type="float">
            <text:p>4</text:p>
          </table:table-cell>
          <table:table-cell table:formula="of:=[.Q281]+[.Q282]" office:value-type="float" office:value="0" calcext:value-type="float">
            <text:p>0</text:p>
          </table:table-cell>
          <table:table-cell table:formula="of:=[.R281]+[.R282]" office:value-type="float" office:value="0" calcext:value-type="float">
            <text:p>0</text:p>
          </table:table-cell>
          <table:table-cell table:formula="of:=[.S281]+[.S282]" office:value-type="float" office:value="2" calcext:value-type="float">
            <text:p>2</text:p>
          </table:table-cell>
          <table:table-cell table:formula="of:=[.T281]+[.T282]" office:value-type="float" office:value="0" calcext:value-type="float">
            <text:p>0</text:p>
          </table:table-cell>
          <table:table-cell table:formula="of:=[.U281]+[.U282]" office:value-type="float" office:value="1" calcext:value-type="float">
            <text:p>1</text:p>
          </table:table-cell>
          <table:table-cell table:formula="of:=SUM([.N283:.U283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31\38-39-42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287:.J287])" office:value-type="float" office:value="14" calcext:value-type="float">
            <text:p>14</text:p>
          </table:table-cell>
          <table:table-cell table:number-columns-repeated="2"/>
          <table:table-cell table:formula="of:=[.$K287]*[.C289]/[.$K$6]" office:value-type="float" office:value="7.82352941176471" calcext:value-type="float">
            <text:p>7.8235294118</text:p>
          </table:table-cell>
          <table:table-cell table:formula="of:=[.$K287]*[.D289]/[.$K$6]" office:value-type="float" office:value="0.411764705882353" calcext:value-type="float">
            <text:p>0.4117647059</text:p>
          </table:table-cell>
          <table:table-cell table:formula="of:=[.$K287]*[.E289]/[.$K$6]" office:value-type="float" office:value="3.29411764705882" calcext:value-type="float">
            <text:p>3.2941176471</text:p>
          </table:table-cell>
          <table:table-cell table:formula="of:=[.$K287]*[.F289]/[.$K$6]" office:value-type="float" office:value="1.23529411764706" calcext:value-type="float">
            <text:p>1.2352941176</text:p>
          </table:table-cell>
          <table:table-cell table:formula="of:=[.$K287]*[.G289]/[.$K$6]" office:value-type="float" office:value="0.411764705882353" calcext:value-type="float">
            <text:p>0.4117647059</text:p>
          </table:table-cell>
          <table:table-cell table:formula="of:=[.$K287]*[.H289]/[.$K$6]" office:value-type="float" office:value="0" calcext:value-type="float">
            <text:p>0</text:p>
          </table:table-cell>
          <table:table-cell table:formula="of:=[.$K287]*[.I289]/[.$K$6]" office:value-type="float" office:value="0.411764705882353" calcext:value-type="float">
            <text:p>0.4117647059</text:p>
          </table:table-cell>
          <table:table-cell table:formula="of:=[.$K287]*[.J289]/[.$K$6]" office:value-type="float" office:value="0.411764705882353" calcext:value-type="float">
            <text:p>0.4117647059</text:p>
          </table:table-cell>
          <table:table-cell table:formula="of:=SUM([.N287:.U287])" office:value-type="float" office:value="14" calcext:value-type="float">
            <text:p>14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287:.J288];[.N287:.U288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288:.J288])" office:value-type="float" office:value="20" calcext:value-type="float">
            <text:p>20</text:p>
          </table:table-cell>
          <table:table-cell table:number-columns-repeated="2"/>
          <table:table-cell table:formula="of:=[.$K288]*[.C289]/[.$K$6]" office:value-type="float" office:value="11.1764705882353" calcext:value-type="float">
            <text:p>11.1764705882</text:p>
          </table:table-cell>
          <table:table-cell table:formula="of:=[.$K288]*[.D289]/[.$K$6]" office:value-type="float" office:value="0.588235294117647" calcext:value-type="float">
            <text:p>0.5882352941</text:p>
          </table:table-cell>
          <table:table-cell table:formula="of:=[.$K288]*[.E289]/[.$K$6]" office:value-type="float" office:value="4.70588235294118" calcext:value-type="float">
            <text:p>4.7058823529</text:p>
          </table:table-cell>
          <table:table-cell table:formula="of:=[.$K288]*[.F289]/[.$K$6]" office:value-type="float" office:value="1.76470588235294" calcext:value-type="float">
            <text:p>1.7647058824</text:p>
          </table:table-cell>
          <table:table-cell table:formula="of:=[.$K288]*[.G289]/[.$K$6]" office:value-type="float" office:value="0.588235294117647" calcext:value-type="float">
            <text:p>0.5882352941</text:p>
          </table:table-cell>
          <table:table-cell table:formula="of:=[.$K288]*[.H289]/[.$K$6]" office:value-type="float" office:value="0" calcext:value-type="float">
            <text:p>0</text:p>
          </table:table-cell>
          <table:table-cell table:formula="of:=[.$K288]*[.I289]/[.$K$6]" office:value-type="float" office:value="0.588235294117647" calcext:value-type="float">
            <text:p>0.5882352941</text:p>
          </table:table-cell>
          <table:table-cell table:formula="of:=[.$K288]*[.J289]/[.$K$6]" office:value-type="float" office:value="0.588235294117647" calcext:value-type="float">
            <text:p>0.5882352941</text:p>
          </table:table-cell>
          <table:table-cell table:formula="of:=SUM([.N288:.U288])" office:value-type="float" office:value="20" calcext:value-type="float">
            <text:p>20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287:.C288])" office:value-type="float" office:value="19" calcext:value-type="float">
            <text:p>19</text:p>
          </table:table-cell>
          <table:table-cell table:formula="of:=SUM([.D287:.D288])" office:value-type="float" office:value="1" calcext:value-type="float">
            <text:p>1</text:p>
          </table:table-cell>
          <table:table-cell table:formula="of:=SUM([.E287:.E288])" office:value-type="float" office:value="8" calcext:value-type="float">
            <text:p>8</text:p>
          </table:table-cell>
          <table:table-cell table:formula="of:=SUM([.F287:.F288])" office:value-type="float" office:value="3" calcext:value-type="float">
            <text:p>3</text:p>
          </table:table-cell>
          <table:table-cell table:formula="of:=SUM([.G287:.G288])" office:value-type="float" office:value="1" calcext:value-type="float">
            <text:p>1</text:p>
          </table:table-cell>
          <table:table-cell table:formula="of:=SUM([.H287:.H288])" office:value-type="float" office:value="0" calcext:value-type="float">
            <text:p>0</text:p>
          </table:table-cell>
          <table:table-cell table:formula="of:=SUM([.I287:.I288])" office:value-type="float" office:value="1" calcext:value-type="float">
            <text:p>1</text:p>
          </table:table-cell>
          <table:table-cell table:formula="of:=SUM([.J287:.J288])" office:value-type="float" office:value="1" calcext:value-type="float">
            <text:p>1</text:p>
          </table:table-cell>
          <table:table-cell table:formula="of:=SUM([.C289:.J289])" office:value-type="float" office:value="34" calcext:value-type="float">
            <text:p>34</text:p>
          </table:table-cell>
          <table:table-cell table:number-columns-repeated="2"/>
          <table:table-cell table:formula="of:=[.N287]+[.N288]" office:value-type="float" office:value="19" calcext:value-type="float">
            <text:p>19</text:p>
          </table:table-cell>
          <table:table-cell table:formula="of:=[.O287]+[.O288]" office:value-type="float" office:value="1" calcext:value-type="float">
            <text:p>1</text:p>
          </table:table-cell>
          <table:table-cell table:formula="of:=[.P287]+[.P288]" office:value-type="float" office:value="8" calcext:value-type="float">
            <text:p>8</text:p>
          </table:table-cell>
          <table:table-cell table:formula="of:=[.Q287]+[.Q288]" office:value-type="float" office:value="3" calcext:value-type="float">
            <text:p>3</text:p>
          </table:table-cell>
          <table:table-cell table:formula="of:=[.R287]+[.R288]" office:value-type="float" office:value="1" calcext:value-type="float">
            <text:p>1</text:p>
          </table:table-cell>
          <table:table-cell table:formula="of:=[.S287]+[.S288]" office:value-type="float" office:value="0" calcext:value-type="float">
            <text:p>0</text:p>
          </table:table-cell>
          <table:table-cell table:formula="of:=[.T287]+[.T288]" office:value-type="float" office:value="1" calcext:value-type="float">
            <text:p>1</text:p>
          </table:table-cell>
          <table:table-cell table:formula="of:=[.U287]+[.U288]" office:value-type="float" office:value="1" calcext:value-type="float">
            <text:p>1</text:p>
          </table:table-cell>
          <table:table-cell table:formula="of:=SUM([.N289:.U289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32" calcext:value-type="float">
            <text:p>32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32\39-42-44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294:.J294])" office:value-type="float" office:value="23" calcext:value-type="float">
            <text:p>23</text:p>
          </table:table-cell>
          <table:table-cell table:number-columns-repeated="2"/>
          <table:table-cell table:formula="of:=[.$K294]*[.C296]/[.$K$6]" office:value-type="float" office:value="7.44117647058824" calcext:value-type="float">
            <text:p>7.4411764706</text:p>
          </table:table-cell>
          <table:table-cell table:formula="of:=[.$K294]*[.D296]/[.$K$6]" office:value-type="float" office:value="6.08823529411765" calcext:value-type="float">
            <text:p>6.0882352941</text:p>
          </table:table-cell>
          <table:table-cell table:formula="of:=[.$K294]*[.E296]/[.$K$6]" office:value-type="float" office:value="0.676470588235294" calcext:value-type="float">
            <text:p>0.6764705882</text:p>
          </table:table-cell>
          <table:table-cell table:formula="of:=[.$K294]*[.F296]/[.$K$6]" office:value-type="float" office:value="0" calcext:value-type="float">
            <text:p>0</text:p>
          </table:table-cell>
          <table:table-cell table:formula="of:=[.$K294]*[.G296]/[.$K$6]" office:value-type="float" office:value="2.70588235294118" calcext:value-type="float">
            <text:p>2.7058823529</text:p>
          </table:table-cell>
          <table:table-cell table:formula="of:=[.$K294]*[.H296]/[.$K$6]" office:value-type="float" office:value="3.38235294117647" calcext:value-type="float">
            <text:p>3.3823529412</text:p>
          </table:table-cell>
          <table:table-cell table:formula="of:=[.$K294]*[.I296]/[.$K$6]" office:value-type="float" office:value="2.02941176470588" calcext:value-type="float">
            <text:p>2.0294117647</text:p>
          </table:table-cell>
          <table:table-cell table:formula="of:=[.$K294]*[.J296]/[.$K$6]" office:value-type="float" office:value="0.676470588235294" calcext:value-type="float">
            <text:p>0.6764705882</text:p>
          </table:table-cell>
          <table:table-cell table:formula="of:=SUM([.N294:.U294])" office:value-type="float" office:value="23" calcext:value-type="float">
            <text:p>23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294:.J295];[.N294:.U295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95:.J295])" office:value-type="float" office:value="11" calcext:value-type="float">
            <text:p>11</text:p>
          </table:table-cell>
          <table:table-cell table:number-columns-repeated="2"/>
          <table:table-cell table:formula="of:=[.$K295]*[.C296]/[.$K$6]" office:value-type="float" office:value="3.55882352941176" calcext:value-type="float">
            <text:p>3.5588235294</text:p>
          </table:table-cell>
          <table:table-cell table:formula="of:=[.$K295]*[.D296]/[.$K$6]" office:value-type="float" office:value="2.91176470588235" calcext:value-type="float">
            <text:p>2.9117647059</text:p>
          </table:table-cell>
          <table:table-cell table:formula="of:=[.$K295]*[.E296]/[.$K$6]" office:value-type="float" office:value="0.323529411764706" calcext:value-type="float">
            <text:p>0.3235294118</text:p>
          </table:table-cell>
          <table:table-cell table:formula="of:=[.$K295]*[.F296]/[.$K$6]" office:value-type="float" office:value="0" calcext:value-type="float">
            <text:p>0</text:p>
          </table:table-cell>
          <table:table-cell table:formula="of:=[.$K295]*[.G296]/[.$K$6]" office:value-type="float" office:value="1.29411764705882" calcext:value-type="float">
            <text:p>1.2941176471</text:p>
          </table:table-cell>
          <table:table-cell table:formula="of:=[.$K295]*[.H296]/[.$K$6]" office:value-type="float" office:value="1.61764705882353" calcext:value-type="float">
            <text:p>1.6176470588</text:p>
          </table:table-cell>
          <table:table-cell table:formula="of:=[.$K295]*[.I296]/[.$K$6]" office:value-type="float" office:value="0.970588235294118" calcext:value-type="float">
            <text:p>0.9705882353</text:p>
          </table:table-cell>
          <table:table-cell table:formula="of:=[.$K295]*[.J296]/[.$K$6]" office:value-type="float" office:value="0.323529411764706" calcext:value-type="float">
            <text:p>0.3235294118</text:p>
          </table:table-cell>
          <table:table-cell table:formula="of:=SUM([.N295:.U295])" office:value-type="float" office:value="11" calcext:value-type="float">
            <text:p>11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294:.C295])" office:value-type="float" office:value="11" calcext:value-type="float">
            <text:p>11</text:p>
          </table:table-cell>
          <table:table-cell table:formula="of:=SUM([.D294:.D295])" office:value-type="float" office:value="9" calcext:value-type="float">
            <text:p>9</text:p>
          </table:table-cell>
          <table:table-cell table:formula="of:=SUM([.E294:.E295])" office:value-type="float" office:value="1" calcext:value-type="float">
            <text:p>1</text:p>
          </table:table-cell>
          <table:table-cell table:formula="of:=SUM([.F294:.F295])" office:value-type="float" office:value="0" calcext:value-type="float">
            <text:p>0</text:p>
          </table:table-cell>
          <table:table-cell table:formula="of:=SUM([.G294:.G295])" office:value-type="float" office:value="4" calcext:value-type="float">
            <text:p>4</text:p>
          </table:table-cell>
          <table:table-cell table:formula="of:=SUM([.H294:.H295])" office:value-type="float" office:value="5" calcext:value-type="float">
            <text:p>5</text:p>
          </table:table-cell>
          <table:table-cell table:formula="of:=SUM([.I294:.I295])" office:value-type="float" office:value="3" calcext:value-type="float">
            <text:p>3</text:p>
          </table:table-cell>
          <table:table-cell table:formula="of:=SUM([.J294:.J295])" office:value-type="float" office:value="1" calcext:value-type="float">
            <text:p>1</text:p>
          </table:table-cell>
          <table:table-cell table:formula="of:=SUM([.C296:.J296])" office:value-type="float" office:value="34" calcext:value-type="float">
            <text:p>34</text:p>
          </table:table-cell>
          <table:table-cell table:number-columns-repeated="2"/>
          <table:table-cell table:formula="of:=[.N294]+[.N295]" office:value-type="float" office:value="11" calcext:value-type="float">
            <text:p>11</text:p>
          </table:table-cell>
          <table:table-cell table:formula="of:=[.O294]+[.O295]" office:value-type="float" office:value="9" calcext:value-type="float">
            <text:p>9</text:p>
          </table:table-cell>
          <table:table-cell table:formula="of:=[.P294]+[.P295]" office:value-type="float" office:value="1" calcext:value-type="float">
            <text:p>1</text:p>
          </table:table-cell>
          <table:table-cell table:formula="of:=[.Q294]+[.Q295]" office:value-type="float" office:value="0" calcext:value-type="float">
            <text:p>0</text:p>
          </table:table-cell>
          <table:table-cell table:formula="of:=[.R294]+[.R295]" office:value-type="float" office:value="4" calcext:value-type="float">
            <text:p>4</text:p>
          </table:table-cell>
          <table:table-cell table:formula="of:=[.S294]+[.S295]" office:value-type="float" office:value="5" calcext:value-type="float">
            <text:p>5</text:p>
          </table:table-cell>
          <table:table-cell table:formula="of:=[.T294]+[.T295]" office:value-type="float" office:value="3" calcext:value-type="float">
            <text:p>3</text:p>
          </table:table-cell>
          <table:table-cell table:formula="of:=[.U294]+[.U295]" office:value-type="float" office:value="1" calcext:value-type="float">
            <text:p>1</text:p>
          </table:table-cell>
          <table:table-cell table:formula="of:=SUM([.N296:.U296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32\38-39-42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00:.J300])" office:value-type="float" office:value="23" calcext:value-type="float">
            <text:p>23</text:p>
          </table:table-cell>
          <table:table-cell table:number-columns-repeated="2"/>
          <table:table-cell table:formula="of:=[.$K300]*[.C302]/[.$K$6]" office:value-type="float" office:value="12.8529411764706" calcext:value-type="float">
            <text:p>12.8529411765</text:p>
          </table:table-cell>
          <table:table-cell table:formula="of:=[.$K300]*[.D302]/[.$K$6]" office:value-type="float" office:value="0.676470588235294" calcext:value-type="float">
            <text:p>0.6764705882</text:p>
          </table:table-cell>
          <table:table-cell table:formula="of:=[.$K300]*[.E302]/[.$K$6]" office:value-type="float" office:value="5.41176470588235" calcext:value-type="float">
            <text:p>5.4117647059</text:p>
          </table:table-cell>
          <table:table-cell table:formula="of:=[.$K300]*[.F302]/[.$K$6]" office:value-type="float" office:value="2.02941176470588" calcext:value-type="float">
            <text:p>2.0294117647</text:p>
          </table:table-cell>
          <table:table-cell table:formula="of:=[.$K300]*[.G302]/[.$K$6]" office:value-type="float" office:value="0.676470588235294" calcext:value-type="float">
            <text:p>0.6764705882</text:p>
          </table:table-cell>
          <table:table-cell table:formula="of:=[.$K300]*[.H302]/[.$K$6]" office:value-type="float" office:value="0" calcext:value-type="float">
            <text:p>0</text:p>
          </table:table-cell>
          <table:table-cell table:formula="of:=[.$K300]*[.I302]/[.$K$6]" office:value-type="float" office:value="0.676470588235294" calcext:value-type="float">
            <text:p>0.6764705882</text:p>
          </table:table-cell>
          <table:table-cell table:formula="of:=[.$K300]*[.J302]/[.$K$6]" office:value-type="float" office:value="0.676470588235294" calcext:value-type="float">
            <text:p>0.6764705882</text:p>
          </table:table-cell>
          <table:table-cell table:formula="of:=SUM([.N300:.U300])" office:value-type="float" office:value="23" calcext:value-type="float">
            <text:p>23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300:.J301];[.N300:.U301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301:.J301])" office:value-type="float" office:value="11" calcext:value-type="float">
            <text:p>11</text:p>
          </table:table-cell>
          <table:table-cell table:number-columns-repeated="2"/>
          <table:table-cell table:formula="of:=[.$K301]*[.C302]/[.$K$6]" office:value-type="float" office:value="6.14705882352941" calcext:value-type="float">
            <text:p>6.1470588235</text:p>
          </table:table-cell>
          <table:table-cell table:formula="of:=[.$K301]*[.D302]/[.$K$6]" office:value-type="float" office:value="0.323529411764706" calcext:value-type="float">
            <text:p>0.3235294118</text:p>
          </table:table-cell>
          <table:table-cell table:formula="of:=[.$K301]*[.E302]/[.$K$6]" office:value-type="float" office:value="2.58823529411765" calcext:value-type="float">
            <text:p>2.5882352941</text:p>
          </table:table-cell>
          <table:table-cell table:formula="of:=[.$K301]*[.F302]/[.$K$6]" office:value-type="float" office:value="0.970588235294118" calcext:value-type="float">
            <text:p>0.9705882353</text:p>
          </table:table-cell>
          <table:table-cell table:formula="of:=[.$K301]*[.G302]/[.$K$6]" office:value-type="float" office:value="0.323529411764706" calcext:value-type="float">
            <text:p>0.3235294118</text:p>
          </table:table-cell>
          <table:table-cell table:formula="of:=[.$K301]*[.H302]/[.$K$6]" office:value-type="float" office:value="0" calcext:value-type="float">
            <text:p>0</text:p>
          </table:table-cell>
          <table:table-cell table:formula="of:=[.$K301]*[.I302]/[.$K$6]" office:value-type="float" office:value="0.323529411764706" calcext:value-type="float">
            <text:p>0.3235294118</text:p>
          </table:table-cell>
          <table:table-cell table:formula="of:=[.$K301]*[.J302]/[.$K$6]" office:value-type="float" office:value="0.323529411764706" calcext:value-type="float">
            <text:p>0.3235294118</text:p>
          </table:table-cell>
          <table:table-cell table:formula="of:=SUM([.N301:.U301])" office:value-type="float" office:value="11" calcext:value-type="float">
            <text:p>11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300:.C301])" office:value-type="float" office:value="19" calcext:value-type="float">
            <text:p>19</text:p>
          </table:table-cell>
          <table:table-cell table:formula="of:=SUM([.D300:.D301])" office:value-type="float" office:value="1" calcext:value-type="float">
            <text:p>1</text:p>
          </table:table-cell>
          <table:table-cell table:formula="of:=SUM([.E300:.E301])" office:value-type="float" office:value="8" calcext:value-type="float">
            <text:p>8</text:p>
          </table:table-cell>
          <table:table-cell table:formula="of:=SUM([.F300:.F301])" office:value-type="float" office:value="3" calcext:value-type="float">
            <text:p>3</text:p>
          </table:table-cell>
          <table:table-cell table:formula="of:=SUM([.G300:.G301])" office:value-type="float" office:value="1" calcext:value-type="float">
            <text:p>1</text:p>
          </table:table-cell>
          <table:table-cell table:formula="of:=SUM([.H300:.H301])" office:value-type="float" office:value="0" calcext:value-type="float">
            <text:p>0</text:p>
          </table:table-cell>
          <table:table-cell table:formula="of:=SUM([.I300:.I301])" office:value-type="float" office:value="1" calcext:value-type="float">
            <text:p>1</text:p>
          </table:table-cell>
          <table:table-cell table:formula="of:=SUM([.J300:.J301])" office:value-type="float" office:value="1" calcext:value-type="float">
            <text:p>1</text:p>
          </table:table-cell>
          <table:table-cell table:formula="of:=SUM([.C302:.J302])" office:value-type="float" office:value="34" calcext:value-type="float">
            <text:p>34</text:p>
          </table:table-cell>
          <table:table-cell table:number-columns-repeated="2"/>
          <table:table-cell table:formula="of:=[.N300]+[.N301]" office:value-type="float" office:value="19" calcext:value-type="float">
            <text:p>19</text:p>
          </table:table-cell>
          <table:table-cell table:formula="of:=[.O300]+[.O301]" office:value-type="float" office:value="1" calcext:value-type="float">
            <text:p>1</text:p>
          </table:table-cell>
          <table:table-cell table:formula="of:=[.P300]+[.P301]" office:value-type="float" office:value="8" calcext:value-type="float">
            <text:p>8</text:p>
          </table:table-cell>
          <table:table-cell table:formula="of:=[.Q300]+[.Q301]" office:value-type="float" office:value="3" calcext:value-type="float">
            <text:p>3</text:p>
          </table:table-cell>
          <table:table-cell table:formula="of:=[.R300]+[.R301]" office:value-type="float" office:value="1" calcext:value-type="float">
            <text:p>1</text:p>
          </table:table-cell>
          <table:table-cell table:formula="of:=[.S300]+[.S301]" office:value-type="float" office:value="0" calcext:value-type="float">
            <text:p>0</text:p>
          </table:table-cell>
          <table:table-cell table:formula="of:=[.T300]+[.T301]" office:value-type="float" office:value="1" calcext:value-type="float">
            <text:p>1</text:p>
          </table:table-cell>
          <table:table-cell table:formula="of:=[.U300]+[.U301]" office:value-type="float" office:value="1" calcext:value-type="float">
            <text:p>1</text:p>
          </table:table-cell>
          <table:table-cell table:formula="of:=SUM([.N302:.U302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33" calcext:value-type="float">
            <text:p>33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33\39-42-44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C307:.J307])" office:value-type="float" office:value="29" calcext:value-type="float">
            <text:p>29</text:p>
          </table:table-cell>
          <table:table-cell table:number-columns-repeated="2"/>
          <table:table-cell table:formula="of:=[.$K307]*[.C309]/[.$K$6]" office:value-type="float" office:value="9.38235294117647" calcext:value-type="float">
            <text:p>9.3823529412</text:p>
          </table:table-cell>
          <table:table-cell table:formula="of:=[.$K307]*[.D309]/[.$K$6]" office:value-type="float" office:value="7.67647058823529" calcext:value-type="float">
            <text:p>7.6764705882</text:p>
          </table:table-cell>
          <table:table-cell table:formula="of:=[.$K307]*[.E309]/[.$K$6]" office:value-type="float" office:value="0.852941176470588" calcext:value-type="float">
            <text:p>0.8529411765</text:p>
          </table:table-cell>
          <table:table-cell table:formula="of:=[.$K307]*[.F309]/[.$K$6]" office:value-type="float" office:value="0" calcext:value-type="float">
            <text:p>0</text:p>
          </table:table-cell>
          <table:table-cell table:formula="of:=[.$K307]*[.G309]/[.$K$6]" office:value-type="float" office:value="3.41176470588235" calcext:value-type="float">
            <text:p>3.4117647059</text:p>
          </table:table-cell>
          <table:table-cell table:formula="of:=[.$K307]*[.H309]/[.$K$6]" office:value-type="float" office:value="4.26470588235294" calcext:value-type="float">
            <text:p>4.2647058824</text:p>
          </table:table-cell>
          <table:table-cell table:formula="of:=[.$K307]*[.I309]/[.$K$6]" office:value-type="float" office:value="2.55882352941176" calcext:value-type="float">
            <text:p>2.5588235294</text:p>
          </table:table-cell>
          <table:table-cell table:formula="of:=[.$K307]*[.J309]/[.$K$6]" office:value-type="float" office:value="0.852941176470588" calcext:value-type="float">
            <text:p>0.8529411765</text:p>
          </table:table-cell>
          <table:table-cell table:formula="of:=SUM([.N307:.U307])" office:value-type="float" office:value="29" calcext:value-type="float">
            <text:p>29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307:.J308];[.N307:.U308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08:.J308])" office:value-type="float" office:value="5" calcext:value-type="float">
            <text:p>5</text:p>
          </table:table-cell>
          <table:table-cell table:number-columns-repeated="2"/>
          <table:table-cell table:formula="of:=[.$K308]*[.C309]/[.$K$6]" office:value-type="float" office:value="1.61764705882353" calcext:value-type="float">
            <text:p>1.6176470588</text:p>
          </table:table-cell>
          <table:table-cell table:formula="of:=[.$K308]*[.D309]/[.$K$6]" office:value-type="float" office:value="1.32352941176471" calcext:value-type="float">
            <text:p>1.3235294118</text:p>
          </table:table-cell>
          <table:table-cell table:formula="of:=[.$K308]*[.E309]/[.$K$6]" office:value-type="float" office:value="0.147058823529412" calcext:value-type="float">
            <text:p>0.1470588235</text:p>
          </table:table-cell>
          <table:table-cell table:formula="of:=[.$K308]*[.F309]/[.$K$6]" office:value-type="float" office:value="0" calcext:value-type="float">
            <text:p>0</text:p>
          </table:table-cell>
          <table:table-cell table:formula="of:=[.$K308]*[.G309]/[.$K$6]" office:value-type="float" office:value="0.588235294117647" calcext:value-type="float">
            <text:p>0.5882352941</text:p>
          </table:table-cell>
          <table:table-cell table:formula="of:=[.$K308]*[.H309]/[.$K$6]" office:value-type="float" office:value="0.735294117647059" calcext:value-type="float">
            <text:p>0.7352941176</text:p>
          </table:table-cell>
          <table:table-cell table:formula="of:=[.$K308]*[.I309]/[.$K$6]" office:value-type="float" office:value="0.441176470588235" calcext:value-type="float">
            <text:p>0.4411764706</text:p>
          </table:table-cell>
          <table:table-cell table:formula="of:=[.$K308]*[.J309]/[.$K$6]" office:value-type="float" office:value="0.147058823529412" calcext:value-type="float">
            <text:p>0.1470588235</text:p>
          </table:table-cell>
          <table:table-cell table:formula="of:=SUM([.N308:.U308])" office:value-type="float" office:value="5" calcext:value-type="float">
            <text:p>5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307:.C308])" office:value-type="float" office:value="11" calcext:value-type="float">
            <text:p>11</text:p>
          </table:table-cell>
          <table:table-cell table:formula="of:=SUM([.D307:.D308])" office:value-type="float" office:value="9" calcext:value-type="float">
            <text:p>9</text:p>
          </table:table-cell>
          <table:table-cell table:formula="of:=SUM([.E307:.E308])" office:value-type="float" office:value="1" calcext:value-type="float">
            <text:p>1</text:p>
          </table:table-cell>
          <table:table-cell table:formula="of:=SUM([.F307:.F308])" office:value-type="float" office:value="0" calcext:value-type="float">
            <text:p>0</text:p>
          </table:table-cell>
          <table:table-cell table:formula="of:=SUM([.G307:.G308])" office:value-type="float" office:value="4" calcext:value-type="float">
            <text:p>4</text:p>
          </table:table-cell>
          <table:table-cell table:formula="of:=SUM([.H307:.H308])" office:value-type="float" office:value="5" calcext:value-type="float">
            <text:p>5</text:p>
          </table:table-cell>
          <table:table-cell table:formula="of:=SUM([.I307:.I308])" office:value-type="float" office:value="3" calcext:value-type="float">
            <text:p>3</text:p>
          </table:table-cell>
          <table:table-cell table:formula="of:=SUM([.J307:.J308])" office:value-type="float" office:value="1" calcext:value-type="float">
            <text:p>1</text:p>
          </table:table-cell>
          <table:table-cell table:formula="of:=SUM([.C309:.J309])" office:value-type="float" office:value="34" calcext:value-type="float">
            <text:p>34</text:p>
          </table:table-cell>
          <table:table-cell table:number-columns-repeated="2"/>
          <table:table-cell table:formula="of:=[.N307]+[.N308]" office:value-type="float" office:value="11" calcext:value-type="float">
            <text:p>11</text:p>
          </table:table-cell>
          <table:table-cell table:formula="of:=[.O307]+[.O308]" office:value-type="float" office:value="9" calcext:value-type="float">
            <text:p>9</text:p>
          </table:table-cell>
          <table:table-cell table:formula="of:=[.P307]+[.P308]" office:value-type="float" office:value="1" calcext:value-type="float">
            <text:p>1</text:p>
          </table:table-cell>
          <table:table-cell table:formula="of:=[.Q307]+[.Q308]" office:value-type="float" office:value="0" calcext:value-type="float">
            <text:p>0</text:p>
          </table:table-cell>
          <table:table-cell table:formula="of:=[.R307]+[.R308]" office:value-type="float" office:value="4" calcext:value-type="float">
            <text:p>4</text:p>
          </table:table-cell>
          <table:table-cell table:formula="of:=[.S307]+[.S308]" office:value-type="float" office:value="5" calcext:value-type="float">
            <text:p>5</text:p>
          </table:table-cell>
          <table:table-cell table:formula="of:=[.T307]+[.T308]" office:value-type="float" office:value="3" calcext:value-type="float">
            <text:p>3</text:p>
          </table:table-cell>
          <table:table-cell table:formula="of:=[.U307]+[.U308]" office:value-type="float" office:value="1" calcext:value-type="float">
            <text:p>1</text:p>
          </table:table-cell>
          <table:table-cell table:formula="of:=SUM([.N309:.U309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33\38-39-42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13:.J313])" office:value-type="float" office:value="29" calcext:value-type="float">
            <text:p>29</text:p>
          </table:table-cell>
          <table:table-cell table:number-columns-repeated="2"/>
          <table:table-cell table:formula="of:=[.$K313]*[.C315]/[.$K$6]" office:value-type="float" office:value="16.2058823529412" calcext:value-type="float">
            <text:p>16.2058823529</text:p>
          </table:table-cell>
          <table:table-cell table:formula="of:=[.$K313]*[.D315]/[.$K$6]" office:value-type="float" office:value="0.852941176470588" calcext:value-type="float">
            <text:p>0.8529411765</text:p>
          </table:table-cell>
          <table:table-cell table:formula="of:=[.$K313]*[.E315]/[.$K$6]" office:value-type="float" office:value="6.82352941176471" calcext:value-type="float">
            <text:p>6.8235294118</text:p>
          </table:table-cell>
          <table:table-cell table:formula="of:=[.$K313]*[.F315]/[.$K$6]" office:value-type="float" office:value="2.55882352941176" calcext:value-type="float">
            <text:p>2.5588235294</text:p>
          </table:table-cell>
          <table:table-cell table:formula="of:=[.$K313]*[.G315]/[.$K$6]" office:value-type="float" office:value="0.852941176470588" calcext:value-type="float">
            <text:p>0.8529411765</text:p>
          </table:table-cell>
          <table:table-cell table:formula="of:=[.$K313]*[.H315]/[.$K$6]" office:value-type="float" office:value="0" calcext:value-type="float">
            <text:p>0</text:p>
          </table:table-cell>
          <table:table-cell table:formula="of:=[.$K313]*[.I315]/[.$K$6]" office:value-type="float" office:value="0.852941176470588" calcext:value-type="float">
            <text:p>0.8529411765</text:p>
          </table:table-cell>
          <table:table-cell table:formula="of:=[.$K313]*[.J315]/[.$K$6]" office:value-type="float" office:value="0.852941176470588" calcext:value-type="float">
            <text:p>0.8529411765</text:p>
          </table:table-cell>
          <table:table-cell table:formula="of:=SUM([.N313:.U313])" office:value-type="float" office:value="29" calcext:value-type="float">
            <text:p>29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313:.J314];[.N313:.U314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314:.J314])" office:value-type="float" office:value="5" calcext:value-type="float">
            <text:p>5</text:p>
          </table:table-cell>
          <table:table-cell table:number-columns-repeated="2"/>
          <table:table-cell table:formula="of:=[.$K314]*[.C315]/[.$K$6]" office:value-type="float" office:value="2.79411764705882" calcext:value-type="float">
            <text:p>2.7941176471</text:p>
          </table:table-cell>
          <table:table-cell table:formula="of:=[.$K314]*[.D315]/[.$K$6]" office:value-type="float" office:value="0.147058823529412" calcext:value-type="float">
            <text:p>0.1470588235</text:p>
          </table:table-cell>
          <table:table-cell table:formula="of:=[.$K314]*[.E315]/[.$K$6]" office:value-type="float" office:value="1.17647058823529" calcext:value-type="float">
            <text:p>1.1764705882</text:p>
          </table:table-cell>
          <table:table-cell table:formula="of:=[.$K314]*[.F315]/[.$K$6]" office:value-type="float" office:value="0.441176470588235" calcext:value-type="float">
            <text:p>0.4411764706</text:p>
          </table:table-cell>
          <table:table-cell table:formula="of:=[.$K314]*[.G315]/[.$K$6]" office:value-type="float" office:value="0.147058823529412" calcext:value-type="float">
            <text:p>0.1470588235</text:p>
          </table:table-cell>
          <table:table-cell table:formula="of:=[.$K314]*[.H315]/[.$K$6]" office:value-type="float" office:value="0" calcext:value-type="float">
            <text:p>0</text:p>
          </table:table-cell>
          <table:table-cell table:formula="of:=[.$K314]*[.I315]/[.$K$6]" office:value-type="float" office:value="0.147058823529412" calcext:value-type="float">
            <text:p>0.1470588235</text:p>
          </table:table-cell>
          <table:table-cell table:formula="of:=[.$K314]*[.J315]/[.$K$6]" office:value-type="float" office:value="0.147058823529412" calcext:value-type="float">
            <text:p>0.1470588235</text:p>
          </table:table-cell>
          <table:table-cell table:formula="of:=SUM([.N314:.U314])" office:value-type="float" office:value="5" calcext:value-type="float">
            <text:p>5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313:.C314])" office:value-type="float" office:value="19" calcext:value-type="float">
            <text:p>19</text:p>
          </table:table-cell>
          <table:table-cell table:formula="of:=SUM([.D313:.D314])" office:value-type="float" office:value="1" calcext:value-type="float">
            <text:p>1</text:p>
          </table:table-cell>
          <table:table-cell table:formula="of:=SUM([.E313:.E314])" office:value-type="float" office:value="8" calcext:value-type="float">
            <text:p>8</text:p>
          </table:table-cell>
          <table:table-cell table:formula="of:=SUM([.F313:.F314])" office:value-type="float" office:value="3" calcext:value-type="float">
            <text:p>3</text:p>
          </table:table-cell>
          <table:table-cell table:formula="of:=SUM([.G313:.G314])" office:value-type="float" office:value="1" calcext:value-type="float">
            <text:p>1</text:p>
          </table:table-cell>
          <table:table-cell table:formula="of:=SUM([.H313:.H314])" office:value-type="float" office:value="0" calcext:value-type="float">
            <text:p>0</text:p>
          </table:table-cell>
          <table:table-cell table:formula="of:=SUM([.I313:.I314])" office:value-type="float" office:value="1" calcext:value-type="float">
            <text:p>1</text:p>
          </table:table-cell>
          <table:table-cell table:formula="of:=SUM([.J313:.J314])" office:value-type="float" office:value="1" calcext:value-type="float">
            <text:p>1</text:p>
          </table:table-cell>
          <table:table-cell table:formula="of:=SUM([.C315:.J315])" office:value-type="float" office:value="34" calcext:value-type="float">
            <text:p>34</text:p>
          </table:table-cell>
          <table:table-cell table:number-columns-repeated="2"/>
          <table:table-cell table:formula="of:=[.N313]+[.N314]" office:value-type="float" office:value="19" calcext:value-type="float">
            <text:p>19</text:p>
          </table:table-cell>
          <table:table-cell table:formula="of:=[.O313]+[.O314]" office:value-type="float" office:value="1" calcext:value-type="float">
            <text:p>1</text:p>
          </table:table-cell>
          <table:table-cell table:formula="of:=[.P313]+[.P314]" office:value-type="float" office:value="8" calcext:value-type="float">
            <text:p>8</text:p>
          </table:table-cell>
          <table:table-cell table:formula="of:=[.Q313]+[.Q314]" office:value-type="float" office:value="3" calcext:value-type="float">
            <text:p>3</text:p>
          </table:table-cell>
          <table:table-cell table:formula="of:=[.R313]+[.R314]" office:value-type="float" office:value="1" calcext:value-type="float">
            <text:p>1</text:p>
          </table:table-cell>
          <table:table-cell table:formula="of:=[.S313]+[.S314]" office:value-type="float" office:value="0" calcext:value-type="float">
            <text:p>0</text:p>
          </table:table-cell>
          <table:table-cell table:formula="of:=[.T313]+[.T314]" office:value-type="float" office:value="1" calcext:value-type="float">
            <text:p>1</text:p>
          </table:table-cell>
          <table:table-cell table:formula="of:=[.U313]+[.U314]" office:value-type="float" office:value="1" calcext:value-type="float">
            <text:p>1</text:p>
          </table:table-cell>
          <table:table-cell table:formula="of:=SUM([.N315:.U315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34" calcext:value-type="float">
            <text:p>34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34\40-43-44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C320:.J320])" office:value-type="float" office:value="22" calcext:value-type="float">
            <text:p>22</text:p>
          </table:table-cell>
          <table:table-cell table:number-columns-repeated="2"/>
          <table:table-cell table:formula="of:=[.$K320]*[.C322]/[.$K$6]" office:value-type="float" office:value="2.58823529411765" calcext:value-type="float">
            <text:p>2.5882352941</text:p>
          </table:table-cell>
          <table:table-cell table:formula="of:=[.$K320]*[.D322]/[.$K$6]" office:value-type="float" office:value="1.94117647058824" calcext:value-type="float">
            <text:p>1.9411764706</text:p>
          </table:table-cell>
          <table:table-cell table:formula="of:=[.$K320]*[.E322]/[.$K$6]" office:value-type="float" office:value="2.58823529411765" calcext:value-type="float">
            <text:p>2.5882352941</text:p>
          </table:table-cell>
          <table:table-cell table:formula="of:=[.$K320]*[.F322]/[.$K$6]" office:value-type="float" office:value="3.88235294117647" calcext:value-type="float">
            <text:p>3.8823529412</text:p>
          </table:table-cell>
          <table:table-cell table:formula="of:=[.$K320]*[.G322]/[.$K$6]" office:value-type="float" office:value="2.58823529411765" calcext:value-type="float">
            <text:p>2.5882352941</text:p>
          </table:table-cell>
          <table:table-cell table:formula="of:=[.$K320]*[.H322]/[.$K$6]" office:value-type="float" office:value="3.23529411764706" calcext:value-type="float">
            <text:p>3.2352941176</text:p>
          </table:table-cell>
          <table:table-cell table:formula="of:=[.$K320]*[.I322]/[.$K$6]" office:value-type="float" office:value="4.52941176470588" calcext:value-type="float">
            <text:p>4.5294117647</text:p>
          </table:table-cell>
          <table:table-cell table:formula="of:=[.$K320]*[.J322]/[.$K$6]" office:value-type="float" office:value="0.647058823529412" calcext:value-type="float">
            <text:p>0.6470588235</text:p>
          </table:table-cell>
          <table:table-cell table:formula="of:=SUM([.N320:.U320])" office:value-type="float" office:value="22" calcext:value-type="float">
            <text:p>22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320:.J321];[.N320:.U321])" office:value-type="float" office:value="0.114681566131696" calcext:value-type="float">
            <text:p>0.114681566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21:.J321])" office:value-type="float" office:value="12" calcext:value-type="float">
            <text:p>12</text:p>
          </table:table-cell>
          <table:table-cell table:number-columns-repeated="2"/>
          <table:table-cell table:formula="of:=[.$K321]*[.C322]/[.$K$6]" office:value-type="float" office:value="1.41176470588235" calcext:value-type="float">
            <text:p>1.4117647059</text:p>
          </table:table-cell>
          <table:table-cell table:formula="of:=[.$K321]*[.D322]/[.$K$6]" office:value-type="float" office:value="1.05882352941176" calcext:value-type="float">
            <text:p>1.0588235294</text:p>
          </table:table-cell>
          <table:table-cell table:formula="of:=[.$K321]*[.E322]/[.$K$6]" office:value-type="float" office:value="1.41176470588235" calcext:value-type="float">
            <text:p>1.4117647059</text:p>
          </table:table-cell>
          <table:table-cell table:formula="of:=[.$K321]*[.F322]/[.$K$6]" office:value-type="float" office:value="2.11764705882353" calcext:value-type="float">
            <text:p>2.1176470588</text:p>
          </table:table-cell>
          <table:table-cell table:formula="of:=[.$K321]*[.G322]/[.$K$6]" office:value-type="float" office:value="1.41176470588235" calcext:value-type="float">
            <text:p>1.4117647059</text:p>
          </table:table-cell>
          <table:table-cell table:formula="of:=[.$K321]*[.H322]/[.$K$6]" office:value-type="float" office:value="1.76470588235294" calcext:value-type="float">
            <text:p>1.7647058824</text:p>
          </table:table-cell>
          <table:table-cell table:formula="of:=[.$K321]*[.I322]/[.$K$6]" office:value-type="float" office:value="2.47058823529412" calcext:value-type="float">
            <text:p>2.4705882353</text:p>
          </table:table-cell>
          <table:table-cell table:formula="of:=[.$K321]*[.J322]/[.$K$6]" office:value-type="float" office:value="0.352941176470588" calcext:value-type="float">
            <text:p>0.3529411765</text:p>
          </table:table-cell>
          <table:table-cell table:formula="of:=SUM([.N321:.U321])" office:value-type="float" office:value="12" calcext:value-type="float">
            <text:p>12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320:.C321])" office:value-type="float" office:value="4" calcext:value-type="float">
            <text:p>4</text:p>
          </table:table-cell>
          <table:table-cell table:formula="of:=SUM([.D320:.D321])" office:value-type="float" office:value="3" calcext:value-type="float">
            <text:p>3</text:p>
          </table:table-cell>
          <table:table-cell table:formula="of:=SUM([.E320:.E321])" office:value-type="float" office:value="4" calcext:value-type="float">
            <text:p>4</text:p>
          </table:table-cell>
          <table:table-cell table:formula="of:=SUM([.F320:.F321])" office:value-type="float" office:value="6" calcext:value-type="float">
            <text:p>6</text:p>
          </table:table-cell>
          <table:table-cell table:formula="of:=SUM([.G320:.G321])" office:value-type="float" office:value="4" calcext:value-type="float">
            <text:p>4</text:p>
          </table:table-cell>
          <table:table-cell table:formula="of:=SUM([.H320:.H321])" office:value-type="float" office:value="5" calcext:value-type="float">
            <text:p>5</text:p>
          </table:table-cell>
          <table:table-cell table:formula="of:=SUM([.I320:.I321])" office:value-type="float" office:value="7" calcext:value-type="float">
            <text:p>7</text:p>
          </table:table-cell>
          <table:table-cell table:formula="of:=SUM([.J320:.J321])" office:value-type="float" office:value="1" calcext:value-type="float">
            <text:p>1</text:p>
          </table:table-cell>
          <table:table-cell table:formula="of:=SUM([.C322:.J322])" office:value-type="float" office:value="34" calcext:value-type="float">
            <text:p>34</text:p>
          </table:table-cell>
          <table:table-cell table:number-columns-repeated="2"/>
          <table:table-cell table:formula="of:=[.N320]+[.N321]" office:value-type="float" office:value="4" calcext:value-type="float">
            <text:p>4</text:p>
          </table:table-cell>
          <table:table-cell table:formula="of:=[.O320]+[.O321]" office:value-type="float" office:value="3" calcext:value-type="float">
            <text:p>3</text:p>
          </table:table-cell>
          <table:table-cell table:formula="of:=[.P320]+[.P321]" office:value-type="float" office:value="4" calcext:value-type="float">
            <text:p>4</text:p>
          </table:table-cell>
          <table:table-cell table:formula="of:=[.Q320]+[.Q321]" office:value-type="float" office:value="6" calcext:value-type="float">
            <text:p>6</text:p>
          </table:table-cell>
          <table:table-cell table:formula="of:=[.R320]+[.R321]" office:value-type="float" office:value="4" calcext:value-type="float">
            <text:p>4</text:p>
          </table:table-cell>
          <table:table-cell table:formula="of:=[.S320]+[.S321]" office:value-type="float" office:value="5" calcext:value-type="float">
            <text:p>5</text:p>
          </table:table-cell>
          <table:table-cell table:formula="of:=[.T320]+[.T321]" office:value-type="float" office:value="7" calcext:value-type="float">
            <text:p>7</text:p>
          </table:table-cell>
          <table:table-cell table:formula="of:=[.U320]+[.U321]" office:value-type="float" office:value="1" calcext:value-type="float">
            <text:p>1</text:p>
          </table:table-cell>
          <table:table-cell table:formula="of:=SUM([.N322:.U322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34\40-41-43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C326:.J326])" office:value-type="float" office:value="22" calcext:value-type="float">
            <text:p>22</text:p>
          </table:table-cell>
          <table:table-cell table:number-columns-repeated="2"/>
          <table:table-cell table:formula="of:=[.$K326]*[.C328]/[.$K$6]" office:value-type="float" office:value="3.23529411764706" calcext:value-type="float">
            <text:p>3.2352941176</text:p>
          </table:table-cell>
          <table:table-cell table:formula="of:=[.$K326]*[.D328]/[.$K$6]" office:value-type="float" office:value="0.647058823529412" calcext:value-type="float">
            <text:p>0.6470588235</text:p>
          </table:table-cell>
          <table:table-cell table:formula="of:=[.$K326]*[.E328]/[.$K$6]" office:value-type="float" office:value="1.29411764705882" calcext:value-type="float">
            <text:p>1.2941176471</text:p>
          </table:table-cell>
          <table:table-cell table:formula="of:=[.$K326]*[.F328]/[.$K$6]" office:value-type="float" office:value="5.82352941176471" calcext:value-type="float">
            <text:p>5.8235294118</text:p>
          </table:table-cell>
          <table:table-cell table:formula="of:=[.$K326]*[.G328]/[.$K$6]" office:value-type="float" office:value="1.94117647058824" calcext:value-type="float">
            <text:p>1.9411764706</text:p>
          </table:table-cell>
          <table:table-cell table:formula="of:=[.$K326]*[.H328]/[.$K$6]" office:value-type="float" office:value="2.58823529411765" calcext:value-type="float">
            <text:p>2.5882352941</text:p>
          </table:table-cell>
          <table:table-cell table:formula="of:=[.$K326]*[.I328]/[.$K$6]" office:value-type="float" office:value="3.88235294117647" calcext:value-type="float">
            <text:p>3.8823529412</text:p>
          </table:table-cell>
          <table:table-cell table:formula="of:=[.$K326]*[.J328]/[.$K$6]" office:value-type="float" office:value="2.58823529411765" calcext:value-type="float">
            <text:p>2.5882352941</text:p>
          </table:table-cell>
          <table:table-cell table:formula="of:=SUM([.N326:.U326])" office:value-type="float" office:value="22" calcext:value-type="float">
            <text:p>22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326:.J327];[.N326:.U327])" office:value-type="float" office:value="0.511639483725473" calcext:value-type="float">
            <text:p>0.511639483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C327:.J327])" office:value-type="float" office:value="12" calcext:value-type="float">
            <text:p>12</text:p>
          </table:table-cell>
          <table:table-cell table:number-columns-repeated="2"/>
          <table:table-cell table:formula="of:=[.$K327]*[.C328]/[.$K$6]" office:value-type="float" office:value="1.76470588235294" calcext:value-type="float">
            <text:p>1.7647058824</text:p>
          </table:table-cell>
          <table:table-cell table:formula="of:=[.$K327]*[.D328]/[.$K$6]" office:value-type="float" office:value="0.352941176470588" calcext:value-type="float">
            <text:p>0.3529411765</text:p>
          </table:table-cell>
          <table:table-cell table:formula="of:=[.$K327]*[.E328]/[.$K$6]" office:value-type="float" office:value="0.705882352941176" calcext:value-type="float">
            <text:p>0.7058823529</text:p>
          </table:table-cell>
          <table:table-cell table:formula="of:=[.$K327]*[.F328]/[.$K$6]" office:value-type="float" office:value="3.17647058823529" calcext:value-type="float">
            <text:p>3.1764705882</text:p>
          </table:table-cell>
          <table:table-cell table:formula="of:=[.$K327]*[.G328]/[.$K$6]" office:value-type="float" office:value="1.05882352941176" calcext:value-type="float">
            <text:p>1.0588235294</text:p>
          </table:table-cell>
          <table:table-cell table:formula="of:=[.$K327]*[.H328]/[.$K$6]" office:value-type="float" office:value="1.41176470588235" calcext:value-type="float">
            <text:p>1.4117647059</text:p>
          </table:table-cell>
          <table:table-cell table:formula="of:=[.$K327]*[.I328]/[.$K$6]" office:value-type="float" office:value="2.11764705882353" calcext:value-type="float">
            <text:p>2.1176470588</text:p>
          </table:table-cell>
          <table:table-cell table:formula="of:=[.$K327]*[.J328]/[.$K$6]" office:value-type="float" office:value="1.41176470588235" calcext:value-type="float">
            <text:p>1.4117647059</text:p>
          </table:table-cell>
          <table:table-cell table:formula="of:=SUM([.N327:.U327])" office:value-type="float" office:value="12" calcext:value-type="float">
            <text:p>12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326:.C327])" office:value-type="float" office:value="5" calcext:value-type="float">
            <text:p>5</text:p>
          </table:table-cell>
          <table:table-cell table:formula="of:=SUM([.D326:.D327])" office:value-type="float" office:value="1" calcext:value-type="float">
            <text:p>1</text:p>
          </table:table-cell>
          <table:table-cell table:formula="of:=SUM([.E326:.E327])" office:value-type="float" office:value="2" calcext:value-type="float">
            <text:p>2</text:p>
          </table:table-cell>
          <table:table-cell table:formula="of:=SUM([.F326:.F327])" office:value-type="float" office:value="9" calcext:value-type="float">
            <text:p>9</text:p>
          </table:table-cell>
          <table:table-cell table:formula="of:=SUM([.G326:.G327])" office:value-type="float" office:value="3" calcext:value-type="float">
            <text:p>3</text:p>
          </table:table-cell>
          <table:table-cell table:formula="of:=SUM([.H326:.H327])" office:value-type="float" office:value="4" calcext:value-type="float">
            <text:p>4</text:p>
          </table:table-cell>
          <table:table-cell table:formula="of:=SUM([.I326:.I327])" office:value-type="float" office:value="6" calcext:value-type="float">
            <text:p>6</text:p>
          </table:table-cell>
          <table:table-cell table:formula="of:=SUM([.J326:.J327])" office:value-type="float" office:value="4" calcext:value-type="float">
            <text:p>4</text:p>
          </table:table-cell>
          <table:table-cell table:formula="of:=SUM([.C328:.J328])" office:value-type="float" office:value="34" calcext:value-type="float">
            <text:p>34</text:p>
          </table:table-cell>
          <table:table-cell table:number-columns-repeated="2"/>
          <table:table-cell table:formula="of:=[.N326]+[.N327]" office:value-type="float" office:value="5" calcext:value-type="float">
            <text:p>5</text:p>
          </table:table-cell>
          <table:table-cell table:formula="of:=[.O326]+[.O327]" office:value-type="float" office:value="1" calcext:value-type="float">
            <text:p>1</text:p>
          </table:table-cell>
          <table:table-cell table:formula="of:=[.P326]+[.P327]" office:value-type="float" office:value="2" calcext:value-type="float">
            <text:p>2</text:p>
          </table:table-cell>
          <table:table-cell table:formula="of:=[.Q326]+[.Q327]" office:value-type="float" office:value="9" calcext:value-type="float">
            <text:p>9</text:p>
          </table:table-cell>
          <table:table-cell table:formula="of:=[.R326]+[.R327]" office:value-type="float" office:value="3" calcext:value-type="float">
            <text:p>3</text:p>
          </table:table-cell>
          <table:table-cell table:formula="of:=[.S326]+[.S327]" office:value-type="float" office:value="4" calcext:value-type="float">
            <text:p>4</text:p>
          </table:table-cell>
          <table:table-cell table:formula="of:=[.T326]+[.T327]" office:value-type="float" office:value="6" calcext:value-type="float">
            <text:p>6</text:p>
          </table:table-cell>
          <table:table-cell table:formula="of:=[.U326]+[.U327]" office:value-type="float" office:value="4" calcext:value-type="float">
            <text:p>4</text:p>
          </table:table-cell>
          <table:table-cell table:formula="of:=SUM([.N328:.U328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35" calcext:value-type="float">
            <text:p>35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35\40-43-44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C333:.J333])" office:value-type="float" office:value="28" calcext:value-type="float">
            <text:p>28</text:p>
          </table:table-cell>
          <table:table-cell table:number-columns-repeated="2"/>
          <table:table-cell table:formula="of:=[.$K333]*[.C335]/[.$K$6]" office:value-type="float" office:value="3.29411764705882" calcext:value-type="float">
            <text:p>3.2941176471</text:p>
          </table:table-cell>
          <table:table-cell table:formula="of:=[.$K333]*[.D335]/[.$K$6]" office:value-type="float" office:value="2.47058823529412" calcext:value-type="float">
            <text:p>2.4705882353</text:p>
          </table:table-cell>
          <table:table-cell table:formula="of:=[.$K333]*[.E335]/[.$K$6]" office:value-type="float" office:value="3.29411764705882" calcext:value-type="float">
            <text:p>3.2941176471</text:p>
          </table:table-cell>
          <table:table-cell table:formula="of:=[.$K333]*[.F335]/[.$K$6]" office:value-type="float" office:value="4.94117647058824" calcext:value-type="float">
            <text:p>4.9411764706</text:p>
          </table:table-cell>
          <table:table-cell table:formula="of:=[.$K333]*[.G335]/[.$K$6]" office:value-type="float" office:value="3.29411764705882" calcext:value-type="float">
            <text:p>3.2941176471</text:p>
          </table:table-cell>
          <table:table-cell table:formula="of:=[.$K333]*[.H335]/[.$K$6]" office:value-type="float" office:value="4.11764705882353" calcext:value-type="float">
            <text:p>4.1176470588</text:p>
          </table:table-cell>
          <table:table-cell table:formula="of:=[.$K333]*[.I335]/[.$K$6]" office:value-type="float" office:value="5.76470588235294" calcext:value-type="float">
            <text:p>5.7647058824</text:p>
          </table:table-cell>
          <table:table-cell table:formula="of:=[.$K333]*[.J335]/[.$K$6]" office:value-type="float" office:value="0.823529411764706" calcext:value-type="float">
            <text:p>0.8235294118</text:p>
          </table:table-cell>
          <table:table-cell table:formula="of:=SUM([.N333:.U333])" office:value-type="float" office:value="28" calcext:value-type="float">
            <text:p>28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333:.J334];[.N333:.U334])" office:value-type="float" office:value="0.570540438224898" calcext:value-type="float">
            <text:p>0.570540438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334:.J334])" office:value-type="float" office:value="6" calcext:value-type="float">
            <text:p>6</text:p>
          </table:table-cell>
          <table:table-cell table:number-columns-repeated="2"/>
          <table:table-cell table:formula="of:=[.$K334]*[.C335]/[.$K$6]" office:value-type="float" office:value="0.705882352941176" calcext:value-type="float">
            <text:p>0.7058823529</text:p>
          </table:table-cell>
          <table:table-cell table:formula="of:=[.$K334]*[.D335]/[.$K$6]" office:value-type="float" office:value="0.529411764705882" calcext:value-type="float">
            <text:p>0.5294117647</text:p>
          </table:table-cell>
          <table:table-cell table:formula="of:=[.$K334]*[.E335]/[.$K$6]" office:value-type="float" office:value="0.705882352941176" calcext:value-type="float">
            <text:p>0.7058823529</text:p>
          </table:table-cell>
          <table:table-cell table:formula="of:=[.$K334]*[.F335]/[.$K$6]" office:value-type="float" office:value="1.05882352941176" calcext:value-type="float">
            <text:p>1.0588235294</text:p>
          </table:table-cell>
          <table:table-cell table:formula="of:=[.$K334]*[.G335]/[.$K$6]" office:value-type="float" office:value="0.705882352941176" calcext:value-type="float">
            <text:p>0.7058823529</text:p>
          </table:table-cell>
          <table:table-cell table:formula="of:=[.$K334]*[.H335]/[.$K$6]" office:value-type="float" office:value="0.882352941176471" calcext:value-type="float">
            <text:p>0.8823529412</text:p>
          </table:table-cell>
          <table:table-cell table:formula="of:=[.$K334]*[.I335]/[.$K$6]" office:value-type="float" office:value="1.23529411764706" calcext:value-type="float">
            <text:p>1.2352941176</text:p>
          </table:table-cell>
          <table:table-cell table:formula="of:=[.$K334]*[.J335]/[.$K$6]" office:value-type="float" office:value="0.176470588235294" calcext:value-type="float">
            <text:p>0.1764705882</text:p>
          </table:table-cell>
          <table:table-cell table:formula="of:=SUM([.N334:.U334])" office:value-type="float" office:value="6" calcext:value-type="float">
            <text:p>6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333:.C334])" office:value-type="float" office:value="4" calcext:value-type="float">
            <text:p>4</text:p>
          </table:table-cell>
          <table:table-cell table:formula="of:=SUM([.D333:.D334])" office:value-type="float" office:value="3" calcext:value-type="float">
            <text:p>3</text:p>
          </table:table-cell>
          <table:table-cell table:formula="of:=SUM([.E333:.E334])" office:value-type="float" office:value="4" calcext:value-type="float">
            <text:p>4</text:p>
          </table:table-cell>
          <table:table-cell table:formula="of:=SUM([.F333:.F334])" office:value-type="float" office:value="6" calcext:value-type="float">
            <text:p>6</text:p>
          </table:table-cell>
          <table:table-cell table:formula="of:=SUM([.G333:.G334])" office:value-type="float" office:value="4" calcext:value-type="float">
            <text:p>4</text:p>
          </table:table-cell>
          <table:table-cell table:formula="of:=SUM([.H333:.H334])" office:value-type="float" office:value="5" calcext:value-type="float">
            <text:p>5</text:p>
          </table:table-cell>
          <table:table-cell table:formula="of:=SUM([.I333:.I334])" office:value-type="float" office:value="7" calcext:value-type="float">
            <text:p>7</text:p>
          </table:table-cell>
          <table:table-cell table:formula="of:=SUM([.J333:.J334])" office:value-type="float" office:value="1" calcext:value-type="float">
            <text:p>1</text:p>
          </table:table-cell>
          <table:table-cell table:formula="of:=SUM([.C335:.J335])" office:value-type="float" office:value="34" calcext:value-type="float">
            <text:p>34</text:p>
          </table:table-cell>
          <table:table-cell table:number-columns-repeated="2"/>
          <table:table-cell table:formula="of:=[.N333]+[.N334]" office:value-type="float" office:value="4" calcext:value-type="float">
            <text:p>4</text:p>
          </table:table-cell>
          <table:table-cell table:formula="of:=[.O333]+[.O334]" office:value-type="float" office:value="3" calcext:value-type="float">
            <text:p>3</text:p>
          </table:table-cell>
          <table:table-cell table:formula="of:=[.P333]+[.P334]" office:value-type="float" office:value="4" calcext:value-type="float">
            <text:p>4</text:p>
          </table:table-cell>
          <table:table-cell table:formula="of:=[.Q333]+[.Q334]" office:value-type="float" office:value="6" calcext:value-type="float">
            <text:p>6</text:p>
          </table:table-cell>
          <table:table-cell table:formula="of:=[.R333]+[.R334]" office:value-type="float" office:value="4" calcext:value-type="float">
            <text:p>4</text:p>
          </table:table-cell>
          <table:table-cell table:formula="of:=[.S333]+[.S334]" office:value-type="float" office:value="5" calcext:value-type="float">
            <text:p>5</text:p>
          </table:table-cell>
          <table:table-cell table:formula="of:=[.T333]+[.T334]" office:value-type="float" office:value="7" calcext:value-type="float">
            <text:p>7</text:p>
          </table:table-cell>
          <table:table-cell table:formula="of:=[.U333]+[.U334]" office:value-type="float" office:value="1" calcext:value-type="float">
            <text:p>1</text:p>
          </table:table-cell>
          <table:table-cell table:formula="of:=SUM([.N335:.U335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35\40-41-43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C339:.J339])" office:value-type="float" office:value="28" calcext:value-type="float">
            <text:p>28</text:p>
          </table:table-cell>
          <table:table-cell table:number-columns-repeated="2"/>
          <table:table-cell table:formula="of:=[.$K339]*[.C341]/[.$K$6]" office:value-type="float" office:value="4.11764705882353" calcext:value-type="float">
            <text:p>4.1176470588</text:p>
          </table:table-cell>
          <table:table-cell table:formula="of:=[.$K339]*[.D341]/[.$K$6]" office:value-type="float" office:value="0.823529411764706" calcext:value-type="float">
            <text:p>0.8235294118</text:p>
          </table:table-cell>
          <table:table-cell table:formula="of:=[.$K339]*[.E341]/[.$K$6]" office:value-type="float" office:value="1.64705882352941" calcext:value-type="float">
            <text:p>1.6470588235</text:p>
          </table:table-cell>
          <table:table-cell table:formula="of:=[.$K339]*[.F341]/[.$K$6]" office:value-type="float" office:value="7.41176470588235" calcext:value-type="float">
            <text:p>7.4117647059</text:p>
          </table:table-cell>
          <table:table-cell table:formula="of:=[.$K339]*[.G341]/[.$K$6]" office:value-type="float" office:value="2.47058823529412" calcext:value-type="float">
            <text:p>2.4705882353</text:p>
          </table:table-cell>
          <table:table-cell table:formula="of:=[.$K339]*[.H341]/[.$K$6]" office:value-type="float" office:value="3.29411764705882" calcext:value-type="float">
            <text:p>3.2941176471</text:p>
          </table:table-cell>
          <table:table-cell table:formula="of:=[.$K339]*[.I341]/[.$K$6]" office:value-type="float" office:value="4.94117647058824" calcext:value-type="float">
            <text:p>4.9411764706</text:p>
          </table:table-cell>
          <table:table-cell table:formula="of:=[.$K339]*[.J341]/[.$K$6]" office:value-type="float" office:value="3.29411764705882" calcext:value-type="float">
            <text:p>3.2941176471</text:p>
          </table:table-cell>
          <table:table-cell table:formula="of:=SUM([.N339:.U339])" office:value-type="float" office:value="28" calcext:value-type="float">
            <text:p>28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339:.J340];[.N339:.U340])" office:value-type="float" office:value="0.489638873266651" calcext:value-type="float">
            <text:p>0.48963887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40:.J340])" office:value-type="float" office:value="6" calcext:value-type="float">
            <text:p>6</text:p>
          </table:table-cell>
          <table:table-cell table:number-columns-repeated="2"/>
          <table:table-cell table:formula="of:=[.$K340]*[.C341]/[.$K$6]" office:value-type="float" office:value="0.882352941176471" calcext:value-type="float">
            <text:p>0.8823529412</text:p>
          </table:table-cell>
          <table:table-cell table:formula="of:=[.$K340]*[.D341]/[.$K$6]" office:value-type="float" office:value="0.176470588235294" calcext:value-type="float">
            <text:p>0.1764705882</text:p>
          </table:table-cell>
          <table:table-cell table:formula="of:=[.$K340]*[.E341]/[.$K$6]" office:value-type="float" office:value="0.352941176470588" calcext:value-type="float">
            <text:p>0.3529411765</text:p>
          </table:table-cell>
          <table:table-cell table:formula="of:=[.$K340]*[.F341]/[.$K$6]" office:value-type="float" office:value="1.58823529411765" calcext:value-type="float">
            <text:p>1.5882352941</text:p>
          </table:table-cell>
          <table:table-cell table:formula="of:=[.$K340]*[.G341]/[.$K$6]" office:value-type="float" office:value="0.529411764705882" calcext:value-type="float">
            <text:p>0.5294117647</text:p>
          </table:table-cell>
          <table:table-cell table:formula="of:=[.$K340]*[.H341]/[.$K$6]" office:value-type="float" office:value="0.705882352941176" calcext:value-type="float">
            <text:p>0.7058823529</text:p>
          </table:table-cell>
          <table:table-cell table:formula="of:=[.$K340]*[.I341]/[.$K$6]" office:value-type="float" office:value="1.05882352941176" calcext:value-type="float">
            <text:p>1.0588235294</text:p>
          </table:table-cell>
          <table:table-cell table:formula="of:=[.$K340]*[.J341]/[.$K$6]" office:value-type="float" office:value="0.705882352941176" calcext:value-type="float">
            <text:p>0.7058823529</text:p>
          </table:table-cell>
          <table:table-cell table:formula="of:=SUM([.N340:.U340])" office:value-type="float" office:value="6" calcext:value-type="float">
            <text:p>6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339:.C340])" office:value-type="float" office:value="5" calcext:value-type="float">
            <text:p>5</text:p>
          </table:table-cell>
          <table:table-cell table:formula="of:=SUM([.D339:.D340])" office:value-type="float" office:value="1" calcext:value-type="float">
            <text:p>1</text:p>
          </table:table-cell>
          <table:table-cell table:formula="of:=SUM([.E339:.E340])" office:value-type="float" office:value="2" calcext:value-type="float">
            <text:p>2</text:p>
          </table:table-cell>
          <table:table-cell table:formula="of:=SUM([.F339:.F340])" office:value-type="float" office:value="9" calcext:value-type="float">
            <text:p>9</text:p>
          </table:table-cell>
          <table:table-cell table:formula="of:=SUM([.G339:.G340])" office:value-type="float" office:value="3" calcext:value-type="float">
            <text:p>3</text:p>
          </table:table-cell>
          <table:table-cell table:formula="of:=SUM([.H339:.H340])" office:value-type="float" office:value="4" calcext:value-type="float">
            <text:p>4</text:p>
          </table:table-cell>
          <table:table-cell table:formula="of:=SUM([.I339:.I340])" office:value-type="float" office:value="6" calcext:value-type="float">
            <text:p>6</text:p>
          </table:table-cell>
          <table:table-cell table:formula="of:=SUM([.J339:.J340])" office:value-type="float" office:value="4" calcext:value-type="float">
            <text:p>4</text:p>
          </table:table-cell>
          <table:table-cell table:formula="of:=SUM([.C341:.J341])" office:value-type="float" office:value="34" calcext:value-type="float">
            <text:p>34</text:p>
          </table:table-cell>
          <table:table-cell table:number-columns-repeated="2"/>
          <table:table-cell table:formula="of:=[.N339]+[.N340]" office:value-type="float" office:value="5" calcext:value-type="float">
            <text:p>5</text:p>
          </table:table-cell>
          <table:table-cell table:formula="of:=[.O339]+[.O340]" office:value-type="float" office:value="1" calcext:value-type="float">
            <text:p>1</text:p>
          </table:table-cell>
          <table:table-cell table:formula="of:=[.P339]+[.P340]" office:value-type="float" office:value="2" calcext:value-type="float">
            <text:p>2</text:p>
          </table:table-cell>
          <table:table-cell table:formula="of:=[.Q339]+[.Q340]" office:value-type="float" office:value="9" calcext:value-type="float">
            <text:p>9</text:p>
          </table:table-cell>
          <table:table-cell table:formula="of:=[.R339]+[.R340]" office:value-type="float" office:value="3" calcext:value-type="float">
            <text:p>3</text:p>
          </table:table-cell>
          <table:table-cell table:formula="of:=[.S339]+[.S340]" office:value-type="float" office:value="4" calcext:value-type="float">
            <text:p>4</text:p>
          </table:table-cell>
          <table:table-cell table:formula="of:=[.T339]+[.T340]" office:value-type="float" office:value="6" calcext:value-type="float">
            <text:p>6</text:p>
          </table:table-cell>
          <table:table-cell table:formula="of:=[.U339]+[.U340]" office:value-type="float" office:value="4" calcext:value-type="float">
            <text:p>4</text:p>
          </table:table-cell>
          <table:table-cell table:formula="of:=SUM([.N341:.U341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36" calcext:value-type="float">
            <text:p>36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36\41-43-44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C346:.J346])" office:value-type="float" office:value="21" calcext:value-type="float">
            <text:p>21</text:p>
          </table:table-cell>
          <table:table-cell table:number-columns-repeated="2"/>
          <table:table-cell table:formula="of:=[.$K346]*[.C348]/[.$K$6]" office:value-type="float" office:value="2.47058823529412" calcext:value-type="float">
            <text:p>2.4705882353</text:p>
          </table:table-cell>
          <table:table-cell table:formula="of:=[.$K346]*[.D348]/[.$K$6]" office:value-type="float" office:value="2.47058823529412" calcext:value-type="float">
            <text:p>2.4705882353</text:p>
          </table:table-cell>
          <table:table-cell table:formula="of:=[.$K346]*[.E348]/[.$K$6]" office:value-type="float" office:value="2.47058823529412" calcext:value-type="float">
            <text:p>2.4705882353</text:p>
          </table:table-cell>
          <table:table-cell table:formula="of:=[.$K346]*[.F348]/[.$K$6]" office:value-type="float" office:value="0.617647058823529" calcext:value-type="float">
            <text:p>0.6176470588</text:p>
          </table:table-cell>
          <table:table-cell table:formula="of:=[.$K346]*[.G348]/[.$K$6]" office:value-type="float" office:value="2.47058823529412" calcext:value-type="float">
            <text:p>2.4705882353</text:p>
          </table:table-cell>
          <table:table-cell table:formula="of:=[.$K346]*[.H348]/[.$K$6]" office:value-type="float" office:value="2.47058823529412" calcext:value-type="float">
            <text:p>2.4705882353</text:p>
          </table:table-cell>
          <table:table-cell table:formula="of:=[.$K346]*[.I348]/[.$K$6]" office:value-type="float" office:value="4.32352941176471" calcext:value-type="float">
            <text:p>4.3235294118</text:p>
          </table:table-cell>
          <table:table-cell table:formula="of:=[.$K346]*[.J348]/[.$K$6]" office:value-type="float" office:value="3.70588235294118" calcext:value-type="float">
            <text:p>3.7058823529</text:p>
          </table:table-cell>
          <table:table-cell table:formula="of:=SUM([.N346:.U346])" office:value-type="float" office:value="21" calcext:value-type="float">
            <text:p>21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346:.J347];[.N346:.U347])" office:value-type="float" office:value="0.633629280592963" calcext:value-type="float">
            <text:p>0.633629280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C347:.J347])" office:value-type="float" office:value="13" calcext:value-type="float">
            <text:p>13</text:p>
          </table:table-cell>
          <table:table-cell table:number-columns-repeated="2"/>
          <table:table-cell table:formula="of:=[.$K347]*[.C348]/[.$K$6]" office:value-type="float" office:value="1.52941176470588" calcext:value-type="float">
            <text:p>1.5294117647</text:p>
          </table:table-cell>
          <table:table-cell table:formula="of:=[.$K347]*[.D348]/[.$K$6]" office:value-type="float" office:value="1.52941176470588" calcext:value-type="float">
            <text:p>1.5294117647</text:p>
          </table:table-cell>
          <table:table-cell table:formula="of:=[.$K347]*[.E348]/[.$K$6]" office:value-type="float" office:value="1.52941176470588" calcext:value-type="float">
            <text:p>1.5294117647</text:p>
          </table:table-cell>
          <table:table-cell table:formula="of:=[.$K347]*[.F348]/[.$K$6]" office:value-type="float" office:value="0.382352941176471" calcext:value-type="float">
            <text:p>0.3823529412</text:p>
          </table:table-cell>
          <table:table-cell table:formula="of:=[.$K347]*[.G348]/[.$K$6]" office:value-type="float" office:value="1.52941176470588" calcext:value-type="float">
            <text:p>1.5294117647</text:p>
          </table:table-cell>
          <table:table-cell table:formula="of:=[.$K347]*[.H348]/[.$K$6]" office:value-type="float" office:value="1.52941176470588" calcext:value-type="float">
            <text:p>1.5294117647</text:p>
          </table:table-cell>
          <table:table-cell table:formula="of:=[.$K347]*[.I348]/[.$K$6]" office:value-type="float" office:value="2.67647058823529" calcext:value-type="float">
            <text:p>2.6764705882</text:p>
          </table:table-cell>
          <table:table-cell table:formula="of:=[.$K347]*[.J348]/[.$K$6]" office:value-type="float" office:value="2.29411764705882" calcext:value-type="float">
            <text:p>2.2941176471</text:p>
          </table:table-cell>
          <table:table-cell table:formula="of:=SUM([.N347:.U347])" office:value-type="float" office:value="13" calcext:value-type="float">
            <text:p>13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346:.C347])" office:value-type="float" office:value="4" calcext:value-type="float">
            <text:p>4</text:p>
          </table:table-cell>
          <table:table-cell table:formula="of:=SUM([.D346:.D347])" office:value-type="float" office:value="4" calcext:value-type="float">
            <text:p>4</text:p>
          </table:table-cell>
          <table:table-cell table:formula="of:=SUM([.E346:.E347])" office:value-type="float" office:value="4" calcext:value-type="float">
            <text:p>4</text:p>
          </table:table-cell>
          <table:table-cell table:formula="of:=SUM([.F346:.F347])" office:value-type="float" office:value="1" calcext:value-type="float">
            <text:p>1</text:p>
          </table:table-cell>
          <table:table-cell table:formula="of:=SUM([.G346:.G347])" office:value-type="float" office:value="4" calcext:value-type="float">
            <text:p>4</text:p>
          </table:table-cell>
          <table:table-cell table:formula="of:=SUM([.H346:.H347])" office:value-type="float" office:value="4" calcext:value-type="float">
            <text:p>4</text:p>
          </table:table-cell>
          <table:table-cell table:formula="of:=SUM([.I346:.I347])" office:value-type="float" office:value="7" calcext:value-type="float">
            <text:p>7</text:p>
          </table:table-cell>
          <table:table-cell table:formula="of:=SUM([.J346:.J347])" office:value-type="float" office:value="6" calcext:value-type="float">
            <text:p>6</text:p>
          </table:table-cell>
          <table:table-cell table:formula="of:=SUM([.C348:.J348])" office:value-type="float" office:value="34" calcext:value-type="float">
            <text:p>34</text:p>
          </table:table-cell>
          <table:table-cell table:number-columns-repeated="2"/>
          <table:table-cell table:formula="of:=[.N346]+[.N347]" office:value-type="float" office:value="4" calcext:value-type="float">
            <text:p>4</text:p>
          </table:table-cell>
          <table:table-cell table:formula="of:=[.O346]+[.O347]" office:value-type="float" office:value="4" calcext:value-type="float">
            <text:p>4</text:p>
          </table:table-cell>
          <table:table-cell table:formula="of:=[.P346]+[.P347]" office:value-type="float" office:value="4" calcext:value-type="float">
            <text:p>4</text:p>
          </table:table-cell>
          <table:table-cell table:formula="of:=[.Q346]+[.Q347]" office:value-type="float" office:value="1" calcext:value-type="float">
            <text:p>1</text:p>
          </table:table-cell>
          <table:table-cell table:formula="of:=[.R346]+[.R347]" office:value-type="float" office:value="4" calcext:value-type="float">
            <text:p>4</text:p>
          </table:table-cell>
          <table:table-cell table:formula="of:=[.S346]+[.S347]" office:value-type="float" office:value="4" calcext:value-type="float">
            <text:p>4</text:p>
          </table:table-cell>
          <table:table-cell table:formula="of:=[.T346]+[.T347]" office:value-type="float" office:value="7" calcext:value-type="float">
            <text:p>7</text:p>
          </table:table-cell>
          <table:table-cell table:formula="of:=[.U346]+[.U347]" office:value-type="float" office:value="6" calcext:value-type="float">
            <text:p>6</text:p>
          </table:table-cell>
          <table:table-cell table:formula="of:=SUM([.N348:.U348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36\40-41-43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C352:.J352])" office:value-type="float" office:value="21" calcext:value-type="float">
            <text:p>21</text:p>
          </table:table-cell>
          <table:table-cell table:number-columns-repeated="2"/>
          <table:table-cell table:formula="of:=[.$K352]*[.C354]/[.$K$6]" office:value-type="float" office:value="3.08823529411765" calcext:value-type="float">
            <text:p>3.0882352941</text:p>
          </table:table-cell>
          <table:table-cell table:formula="of:=[.$K352]*[.D354]/[.$K$6]" office:value-type="float" office:value="0.617647058823529" calcext:value-type="float">
            <text:p>0.6176470588</text:p>
          </table:table-cell>
          <table:table-cell table:formula="of:=[.$K352]*[.E354]/[.$K$6]" office:value-type="float" office:value="1.23529411764706" calcext:value-type="float">
            <text:p>1.2352941176</text:p>
          </table:table-cell>
          <table:table-cell table:formula="of:=[.$K352]*[.F354]/[.$K$6]" office:value-type="float" office:value="5.55882352941176" calcext:value-type="float">
            <text:p>5.5588235294</text:p>
          </table:table-cell>
          <table:table-cell table:formula="of:=[.$K352]*[.G354]/[.$K$6]" office:value-type="float" office:value="1.85294117647059" calcext:value-type="float">
            <text:p>1.8529411765</text:p>
          </table:table-cell>
          <table:table-cell table:formula="of:=[.$K352]*[.H354]/[.$K$6]" office:value-type="float" office:value="2.47058823529412" calcext:value-type="float">
            <text:p>2.4705882353</text:p>
          </table:table-cell>
          <table:table-cell table:formula="of:=[.$K352]*[.I354]/[.$K$6]" office:value-type="float" office:value="3.70588235294118" calcext:value-type="float">
            <text:p>3.7058823529</text:p>
          </table:table-cell>
          <table:table-cell table:formula="of:=[.$K352]*[.J354]/[.$K$6]" office:value-type="float" office:value="2.47058823529412" calcext:value-type="float">
            <text:p>2.4705882353</text:p>
          </table:table-cell>
          <table:table-cell table:formula="of:=SUM([.N352:.U352])" office:value-type="float" office:value="21" calcext:value-type="float">
            <text:p>21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352:.J353];[.N352:.U353])" office:value-type="float" office:value="0.48799545031579" calcext:value-type="float">
            <text:p>0.487995450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C353:.J353])" office:value-type="float" office:value="13" calcext:value-type="float">
            <text:p>13</text:p>
          </table:table-cell>
          <table:table-cell table:number-columns-repeated="2"/>
          <table:table-cell table:formula="of:=[.$K353]*[.C354]/[.$K$6]" office:value-type="float" office:value="1.91176470588235" calcext:value-type="float">
            <text:p>1.9117647059</text:p>
          </table:table-cell>
          <table:table-cell table:formula="of:=[.$K353]*[.D354]/[.$K$6]" office:value-type="float" office:value="0.382352941176471" calcext:value-type="float">
            <text:p>0.3823529412</text:p>
          </table:table-cell>
          <table:table-cell table:formula="of:=[.$K353]*[.E354]/[.$K$6]" office:value-type="float" office:value="0.764705882352941" calcext:value-type="float">
            <text:p>0.7647058824</text:p>
          </table:table-cell>
          <table:table-cell table:formula="of:=[.$K353]*[.F354]/[.$K$6]" office:value-type="float" office:value="3.44117647058824" calcext:value-type="float">
            <text:p>3.4411764706</text:p>
          </table:table-cell>
          <table:table-cell table:formula="of:=[.$K353]*[.G354]/[.$K$6]" office:value-type="float" office:value="1.14705882352941" calcext:value-type="float">
            <text:p>1.1470588235</text:p>
          </table:table-cell>
          <table:table-cell table:formula="of:=[.$K353]*[.H354]/[.$K$6]" office:value-type="float" office:value="1.52941176470588" calcext:value-type="float">
            <text:p>1.5294117647</text:p>
          </table:table-cell>
          <table:table-cell table:formula="of:=[.$K353]*[.I354]/[.$K$6]" office:value-type="float" office:value="2.29411764705882" calcext:value-type="float">
            <text:p>2.2941176471</text:p>
          </table:table-cell>
          <table:table-cell table:formula="of:=[.$K353]*[.J354]/[.$K$6]" office:value-type="float" office:value="1.52941176470588" calcext:value-type="float">
            <text:p>1.5294117647</text:p>
          </table:table-cell>
          <table:table-cell table:formula="of:=SUM([.N353:.U353])" office:value-type="float" office:value="13" calcext:value-type="float">
            <text:p>13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352:.C353])" office:value-type="float" office:value="5" calcext:value-type="float">
            <text:p>5</text:p>
          </table:table-cell>
          <table:table-cell table:formula="of:=SUM([.D352:.D353])" office:value-type="float" office:value="1" calcext:value-type="float">
            <text:p>1</text:p>
          </table:table-cell>
          <table:table-cell table:formula="of:=SUM([.E352:.E353])" office:value-type="float" office:value="2" calcext:value-type="float">
            <text:p>2</text:p>
          </table:table-cell>
          <table:table-cell table:formula="of:=SUM([.F352:.F353])" office:value-type="float" office:value="9" calcext:value-type="float">
            <text:p>9</text:p>
          </table:table-cell>
          <table:table-cell table:formula="of:=SUM([.G352:.G353])" office:value-type="float" office:value="3" calcext:value-type="float">
            <text:p>3</text:p>
          </table:table-cell>
          <table:table-cell table:formula="of:=SUM([.H352:.H353])" office:value-type="float" office:value="4" calcext:value-type="float">
            <text:p>4</text:p>
          </table:table-cell>
          <table:table-cell table:formula="of:=SUM([.I352:.I353])" office:value-type="float" office:value="6" calcext:value-type="float">
            <text:p>6</text:p>
          </table:table-cell>
          <table:table-cell table:formula="of:=SUM([.J352:.J353])" office:value-type="float" office:value="4" calcext:value-type="float">
            <text:p>4</text:p>
          </table:table-cell>
          <table:table-cell table:formula="of:=SUM([.C354:.J354])" office:value-type="float" office:value="34" calcext:value-type="float">
            <text:p>34</text:p>
          </table:table-cell>
          <table:table-cell table:number-columns-repeated="2"/>
          <table:table-cell table:formula="of:=[.N352]+[.N353]" office:value-type="float" office:value="5" calcext:value-type="float">
            <text:p>5</text:p>
          </table:table-cell>
          <table:table-cell table:formula="of:=[.O352]+[.O353]" office:value-type="float" office:value="1" calcext:value-type="float">
            <text:p>1</text:p>
          </table:table-cell>
          <table:table-cell table:formula="of:=[.P352]+[.P353]" office:value-type="float" office:value="2" calcext:value-type="float">
            <text:p>2</text:p>
          </table:table-cell>
          <table:table-cell table:formula="of:=[.Q352]+[.Q353]" office:value-type="float" office:value="9" calcext:value-type="float">
            <text:p>9</text:p>
          </table:table-cell>
          <table:table-cell table:formula="of:=[.R352]+[.R353]" office:value-type="float" office:value="3" calcext:value-type="float">
            <text:p>3</text:p>
          </table:table-cell>
          <table:table-cell table:formula="of:=[.S352]+[.S353]" office:value-type="float" office:value="4" calcext:value-type="float">
            <text:p>4</text:p>
          </table:table-cell>
          <table:table-cell table:formula="of:=[.T352]+[.T353]" office:value-type="float" office:value="6" calcext:value-type="float">
            <text:p>6</text:p>
          </table:table-cell>
          <table:table-cell table:formula="of:=[.U352]+[.U353]" office:value-type="float" office:value="4" calcext:value-type="float">
            <text:p>4</text:p>
          </table:table-cell>
          <table:table-cell table:formula="of:=SUM([.N354:.U354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37" calcext:value-type="float">
            <text:p>37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37\41-43-44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SUM([.C359:.J359])" office:value-type="float" office:value="31" calcext:value-type="float">
            <text:p>31</text:p>
          </table:table-cell>
          <table:table-cell table:number-columns-repeated="2"/>
          <table:table-cell table:formula="of:=[.$K359]*[.C361]/[.$K$6]" office:value-type="float" office:value="3.64705882352941" calcext:value-type="float">
            <text:p>3.6470588235</text:p>
          </table:table-cell>
          <table:table-cell table:formula="of:=[.$K359]*[.D361]/[.$K$6]" office:value-type="float" office:value="3.64705882352941" calcext:value-type="float">
            <text:p>3.6470588235</text:p>
          </table:table-cell>
          <table:table-cell table:formula="of:=[.$K359]*[.E361]/[.$K$6]" office:value-type="float" office:value="3.64705882352941" calcext:value-type="float">
            <text:p>3.6470588235</text:p>
          </table:table-cell>
          <table:table-cell table:formula="of:=[.$K359]*[.F361]/[.$K$6]" office:value-type="float" office:value="0.911764705882353" calcext:value-type="float">
            <text:p>0.9117647059</text:p>
          </table:table-cell>
          <table:table-cell table:formula="of:=[.$K359]*[.G361]/[.$K$6]" office:value-type="float" office:value="3.64705882352941" calcext:value-type="float">
            <text:p>3.6470588235</text:p>
          </table:table-cell>
          <table:table-cell table:formula="of:=[.$K359]*[.H361]/[.$K$6]" office:value-type="float" office:value="3.64705882352941" calcext:value-type="float">
            <text:p>3.6470588235</text:p>
          </table:table-cell>
          <table:table-cell table:formula="of:=[.$K359]*[.I361]/[.$K$6]" office:value-type="float" office:value="6.38235294117647" calcext:value-type="float">
            <text:p>6.3823529412</text:p>
          </table:table-cell>
          <table:table-cell table:formula="of:=[.$K359]*[.J361]/[.$K$6]" office:value-type="float" office:value="5.47058823529412" calcext:value-type="float">
            <text:p>5.4705882353</text:p>
          </table:table-cell>
          <table:table-cell table:formula="of:=SUM([.N359:.U359])" office:value-type="float" office:value="31" calcext:value-type="float">
            <text:p>31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359:.J360];[.N359:.U360])" office:value-type="float" office:value="0.535987833803807" calcext:value-type="float">
            <text:p>0.535987833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360:.J360])" office:value-type="float" office:value="3" calcext:value-type="float">
            <text:p>3</text:p>
          </table:table-cell>
          <table:table-cell table:number-columns-repeated="2"/>
          <table:table-cell table:formula="of:=[.$K360]*[.C361]/[.$K$6]" office:value-type="float" office:value="0.352941176470588" calcext:value-type="float">
            <text:p>0.3529411765</text:p>
          </table:table-cell>
          <table:table-cell table:formula="of:=[.$K360]*[.D361]/[.$K$6]" office:value-type="float" office:value="0.352941176470588" calcext:value-type="float">
            <text:p>0.3529411765</text:p>
          </table:table-cell>
          <table:table-cell table:formula="of:=[.$K360]*[.E361]/[.$K$6]" office:value-type="float" office:value="0.352941176470588" calcext:value-type="float">
            <text:p>0.3529411765</text:p>
          </table:table-cell>
          <table:table-cell table:formula="of:=[.$K360]*[.F361]/[.$K$6]" office:value-type="float" office:value="0.0882352941176471" calcext:value-type="float">
            <text:p>0.0882352941</text:p>
          </table:table-cell>
          <table:table-cell table:formula="of:=[.$K360]*[.G361]/[.$K$6]" office:value-type="float" office:value="0.352941176470588" calcext:value-type="float">
            <text:p>0.3529411765</text:p>
          </table:table-cell>
          <table:table-cell table:formula="of:=[.$K360]*[.H361]/[.$K$6]" office:value-type="float" office:value="0.352941176470588" calcext:value-type="float">
            <text:p>0.3529411765</text:p>
          </table:table-cell>
          <table:table-cell table:formula="of:=[.$K360]*[.I361]/[.$K$6]" office:value-type="float" office:value="0.617647058823529" calcext:value-type="float">
            <text:p>0.6176470588</text:p>
          </table:table-cell>
          <table:table-cell table:formula="of:=[.$K360]*[.J361]/[.$K$6]" office:value-type="float" office:value="0.529411764705882" calcext:value-type="float">
            <text:p>0.5294117647</text:p>
          </table:table-cell>
          <table:table-cell table:formula="of:=SUM([.N360:.U360])" office:value-type="float" office:value="3" calcext:value-type="float">
            <text:p>3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359:.C360])" office:value-type="float" office:value="4" calcext:value-type="float">
            <text:p>4</text:p>
          </table:table-cell>
          <table:table-cell table:formula="of:=SUM([.D359:.D360])" office:value-type="float" office:value="4" calcext:value-type="float">
            <text:p>4</text:p>
          </table:table-cell>
          <table:table-cell table:formula="of:=SUM([.E359:.E360])" office:value-type="float" office:value="4" calcext:value-type="float">
            <text:p>4</text:p>
          </table:table-cell>
          <table:table-cell table:formula="of:=SUM([.F359:.F360])" office:value-type="float" office:value="1" calcext:value-type="float">
            <text:p>1</text:p>
          </table:table-cell>
          <table:table-cell table:formula="of:=SUM([.G359:.G360])" office:value-type="float" office:value="4" calcext:value-type="float">
            <text:p>4</text:p>
          </table:table-cell>
          <table:table-cell table:formula="of:=SUM([.H359:.H360])" office:value-type="float" office:value="4" calcext:value-type="float">
            <text:p>4</text:p>
          </table:table-cell>
          <table:table-cell table:formula="of:=SUM([.I359:.I360])" office:value-type="float" office:value="7" calcext:value-type="float">
            <text:p>7</text:p>
          </table:table-cell>
          <table:table-cell table:formula="of:=SUM([.J359:.J360])" office:value-type="float" office:value="6" calcext:value-type="float">
            <text:p>6</text:p>
          </table:table-cell>
          <table:table-cell table:formula="of:=SUM([.C361:.J361])" office:value-type="float" office:value="34" calcext:value-type="float">
            <text:p>34</text:p>
          </table:table-cell>
          <table:table-cell table:number-columns-repeated="2"/>
          <table:table-cell table:formula="of:=[.N359]+[.N360]" office:value-type="float" office:value="4" calcext:value-type="float">
            <text:p>4</text:p>
          </table:table-cell>
          <table:table-cell table:formula="of:=[.O359]+[.O360]" office:value-type="float" office:value="4" calcext:value-type="float">
            <text:p>4</text:p>
          </table:table-cell>
          <table:table-cell table:formula="of:=[.P359]+[.P360]" office:value-type="float" office:value="4" calcext:value-type="float">
            <text:p>4</text:p>
          </table:table-cell>
          <table:table-cell table:formula="of:=[.Q359]+[.Q360]" office:value-type="float" office:value="1" calcext:value-type="float">
            <text:p>1</text:p>
          </table:table-cell>
          <table:table-cell table:formula="of:=[.R359]+[.R360]" office:value-type="float" office:value="4" calcext:value-type="float">
            <text:p>4</text:p>
          </table:table-cell>
          <table:table-cell table:formula="of:=[.S359]+[.S360]" office:value-type="float" office:value="4" calcext:value-type="float">
            <text:p>4</text:p>
          </table:table-cell>
          <table:table-cell table:formula="of:=[.T359]+[.T360]" office:value-type="float" office:value="7" calcext:value-type="float">
            <text:p>7</text:p>
          </table:table-cell>
          <table:table-cell table:formula="of:=[.U359]+[.U360]" office:value-type="float" office:value="6" calcext:value-type="float">
            <text:p>6</text:p>
          </table:table-cell>
          <table:table-cell table:formula="of:=SUM([.N361:.U361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37\40-41-43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SUM([.C365:.J365])" office:value-type="float" office:value="31" calcext:value-type="float">
            <text:p>31</text:p>
          </table:table-cell>
          <table:table-cell table:number-columns-repeated="2"/>
          <table:table-cell table:formula="of:=[.$K365]*[.C367]/[.$K$6]" office:value-type="float" office:value="4.55882352941176" calcext:value-type="float">
            <text:p>4.5588235294</text:p>
          </table:table-cell>
          <table:table-cell table:formula="of:=[.$K365]*[.D367]/[.$K$6]" office:value-type="float" office:value="0.911764705882353" calcext:value-type="float">
            <text:p>0.9117647059</text:p>
          </table:table-cell>
          <table:table-cell table:formula="of:=[.$K365]*[.E367]/[.$K$6]" office:value-type="float" office:value="1.82352941176471" calcext:value-type="float">
            <text:p>1.8235294118</text:p>
          </table:table-cell>
          <table:table-cell table:formula="of:=[.$K365]*[.F367]/[.$K$6]" office:value-type="float" office:value="8.20588235294118" calcext:value-type="float">
            <text:p>8.2058823529</text:p>
          </table:table-cell>
          <table:table-cell table:formula="of:=[.$K365]*[.G367]/[.$K$6]" office:value-type="float" office:value="2.73529411764706" calcext:value-type="float">
            <text:p>2.7352941176</text:p>
          </table:table-cell>
          <table:table-cell table:formula="of:=[.$K365]*[.H367]/[.$K$6]" office:value-type="float" office:value="3.64705882352941" calcext:value-type="float">
            <text:p>3.6470588235</text:p>
          </table:table-cell>
          <table:table-cell table:formula="of:=[.$K365]*[.I367]/[.$K$6]" office:value-type="float" office:value="5.47058823529412" calcext:value-type="float">
            <text:p>5.4705882353</text:p>
          </table:table-cell>
          <table:table-cell table:formula="of:=[.$K365]*[.J367]/[.$K$6]" office:value-type="float" office:value="3.64705882352941" calcext:value-type="float">
            <text:p>3.6470588235</text:p>
          </table:table-cell>
          <table:table-cell table:formula="of:=SUM([.N365:.U365])" office:value-type="float" office:value="31" calcext:value-type="float">
            <text:p>31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365:.J366];[.N365:.U366])" office:value-type="float" office:value="0.735723069131713" calcext:value-type="float">
            <text:p>0.73572306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366:.J366])" office:value-type="float" office:value="3" calcext:value-type="float">
            <text:p>3</text:p>
          </table:table-cell>
          <table:table-cell table:number-columns-repeated="2"/>
          <table:table-cell table:formula="of:=[.$K366]*[.C367]/[.$K$6]" office:value-type="float" office:value="0.441176470588235" calcext:value-type="float">
            <text:p>0.4411764706</text:p>
          </table:table-cell>
          <table:table-cell table:formula="of:=[.$K366]*[.D367]/[.$K$6]" office:value-type="float" office:value="0.0882352941176471" calcext:value-type="float">
            <text:p>0.0882352941</text:p>
          </table:table-cell>
          <table:table-cell table:formula="of:=[.$K366]*[.E367]/[.$K$6]" office:value-type="float" office:value="0.176470588235294" calcext:value-type="float">
            <text:p>0.1764705882</text:p>
          </table:table-cell>
          <table:table-cell table:formula="of:=[.$K366]*[.F367]/[.$K$6]" office:value-type="float" office:value="0.794117647058823" calcext:value-type="float">
            <text:p>0.7941176471</text:p>
          </table:table-cell>
          <table:table-cell table:formula="of:=[.$K366]*[.G367]/[.$K$6]" office:value-type="float" office:value="0.264705882352941" calcext:value-type="float">
            <text:p>0.2647058824</text:p>
          </table:table-cell>
          <table:table-cell table:formula="of:=[.$K366]*[.H367]/[.$K$6]" office:value-type="float" office:value="0.352941176470588" calcext:value-type="float">
            <text:p>0.3529411765</text:p>
          </table:table-cell>
          <table:table-cell table:formula="of:=[.$K366]*[.I367]/[.$K$6]" office:value-type="float" office:value="0.529411764705882" calcext:value-type="float">
            <text:p>0.5294117647</text:p>
          </table:table-cell>
          <table:table-cell table:formula="of:=[.$K366]*[.J367]/[.$K$6]" office:value-type="float" office:value="0.352941176470588" calcext:value-type="float">
            <text:p>0.3529411765</text:p>
          </table:table-cell>
          <table:table-cell table:formula="of:=SUM([.N366:.U366])" office:value-type="float" office:value="3" calcext:value-type="float">
            <text:p>3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365:.C366])" office:value-type="float" office:value="5" calcext:value-type="float">
            <text:p>5</text:p>
          </table:table-cell>
          <table:table-cell table:formula="of:=SUM([.D365:.D366])" office:value-type="float" office:value="1" calcext:value-type="float">
            <text:p>1</text:p>
          </table:table-cell>
          <table:table-cell table:formula="of:=SUM([.E365:.E366])" office:value-type="float" office:value="2" calcext:value-type="float">
            <text:p>2</text:p>
          </table:table-cell>
          <table:table-cell table:formula="of:=SUM([.F365:.F366])" office:value-type="float" office:value="9" calcext:value-type="float">
            <text:p>9</text:p>
          </table:table-cell>
          <table:table-cell table:formula="of:=SUM([.G365:.G366])" office:value-type="float" office:value="3" calcext:value-type="float">
            <text:p>3</text:p>
          </table:table-cell>
          <table:table-cell table:formula="of:=SUM([.H365:.H366])" office:value-type="float" office:value="4" calcext:value-type="float">
            <text:p>4</text:p>
          </table:table-cell>
          <table:table-cell table:formula="of:=SUM([.I365:.I366])" office:value-type="float" office:value="6" calcext:value-type="float">
            <text:p>6</text:p>
          </table:table-cell>
          <table:table-cell table:formula="of:=SUM([.J365:.J366])" office:value-type="float" office:value="4" calcext:value-type="float">
            <text:p>4</text:p>
          </table:table-cell>
          <table:table-cell table:formula="of:=SUM([.C367:.J367])" office:value-type="float" office:value="34" calcext:value-type="float">
            <text:p>34</text:p>
          </table:table-cell>
          <table:table-cell table:number-columns-repeated="2"/>
          <table:table-cell table:formula="of:=[.N365]+[.N366]" office:value-type="float" office:value="5" calcext:value-type="float">
            <text:p>5</text:p>
          </table:table-cell>
          <table:table-cell table:formula="of:=[.O365]+[.O366]" office:value-type="float" office:value="1" calcext:value-type="float">
            <text:p>1</text:p>
          </table:table-cell>
          <table:table-cell table:formula="of:=[.P365]+[.P366]" office:value-type="float" office:value="2" calcext:value-type="float">
            <text:p>2</text:p>
          </table:table-cell>
          <table:table-cell table:formula="of:=[.Q365]+[.Q366]" office:value-type="float" office:value="9" calcext:value-type="float">
            <text:p>9</text:p>
          </table:table-cell>
          <table:table-cell table:formula="of:=[.R365]+[.R366]" office:value-type="float" office:value="3" calcext:value-type="float">
            <text:p>3</text:p>
          </table:table-cell>
          <table:table-cell table:formula="of:=[.S365]+[.S366]" office:value-type="float" office:value="4" calcext:value-type="float">
            <text:p>4</text:p>
          </table:table-cell>
          <table:table-cell table:formula="of:=[.T365]+[.T366]" office:value-type="float" office:value="6" calcext:value-type="float">
            <text:p>6</text:p>
          </table:table-cell>
          <table:table-cell table:formula="of:=[.U365]+[.U366]" office:value-type="float" office:value="4" calcext:value-type="float">
            <text:p>4</text:p>
          </table:table-cell>
          <table:table-cell table:formula="of:=SUM([.N367:.U367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38" calcext:value-type="float">
            <text:p>38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32 vs. S16/E8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38\42-43-44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372:.J372])" office:value-type="float" office:value="31" calcext:value-type="float">
            <text:p>31</text:p>
          </table:table-cell>
          <table:table-cell table:number-columns-repeated="2"/>
          <table:table-cell table:formula="of:=[.$K372]*[.C374]/[.$K$6]" office:value-type="float" office:value="4.55882352941176" calcext:value-type="float">
            <text:p>4.5588235294</text:p>
          </table:table-cell>
          <table:table-cell table:formula="of:=[.$K372]*[.D374]/[.$K$6]" office:value-type="float" office:value="7.29411764705882" calcext:value-type="float">
            <text:p>7.2941176471</text:p>
          </table:table-cell>
          <table:table-cell table:formula="of:=[.$K372]*[.E374]/[.$K$6]" office:value-type="float" office:value="9.11764705882353" calcext:value-type="float">
            <text:p>9.1176470588</text:p>
          </table:table-cell>
          <table:table-cell table:formula="of:=[.$K372]*[.F374]/[.$K$6]" office:value-type="float" office:value="5.47058823529412" calcext:value-type="float">
            <text:p>5.4705882353</text:p>
          </table:table-cell>
          <table:table-cell table:formula="of:=[.$K372]*[.G374]/[.$K$6]" office:value-type="float" office:value="2.73529411764706" calcext:value-type="float">
            <text:p>2.7352941176</text:p>
          </table:table-cell>
          <table:table-cell table:formula="of:=[.$K372]*[.H374]/[.$K$6]" office:value-type="float" office:value="0" calcext:value-type="float">
            <text:p>0</text:p>
          </table:table-cell>
          <table:table-cell table:formula="of:=[.$K372]*[.I374]/[.$K$6]" office:value-type="float" office:value="0.911764705882353" calcext:value-type="float">
            <text:p>0.9117647059</text:p>
          </table:table-cell>
          <table:table-cell table:formula="of:=[.$K372]*[.J374]/[.$K$6]" office:value-type="float" office:value="0.911764705882353" calcext:value-type="float">
            <text:p>0.9117647059</text:p>
          </table:table-cell>
          <table:table-cell table:formula="of:=SUM([.N372:.U372])" office:value-type="float" office:value="31" calcext:value-type="float">
            <text:p>31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372:.J373];[.N372:.U373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73:.J373])" office:value-type="float" office:value="3" calcext:value-type="float">
            <text:p>3</text:p>
          </table:table-cell>
          <table:table-cell table:number-columns-repeated="2"/>
          <table:table-cell table:formula="of:=[.$K373]*[.C374]/[.$K$6]" office:value-type="float" office:value="0.441176470588235" calcext:value-type="float">
            <text:p>0.4411764706</text:p>
          </table:table-cell>
          <table:table-cell table:formula="of:=[.$K373]*[.D374]/[.$K$6]" office:value-type="float" office:value="0.705882352941176" calcext:value-type="float">
            <text:p>0.7058823529</text:p>
          </table:table-cell>
          <table:table-cell table:formula="of:=[.$K373]*[.E374]/[.$K$6]" office:value-type="float" office:value="0.882352941176471" calcext:value-type="float">
            <text:p>0.8823529412</text:p>
          </table:table-cell>
          <table:table-cell table:formula="of:=[.$K373]*[.F374]/[.$K$6]" office:value-type="float" office:value="0.529411764705882" calcext:value-type="float">
            <text:p>0.5294117647</text:p>
          </table:table-cell>
          <table:table-cell table:formula="of:=[.$K373]*[.G374]/[.$K$6]" office:value-type="float" office:value="0.264705882352941" calcext:value-type="float">
            <text:p>0.2647058824</text:p>
          </table:table-cell>
          <table:table-cell table:formula="of:=[.$K373]*[.H374]/[.$K$6]" office:value-type="float" office:value="0" calcext:value-type="float">
            <text:p>0</text:p>
          </table:table-cell>
          <table:table-cell table:formula="of:=[.$K373]*[.I374]/[.$K$6]" office:value-type="float" office:value="0.0882352941176471" calcext:value-type="float">
            <text:p>0.0882352941</text:p>
          </table:table-cell>
          <table:table-cell table:formula="of:=[.$K373]*[.J374]/[.$K$6]" office:value-type="float" office:value="0.0882352941176471" calcext:value-type="float">
            <text:p>0.0882352941</text:p>
          </table:table-cell>
          <table:table-cell table:formula="of:=SUM([.N373:.U373])" office:value-type="float" office:value="3" calcext:value-type="float">
            <text:p>3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372:.C373])" office:value-type="float" office:value="5" calcext:value-type="float">
            <text:p>5</text:p>
          </table:table-cell>
          <table:table-cell table:formula="of:=SUM([.D372:.D373])" office:value-type="float" office:value="8" calcext:value-type="float">
            <text:p>8</text:p>
          </table:table-cell>
          <table:table-cell table:formula="of:=SUM([.E372:.E373])" office:value-type="float" office:value="10" calcext:value-type="float">
            <text:p>10</text:p>
          </table:table-cell>
          <table:table-cell table:formula="of:=SUM([.F372:.F373])" office:value-type="float" office:value="6" calcext:value-type="float">
            <text:p>6</text:p>
          </table:table-cell>
          <table:table-cell table:formula="of:=SUM([.G372:.G373])" office:value-type="float" office:value="3" calcext:value-type="float">
            <text:p>3</text:p>
          </table:table-cell>
          <table:table-cell table:formula="of:=SUM([.H372:.H373])" office:value-type="float" office:value="0" calcext:value-type="float">
            <text:p>0</text:p>
          </table:table-cell>
          <table:table-cell table:formula="of:=SUM([.I372:.I373])" office:value-type="float" office:value="1" calcext:value-type="float">
            <text:p>1</text:p>
          </table:table-cell>
          <table:table-cell table:formula="of:=SUM([.J372:.J373])" office:value-type="float" office:value="1" calcext:value-type="float">
            <text:p>1</text:p>
          </table:table-cell>
          <table:table-cell table:formula="of:=SUM([.C374:.J374])" office:value-type="float" office:value="34" calcext:value-type="float">
            <text:p>34</text:p>
          </table:table-cell>
          <table:table-cell table:number-columns-repeated="2"/>
          <table:table-cell table:formula="of:=[.N372]+[.N373]" office:value-type="float" office:value="5" calcext:value-type="float">
            <text:p>5</text:p>
          </table:table-cell>
          <table:table-cell table:formula="of:=[.O372]+[.O373]" office:value-type="float" office:value="8" calcext:value-type="float">
            <text:p>8</text:p>
          </table:table-cell>
          <table:table-cell table:formula="of:=[.P372]+[.P373]" office:value-type="float" office:value="10" calcext:value-type="float">
            <text:p>10</text:p>
          </table:table-cell>
          <table:table-cell table:formula="of:=[.Q372]+[.Q373]" office:value-type="float" office:value="6" calcext:value-type="float">
            <text:p>6</text:p>
          </table:table-cell>
          <table:table-cell table:formula="of:=[.R372]+[.R373]" office:value-type="float" office:value="3" calcext:value-type="float">
            <text:p>3</text:p>
          </table:table-cell>
          <table:table-cell table:formula="of:=[.S372]+[.S373]" office:value-type="float" office:value="0" calcext:value-type="float">
            <text:p>0</text:p>
          </table:table-cell>
          <table:table-cell table:formula="of:=[.T372]+[.T373]" office:value-type="float" office:value="1" calcext:value-type="float">
            <text:p>1</text:p>
          </table:table-cell>
          <table:table-cell table:formula="of:=[.U372]+[.U373]" office:value-type="float" office:value="1" calcext:value-type="float">
            <text:p>1</text:p>
          </table:table-cell>
          <table:table-cell table:formula="of:=SUM([.N374:.U374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39" calcext:value-type="float">
            <text:p>39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32 vs. S16/E8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39\42-43-44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379:.J379])" office:value-type="float" office:value="21" calcext:value-type="float">
            <text:p>21</text:p>
          </table:table-cell>
          <table:table-cell table:number-columns-repeated="2"/>
          <table:table-cell table:formula="of:=[.$K379]*[.C381]/[.$K$6]" office:value-type="float" office:value="3.08823529411765" calcext:value-type="float">
            <text:p>3.0882352941</text:p>
          </table:table-cell>
          <table:table-cell table:formula="of:=[.$K379]*[.D381]/[.$K$6]" office:value-type="float" office:value="4.94117647058824" calcext:value-type="float">
            <text:p>4.9411764706</text:p>
          </table:table-cell>
          <table:table-cell table:formula="of:=[.$K379]*[.E381]/[.$K$6]" office:value-type="float" office:value="6.17647058823529" calcext:value-type="float">
            <text:p>6.1764705882</text:p>
          </table:table-cell>
          <table:table-cell table:formula="of:=[.$K379]*[.F381]/[.$K$6]" office:value-type="float" office:value="3.70588235294118" calcext:value-type="float">
            <text:p>3.7058823529</text:p>
          </table:table-cell>
          <table:table-cell table:formula="of:=[.$K379]*[.G381]/[.$K$6]" office:value-type="float" office:value="1.85294117647059" calcext:value-type="float">
            <text:p>1.8529411765</text:p>
          </table:table-cell>
          <table:table-cell table:formula="of:=[.$K379]*[.H381]/[.$K$6]" office:value-type="float" office:value="0" calcext:value-type="float">
            <text:p>0</text:p>
          </table:table-cell>
          <table:table-cell table:formula="of:=[.$K379]*[.I381]/[.$K$6]" office:value-type="float" office:value="0.617647058823529" calcext:value-type="float">
            <text:p>0.6176470588</text:p>
          </table:table-cell>
          <table:table-cell table:formula="of:=[.$K379]*[.J381]/[.$K$6]" office:value-type="float" office:value="0.617647058823529" calcext:value-type="float">
            <text:p>0.6176470588</text:p>
          </table:table-cell>
          <table:table-cell table:formula="of:=SUM([.N379:.U379])" office:value-type="float" office:value="21" calcext:value-type="float">
            <text:p>21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379:.J380];[.N379:.U380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380:.J380])" office:value-type="float" office:value="13" calcext:value-type="float">
            <text:p>13</text:p>
          </table:table-cell>
          <table:table-cell table:number-columns-repeated="2"/>
          <table:table-cell table:formula="of:=[.$K380]*[.C381]/[.$K$6]" office:value-type="float" office:value="1.91176470588235" calcext:value-type="float">
            <text:p>1.9117647059</text:p>
          </table:table-cell>
          <table:table-cell table:formula="of:=[.$K380]*[.D381]/[.$K$6]" office:value-type="float" office:value="3.05882352941176" calcext:value-type="float">
            <text:p>3.0588235294</text:p>
          </table:table-cell>
          <table:table-cell table:formula="of:=[.$K380]*[.E381]/[.$K$6]" office:value-type="float" office:value="3.82352941176471" calcext:value-type="float">
            <text:p>3.8235294118</text:p>
          </table:table-cell>
          <table:table-cell table:formula="of:=[.$K380]*[.F381]/[.$K$6]" office:value-type="float" office:value="2.29411764705882" calcext:value-type="float">
            <text:p>2.2941176471</text:p>
          </table:table-cell>
          <table:table-cell table:formula="of:=[.$K380]*[.G381]/[.$K$6]" office:value-type="float" office:value="1.14705882352941" calcext:value-type="float">
            <text:p>1.1470588235</text:p>
          </table:table-cell>
          <table:table-cell table:formula="of:=[.$K380]*[.H381]/[.$K$6]" office:value-type="float" office:value="0" calcext:value-type="float">
            <text:p>0</text:p>
          </table:table-cell>
          <table:table-cell table:formula="of:=[.$K380]*[.I381]/[.$K$6]" office:value-type="float" office:value="0.382352941176471" calcext:value-type="float">
            <text:p>0.3823529412</text:p>
          </table:table-cell>
          <table:table-cell table:formula="of:=[.$K380]*[.J381]/[.$K$6]" office:value-type="float" office:value="0.382352941176471" calcext:value-type="float">
            <text:p>0.3823529412</text:p>
          </table:table-cell>
          <table:table-cell table:formula="of:=SUM([.N380:.U380])" office:value-type="float" office:value="13" calcext:value-type="float">
            <text:p>13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379:.C380])" office:value-type="float" office:value="5" calcext:value-type="float">
            <text:p>5</text:p>
          </table:table-cell>
          <table:table-cell table:formula="of:=SUM([.D379:.D380])" office:value-type="float" office:value="8" calcext:value-type="float">
            <text:p>8</text:p>
          </table:table-cell>
          <table:table-cell table:formula="of:=SUM([.E379:.E380])" office:value-type="float" office:value="10" calcext:value-type="float">
            <text:p>10</text:p>
          </table:table-cell>
          <table:table-cell table:formula="of:=SUM([.F379:.F380])" office:value-type="float" office:value="6" calcext:value-type="float">
            <text:p>6</text:p>
          </table:table-cell>
          <table:table-cell table:formula="of:=SUM([.G379:.G380])" office:value-type="float" office:value="3" calcext:value-type="float">
            <text:p>3</text:p>
          </table:table-cell>
          <table:table-cell table:formula="of:=SUM([.H379:.H380])" office:value-type="float" office:value="0" calcext:value-type="float">
            <text:p>0</text:p>
          </table:table-cell>
          <table:table-cell table:formula="of:=SUM([.I379:.I380])" office:value-type="float" office:value="1" calcext:value-type="float">
            <text:p>1</text:p>
          </table:table-cell>
          <table:table-cell table:formula="of:=SUM([.J379:.J380])" office:value-type="float" office:value="1" calcext:value-type="float">
            <text:p>1</text:p>
          </table:table-cell>
          <table:table-cell table:formula="of:=SUM([.C381:.J381])" office:value-type="float" office:value="34" calcext:value-type="float">
            <text:p>34</text:p>
          </table:table-cell>
          <table:table-cell table:number-columns-repeated="2"/>
          <table:table-cell table:formula="of:=[.N379]+[.N380]" office:value-type="float" office:value="5" calcext:value-type="float">
            <text:p>5</text:p>
          </table:table-cell>
          <table:table-cell table:formula="of:=[.O379]+[.O380]" office:value-type="float" office:value="8" calcext:value-type="float">
            <text:p>8</text:p>
          </table:table-cell>
          <table:table-cell table:formula="of:=[.P379]+[.P380]" office:value-type="float" office:value="10" calcext:value-type="float">
            <text:p>10</text:p>
          </table:table-cell>
          <table:table-cell table:formula="of:=[.Q379]+[.Q380]" office:value-type="float" office:value="6" calcext:value-type="float">
            <text:p>6</text:p>
          </table:table-cell>
          <table:table-cell table:formula="of:=[.R379]+[.R380]" office:value-type="float" office:value="3" calcext:value-type="float">
            <text:p>3</text:p>
          </table:table-cell>
          <table:table-cell table:formula="of:=[.S379]+[.S380]" office:value-type="float" office:value="0" calcext:value-type="float">
            <text:p>0</text:p>
          </table:table-cell>
          <table:table-cell table:formula="of:=[.T379]+[.T380]" office:value-type="float" office:value="1" calcext:value-type="float">
            <text:p>1</text:p>
          </table:table-cell>
          <table:table-cell table:formula="of:=[.U379]+[.U380]" office:value-type="float" office:value="1" calcext:value-type="float">
            <text:p>1</text:p>
          </table:table-cell>
          <table:table-cell table:formula="of:=SUM([.N381:.U381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40" calcext:value-type="float">
            <text:p>40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32 vs. S16/E8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40\42-43-44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386:.J386])" office:value-type="float" office:value="17" calcext:value-type="float">
            <text:p>17</text:p>
          </table:table-cell>
          <table:table-cell table:number-columns-repeated="2"/>
          <table:table-cell table:formula="of:=[.$K386]*[.C388]/[.$K$6]" office:value-type="float" office:value="2.5" calcext:value-type="float">
            <text:p>2.5</text:p>
          </table:table-cell>
          <table:table-cell table:formula="of:=[.$K386]*[.D388]/[.$K$6]" office:value-type="float" office:value="4" calcext:value-type="float">
            <text:p>4</text:p>
          </table:table-cell>
          <table:table-cell table:formula="of:=[.$K386]*[.E388]/[.$K$6]" office:value-type="float" office:value="5" calcext:value-type="float">
            <text:p>5</text:p>
          </table:table-cell>
          <table:table-cell table:formula="of:=[.$K386]*[.F388]/[.$K$6]" office:value-type="float" office:value="3" calcext:value-type="float">
            <text:p>3</text:p>
          </table:table-cell>
          <table:table-cell table:formula="of:=[.$K386]*[.G388]/[.$K$6]" office:value-type="float" office:value="1.5" calcext:value-type="float">
            <text:p>1.5</text:p>
          </table:table-cell>
          <table:table-cell table:formula="of:=[.$K386]*[.H388]/[.$K$6]" office:value-type="float" office:value="0" calcext:value-type="float">
            <text:p>0</text:p>
          </table:table-cell>
          <table:table-cell table:formula="of:=[.$K386]*[.I388]/[.$K$6]" office:value-type="float" office:value="0.5" calcext:value-type="float">
            <text:p>0.5</text:p>
          </table:table-cell>
          <table:table-cell table:formula="of:=[.$K386]*[.J388]/[.$K$6]" office:value-type="float" office:value="0.5" calcext:value-type="float">
            <text:p>0.5</text:p>
          </table:table-cell>
          <table:table-cell table:formula="of:=SUM([.N386:.U386])" office:value-type="float" office:value="17" calcext:value-type="float">
            <text:p>17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386:.J387];[.N386:.U387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87:.J387])" office:value-type="float" office:value="17" calcext:value-type="float">
            <text:p>17</text:p>
          </table:table-cell>
          <table:table-cell table:number-columns-repeated="2"/>
          <table:table-cell table:formula="of:=[.$K387]*[.C388]/[.$K$6]" office:value-type="float" office:value="2.5" calcext:value-type="float">
            <text:p>2.5</text:p>
          </table:table-cell>
          <table:table-cell table:formula="of:=[.$K387]*[.D388]/[.$K$6]" office:value-type="float" office:value="4" calcext:value-type="float">
            <text:p>4</text:p>
          </table:table-cell>
          <table:table-cell table:formula="of:=[.$K387]*[.E388]/[.$K$6]" office:value-type="float" office:value="5" calcext:value-type="float">
            <text:p>5</text:p>
          </table:table-cell>
          <table:table-cell table:formula="of:=[.$K387]*[.F388]/[.$K$6]" office:value-type="float" office:value="3" calcext:value-type="float">
            <text:p>3</text:p>
          </table:table-cell>
          <table:table-cell table:formula="of:=[.$K387]*[.G388]/[.$K$6]" office:value-type="float" office:value="1.5" calcext:value-type="float">
            <text:p>1.5</text:p>
          </table:table-cell>
          <table:table-cell table:formula="of:=[.$K387]*[.H388]/[.$K$6]" office:value-type="float" office:value="0" calcext:value-type="float">
            <text:p>0</text:p>
          </table:table-cell>
          <table:table-cell table:formula="of:=[.$K387]*[.I388]/[.$K$6]" office:value-type="float" office:value="0.5" calcext:value-type="float">
            <text:p>0.5</text:p>
          </table:table-cell>
          <table:table-cell table:formula="of:=[.$K387]*[.J388]/[.$K$6]" office:value-type="float" office:value="0.5" calcext:value-type="float">
            <text:p>0.5</text:p>
          </table:table-cell>
          <table:table-cell table:formula="of:=SUM([.N387:.U387])" office:value-type="float" office:value="17" calcext:value-type="float">
            <text:p>17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386:.C387])" office:value-type="float" office:value="5" calcext:value-type="float">
            <text:p>5</text:p>
          </table:table-cell>
          <table:table-cell table:formula="of:=SUM([.D386:.D387])" office:value-type="float" office:value="8" calcext:value-type="float">
            <text:p>8</text:p>
          </table:table-cell>
          <table:table-cell table:formula="of:=SUM([.E386:.E387])" office:value-type="float" office:value="10" calcext:value-type="float">
            <text:p>10</text:p>
          </table:table-cell>
          <table:table-cell table:formula="of:=SUM([.F386:.F387])" office:value-type="float" office:value="6" calcext:value-type="float">
            <text:p>6</text:p>
          </table:table-cell>
          <table:table-cell table:formula="of:=SUM([.G386:.G387])" office:value-type="float" office:value="3" calcext:value-type="float">
            <text:p>3</text:p>
          </table:table-cell>
          <table:table-cell table:formula="of:=SUM([.H386:.H387])" office:value-type="float" office:value="0" calcext:value-type="float">
            <text:p>0</text:p>
          </table:table-cell>
          <table:table-cell table:formula="of:=SUM([.I386:.I387])" office:value-type="float" office:value="1" calcext:value-type="float">
            <text:p>1</text:p>
          </table:table-cell>
          <table:table-cell table:formula="of:=SUM([.J386:.J387])" office:value-type="float" office:value="1" calcext:value-type="float">
            <text:p>1</text:p>
          </table:table-cell>
          <table:table-cell table:formula="of:=SUM([.C388:.J388])" office:value-type="float" office:value="34" calcext:value-type="float">
            <text:p>34</text:p>
          </table:table-cell>
          <table:table-cell table:number-columns-repeated="2"/>
          <table:table-cell table:formula="of:=[.N386]+[.N387]" office:value-type="float" office:value="5" calcext:value-type="float">
            <text:p>5</text:p>
          </table:table-cell>
          <table:table-cell table:formula="of:=[.O386]+[.O387]" office:value-type="float" office:value="8" calcext:value-type="float">
            <text:p>8</text:p>
          </table:table-cell>
          <table:table-cell table:formula="of:=[.P386]+[.P387]" office:value-type="float" office:value="10" calcext:value-type="float">
            <text:p>10</text:p>
          </table:table-cell>
          <table:table-cell table:formula="of:=[.Q386]+[.Q387]" office:value-type="float" office:value="6" calcext:value-type="float">
            <text:p>6</text:p>
          </table:table-cell>
          <table:table-cell table:formula="of:=[.R386]+[.R387]" office:value-type="float" office:value="3" calcext:value-type="float">
            <text:p>3</text:p>
          </table:table-cell>
          <table:table-cell table:formula="of:=[.S386]+[.S387]" office:value-type="float" office:value="0" calcext:value-type="float">
            <text:p>0</text:p>
          </table:table-cell>
          <table:table-cell table:formula="of:=[.T386]+[.T387]" office:value-type="float" office:value="1" calcext:value-type="float">
            <text:p>1</text:p>
          </table:table-cell>
          <table:table-cell table:formula="of:=[.U386]+[.U387]" office:value-type="float" office:value="1" calcext:value-type="float">
            <text:p>1</text:p>
          </table:table-cell>
          <table:table-cell table:formula="of:=SUM([.N388:.U388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41" calcext:value-type="float">
            <text:p>41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32 vs. S16/E8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41\42-43-44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93:.J393])" office:value-type="float" office:value="13" calcext:value-type="float">
            <text:p>13</text:p>
          </table:table-cell>
          <table:table-cell table:number-columns-repeated="2"/>
          <table:table-cell table:formula="of:=[.$K393]*[.C395]/[.$K$6]" office:value-type="float" office:value="1.91176470588235" calcext:value-type="float">
            <text:p>1.9117647059</text:p>
          </table:table-cell>
          <table:table-cell table:formula="of:=[.$K393]*[.D395]/[.$K$6]" office:value-type="float" office:value="3.05882352941176" calcext:value-type="float">
            <text:p>3.0588235294</text:p>
          </table:table-cell>
          <table:table-cell table:formula="of:=[.$K393]*[.E395]/[.$K$6]" office:value-type="float" office:value="3.82352941176471" calcext:value-type="float">
            <text:p>3.8235294118</text:p>
          </table:table-cell>
          <table:table-cell table:formula="of:=[.$K393]*[.F395]/[.$K$6]" office:value-type="float" office:value="2.29411764705882" calcext:value-type="float">
            <text:p>2.2941176471</text:p>
          </table:table-cell>
          <table:table-cell table:formula="of:=[.$K393]*[.G395]/[.$K$6]" office:value-type="float" office:value="1.14705882352941" calcext:value-type="float">
            <text:p>1.1470588235</text:p>
          </table:table-cell>
          <table:table-cell table:formula="of:=[.$K393]*[.H395]/[.$K$6]" office:value-type="float" office:value="0" calcext:value-type="float">
            <text:p>0</text:p>
          </table:table-cell>
          <table:table-cell table:formula="of:=[.$K393]*[.I395]/[.$K$6]" office:value-type="float" office:value="0.382352941176471" calcext:value-type="float">
            <text:p>0.3823529412</text:p>
          </table:table-cell>
          <table:table-cell table:formula="of:=[.$K393]*[.J395]/[.$K$6]" office:value-type="float" office:value="0.382352941176471" calcext:value-type="float">
            <text:p>0.3823529412</text:p>
          </table:table-cell>
          <table:table-cell table:formula="of:=SUM([.N393:.U393])" office:value-type="float" office:value="13" calcext:value-type="float">
            <text:p>13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393:.J394];[.N393:.U394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394:.J394])" office:value-type="float" office:value="21" calcext:value-type="float">
            <text:p>21</text:p>
          </table:table-cell>
          <table:table-cell table:number-columns-repeated="2"/>
          <table:table-cell table:formula="of:=[.$K394]*[.C395]/[.$K$6]" office:value-type="float" office:value="3.08823529411765" calcext:value-type="float">
            <text:p>3.0882352941</text:p>
          </table:table-cell>
          <table:table-cell table:formula="of:=[.$K394]*[.D395]/[.$K$6]" office:value-type="float" office:value="4.94117647058824" calcext:value-type="float">
            <text:p>4.9411764706</text:p>
          </table:table-cell>
          <table:table-cell table:formula="of:=[.$K394]*[.E395]/[.$K$6]" office:value-type="float" office:value="6.17647058823529" calcext:value-type="float">
            <text:p>6.1764705882</text:p>
          </table:table-cell>
          <table:table-cell table:formula="of:=[.$K394]*[.F395]/[.$K$6]" office:value-type="float" office:value="3.70588235294118" calcext:value-type="float">
            <text:p>3.7058823529</text:p>
          </table:table-cell>
          <table:table-cell table:formula="of:=[.$K394]*[.G395]/[.$K$6]" office:value-type="float" office:value="1.85294117647059" calcext:value-type="float">
            <text:p>1.8529411765</text:p>
          </table:table-cell>
          <table:table-cell table:formula="of:=[.$K394]*[.H395]/[.$K$6]" office:value-type="float" office:value="0" calcext:value-type="float">
            <text:p>0</text:p>
          </table:table-cell>
          <table:table-cell table:formula="of:=[.$K394]*[.I395]/[.$K$6]" office:value-type="float" office:value="0.617647058823529" calcext:value-type="float">
            <text:p>0.6176470588</text:p>
          </table:table-cell>
          <table:table-cell table:formula="of:=[.$K394]*[.J395]/[.$K$6]" office:value-type="float" office:value="0.617647058823529" calcext:value-type="float">
            <text:p>0.6176470588</text:p>
          </table:table-cell>
          <table:table-cell table:formula="of:=SUM([.N394:.U394])" office:value-type="float" office:value="21" calcext:value-type="float">
            <text:p>21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393:.C394])" office:value-type="float" office:value="5" calcext:value-type="float">
            <text:p>5</text:p>
          </table:table-cell>
          <table:table-cell table:formula="of:=SUM([.D393:.D394])" office:value-type="float" office:value="8" calcext:value-type="float">
            <text:p>8</text:p>
          </table:table-cell>
          <table:table-cell table:formula="of:=SUM([.E393:.E394])" office:value-type="float" office:value="10" calcext:value-type="float">
            <text:p>10</text:p>
          </table:table-cell>
          <table:table-cell table:formula="of:=SUM([.F393:.F394])" office:value-type="float" office:value="6" calcext:value-type="float">
            <text:p>6</text:p>
          </table:table-cell>
          <table:table-cell table:formula="of:=SUM([.G393:.G394])" office:value-type="float" office:value="3" calcext:value-type="float">
            <text:p>3</text:p>
          </table:table-cell>
          <table:table-cell table:formula="of:=SUM([.H393:.H394])" office:value-type="float" office:value="0" calcext:value-type="float">
            <text:p>0</text:p>
          </table:table-cell>
          <table:table-cell table:formula="of:=SUM([.I393:.I394])" office:value-type="float" office:value="1" calcext:value-type="float">
            <text:p>1</text:p>
          </table:table-cell>
          <table:table-cell table:formula="of:=SUM([.J393:.J394])" office:value-type="float" office:value="1" calcext:value-type="float">
            <text:p>1</text:p>
          </table:table-cell>
          <table:table-cell table:formula="of:=SUM([.C395:.J395])" office:value-type="float" office:value="34" calcext:value-type="float">
            <text:p>34</text:p>
          </table:table-cell>
          <table:table-cell table:number-columns-repeated="2"/>
          <table:table-cell table:formula="of:=[.N393]+[.N394]" office:value-type="float" office:value="5" calcext:value-type="float">
            <text:p>5</text:p>
          </table:table-cell>
          <table:table-cell table:formula="of:=[.O393]+[.O394]" office:value-type="float" office:value="8" calcext:value-type="float">
            <text:p>8</text:p>
          </table:table-cell>
          <table:table-cell table:formula="of:=[.P393]+[.P394]" office:value-type="float" office:value="10" calcext:value-type="float">
            <text:p>10</text:p>
          </table:table-cell>
          <table:table-cell table:formula="of:=[.Q393]+[.Q394]" office:value-type="float" office:value="6" calcext:value-type="float">
            <text:p>6</text:p>
          </table:table-cell>
          <table:table-cell table:formula="of:=[.R393]+[.R394]" office:value-type="float" office:value="3" calcext:value-type="float">
            <text:p>3</text:p>
          </table:table-cell>
          <table:table-cell table:formula="of:=[.S393]+[.S394]" office:value-type="float" office:value="0" calcext:value-type="float">
            <text:p>0</text:p>
          </table:table-cell>
          <table:table-cell table:formula="of:=[.T393]+[.T394]" office:value-type="float" office:value="1" calcext:value-type="float">
            <text:p>1</text:p>
          </table:table-cell>
          <table:table-cell table:formula="of:=[.U393]+[.U394]" office:value-type="float" office:value="1" calcext:value-type="float">
            <text:p>1</text:p>
          </table:table-cell>
          <table:table-cell table:formula="of:=SUM([.N395:.U395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45" calcext:value-type="float">
            <text:p>45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45\53-57-5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00:.J400])" office:value-type="float" office:value="34" calcext:value-type="float">
            <text:p>34</text:p>
          </table:table-cell>
          <table:table-cell table:number-columns-repeated="2"/>
          <table:table-cell table:formula="of:=[.$K400]*[.C402]/[.$K$6]" office:value-type="float" office:value="13" calcext:value-type="float">
            <text:p>13</text:p>
          </table:table-cell>
          <table:table-cell table:formula="of:=[.$K400]*[.D402]/[.$K$6]" office:value-type="float" office:value="11" calcext:value-type="float">
            <text:p>11</text:p>
          </table:table-cell>
          <table:table-cell table:formula="of:=[.$K400]*[.E402]/[.$K$6]" office:value-type="float" office:value="3" calcext:value-type="float">
            <text:p>3</text:p>
          </table:table-cell>
          <table:table-cell table:formula="of:=[.$K400]*[.F402]/[.$K$6]" office:value-type="float" office:value="1" calcext:value-type="float">
            <text:p>1</text:p>
          </table:table-cell>
          <table:table-cell table:formula="of:=[.$K400]*[.G402]/[.$K$6]" office:value-type="float" office:value="4" calcext:value-type="float">
            <text:p>4</text:p>
          </table:table-cell>
          <table:table-cell table:formula="of:=[.$K400]*[.H402]/[.$K$6]" office:value-type="float" office:value="1" calcext:value-type="float">
            <text:p>1</text:p>
          </table:table-cell>
          <table:table-cell table:formula="of:=[.$K400]*[.I402]/[.$K$6]" office:value-type="float" office:value="1" calcext:value-type="float">
            <text:p>1</text:p>
          </table:table-cell>
          <table:table-cell table:formula="of:=[.$K400]*[.J402]/[.$K$6]" office:value-type="float" office:value="0" calcext:value-type="float">
            <text:p>0</text:p>
          </table:table-cell>
          <table:table-cell table:formula="of:=SUM([.N400:.U400])" office:value-type="float" office:value="34" calcext:value-type="float">
            <text:p>34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400:.J401];[.N400:.U401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number-columns-repeated="9" office:value-type="float" office:value="0" calcext:value-type="float">
            <text:p>0</text:p>
          </table:table-cell>
          <table:table-cell table:formula="of:=SUM([.C401:.J401])" office:value-type="float" office:value="0" calcext:value-type="float">
            <text:p>0</text:p>
          </table:table-cell>
          <table:table-cell table:number-columns-repeated="2"/>
          <table:table-cell table:formula="of:=[.$K401]*[.C402]/[.$K$6]" office:value-type="float" office:value="0" calcext:value-type="float">
            <text:p>0</text:p>
          </table:table-cell>
          <table:table-cell table:formula="of:=[.$K401]*[.D402]/[.$K$6]" office:value-type="float" office:value="0" calcext:value-type="float">
            <text:p>0</text:p>
          </table:table-cell>
          <table:table-cell table:formula="of:=[.$K401]*[.E402]/[.$K$6]" office:value-type="float" office:value="0" calcext:value-type="float">
            <text:p>0</text:p>
          </table:table-cell>
          <table:table-cell table:formula="of:=[.$K401]*[.F402]/[.$K$6]" office:value-type="float" office:value="0" calcext:value-type="float">
            <text:p>0</text:p>
          </table:table-cell>
          <table:table-cell table:formula="of:=[.$K401]*[.G402]/[.$K$6]" office:value-type="float" office:value="0" calcext:value-type="float">
            <text:p>0</text:p>
          </table:table-cell>
          <table:table-cell table:formula="of:=[.$K401]*[.H402]/[.$K$6]" office:value-type="float" office:value="0" calcext:value-type="float">
            <text:p>0</text:p>
          </table:table-cell>
          <table:table-cell table:formula="of:=[.$K401]*[.I402]/[.$K$6]" office:value-type="float" office:value="0" calcext:value-type="float">
            <text:p>0</text:p>
          </table:table-cell>
          <table:table-cell table:formula="of:=[.$K401]*[.J402]/[.$K$6]" office:value-type="float" office:value="0" calcext:value-type="float">
            <text:p>0</text:p>
          </table:table-cell>
          <table:table-cell table:formula="of:=SUM([.N401:.U401])" office:value-type="float" office:value="0" calcext:value-type="float">
            <text:p>0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400:.C401])" office:value-type="float" office:value="13" calcext:value-type="float">
            <text:p>13</text:p>
          </table:table-cell>
          <table:table-cell table:formula="of:=SUM([.D400:.D401])" office:value-type="float" office:value="11" calcext:value-type="float">
            <text:p>11</text:p>
          </table:table-cell>
          <table:table-cell table:formula="of:=SUM([.E400:.E401])" office:value-type="float" office:value="3" calcext:value-type="float">
            <text:p>3</text:p>
          </table:table-cell>
          <table:table-cell table:formula="of:=SUM([.F400:.F401])" office:value-type="float" office:value="1" calcext:value-type="float">
            <text:p>1</text:p>
          </table:table-cell>
          <table:table-cell table:formula="of:=SUM([.G400:.G401])" office:value-type="float" office:value="4" calcext:value-type="float">
            <text:p>4</text:p>
          </table:table-cell>
          <table:table-cell table:formula="of:=SUM([.H400:.H401])" office:value-type="float" office:value="1" calcext:value-type="float">
            <text:p>1</text:p>
          </table:table-cell>
          <table:table-cell table:formula="of:=SUM([.I400:.I401])" office:value-type="float" office:value="1" calcext:value-type="float">
            <text:p>1</text:p>
          </table:table-cell>
          <table:table-cell table:formula="of:=SUM([.J400:.J401])" office:value-type="float" office:value="0" calcext:value-type="float">
            <text:p>0</text:p>
          </table:table-cell>
          <table:table-cell table:formula="of:=SUM([.C402:.J402])" office:value-type="float" office:value="34" calcext:value-type="float">
            <text:p>34</text:p>
          </table:table-cell>
          <table:table-cell table:number-columns-repeated="2"/>
          <table:table-cell table:formula="of:=[.N400]+[.N401]" office:value-type="float" office:value="13" calcext:value-type="float">
            <text:p>13</text:p>
          </table:table-cell>
          <table:table-cell table:formula="of:=[.O400]+[.O401]" office:value-type="float" office:value="11" calcext:value-type="float">
            <text:p>11</text:p>
          </table:table-cell>
          <table:table-cell table:formula="of:=[.P400]+[.P401]" office:value-type="float" office:value="3" calcext:value-type="float">
            <text:p>3</text:p>
          </table:table-cell>
          <table:table-cell table:formula="of:=[.Q400]+[.Q401]" office:value-type="float" office:value="1" calcext:value-type="float">
            <text:p>1</text:p>
          </table:table-cell>
          <table:table-cell table:formula="of:=[.R400]+[.R401]" office:value-type="float" office:value="4" calcext:value-type="float">
            <text:p>4</text:p>
          </table:table-cell>
          <table:table-cell table:formula="of:=[.S400]+[.S401]" office:value-type="float" office:value="1" calcext:value-type="float">
            <text:p>1</text:p>
          </table:table-cell>
          <table:table-cell table:formula="of:=[.T400]+[.T401]" office:value-type="float" office:value="1" calcext:value-type="float">
            <text:p>1</text:p>
          </table:table-cell>
          <table:table-cell table:formula="of:=[.U400]+[.U401]" office:value-type="float" office:value="0" calcext:value-type="float">
            <text:p>0</text:p>
          </table:table-cell>
          <table:table-cell table:formula="of:=SUM([.N402:.U402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45\53-54-57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C406:.J406])" office:value-type="float" office:value="34" calcext:value-type="float">
            <text:p>34</text:p>
          </table:table-cell>
          <table:table-cell table:number-columns-repeated="2"/>
          <table:table-cell table:formula="of:=[.$K406]*[.C408]/[.$K$6]" office:value-type="float" office:value="13" calcext:value-type="float">
            <text:p>13</text:p>
          </table:table-cell>
          <table:table-cell table:formula="of:=[.$K406]*[.D408]/[.$K$6]" office:value-type="float" office:value="1" calcext:value-type="float">
            <text:p>1</text:p>
          </table:table-cell>
          <table:table-cell table:formula="of:=[.$K406]*[.E408]/[.$K$6]" office:value-type="float" office:value="11" calcext:value-type="float">
            <text:p>11</text:p>
          </table:table-cell>
          <table:table-cell table:formula="of:=[.$K406]*[.F408]/[.$K$6]" office:value-type="float" office:value="3" calcext:value-type="float">
            <text:p>3</text:p>
          </table:table-cell>
          <table:table-cell table:formula="of:=[.$K406]*[.G408]/[.$K$6]" office:value-type="float" office:value="2" calcext:value-type="float">
            <text:p>2</text:p>
          </table:table-cell>
          <table:table-cell table:formula="of:=[.$K406]*[.H408]/[.$K$6]" office:value-type="float" office:value="0" calcext:value-type="float">
            <text:p>0</text:p>
          </table:table-cell>
          <table:table-cell table:formula="of:=[.$K406]*[.I408]/[.$K$6]" office:value-type="float" office:value="3" calcext:value-type="float">
            <text:p>3</text:p>
          </table:table-cell>
          <table:table-cell table:formula="of:=[.$K406]*[.J408]/[.$K$6]" office:value-type="float" office:value="1" calcext:value-type="float">
            <text:p>1</text:p>
          </table:table-cell>
          <table:table-cell table:formula="of:=SUM([.N406:.U406])" office:value-type="float" office:value="34" calcext:value-type="float">
            <text:p>34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406:.J407];[.N406:.U407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number-columns-repeated="9" office:value-type="float" office:value="0" calcext:value-type="float">
            <text:p>0</text:p>
          </table:table-cell>
          <table:table-cell table:formula="of:=SUM([.C407:.J407])" office:value-type="float" office:value="0" calcext:value-type="float">
            <text:p>0</text:p>
          </table:table-cell>
          <table:table-cell table:number-columns-repeated="2"/>
          <table:table-cell table:formula="of:=[.$K407]*[.C408]/[.$K$6]" office:value-type="float" office:value="0" calcext:value-type="float">
            <text:p>0</text:p>
          </table:table-cell>
          <table:table-cell table:formula="of:=[.$K407]*[.D408]/[.$K$6]" office:value-type="float" office:value="0" calcext:value-type="float">
            <text:p>0</text:p>
          </table:table-cell>
          <table:table-cell table:formula="of:=[.$K407]*[.E408]/[.$K$6]" office:value-type="float" office:value="0" calcext:value-type="float">
            <text:p>0</text:p>
          </table:table-cell>
          <table:table-cell table:formula="of:=[.$K407]*[.F408]/[.$K$6]" office:value-type="float" office:value="0" calcext:value-type="float">
            <text:p>0</text:p>
          </table:table-cell>
          <table:table-cell table:formula="of:=[.$K407]*[.G408]/[.$K$6]" office:value-type="float" office:value="0" calcext:value-type="float">
            <text:p>0</text:p>
          </table:table-cell>
          <table:table-cell table:formula="of:=[.$K407]*[.H408]/[.$K$6]" office:value-type="float" office:value="0" calcext:value-type="float">
            <text:p>0</text:p>
          </table:table-cell>
          <table:table-cell table:formula="of:=[.$K407]*[.I408]/[.$K$6]" office:value-type="float" office:value="0" calcext:value-type="float">
            <text:p>0</text:p>
          </table:table-cell>
          <table:table-cell table:formula="of:=[.$K407]*[.J408]/[.$K$6]" office:value-type="float" office:value="0" calcext:value-type="float">
            <text:p>0</text:p>
          </table:table-cell>
          <table:table-cell table:formula="of:=SUM([.N407:.U407])" office:value-type="float" office:value="0" calcext:value-type="float">
            <text:p>0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406:.C407])" office:value-type="float" office:value="13" calcext:value-type="float">
            <text:p>13</text:p>
          </table:table-cell>
          <table:table-cell table:formula="of:=SUM([.D406:.D407])" office:value-type="float" office:value="1" calcext:value-type="float">
            <text:p>1</text:p>
          </table:table-cell>
          <table:table-cell table:formula="of:=SUM([.E406:.E407])" office:value-type="float" office:value="11" calcext:value-type="float">
            <text:p>11</text:p>
          </table:table-cell>
          <table:table-cell table:formula="of:=SUM([.F406:.F407])" office:value-type="float" office:value="3" calcext:value-type="float">
            <text:p>3</text:p>
          </table:table-cell>
          <table:table-cell table:formula="of:=SUM([.G406:.G407])" office:value-type="float" office:value="2" calcext:value-type="float">
            <text:p>2</text:p>
          </table:table-cell>
          <table:table-cell table:formula="of:=SUM([.H406:.H407])" office:value-type="float" office:value="0" calcext:value-type="float">
            <text:p>0</text:p>
          </table:table-cell>
          <table:table-cell table:formula="of:=SUM([.I406:.I407])" office:value-type="float" office:value="3" calcext:value-type="float">
            <text:p>3</text:p>
          </table:table-cell>
          <table:table-cell table:formula="of:=SUM([.J406:.J407])" office:value-type="float" office:value="1" calcext:value-type="float">
            <text:p>1</text:p>
          </table:table-cell>
          <table:table-cell table:formula="of:=SUM([.C408:.J408])" office:value-type="float" office:value="34" calcext:value-type="float">
            <text:p>34</text:p>
          </table:table-cell>
          <table:table-cell table:number-columns-repeated="2"/>
          <table:table-cell table:formula="of:=[.N406]+[.N407]" office:value-type="float" office:value="13" calcext:value-type="float">
            <text:p>13</text:p>
          </table:table-cell>
          <table:table-cell table:formula="of:=[.O406]+[.O407]" office:value-type="float" office:value="1" calcext:value-type="float">
            <text:p>1</text:p>
          </table:table-cell>
          <table:table-cell table:formula="of:=[.P406]+[.P407]" office:value-type="float" office:value="11" calcext:value-type="float">
            <text:p>11</text:p>
          </table:table-cell>
          <table:table-cell table:formula="of:=[.Q406]+[.Q407]" office:value-type="float" office:value="3" calcext:value-type="float">
            <text:p>3</text:p>
          </table:table-cell>
          <table:table-cell table:formula="of:=[.R406]+[.R407]" office:value-type="float" office:value="2" calcext:value-type="float">
            <text:p>2</text:p>
          </table:table-cell>
          <table:table-cell table:formula="of:=[.S406]+[.S407]" office:value-type="float" office:value="0" calcext:value-type="float">
            <text:p>0</text:p>
          </table:table-cell>
          <table:table-cell table:formula="of:=[.T406]+[.T407]" office:value-type="float" office:value="3" calcext:value-type="float">
            <text:p>3</text:p>
          </table:table-cell>
          <table:table-cell table:formula="of:=[.U406]+[.U407]" office:value-type="float" office:value="1" calcext:value-type="float">
            <text:p>1</text:p>
          </table:table-cell>
          <table:table-cell table:formula="of:=SUM([.N408:.U408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46" calcext:value-type="float">
            <text:p>46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46\53-57-5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13:.J413])" office:value-type="float" office:value="21" calcext:value-type="float">
            <text:p>21</text:p>
          </table:table-cell>
          <table:table-cell table:number-columns-repeated="2"/>
          <table:table-cell table:formula="of:=[.$K413]*[.C415]/[.$K$6]" office:value-type="float" office:value="8.02941176470588" calcext:value-type="float">
            <text:p>8.0294117647</text:p>
          </table:table-cell>
          <table:table-cell table:formula="of:=[.$K413]*[.D415]/[.$K$6]" office:value-type="float" office:value="6.79411764705882" calcext:value-type="float">
            <text:p>6.7941176471</text:p>
          </table:table-cell>
          <table:table-cell table:formula="of:=[.$K413]*[.E415]/[.$K$6]" office:value-type="float" office:value="1.85294117647059" calcext:value-type="float">
            <text:p>1.8529411765</text:p>
          </table:table-cell>
          <table:table-cell table:formula="of:=[.$K413]*[.F415]/[.$K$6]" office:value-type="float" office:value="0.617647058823529" calcext:value-type="float">
            <text:p>0.6176470588</text:p>
          </table:table-cell>
          <table:table-cell table:formula="of:=[.$K413]*[.G415]/[.$K$6]" office:value-type="float" office:value="2.47058823529412" calcext:value-type="float">
            <text:p>2.4705882353</text:p>
          </table:table-cell>
          <table:table-cell table:formula="of:=[.$K413]*[.H415]/[.$K$6]" office:value-type="float" office:value="0.617647058823529" calcext:value-type="float">
            <text:p>0.6176470588</text:p>
          </table:table-cell>
          <table:table-cell table:formula="of:=[.$K413]*[.I415]/[.$K$6]" office:value-type="float" office:value="0.617647058823529" calcext:value-type="float">
            <text:p>0.6176470588</text:p>
          </table:table-cell>
          <table:table-cell table:formula="of:=[.$K413]*[.J415]/[.$K$6]" office:value-type="float" office:value="0" calcext:value-type="float">
            <text:p>0</text:p>
          </table:table-cell>
          <table:table-cell table:formula="of:=SUM([.N413:.U413])" office:value-type="float" office:value="21" calcext:value-type="float">
            <text:p>21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413:.J414];[.N413:.U414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14:.J414])" office:value-type="float" office:value="13" calcext:value-type="float">
            <text:p>13</text:p>
          </table:table-cell>
          <table:table-cell table:number-columns-repeated="2"/>
          <table:table-cell table:formula="of:=[.$K414]*[.C415]/[.$K$6]" office:value-type="float" office:value="4.97058823529412" calcext:value-type="float">
            <text:p>4.9705882353</text:p>
          </table:table-cell>
          <table:table-cell table:formula="of:=[.$K414]*[.D415]/[.$K$6]" office:value-type="float" office:value="4.20588235294118" calcext:value-type="float">
            <text:p>4.2058823529</text:p>
          </table:table-cell>
          <table:table-cell table:formula="of:=[.$K414]*[.E415]/[.$K$6]" office:value-type="float" office:value="1.14705882352941" calcext:value-type="float">
            <text:p>1.1470588235</text:p>
          </table:table-cell>
          <table:table-cell table:formula="of:=[.$K414]*[.F415]/[.$K$6]" office:value-type="float" office:value="0.382352941176471" calcext:value-type="float">
            <text:p>0.3823529412</text:p>
          </table:table-cell>
          <table:table-cell table:formula="of:=[.$K414]*[.G415]/[.$K$6]" office:value-type="float" office:value="1.52941176470588" calcext:value-type="float">
            <text:p>1.5294117647</text:p>
          </table:table-cell>
          <table:table-cell table:formula="of:=[.$K414]*[.H415]/[.$K$6]" office:value-type="float" office:value="0.382352941176471" calcext:value-type="float">
            <text:p>0.3823529412</text:p>
          </table:table-cell>
          <table:table-cell table:formula="of:=[.$K414]*[.I415]/[.$K$6]" office:value-type="float" office:value="0.382352941176471" calcext:value-type="float">
            <text:p>0.3823529412</text:p>
          </table:table-cell>
          <table:table-cell table:formula="of:=[.$K414]*[.J415]/[.$K$6]" office:value-type="float" office:value="0" calcext:value-type="float">
            <text:p>0</text:p>
          </table:table-cell>
          <table:table-cell table:formula="of:=SUM([.N414:.U414])" office:value-type="float" office:value="13" calcext:value-type="float">
            <text:p>13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413:.C414])" office:value-type="float" office:value="13" calcext:value-type="float">
            <text:p>13</text:p>
          </table:table-cell>
          <table:table-cell table:formula="of:=SUM([.D413:.D414])" office:value-type="float" office:value="11" calcext:value-type="float">
            <text:p>11</text:p>
          </table:table-cell>
          <table:table-cell table:formula="of:=SUM([.E413:.E414])" office:value-type="float" office:value="3" calcext:value-type="float">
            <text:p>3</text:p>
          </table:table-cell>
          <table:table-cell table:formula="of:=SUM([.F413:.F414])" office:value-type="float" office:value="1" calcext:value-type="float">
            <text:p>1</text:p>
          </table:table-cell>
          <table:table-cell table:formula="of:=SUM([.G413:.G414])" office:value-type="float" office:value="4" calcext:value-type="float">
            <text:p>4</text:p>
          </table:table-cell>
          <table:table-cell table:formula="of:=SUM([.H413:.H414])" office:value-type="float" office:value="1" calcext:value-type="float">
            <text:p>1</text:p>
          </table:table-cell>
          <table:table-cell table:formula="of:=SUM([.I413:.I414])" office:value-type="float" office:value="1" calcext:value-type="float">
            <text:p>1</text:p>
          </table:table-cell>
          <table:table-cell table:formula="of:=SUM([.J413:.J414])" office:value-type="float" office:value="0" calcext:value-type="float">
            <text:p>0</text:p>
          </table:table-cell>
          <table:table-cell table:formula="of:=SUM([.C415:.J415])" office:value-type="float" office:value="34" calcext:value-type="float">
            <text:p>34</text:p>
          </table:table-cell>
          <table:table-cell table:number-columns-repeated="2"/>
          <table:table-cell table:formula="of:=[.N413]+[.N414]" office:value-type="float" office:value="13" calcext:value-type="float">
            <text:p>13</text:p>
          </table:table-cell>
          <table:table-cell table:formula="of:=[.O413]+[.O414]" office:value-type="float" office:value="11" calcext:value-type="float">
            <text:p>11</text:p>
          </table:table-cell>
          <table:table-cell table:formula="of:=[.P413]+[.P414]" office:value-type="float" office:value="3" calcext:value-type="float">
            <text:p>3</text:p>
          </table:table-cell>
          <table:table-cell table:formula="of:=[.Q413]+[.Q414]" office:value-type="float" office:value="1" calcext:value-type="float">
            <text:p>1</text:p>
          </table:table-cell>
          <table:table-cell table:formula="of:=[.R413]+[.R414]" office:value-type="float" office:value="4" calcext:value-type="float">
            <text:p>4</text:p>
          </table:table-cell>
          <table:table-cell table:formula="of:=[.S413]+[.S414]" office:value-type="float" office:value="1" calcext:value-type="float">
            <text:p>1</text:p>
          </table:table-cell>
          <table:table-cell table:formula="of:=[.T413]+[.T414]" office:value-type="float" office:value="1" calcext:value-type="float">
            <text:p>1</text:p>
          </table:table-cell>
          <table:table-cell table:formula="of:=[.U413]+[.U414]" office:value-type="float" office:value="0" calcext:value-type="float">
            <text:p>0</text:p>
          </table:table-cell>
          <table:table-cell table:formula="of:=SUM([.N415:.U415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46\53-54-57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C419:.J419])" office:value-type="float" office:value="21" calcext:value-type="float">
            <text:p>21</text:p>
          </table:table-cell>
          <table:table-cell table:number-columns-repeated="2"/>
          <table:table-cell table:formula="of:=[.$K419]*[.C421]/[.$K$6]" office:value-type="float" office:value="8.02941176470588" calcext:value-type="float">
            <text:p>8.0294117647</text:p>
          </table:table-cell>
          <table:table-cell table:formula="of:=[.$K419]*[.D421]/[.$K$6]" office:value-type="float" office:value="0.617647058823529" calcext:value-type="float">
            <text:p>0.6176470588</text:p>
          </table:table-cell>
          <table:table-cell table:formula="of:=[.$K419]*[.E421]/[.$K$6]" office:value-type="float" office:value="6.79411764705882" calcext:value-type="float">
            <text:p>6.7941176471</text:p>
          </table:table-cell>
          <table:table-cell table:formula="of:=[.$K419]*[.F421]/[.$K$6]" office:value-type="float" office:value="1.85294117647059" calcext:value-type="float">
            <text:p>1.8529411765</text:p>
          </table:table-cell>
          <table:table-cell table:formula="of:=[.$K419]*[.G421]/[.$K$6]" office:value-type="float" office:value="1.23529411764706" calcext:value-type="float">
            <text:p>1.2352941176</text:p>
          </table:table-cell>
          <table:table-cell table:formula="of:=[.$K419]*[.H421]/[.$K$6]" office:value-type="float" office:value="0" calcext:value-type="float">
            <text:p>0</text:p>
          </table:table-cell>
          <table:table-cell table:formula="of:=[.$K419]*[.I421]/[.$K$6]" office:value-type="float" office:value="1.85294117647059" calcext:value-type="float">
            <text:p>1.8529411765</text:p>
          </table:table-cell>
          <table:table-cell table:formula="of:=[.$K419]*[.J421]/[.$K$6]" office:value-type="float" office:value="0.617647058823529" calcext:value-type="float">
            <text:p>0.6176470588</text:p>
          </table:table-cell>
          <table:table-cell table:formula="of:=SUM([.N419:.U419])" office:value-type="float" office:value="21" calcext:value-type="float">
            <text:p>21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419:.J420];[.N419:.U420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20:.J420])" office:value-type="float" office:value="13" calcext:value-type="float">
            <text:p>13</text:p>
          </table:table-cell>
          <table:table-cell table:number-columns-repeated="2"/>
          <table:table-cell table:formula="of:=[.$K420]*[.C421]/[.$K$6]" office:value-type="float" office:value="4.97058823529412" calcext:value-type="float">
            <text:p>4.9705882353</text:p>
          </table:table-cell>
          <table:table-cell table:formula="of:=[.$K420]*[.D421]/[.$K$6]" office:value-type="float" office:value="0.382352941176471" calcext:value-type="float">
            <text:p>0.3823529412</text:p>
          </table:table-cell>
          <table:table-cell table:formula="of:=[.$K420]*[.E421]/[.$K$6]" office:value-type="float" office:value="4.20588235294118" calcext:value-type="float">
            <text:p>4.2058823529</text:p>
          </table:table-cell>
          <table:table-cell table:formula="of:=[.$K420]*[.F421]/[.$K$6]" office:value-type="float" office:value="1.14705882352941" calcext:value-type="float">
            <text:p>1.1470588235</text:p>
          </table:table-cell>
          <table:table-cell table:formula="of:=[.$K420]*[.G421]/[.$K$6]" office:value-type="float" office:value="0.764705882352941" calcext:value-type="float">
            <text:p>0.7647058824</text:p>
          </table:table-cell>
          <table:table-cell table:formula="of:=[.$K420]*[.H421]/[.$K$6]" office:value-type="float" office:value="0" calcext:value-type="float">
            <text:p>0</text:p>
          </table:table-cell>
          <table:table-cell table:formula="of:=[.$K420]*[.I421]/[.$K$6]" office:value-type="float" office:value="1.14705882352941" calcext:value-type="float">
            <text:p>1.1470588235</text:p>
          </table:table-cell>
          <table:table-cell table:formula="of:=[.$K420]*[.J421]/[.$K$6]" office:value-type="float" office:value="0.382352941176471" calcext:value-type="float">
            <text:p>0.3823529412</text:p>
          </table:table-cell>
          <table:table-cell table:formula="of:=SUM([.N420:.U420])" office:value-type="float" office:value="13" calcext:value-type="float">
            <text:p>13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419:.C420])" office:value-type="float" office:value="13" calcext:value-type="float">
            <text:p>13</text:p>
          </table:table-cell>
          <table:table-cell table:formula="of:=SUM([.D419:.D420])" office:value-type="float" office:value="1" calcext:value-type="float">
            <text:p>1</text:p>
          </table:table-cell>
          <table:table-cell table:formula="of:=SUM([.E419:.E420])" office:value-type="float" office:value="11" calcext:value-type="float">
            <text:p>11</text:p>
          </table:table-cell>
          <table:table-cell table:formula="of:=SUM([.F419:.F420])" office:value-type="float" office:value="3" calcext:value-type="float">
            <text:p>3</text:p>
          </table:table-cell>
          <table:table-cell table:formula="of:=SUM([.G419:.G420])" office:value-type="float" office:value="2" calcext:value-type="float">
            <text:p>2</text:p>
          </table:table-cell>
          <table:table-cell table:formula="of:=SUM([.H419:.H420])" office:value-type="float" office:value="0" calcext:value-type="float">
            <text:p>0</text:p>
          </table:table-cell>
          <table:table-cell table:formula="of:=SUM([.I419:.I420])" office:value-type="float" office:value="3" calcext:value-type="float">
            <text:p>3</text:p>
          </table:table-cell>
          <table:table-cell table:formula="of:=SUM([.J419:.J420])" office:value-type="float" office:value="1" calcext:value-type="float">
            <text:p>1</text:p>
          </table:table-cell>
          <table:table-cell table:formula="of:=SUM([.C421:.J421])" office:value-type="float" office:value="34" calcext:value-type="float">
            <text:p>34</text:p>
          </table:table-cell>
          <table:table-cell table:number-columns-repeated="2"/>
          <table:table-cell table:formula="of:=[.N419]+[.N420]" office:value-type="float" office:value="13" calcext:value-type="float">
            <text:p>13</text:p>
          </table:table-cell>
          <table:table-cell table:formula="of:=[.O419]+[.O420]" office:value-type="float" office:value="1" calcext:value-type="float">
            <text:p>1</text:p>
          </table:table-cell>
          <table:table-cell table:formula="of:=[.P419]+[.P420]" office:value-type="float" office:value="11" calcext:value-type="float">
            <text:p>11</text:p>
          </table:table-cell>
          <table:table-cell table:formula="of:=[.Q419]+[.Q420]" office:value-type="float" office:value="3" calcext:value-type="float">
            <text:p>3</text:p>
          </table:table-cell>
          <table:table-cell table:formula="of:=[.R419]+[.R420]" office:value-type="float" office:value="2" calcext:value-type="float">
            <text:p>2</text:p>
          </table:table-cell>
          <table:table-cell table:formula="of:=[.S419]+[.S420]" office:value-type="float" office:value="0" calcext:value-type="float">
            <text:p>0</text:p>
          </table:table-cell>
          <table:table-cell table:formula="of:=[.T419]+[.T420]" office:value-type="float" office:value="3" calcext:value-type="float">
            <text:p>3</text:p>
          </table:table-cell>
          <table:table-cell table:formula="of:=[.U419]+[.U420]" office:value-type="float" office:value="1" calcext:value-type="float">
            <text:p>1</text:p>
          </table:table-cell>
          <table:table-cell table:formula="of:=SUM([.N421:.U421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47" calcext:value-type="float">
            <text:p>47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47\54-57-5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26:.J426])" office:value-type="float" office:value="21" calcext:value-type="float">
            <text:p>21</text:p>
          </table:table-cell>
          <table:table-cell table:number-columns-repeated="2"/>
          <table:table-cell table:formula="of:=[.$K426]*[.C428]/[.$K$6]" office:value-type="float" office:value="5.55882352941176" calcext:value-type="float">
            <text:p>5.5588235294</text:p>
          </table:table-cell>
          <table:table-cell table:formula="of:=[.$K426]*[.D428]/[.$K$6]" office:value-type="float" office:value="3.70588235294118" calcext:value-type="float">
            <text:p>3.7058823529</text:p>
          </table:table-cell>
          <table:table-cell table:formula="of:=[.$K426]*[.E428]/[.$K$6]" office:value-type="float" office:value="0.617647058823529" calcext:value-type="float">
            <text:p>0.6176470588</text:p>
          </table:table-cell>
          <table:table-cell table:formula="of:=[.$K426]*[.F428]/[.$K$6]" office:value-type="float" office:value="0" calcext:value-type="float">
            <text:p>0</text:p>
          </table:table-cell>
          <table:table-cell table:formula="of:=[.$K426]*[.G428]/[.$K$6]" office:value-type="float" office:value="4.94117647058824" calcext:value-type="float">
            <text:p>4.9411764706</text:p>
          </table:table-cell>
          <table:table-cell table:formula="of:=[.$K426]*[.H428]/[.$K$6]" office:value-type="float" office:value="3.70588235294118" calcext:value-type="float">
            <text:p>3.7058823529</text:p>
          </table:table-cell>
          <table:table-cell table:formula="of:=[.$K426]*[.I428]/[.$K$6]" office:value-type="float" office:value="1.85294117647059" calcext:value-type="float">
            <text:p>1.8529411765</text:p>
          </table:table-cell>
          <table:table-cell table:formula="of:=[.$K426]*[.J428]/[.$K$6]" office:value-type="float" office:value="0.617647058823529" calcext:value-type="float">
            <text:p>0.6176470588</text:p>
          </table:table-cell>
          <table:table-cell table:formula="of:=SUM([.N426:.U426])" office:value-type="float" office:value="21" calcext:value-type="float">
            <text:p>21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426:.J427];[.N426:.U427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C427:.J427])" office:value-type="float" office:value="13" calcext:value-type="float">
            <text:p>13</text:p>
          </table:table-cell>
          <table:table-cell table:number-columns-repeated="2"/>
          <table:table-cell table:formula="of:=[.$K427]*[.C428]/[.$K$6]" office:value-type="float" office:value="3.44117647058824" calcext:value-type="float">
            <text:p>3.4411764706</text:p>
          </table:table-cell>
          <table:table-cell table:formula="of:=[.$K427]*[.D428]/[.$K$6]" office:value-type="float" office:value="2.29411764705882" calcext:value-type="float">
            <text:p>2.2941176471</text:p>
          </table:table-cell>
          <table:table-cell table:formula="of:=[.$K427]*[.E428]/[.$K$6]" office:value-type="float" office:value="0.382352941176471" calcext:value-type="float">
            <text:p>0.3823529412</text:p>
          </table:table-cell>
          <table:table-cell table:formula="of:=[.$K427]*[.F428]/[.$K$6]" office:value-type="float" office:value="0" calcext:value-type="float">
            <text:p>0</text:p>
          </table:table-cell>
          <table:table-cell table:formula="of:=[.$K427]*[.G428]/[.$K$6]" office:value-type="float" office:value="3.05882352941176" calcext:value-type="float">
            <text:p>3.0588235294</text:p>
          </table:table-cell>
          <table:table-cell table:formula="of:=[.$K427]*[.H428]/[.$K$6]" office:value-type="float" office:value="2.29411764705882" calcext:value-type="float">
            <text:p>2.2941176471</text:p>
          </table:table-cell>
          <table:table-cell table:formula="of:=[.$K427]*[.I428]/[.$K$6]" office:value-type="float" office:value="1.14705882352941" calcext:value-type="float">
            <text:p>1.1470588235</text:p>
          </table:table-cell>
          <table:table-cell table:formula="of:=[.$K427]*[.J428]/[.$K$6]" office:value-type="float" office:value="0.382352941176471" calcext:value-type="float">
            <text:p>0.3823529412</text:p>
          </table:table-cell>
          <table:table-cell table:formula="of:=SUM([.N427:.U427])" office:value-type="float" office:value="13" calcext:value-type="float">
            <text:p>13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426:.C427])" office:value-type="float" office:value="9" calcext:value-type="float">
            <text:p>9</text:p>
          </table:table-cell>
          <table:table-cell table:formula="of:=SUM([.D426:.D427])" office:value-type="float" office:value="6" calcext:value-type="float">
            <text:p>6</text:p>
          </table:table-cell>
          <table:table-cell table:formula="of:=SUM([.E426:.E427])" office:value-type="float" office:value="1" calcext:value-type="float">
            <text:p>1</text:p>
          </table:table-cell>
          <table:table-cell table:formula="of:=SUM([.F426:.F427])" office:value-type="float" office:value="0" calcext:value-type="float">
            <text:p>0</text:p>
          </table:table-cell>
          <table:table-cell table:formula="of:=SUM([.G426:.G427])" office:value-type="float" office:value="8" calcext:value-type="float">
            <text:p>8</text:p>
          </table:table-cell>
          <table:table-cell table:formula="of:=SUM([.H426:.H427])" office:value-type="float" office:value="6" calcext:value-type="float">
            <text:p>6</text:p>
          </table:table-cell>
          <table:table-cell table:formula="of:=SUM([.I426:.I427])" office:value-type="float" office:value="3" calcext:value-type="float">
            <text:p>3</text:p>
          </table:table-cell>
          <table:table-cell table:formula="of:=SUM([.J426:.J427])" office:value-type="float" office:value="1" calcext:value-type="float">
            <text:p>1</text:p>
          </table:table-cell>
          <table:table-cell table:formula="of:=SUM([.C428:.J428])" office:value-type="float" office:value="34" calcext:value-type="float">
            <text:p>34</text:p>
          </table:table-cell>
          <table:table-cell table:number-columns-repeated="2"/>
          <table:table-cell table:formula="of:=[.N426]+[.N427]" office:value-type="float" office:value="9" calcext:value-type="float">
            <text:p>9</text:p>
          </table:table-cell>
          <table:table-cell table:formula="of:=[.O426]+[.O427]" office:value-type="float" office:value="6" calcext:value-type="float">
            <text:p>6</text:p>
          </table:table-cell>
          <table:table-cell table:formula="of:=[.P426]+[.P427]" office:value-type="float" office:value="1" calcext:value-type="float">
            <text:p>1</text:p>
          </table:table-cell>
          <table:table-cell table:formula="of:=[.Q426]+[.Q427]" office:value-type="float" office:value="0" calcext:value-type="float">
            <text:p>0</text:p>
          </table:table-cell>
          <table:table-cell table:formula="of:=[.R426]+[.R427]" office:value-type="float" office:value="8" calcext:value-type="float">
            <text:p>8</text:p>
          </table:table-cell>
          <table:table-cell table:formula="of:=[.S426]+[.S427]" office:value-type="float" office:value="6" calcext:value-type="float">
            <text:p>6</text:p>
          </table:table-cell>
          <table:table-cell table:formula="of:=[.T426]+[.T427]" office:value-type="float" office:value="3" calcext:value-type="float">
            <text:p>3</text:p>
          </table:table-cell>
          <table:table-cell table:formula="of:=[.U426]+[.U427]" office:value-type="float" office:value="1" calcext:value-type="float">
            <text:p>1</text:p>
          </table:table-cell>
          <table:table-cell table:formula="of:=SUM([.N428:.U428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47\53-54-57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C432:.J432])" office:value-type="float" office:value="21" calcext:value-type="float">
            <text:p>21</text:p>
          </table:table-cell>
          <table:table-cell table:number-columns-repeated="2"/>
          <table:table-cell table:formula="of:=[.$K432]*[.C434]/[.$K$6]" office:value-type="float" office:value="8.02941176470588" calcext:value-type="float">
            <text:p>8.0294117647</text:p>
          </table:table-cell>
          <table:table-cell table:formula="of:=[.$K432]*[.D434]/[.$K$6]" office:value-type="float" office:value="0.617647058823529" calcext:value-type="float">
            <text:p>0.6176470588</text:p>
          </table:table-cell>
          <table:table-cell table:formula="of:=[.$K432]*[.E434]/[.$K$6]" office:value-type="float" office:value="6.79411764705882" calcext:value-type="float">
            <text:p>6.7941176471</text:p>
          </table:table-cell>
          <table:table-cell table:formula="of:=[.$K432]*[.F434]/[.$K$6]" office:value-type="float" office:value="1.85294117647059" calcext:value-type="float">
            <text:p>1.8529411765</text:p>
          </table:table-cell>
          <table:table-cell table:formula="of:=[.$K432]*[.G434]/[.$K$6]" office:value-type="float" office:value="1.23529411764706" calcext:value-type="float">
            <text:p>1.2352941176</text:p>
          </table:table-cell>
          <table:table-cell table:formula="of:=[.$K432]*[.H434]/[.$K$6]" office:value-type="float" office:value="0" calcext:value-type="float">
            <text:p>0</text:p>
          </table:table-cell>
          <table:table-cell table:formula="of:=[.$K432]*[.I434]/[.$K$6]" office:value-type="float" office:value="1.85294117647059" calcext:value-type="float">
            <text:p>1.8529411765</text:p>
          </table:table-cell>
          <table:table-cell table:formula="of:=[.$K432]*[.J434]/[.$K$6]" office:value-type="float" office:value="0.617647058823529" calcext:value-type="float">
            <text:p>0.6176470588</text:p>
          </table:table-cell>
          <table:table-cell table:formula="of:=SUM([.N432:.U432])" office:value-type="float" office:value="21" calcext:value-type="float">
            <text:p>21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432:.J433];[.N432:.U433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33:.J433])" office:value-type="float" office:value="13" calcext:value-type="float">
            <text:p>13</text:p>
          </table:table-cell>
          <table:table-cell table:number-columns-repeated="2"/>
          <table:table-cell table:formula="of:=[.$K433]*[.C434]/[.$K$6]" office:value-type="float" office:value="4.97058823529412" calcext:value-type="float">
            <text:p>4.9705882353</text:p>
          </table:table-cell>
          <table:table-cell table:formula="of:=[.$K433]*[.D434]/[.$K$6]" office:value-type="float" office:value="0.382352941176471" calcext:value-type="float">
            <text:p>0.3823529412</text:p>
          </table:table-cell>
          <table:table-cell table:formula="of:=[.$K433]*[.E434]/[.$K$6]" office:value-type="float" office:value="4.20588235294118" calcext:value-type="float">
            <text:p>4.2058823529</text:p>
          </table:table-cell>
          <table:table-cell table:formula="of:=[.$K433]*[.F434]/[.$K$6]" office:value-type="float" office:value="1.14705882352941" calcext:value-type="float">
            <text:p>1.1470588235</text:p>
          </table:table-cell>
          <table:table-cell table:formula="of:=[.$K433]*[.G434]/[.$K$6]" office:value-type="float" office:value="0.764705882352941" calcext:value-type="float">
            <text:p>0.7647058824</text:p>
          </table:table-cell>
          <table:table-cell table:formula="of:=[.$K433]*[.H434]/[.$K$6]" office:value-type="float" office:value="0" calcext:value-type="float">
            <text:p>0</text:p>
          </table:table-cell>
          <table:table-cell table:formula="of:=[.$K433]*[.I434]/[.$K$6]" office:value-type="float" office:value="1.14705882352941" calcext:value-type="float">
            <text:p>1.1470588235</text:p>
          </table:table-cell>
          <table:table-cell table:formula="of:=[.$K433]*[.J434]/[.$K$6]" office:value-type="float" office:value="0.382352941176471" calcext:value-type="float">
            <text:p>0.3823529412</text:p>
          </table:table-cell>
          <table:table-cell table:formula="of:=SUM([.N433:.U433])" office:value-type="float" office:value="13" calcext:value-type="float">
            <text:p>13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432:.C433])" office:value-type="float" office:value="13" calcext:value-type="float">
            <text:p>13</text:p>
          </table:table-cell>
          <table:table-cell table:formula="of:=SUM([.D432:.D433])" office:value-type="float" office:value="1" calcext:value-type="float">
            <text:p>1</text:p>
          </table:table-cell>
          <table:table-cell table:formula="of:=SUM([.E432:.E433])" office:value-type="float" office:value="11" calcext:value-type="float">
            <text:p>11</text:p>
          </table:table-cell>
          <table:table-cell table:formula="of:=SUM([.F432:.F433])" office:value-type="float" office:value="3" calcext:value-type="float">
            <text:p>3</text:p>
          </table:table-cell>
          <table:table-cell table:formula="of:=SUM([.G432:.G433])" office:value-type="float" office:value="2" calcext:value-type="float">
            <text:p>2</text:p>
          </table:table-cell>
          <table:table-cell table:formula="of:=SUM([.H432:.H433])" office:value-type="float" office:value="0" calcext:value-type="float">
            <text:p>0</text:p>
          </table:table-cell>
          <table:table-cell table:formula="of:=SUM([.I432:.I433])" office:value-type="float" office:value="3" calcext:value-type="float">
            <text:p>3</text:p>
          </table:table-cell>
          <table:table-cell table:formula="of:=SUM([.J432:.J433])" office:value-type="float" office:value="1" calcext:value-type="float">
            <text:p>1</text:p>
          </table:table-cell>
          <table:table-cell table:formula="of:=SUM([.C434:.J434])" office:value-type="float" office:value="34" calcext:value-type="float">
            <text:p>34</text:p>
          </table:table-cell>
          <table:table-cell table:number-columns-repeated="2"/>
          <table:table-cell table:formula="of:=[.N432]+[.N433]" office:value-type="float" office:value="13" calcext:value-type="float">
            <text:p>13</text:p>
          </table:table-cell>
          <table:table-cell table:formula="of:=[.O432]+[.O433]" office:value-type="float" office:value="1" calcext:value-type="float">
            <text:p>1</text:p>
          </table:table-cell>
          <table:table-cell table:formula="of:=[.P432]+[.P433]" office:value-type="float" office:value="11" calcext:value-type="float">
            <text:p>11</text:p>
          </table:table-cell>
          <table:table-cell table:formula="of:=[.Q432]+[.Q433]" office:value-type="float" office:value="3" calcext:value-type="float">
            <text:p>3</text:p>
          </table:table-cell>
          <table:table-cell table:formula="of:=[.R432]+[.R433]" office:value-type="float" office:value="2" calcext:value-type="float">
            <text:p>2</text:p>
          </table:table-cell>
          <table:table-cell table:formula="of:=[.S432]+[.S433]" office:value-type="float" office:value="0" calcext:value-type="float">
            <text:p>0</text:p>
          </table:table-cell>
          <table:table-cell table:formula="of:=[.T432]+[.T433]" office:value-type="float" office:value="3" calcext:value-type="float">
            <text:p>3</text:p>
          </table:table-cell>
          <table:table-cell table:formula="of:=[.U432]+[.U433]" office:value-type="float" office:value="1" calcext:value-type="float">
            <text:p>1</text:p>
          </table:table-cell>
          <table:table-cell table:formula="of:=SUM([.N434:.U434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48" calcext:value-type="float">
            <text:p>48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48\54-57-5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C439:.J439])" office:value-type="float" office:value="28" calcext:value-type="float">
            <text:p>28</text:p>
          </table:table-cell>
          <table:table-cell table:number-columns-repeated="2"/>
          <table:table-cell table:formula="of:=[.$K439]*[.C441]/[.$K$6]" office:value-type="float" office:value="7.41176470588235" calcext:value-type="float">
            <text:p>7.4117647059</text:p>
          </table:table-cell>
          <table:table-cell table:formula="of:=[.$K439]*[.D441]/[.$K$6]" office:value-type="float" office:value="4.94117647058824" calcext:value-type="float">
            <text:p>4.9411764706</text:p>
          </table:table-cell>
          <table:table-cell table:formula="of:=[.$K439]*[.E441]/[.$K$6]" office:value-type="float" office:value="0.823529411764706" calcext:value-type="float">
            <text:p>0.8235294118</text:p>
          </table:table-cell>
          <table:table-cell table:formula="of:=[.$K439]*[.F441]/[.$K$6]" office:value-type="float" office:value="0" calcext:value-type="float">
            <text:p>0</text:p>
          </table:table-cell>
          <table:table-cell table:formula="of:=[.$K439]*[.G441]/[.$K$6]" office:value-type="float" office:value="6.58823529411765" calcext:value-type="float">
            <text:p>6.5882352941</text:p>
          </table:table-cell>
          <table:table-cell table:formula="of:=[.$K439]*[.H441]/[.$K$6]" office:value-type="float" office:value="4.94117647058824" calcext:value-type="float">
            <text:p>4.9411764706</text:p>
          </table:table-cell>
          <table:table-cell table:formula="of:=[.$K439]*[.I441]/[.$K$6]" office:value-type="float" office:value="2.47058823529412" calcext:value-type="float">
            <text:p>2.4705882353</text:p>
          </table:table-cell>
          <table:table-cell table:formula="of:=[.$K439]*[.J441]/[.$K$6]" office:value-type="float" office:value="0.823529411764706" calcext:value-type="float">
            <text:p>0.8235294118</text:p>
          </table:table-cell>
          <table:table-cell table:formula="of:=SUM([.N439:.U439])" office:value-type="float" office:value="28" calcext:value-type="float">
            <text:p>28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439:.J440];[.N439:.U440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40:.J440])" office:value-type="float" office:value="6" calcext:value-type="float">
            <text:p>6</text:p>
          </table:table-cell>
          <table:table-cell table:number-columns-repeated="2"/>
          <table:table-cell table:formula="of:=[.$K440]*[.C441]/[.$K$6]" office:value-type="float" office:value="1.58823529411765" calcext:value-type="float">
            <text:p>1.5882352941</text:p>
          </table:table-cell>
          <table:table-cell table:formula="of:=[.$K440]*[.D441]/[.$K$6]" office:value-type="float" office:value="1.05882352941176" calcext:value-type="float">
            <text:p>1.0588235294</text:p>
          </table:table-cell>
          <table:table-cell table:formula="of:=[.$K440]*[.E441]/[.$K$6]" office:value-type="float" office:value="0.176470588235294" calcext:value-type="float">
            <text:p>0.1764705882</text:p>
          </table:table-cell>
          <table:table-cell table:formula="of:=[.$K440]*[.F441]/[.$K$6]" office:value-type="float" office:value="0" calcext:value-type="float">
            <text:p>0</text:p>
          </table:table-cell>
          <table:table-cell table:formula="of:=[.$K440]*[.G441]/[.$K$6]" office:value-type="float" office:value="1.41176470588235" calcext:value-type="float">
            <text:p>1.4117647059</text:p>
          </table:table-cell>
          <table:table-cell table:formula="of:=[.$K440]*[.H441]/[.$K$6]" office:value-type="float" office:value="1.05882352941176" calcext:value-type="float">
            <text:p>1.0588235294</text:p>
          </table:table-cell>
          <table:table-cell table:formula="of:=[.$K440]*[.I441]/[.$K$6]" office:value-type="float" office:value="0.529411764705882" calcext:value-type="float">
            <text:p>0.5294117647</text:p>
          </table:table-cell>
          <table:table-cell table:formula="of:=[.$K440]*[.J441]/[.$K$6]" office:value-type="float" office:value="0.176470588235294" calcext:value-type="float">
            <text:p>0.1764705882</text:p>
          </table:table-cell>
          <table:table-cell table:formula="of:=SUM([.N440:.U440])" office:value-type="float" office:value="6" calcext:value-type="float">
            <text:p>6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439:.C440])" office:value-type="float" office:value="9" calcext:value-type="float">
            <text:p>9</text:p>
          </table:table-cell>
          <table:table-cell table:formula="of:=SUM([.D439:.D440])" office:value-type="float" office:value="6" calcext:value-type="float">
            <text:p>6</text:p>
          </table:table-cell>
          <table:table-cell table:formula="of:=SUM([.E439:.E440])" office:value-type="float" office:value="1" calcext:value-type="float">
            <text:p>1</text:p>
          </table:table-cell>
          <table:table-cell table:formula="of:=SUM([.F439:.F440])" office:value-type="float" office:value="0" calcext:value-type="float">
            <text:p>0</text:p>
          </table:table-cell>
          <table:table-cell table:formula="of:=SUM([.G439:.G440])" office:value-type="float" office:value="8" calcext:value-type="float">
            <text:p>8</text:p>
          </table:table-cell>
          <table:table-cell table:formula="of:=SUM([.H439:.H440])" office:value-type="float" office:value="6" calcext:value-type="float">
            <text:p>6</text:p>
          </table:table-cell>
          <table:table-cell table:formula="of:=SUM([.I439:.I440])" office:value-type="float" office:value="3" calcext:value-type="float">
            <text:p>3</text:p>
          </table:table-cell>
          <table:table-cell table:formula="of:=SUM([.J439:.J440])" office:value-type="float" office:value="1" calcext:value-type="float">
            <text:p>1</text:p>
          </table:table-cell>
          <table:table-cell table:formula="of:=SUM([.C441:.J441])" office:value-type="float" office:value="34" calcext:value-type="float">
            <text:p>34</text:p>
          </table:table-cell>
          <table:table-cell table:number-columns-repeated="2"/>
          <table:table-cell table:formula="of:=[.N439]+[.N440]" office:value-type="float" office:value="9" calcext:value-type="float">
            <text:p>9</text:p>
          </table:table-cell>
          <table:table-cell table:formula="of:=[.O439]+[.O440]" office:value-type="float" office:value="6" calcext:value-type="float">
            <text:p>6</text:p>
          </table:table-cell>
          <table:table-cell table:formula="of:=[.P439]+[.P440]" office:value-type="float" office:value="1" calcext:value-type="float">
            <text:p>1</text:p>
          </table:table-cell>
          <table:table-cell table:formula="of:=[.Q439]+[.Q440]" office:value-type="float" office:value="0" calcext:value-type="float">
            <text:p>0</text:p>
          </table:table-cell>
          <table:table-cell table:formula="of:=[.R439]+[.R440]" office:value-type="float" office:value="8" calcext:value-type="float">
            <text:p>8</text:p>
          </table:table-cell>
          <table:table-cell table:formula="of:=[.S439]+[.S440]" office:value-type="float" office:value="6" calcext:value-type="float">
            <text:p>6</text:p>
          </table:table-cell>
          <table:table-cell table:formula="of:=[.T439]+[.T440]" office:value-type="float" office:value="3" calcext:value-type="float">
            <text:p>3</text:p>
          </table:table-cell>
          <table:table-cell table:formula="of:=[.U439]+[.U440]" office:value-type="float" office:value="1" calcext:value-type="float">
            <text:p>1</text:p>
          </table:table-cell>
          <table:table-cell table:formula="of:=SUM([.N441:.U441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48\53-54-57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C445:.J445])" office:value-type="float" office:value="28" calcext:value-type="float">
            <text:p>28</text:p>
          </table:table-cell>
          <table:table-cell table:number-columns-repeated="2"/>
          <table:table-cell table:formula="of:=[.$K445]*[.C447]/[.$K$6]" office:value-type="float" office:value="10.7058823529412" calcext:value-type="float">
            <text:p>10.7058823529</text:p>
          </table:table-cell>
          <table:table-cell table:formula="of:=[.$K445]*[.D447]/[.$K$6]" office:value-type="float" office:value="0.823529411764706" calcext:value-type="float">
            <text:p>0.8235294118</text:p>
          </table:table-cell>
          <table:table-cell table:formula="of:=[.$K445]*[.E447]/[.$K$6]" office:value-type="float" office:value="9.05882352941176" calcext:value-type="float">
            <text:p>9.0588235294</text:p>
          </table:table-cell>
          <table:table-cell table:formula="of:=[.$K445]*[.F447]/[.$K$6]" office:value-type="float" office:value="2.47058823529412" calcext:value-type="float">
            <text:p>2.4705882353</text:p>
          </table:table-cell>
          <table:table-cell table:formula="of:=[.$K445]*[.G447]/[.$K$6]" office:value-type="float" office:value="1.64705882352941" calcext:value-type="float">
            <text:p>1.6470588235</text:p>
          </table:table-cell>
          <table:table-cell table:formula="of:=[.$K445]*[.H447]/[.$K$6]" office:value-type="float" office:value="0" calcext:value-type="float">
            <text:p>0</text:p>
          </table:table-cell>
          <table:table-cell table:formula="of:=[.$K445]*[.I447]/[.$K$6]" office:value-type="float" office:value="2.47058823529412" calcext:value-type="float">
            <text:p>2.4705882353</text:p>
          </table:table-cell>
          <table:table-cell table:formula="of:=[.$K445]*[.J447]/[.$K$6]" office:value-type="float" office:value="0.823529411764706" calcext:value-type="float">
            <text:p>0.8235294118</text:p>
          </table:table-cell>
          <table:table-cell table:formula="of:=SUM([.N445:.U445])" office:value-type="float" office:value="28" calcext:value-type="float">
            <text:p>28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445:.J446];[.N445:.U446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446:.J446])" office:value-type="float" office:value="6" calcext:value-type="float">
            <text:p>6</text:p>
          </table:table-cell>
          <table:table-cell table:number-columns-repeated="2"/>
          <table:table-cell table:formula="of:=[.$K446]*[.C447]/[.$K$6]" office:value-type="float" office:value="2.29411764705882" calcext:value-type="float">
            <text:p>2.2941176471</text:p>
          </table:table-cell>
          <table:table-cell table:formula="of:=[.$K446]*[.D447]/[.$K$6]" office:value-type="float" office:value="0.176470588235294" calcext:value-type="float">
            <text:p>0.1764705882</text:p>
          </table:table-cell>
          <table:table-cell table:formula="of:=[.$K446]*[.E447]/[.$K$6]" office:value-type="float" office:value="1.94117647058824" calcext:value-type="float">
            <text:p>1.9411764706</text:p>
          </table:table-cell>
          <table:table-cell table:formula="of:=[.$K446]*[.F447]/[.$K$6]" office:value-type="float" office:value="0.529411764705882" calcext:value-type="float">
            <text:p>0.5294117647</text:p>
          </table:table-cell>
          <table:table-cell table:formula="of:=[.$K446]*[.G447]/[.$K$6]" office:value-type="float" office:value="0.352941176470588" calcext:value-type="float">
            <text:p>0.3529411765</text:p>
          </table:table-cell>
          <table:table-cell table:formula="of:=[.$K446]*[.H447]/[.$K$6]" office:value-type="float" office:value="0" calcext:value-type="float">
            <text:p>0</text:p>
          </table:table-cell>
          <table:table-cell table:formula="of:=[.$K446]*[.I447]/[.$K$6]" office:value-type="float" office:value="0.529411764705882" calcext:value-type="float">
            <text:p>0.5294117647</text:p>
          </table:table-cell>
          <table:table-cell table:formula="of:=[.$K446]*[.J447]/[.$K$6]" office:value-type="float" office:value="0.176470588235294" calcext:value-type="float">
            <text:p>0.1764705882</text:p>
          </table:table-cell>
          <table:table-cell table:formula="of:=SUM([.N446:.U446])" office:value-type="float" office:value="6" calcext:value-type="float">
            <text:p>6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445:.C446])" office:value-type="float" office:value="13" calcext:value-type="float">
            <text:p>13</text:p>
          </table:table-cell>
          <table:table-cell table:formula="of:=SUM([.D445:.D446])" office:value-type="float" office:value="1" calcext:value-type="float">
            <text:p>1</text:p>
          </table:table-cell>
          <table:table-cell table:formula="of:=SUM([.E445:.E446])" office:value-type="float" office:value="11" calcext:value-type="float">
            <text:p>11</text:p>
          </table:table-cell>
          <table:table-cell table:formula="of:=SUM([.F445:.F446])" office:value-type="float" office:value="3" calcext:value-type="float">
            <text:p>3</text:p>
          </table:table-cell>
          <table:table-cell table:formula="of:=SUM([.G445:.G446])" office:value-type="float" office:value="2" calcext:value-type="float">
            <text:p>2</text:p>
          </table:table-cell>
          <table:table-cell table:formula="of:=SUM([.H445:.H446])" office:value-type="float" office:value="0" calcext:value-type="float">
            <text:p>0</text:p>
          </table:table-cell>
          <table:table-cell table:formula="of:=SUM([.I445:.I446])" office:value-type="float" office:value="3" calcext:value-type="float">
            <text:p>3</text:p>
          </table:table-cell>
          <table:table-cell table:formula="of:=SUM([.J445:.J446])" office:value-type="float" office:value="1" calcext:value-type="float">
            <text:p>1</text:p>
          </table:table-cell>
          <table:table-cell table:formula="of:=SUM([.C447:.J447])" office:value-type="float" office:value="34" calcext:value-type="float">
            <text:p>34</text:p>
          </table:table-cell>
          <table:table-cell table:number-columns-repeated="2"/>
          <table:table-cell table:formula="of:=[.N445]+[.N446]" office:value-type="float" office:value="13" calcext:value-type="float">
            <text:p>13</text:p>
          </table:table-cell>
          <table:table-cell table:formula="of:=[.O445]+[.O446]" office:value-type="float" office:value="1" calcext:value-type="float">
            <text:p>1</text:p>
          </table:table-cell>
          <table:table-cell table:formula="of:=[.P445]+[.P446]" office:value-type="float" office:value="11" calcext:value-type="float">
            <text:p>11</text:p>
          </table:table-cell>
          <table:table-cell table:formula="of:=[.Q445]+[.Q446]" office:value-type="float" office:value="3" calcext:value-type="float">
            <text:p>3</text:p>
          </table:table-cell>
          <table:table-cell table:formula="of:=[.R445]+[.R446]" office:value-type="float" office:value="2" calcext:value-type="float">
            <text:p>2</text:p>
          </table:table-cell>
          <table:table-cell table:formula="of:=[.S445]+[.S446]" office:value-type="float" office:value="0" calcext:value-type="float">
            <text:p>0</text:p>
          </table:table-cell>
          <table:table-cell table:formula="of:=[.T445]+[.T446]" office:value-type="float" office:value="3" calcext:value-type="float">
            <text:p>3</text:p>
          </table:table-cell>
          <table:table-cell table:formula="of:=[.U445]+[.U446]" office:value-type="float" office:value="1" calcext:value-type="float">
            <text:p>1</text:p>
          </table:table-cell>
          <table:table-cell table:formula="of:=SUM([.N447:.U447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49" calcext:value-type="float">
            <text:p>49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49\55-58-5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C452:.J452])" office:value-type="float" office:value="22" calcext:value-type="float">
            <text:p>22</text:p>
          </table:table-cell>
          <table:table-cell table:number-columns-repeated="2"/>
          <table:table-cell table:formula="of:=[.$K452]*[.C454]/[.$K$6]" office:value-type="float" office:value="1.29411764705882" calcext:value-type="float">
            <text:p>1.2941176471</text:p>
          </table:table-cell>
          <table:table-cell table:formula="of:=[.$K452]*[.D454]/[.$K$6]" office:value-type="float" office:value="0" calcext:value-type="float">
            <text:p>0</text:p>
          </table:table-cell>
          <table:table-cell table:formula="of:=[.$K452]*[.E454]/[.$K$6]" office:value-type="float" office:value="6.47058823529412" calcext:value-type="float">
            <text:p>6.4705882353</text:p>
          </table:table-cell>
          <table:table-cell table:formula="of:=[.$K452]*[.F454]/[.$K$6]" office:value-type="float" office:value="4.52941176470588" calcext:value-type="float">
            <text:p>4.5294117647</text:p>
          </table:table-cell>
          <table:table-cell table:formula="of:=[.$K452]*[.G454]/[.$K$6]" office:value-type="float" office:value="1.94117647058824" calcext:value-type="float">
            <text:p>1.9411764706</text:p>
          </table:table-cell>
          <table:table-cell table:formula="of:=[.$K452]*[.H454]/[.$K$6]" office:value-type="float" office:value="3.23529411764706" calcext:value-type="float">
            <text:p>3.2352941176</text:p>
          </table:table-cell>
          <table:table-cell table:formula="of:=[.$K452]*[.I454]/[.$K$6]" office:value-type="float" office:value="3.88235294117647" calcext:value-type="float">
            <text:p>3.8823529412</text:p>
          </table:table-cell>
          <table:table-cell table:formula="of:=[.$K452]*[.J454]/[.$K$6]" office:value-type="float" office:value="0.647058823529412" calcext:value-type="float">
            <text:p>0.6470588235</text:p>
          </table:table-cell>
          <table:table-cell table:formula="of:=SUM([.N452:.U452])" office:value-type="float" office:value="22" calcext:value-type="float">
            <text:p>22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452:.J453];[.N452:.U453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C453:.J453])" office:value-type="float" office:value="12" calcext:value-type="float">
            <text:p>12</text:p>
          </table:table-cell>
          <table:table-cell table:number-columns-repeated="2"/>
          <table:table-cell table:formula="of:=[.$K453]*[.C454]/[.$K$6]" office:value-type="float" office:value="0.705882352941176" calcext:value-type="float">
            <text:p>0.7058823529</text:p>
          </table:table-cell>
          <table:table-cell table:formula="of:=[.$K453]*[.D454]/[.$K$6]" office:value-type="float" office:value="0" calcext:value-type="float">
            <text:p>0</text:p>
          </table:table-cell>
          <table:table-cell table:formula="of:=[.$K453]*[.E454]/[.$K$6]" office:value-type="float" office:value="3.52941176470588" calcext:value-type="float">
            <text:p>3.5294117647</text:p>
          </table:table-cell>
          <table:table-cell table:formula="of:=[.$K453]*[.F454]/[.$K$6]" office:value-type="float" office:value="2.47058823529412" calcext:value-type="float">
            <text:p>2.4705882353</text:p>
          </table:table-cell>
          <table:table-cell table:formula="of:=[.$K453]*[.G454]/[.$K$6]" office:value-type="float" office:value="1.05882352941176" calcext:value-type="float">
            <text:p>1.0588235294</text:p>
          </table:table-cell>
          <table:table-cell table:formula="of:=[.$K453]*[.H454]/[.$K$6]" office:value-type="float" office:value="1.76470588235294" calcext:value-type="float">
            <text:p>1.7647058824</text:p>
          </table:table-cell>
          <table:table-cell table:formula="of:=[.$K453]*[.I454]/[.$K$6]" office:value-type="float" office:value="2.11764705882353" calcext:value-type="float">
            <text:p>2.1176470588</text:p>
          </table:table-cell>
          <table:table-cell table:formula="of:=[.$K453]*[.J454]/[.$K$6]" office:value-type="float" office:value="0.352941176470588" calcext:value-type="float">
            <text:p>0.3529411765</text:p>
          </table:table-cell>
          <table:table-cell table:formula="of:=SUM([.N453:.U453])" office:value-type="float" office:value="12" calcext:value-type="float">
            <text:p>12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452:.C453])" office:value-type="float" office:value="2" calcext:value-type="float">
            <text:p>2</text:p>
          </table:table-cell>
          <table:table-cell table:formula="of:=SUM([.D452:.D453])" office:value-type="float" office:value="0" calcext:value-type="float">
            <text:p>0</text:p>
          </table:table-cell>
          <table:table-cell table:formula="of:=SUM([.E452:.E453])" office:value-type="float" office:value="10" calcext:value-type="float">
            <text:p>10</text:p>
          </table:table-cell>
          <table:table-cell table:formula="of:=SUM([.F452:.F453])" office:value-type="float" office:value="7" calcext:value-type="float">
            <text:p>7</text:p>
          </table:table-cell>
          <table:table-cell table:formula="of:=SUM([.G452:.G453])" office:value-type="float" office:value="3" calcext:value-type="float">
            <text:p>3</text:p>
          </table:table-cell>
          <table:table-cell table:formula="of:=SUM([.H452:.H453])" office:value-type="float" office:value="5" calcext:value-type="float">
            <text:p>5</text:p>
          </table:table-cell>
          <table:table-cell table:formula="of:=SUM([.I452:.I453])" office:value-type="float" office:value="6" calcext:value-type="float">
            <text:p>6</text:p>
          </table:table-cell>
          <table:table-cell table:formula="of:=SUM([.J452:.J453])" office:value-type="float" office:value="1" calcext:value-type="float">
            <text:p>1</text:p>
          </table:table-cell>
          <table:table-cell table:formula="of:=SUM([.C454:.J454])" office:value-type="float" office:value="34" calcext:value-type="float">
            <text:p>34</text:p>
          </table:table-cell>
          <table:table-cell table:number-columns-repeated="2"/>
          <table:table-cell table:formula="of:=[.N452]+[.N453]" office:value-type="float" office:value="2" calcext:value-type="float">
            <text:p>2</text:p>
          </table:table-cell>
          <table:table-cell table:formula="of:=[.O452]+[.O453]" office:value-type="float" office:value="0" calcext:value-type="float">
            <text:p>0</text:p>
          </table:table-cell>
          <table:table-cell table:formula="of:=[.P452]+[.P453]" office:value-type="float" office:value="10" calcext:value-type="float">
            <text:p>10</text:p>
          </table:table-cell>
          <table:table-cell table:formula="of:=[.Q452]+[.Q453]" office:value-type="float" office:value="7" calcext:value-type="float">
            <text:p>7</text:p>
          </table:table-cell>
          <table:table-cell table:formula="of:=[.R452]+[.R453]" office:value-type="float" office:value="3" calcext:value-type="float">
            <text:p>3</text:p>
          </table:table-cell>
          <table:table-cell table:formula="of:=[.S452]+[.S453]" office:value-type="float" office:value="5" calcext:value-type="float">
            <text:p>5</text:p>
          </table:table-cell>
          <table:table-cell table:formula="of:=[.T452]+[.T453]" office:value-type="float" office:value="6" calcext:value-type="float">
            <text:p>6</text:p>
          </table:table-cell>
          <table:table-cell table:formula="of:=[.U452]+[.U453]" office:value-type="float" office:value="1" calcext:value-type="float">
            <text:p>1</text:p>
          </table:table-cell>
          <table:table-cell table:formula="of:=SUM([.N454:.U454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49\55-56-58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C458:.J458])" office:value-type="float" office:value="22" calcext:value-type="float">
            <text:p>22</text:p>
          </table:table-cell>
          <table:table-cell table:number-columns-repeated="2"/>
          <table:table-cell table:formula="of:=[.$K458]*[.C460]/[.$K$6]" office:value-type="float" office:value="0.647058823529412" calcext:value-type="float">
            <text:p>0.6470588235</text:p>
          </table:table-cell>
          <table:table-cell table:formula="of:=[.$K458]*[.D460]/[.$K$6]" office:value-type="float" office:value="2.58823529411765" calcext:value-type="float">
            <text:p>2.5882352941</text:p>
          </table:table-cell>
          <table:table-cell table:formula="of:=[.$K458]*[.E460]/[.$K$6]" office:value-type="float" office:value="0.647058823529412" calcext:value-type="float">
            <text:p>0.6470588235</text:p>
          </table:table-cell>
          <table:table-cell table:formula="of:=[.$K458]*[.F460]/[.$K$6]" office:value-type="float" office:value="8.41176470588235" calcext:value-type="float">
            <text:p>8.4117647059</text:p>
          </table:table-cell>
          <table:table-cell table:formula="of:=[.$K458]*[.G460]/[.$K$6]" office:value-type="float" office:value="3.23529411764706" calcext:value-type="float">
            <text:p>3.2352941176</text:p>
          </table:table-cell>
          <table:table-cell table:formula="of:=[.$K458]*[.H460]/[.$K$6]" office:value-type="float" office:value="0.647058823529412" calcext:value-type="float">
            <text:p>0.6470588235</text:p>
          </table:table-cell>
          <table:table-cell table:formula="of:=[.$K458]*[.I460]/[.$K$6]" office:value-type="float" office:value="1.94117647058824" calcext:value-type="float">
            <text:p>1.9411764706</text:p>
          </table:table-cell>
          <table:table-cell table:formula="of:=[.$K458]*[.J460]/[.$K$6]" office:value-type="float" office:value="3.88235294117647" calcext:value-type="float">
            <text:p>3.8823529412</text:p>
          </table:table-cell>
          <table:table-cell table:formula="of:=SUM([.N458:.U458])" office:value-type="float" office:value="22" calcext:value-type="float">
            <text:p>22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458:.J459];[.N458:.U459])" office:value-type="float" office:value="0.862882578448028" calcext:value-type="float">
            <text:p>0.862882578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459:.J459])" office:value-type="float" office:value="12" calcext:value-type="float">
            <text:p>12</text:p>
          </table:table-cell>
          <table:table-cell table:number-columns-repeated="2"/>
          <table:table-cell table:formula="of:=[.$K459]*[.C460]/[.$K$6]" office:value-type="float" office:value="0.352941176470588" calcext:value-type="float">
            <text:p>0.3529411765</text:p>
          </table:table-cell>
          <table:table-cell table:formula="of:=[.$K459]*[.D460]/[.$K$6]" office:value-type="float" office:value="1.41176470588235" calcext:value-type="float">
            <text:p>1.4117647059</text:p>
          </table:table-cell>
          <table:table-cell table:formula="of:=[.$K459]*[.E460]/[.$K$6]" office:value-type="float" office:value="0.352941176470588" calcext:value-type="float">
            <text:p>0.3529411765</text:p>
          </table:table-cell>
          <table:table-cell table:formula="of:=[.$K459]*[.F460]/[.$K$6]" office:value-type="float" office:value="4.58823529411765" calcext:value-type="float">
            <text:p>4.5882352941</text:p>
          </table:table-cell>
          <table:table-cell table:formula="of:=[.$K459]*[.G460]/[.$K$6]" office:value-type="float" office:value="1.76470588235294" calcext:value-type="float">
            <text:p>1.7647058824</text:p>
          </table:table-cell>
          <table:table-cell table:formula="of:=[.$K459]*[.H460]/[.$K$6]" office:value-type="float" office:value="0.352941176470588" calcext:value-type="float">
            <text:p>0.3529411765</text:p>
          </table:table-cell>
          <table:table-cell table:formula="of:=[.$K459]*[.I460]/[.$K$6]" office:value-type="float" office:value="1.05882352941176" calcext:value-type="float">
            <text:p>1.0588235294</text:p>
          </table:table-cell>
          <table:table-cell table:formula="of:=[.$K459]*[.J460]/[.$K$6]" office:value-type="float" office:value="2.11764705882353" calcext:value-type="float">
            <text:p>2.1176470588</text:p>
          </table:table-cell>
          <table:table-cell table:formula="of:=SUM([.N459:.U459])" office:value-type="float" office:value="12" calcext:value-type="float">
            <text:p>12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458:.C459])" office:value-type="float" office:value="1" calcext:value-type="float">
            <text:p>1</text:p>
          </table:table-cell>
          <table:table-cell table:formula="of:=SUM([.D458:.D459])" office:value-type="float" office:value="4" calcext:value-type="float">
            <text:p>4</text:p>
          </table:table-cell>
          <table:table-cell table:formula="of:=SUM([.E458:.E459])" office:value-type="float" office:value="1" calcext:value-type="float">
            <text:p>1</text:p>
          </table:table-cell>
          <table:table-cell table:formula="of:=SUM([.F458:.F459])" office:value-type="float" office:value="13" calcext:value-type="float">
            <text:p>13</text:p>
          </table:table-cell>
          <table:table-cell table:formula="of:=SUM([.G458:.G459])" office:value-type="float" office:value="5" calcext:value-type="float">
            <text:p>5</text:p>
          </table:table-cell>
          <table:table-cell table:formula="of:=SUM([.H458:.H459])" office:value-type="float" office:value="1" calcext:value-type="float">
            <text:p>1</text:p>
          </table:table-cell>
          <table:table-cell table:formula="of:=SUM([.I458:.I459])" office:value-type="float" office:value="3" calcext:value-type="float">
            <text:p>3</text:p>
          </table:table-cell>
          <table:table-cell table:formula="of:=SUM([.J458:.J459])" office:value-type="float" office:value="6" calcext:value-type="float">
            <text:p>6</text:p>
          </table:table-cell>
          <table:table-cell table:formula="of:=SUM([.C460:.J460])" office:value-type="float" office:value="34" calcext:value-type="float">
            <text:p>34</text:p>
          </table:table-cell>
          <table:table-cell table:number-columns-repeated="2"/>
          <table:table-cell table:formula="of:=[.N458]+[.N459]" office:value-type="float" office:value="1" calcext:value-type="float">
            <text:p>1</text:p>
          </table:table-cell>
          <table:table-cell table:formula="of:=[.O458]+[.O459]" office:value-type="float" office:value="4" calcext:value-type="float">
            <text:p>4</text:p>
          </table:table-cell>
          <table:table-cell table:formula="of:=[.P458]+[.P459]" office:value-type="float" office:value="1" calcext:value-type="float">
            <text:p>1</text:p>
          </table:table-cell>
          <table:table-cell table:formula="of:=[.Q458]+[.Q459]" office:value-type="float" office:value="13" calcext:value-type="float">
            <text:p>13</text:p>
          </table:table-cell>
          <table:table-cell table:formula="of:=[.R458]+[.R459]" office:value-type="float" office:value="5" calcext:value-type="float">
            <text:p>5</text:p>
          </table:table-cell>
          <table:table-cell table:formula="of:=[.S458]+[.S459]" office:value-type="float" office:value="1" calcext:value-type="float">
            <text:p>1</text:p>
          </table:table-cell>
          <table:table-cell table:formula="of:=[.T458]+[.T459]" office:value-type="float" office:value="3" calcext:value-type="float">
            <text:p>3</text:p>
          </table:table-cell>
          <table:table-cell table:formula="of:=[.U458]+[.U459]" office:value-type="float" office:value="6" calcext:value-type="float">
            <text:p>6</text:p>
          </table:table-cell>
          <table:table-cell table:formula="of:=SUM([.N460:.U460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50" calcext:value-type="float">
            <text:p>50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50\55-58-5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UM([.C465:.J465])" office:value-type="float" office:value="29" calcext:value-type="float">
            <text:p>29</text:p>
          </table:table-cell>
          <table:table-cell table:number-columns-repeated="2"/>
          <table:table-cell table:formula="of:=[.$K465]*[.C467]/[.$K$6]" office:value-type="float" office:value="1.70588235294118" calcext:value-type="float">
            <text:p>1.7058823529</text:p>
          </table:table-cell>
          <table:table-cell table:formula="of:=[.$K465]*[.D467]/[.$K$6]" office:value-type="float" office:value="0" calcext:value-type="float">
            <text:p>0</text:p>
          </table:table-cell>
          <table:table-cell table:formula="of:=[.$K465]*[.E467]/[.$K$6]" office:value-type="float" office:value="8.52941176470588" calcext:value-type="float">
            <text:p>8.5294117647</text:p>
          </table:table-cell>
          <table:table-cell table:formula="of:=[.$K465]*[.F467]/[.$K$6]" office:value-type="float" office:value="5.97058823529412" calcext:value-type="float">
            <text:p>5.9705882353</text:p>
          </table:table-cell>
          <table:table-cell table:formula="of:=[.$K465]*[.G467]/[.$K$6]" office:value-type="float" office:value="2.55882352941176" calcext:value-type="float">
            <text:p>2.5588235294</text:p>
          </table:table-cell>
          <table:table-cell table:formula="of:=[.$K465]*[.H467]/[.$K$6]" office:value-type="float" office:value="4.26470588235294" calcext:value-type="float">
            <text:p>4.2647058824</text:p>
          </table:table-cell>
          <table:table-cell table:formula="of:=[.$K465]*[.I467]/[.$K$6]" office:value-type="float" office:value="5.11764705882353" calcext:value-type="float">
            <text:p>5.1176470588</text:p>
          </table:table-cell>
          <table:table-cell table:formula="of:=[.$K465]*[.J467]/[.$K$6]" office:value-type="float" office:value="0.852941176470588" calcext:value-type="float">
            <text:p>0.8529411765</text:p>
          </table:table-cell>
          <table:table-cell table:formula="of:=SUM([.N465:.U465])" office:value-type="float" office:value="29" calcext:value-type="float">
            <text:p>29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465:.J466];[.N465:.U466]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66:.J466])" office:value-type="float" office:value="5" calcext:value-type="float">
            <text:p>5</text:p>
          </table:table-cell>
          <table:table-cell table:number-columns-repeated="2"/>
          <table:table-cell table:formula="of:=[.$K466]*[.C467]/[.$K$6]" office:value-type="float" office:value="0.294117647058823" calcext:value-type="float">
            <text:p>0.2941176471</text:p>
          </table:table-cell>
          <table:table-cell table:formula="of:=[.$K466]*[.D467]/[.$K$6]" office:value-type="float" office:value="0" calcext:value-type="float">
            <text:p>0</text:p>
          </table:table-cell>
          <table:table-cell table:formula="of:=[.$K466]*[.E467]/[.$K$6]" office:value-type="float" office:value="1.47058823529412" calcext:value-type="float">
            <text:p>1.4705882353</text:p>
          </table:table-cell>
          <table:table-cell table:formula="of:=[.$K466]*[.F467]/[.$K$6]" office:value-type="float" office:value="1.02941176470588" calcext:value-type="float">
            <text:p>1.0294117647</text:p>
          </table:table-cell>
          <table:table-cell table:formula="of:=[.$K466]*[.G467]/[.$K$6]" office:value-type="float" office:value="0.441176470588235" calcext:value-type="float">
            <text:p>0.4411764706</text:p>
          </table:table-cell>
          <table:table-cell table:formula="of:=[.$K466]*[.H467]/[.$K$6]" office:value-type="float" office:value="0.735294117647059" calcext:value-type="float">
            <text:p>0.7352941176</text:p>
          </table:table-cell>
          <table:table-cell table:formula="of:=[.$K466]*[.I467]/[.$K$6]" office:value-type="float" office:value="0.882352941176471" calcext:value-type="float">
            <text:p>0.8823529412</text:p>
          </table:table-cell>
          <table:table-cell table:formula="of:=[.$K466]*[.J467]/[.$K$6]" office:value-type="float" office:value="0.147058823529412" calcext:value-type="float">
            <text:p>0.1470588235</text:p>
          </table:table-cell>
          <table:table-cell table:formula="of:=SUM([.N466:.U466])" office:value-type="float" office:value="5" calcext:value-type="float">
            <text:p>5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465:.C466])" office:value-type="float" office:value="2" calcext:value-type="float">
            <text:p>2</text:p>
          </table:table-cell>
          <table:table-cell table:formula="of:=SUM([.D465:.D466])" office:value-type="float" office:value="0" calcext:value-type="float">
            <text:p>0</text:p>
          </table:table-cell>
          <table:table-cell table:formula="of:=SUM([.E465:.E466])" office:value-type="float" office:value="10" calcext:value-type="float">
            <text:p>10</text:p>
          </table:table-cell>
          <table:table-cell table:formula="of:=SUM([.F465:.F466])" office:value-type="float" office:value="7" calcext:value-type="float">
            <text:p>7</text:p>
          </table:table-cell>
          <table:table-cell table:formula="of:=SUM([.G465:.G466])" office:value-type="float" office:value="3" calcext:value-type="float">
            <text:p>3</text:p>
          </table:table-cell>
          <table:table-cell table:formula="of:=SUM([.H465:.H466])" office:value-type="float" office:value="5" calcext:value-type="float">
            <text:p>5</text:p>
          </table:table-cell>
          <table:table-cell table:formula="of:=SUM([.I465:.I466])" office:value-type="float" office:value="6" calcext:value-type="float">
            <text:p>6</text:p>
          </table:table-cell>
          <table:table-cell table:formula="of:=SUM([.J465:.J466])" office:value-type="float" office:value="1" calcext:value-type="float">
            <text:p>1</text:p>
          </table:table-cell>
          <table:table-cell table:formula="of:=SUM([.C467:.J467])" office:value-type="float" office:value="34" calcext:value-type="float">
            <text:p>34</text:p>
          </table:table-cell>
          <table:table-cell table:number-columns-repeated="2"/>
          <table:table-cell table:formula="of:=[.N465]+[.N466]" office:value-type="float" office:value="2" calcext:value-type="float">
            <text:p>2</text:p>
          </table:table-cell>
          <table:table-cell table:formula="of:=[.O465]+[.O466]" office:value-type="float" office:value="0" calcext:value-type="float">
            <text:p>0</text:p>
          </table:table-cell>
          <table:table-cell table:formula="of:=[.P465]+[.P466]" office:value-type="float" office:value="10" calcext:value-type="float">
            <text:p>10</text:p>
          </table:table-cell>
          <table:table-cell table:formula="of:=[.Q465]+[.Q466]" office:value-type="float" office:value="7" calcext:value-type="float">
            <text:p>7</text:p>
          </table:table-cell>
          <table:table-cell table:formula="of:=[.R465]+[.R466]" office:value-type="float" office:value="3" calcext:value-type="float">
            <text:p>3</text:p>
          </table:table-cell>
          <table:table-cell table:formula="of:=[.S465]+[.S466]" office:value-type="float" office:value="5" calcext:value-type="float">
            <text:p>5</text:p>
          </table:table-cell>
          <table:table-cell table:formula="of:=[.T465]+[.T466]" office:value-type="float" office:value="6" calcext:value-type="float">
            <text:p>6</text:p>
          </table:table-cell>
          <table:table-cell table:formula="of:=[.U465]+[.U466]" office:value-type="float" office:value="1" calcext:value-type="float">
            <text:p>1</text:p>
          </table:table-cell>
          <table:table-cell table:formula="of:=SUM([.N467:.U467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50\55-56-58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C471:.J471])" office:value-type="float" office:value="29" calcext:value-type="float">
            <text:p>29</text:p>
          </table:table-cell>
          <table:table-cell table:number-columns-repeated="2"/>
          <table:table-cell table:formula="of:=[.$K471]*[.C473]/[.$K$6]" office:value-type="float" office:value="0.852941176470588" calcext:value-type="float">
            <text:p>0.8529411765</text:p>
          </table:table-cell>
          <table:table-cell table:formula="of:=[.$K471]*[.D473]/[.$K$6]" office:value-type="float" office:value="3.41176470588235" calcext:value-type="float">
            <text:p>3.4117647059</text:p>
          </table:table-cell>
          <table:table-cell table:formula="of:=[.$K471]*[.E473]/[.$K$6]" office:value-type="float" office:value="0.852941176470588" calcext:value-type="float">
            <text:p>0.8529411765</text:p>
          </table:table-cell>
          <table:table-cell table:formula="of:=[.$K471]*[.F473]/[.$K$6]" office:value-type="float" office:value="11.0882352941176" calcext:value-type="float">
            <text:p>11.0882352941</text:p>
          </table:table-cell>
          <table:table-cell table:formula="of:=[.$K471]*[.G473]/[.$K$6]" office:value-type="float" office:value="4.26470588235294" calcext:value-type="float">
            <text:p>4.2647058824</text:p>
          </table:table-cell>
          <table:table-cell table:formula="of:=[.$K471]*[.H473]/[.$K$6]" office:value-type="float" office:value="0.852941176470588" calcext:value-type="float">
            <text:p>0.8529411765</text:p>
          </table:table-cell>
          <table:table-cell table:formula="of:=[.$K471]*[.I473]/[.$K$6]" office:value-type="float" office:value="2.55882352941176" calcext:value-type="float">
            <text:p>2.5588235294</text:p>
          </table:table-cell>
          <table:table-cell table:formula="of:=[.$K471]*[.J473]/[.$K$6]" office:value-type="float" office:value="5.11764705882353" calcext:value-type="float">
            <text:p>5.1176470588</text:p>
          </table:table-cell>
          <table:table-cell table:formula="of:=SUM([.N471:.U471])" office:value-type="float" office:value="29" calcext:value-type="float">
            <text:p>29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471:.J472];[.N471:.U472])" office:value-type="float" office:value="0.0425351638143645" calcext:value-type="float">
            <text:p>0.042535163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72:.J472])" office:value-type="float" office:value="5" calcext:value-type="float">
            <text:p>5</text:p>
          </table:table-cell>
          <table:table-cell table:number-columns-repeated="2"/>
          <table:table-cell table:formula="of:=[.$K472]*[.C473]/[.$K$6]" office:value-type="float" office:value="0.147058823529412" calcext:value-type="float">
            <text:p>0.1470588235</text:p>
          </table:table-cell>
          <table:table-cell table:formula="of:=[.$K472]*[.D473]/[.$K$6]" office:value-type="float" office:value="0.588235294117647" calcext:value-type="float">
            <text:p>0.5882352941</text:p>
          </table:table-cell>
          <table:table-cell table:formula="of:=[.$K472]*[.E473]/[.$K$6]" office:value-type="float" office:value="0.147058823529412" calcext:value-type="float">
            <text:p>0.1470588235</text:p>
          </table:table-cell>
          <table:table-cell table:formula="of:=[.$K472]*[.F473]/[.$K$6]" office:value-type="float" office:value="1.91176470588235" calcext:value-type="float">
            <text:p>1.9117647059</text:p>
          </table:table-cell>
          <table:table-cell table:formula="of:=[.$K472]*[.G473]/[.$K$6]" office:value-type="float" office:value="0.735294117647059" calcext:value-type="float">
            <text:p>0.7352941176</text:p>
          </table:table-cell>
          <table:table-cell table:formula="of:=[.$K472]*[.H473]/[.$K$6]" office:value-type="float" office:value="0.147058823529412" calcext:value-type="float">
            <text:p>0.1470588235</text:p>
          </table:table-cell>
          <table:table-cell table:formula="of:=[.$K472]*[.I473]/[.$K$6]" office:value-type="float" office:value="0.441176470588235" calcext:value-type="float">
            <text:p>0.4411764706</text:p>
          </table:table-cell>
          <table:table-cell table:formula="of:=[.$K472]*[.J473]/[.$K$6]" office:value-type="float" office:value="0.882352941176471" calcext:value-type="float">
            <text:p>0.8823529412</text:p>
          </table:table-cell>
          <table:table-cell table:formula="of:=SUM([.N472:.U472])" office:value-type="float" office:value="5" calcext:value-type="float">
            <text:p>5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471:.C472])" office:value-type="float" office:value="1" calcext:value-type="float">
            <text:p>1</text:p>
          </table:table-cell>
          <table:table-cell table:formula="of:=SUM([.D471:.D472])" office:value-type="float" office:value="4" calcext:value-type="float">
            <text:p>4</text:p>
          </table:table-cell>
          <table:table-cell table:formula="of:=SUM([.E471:.E472])" office:value-type="float" office:value="1" calcext:value-type="float">
            <text:p>1</text:p>
          </table:table-cell>
          <table:table-cell table:formula="of:=SUM([.F471:.F472])" office:value-type="float" office:value="13" calcext:value-type="float">
            <text:p>13</text:p>
          </table:table-cell>
          <table:table-cell table:formula="of:=SUM([.G471:.G472])" office:value-type="float" office:value="5" calcext:value-type="float">
            <text:p>5</text:p>
          </table:table-cell>
          <table:table-cell table:formula="of:=SUM([.H471:.H472])" office:value-type="float" office:value="1" calcext:value-type="float">
            <text:p>1</text:p>
          </table:table-cell>
          <table:table-cell table:formula="of:=SUM([.I471:.I472])" office:value-type="float" office:value="3" calcext:value-type="float">
            <text:p>3</text:p>
          </table:table-cell>
          <table:table-cell table:formula="of:=SUM([.J471:.J472])" office:value-type="float" office:value="6" calcext:value-type="float">
            <text:p>6</text:p>
          </table:table-cell>
          <table:table-cell table:formula="of:=SUM([.C473:.J473])" office:value-type="float" office:value="34" calcext:value-type="float">
            <text:p>34</text:p>
          </table:table-cell>
          <table:table-cell table:number-columns-repeated="2"/>
          <table:table-cell table:formula="of:=[.N471]+[.N472]" office:value-type="float" office:value="1" calcext:value-type="float">
            <text:p>1</text:p>
          </table:table-cell>
          <table:table-cell table:formula="of:=[.O471]+[.O472]" office:value-type="float" office:value="4" calcext:value-type="float">
            <text:p>4</text:p>
          </table:table-cell>
          <table:table-cell table:formula="of:=[.P471]+[.P472]" office:value-type="float" office:value="1" calcext:value-type="float">
            <text:p>1</text:p>
          </table:table-cell>
          <table:table-cell table:formula="of:=[.Q471]+[.Q472]" office:value-type="float" office:value="13" calcext:value-type="float">
            <text:p>13</text:p>
          </table:table-cell>
          <table:table-cell table:formula="of:=[.R471]+[.R472]" office:value-type="float" office:value="5" calcext:value-type="float">
            <text:p>5</text:p>
          </table:table-cell>
          <table:table-cell table:formula="of:=[.S471]+[.S472]" office:value-type="float" office:value="1" calcext:value-type="float">
            <text:p>1</text:p>
          </table:table-cell>
          <table:table-cell table:formula="of:=[.T471]+[.T472]" office:value-type="float" office:value="3" calcext:value-type="float">
            <text:p>3</text:p>
          </table:table-cell>
          <table:table-cell table:formula="of:=[.U471]+[.U472]" office:value-type="float" office:value="6" calcext:value-type="float">
            <text:p>6</text:p>
          </table:table-cell>
          <table:table-cell table:formula="of:=SUM([.N473:.U473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51" calcext:value-type="float">
            <text:p>51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51\56-58-5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SUM([.C478:.J478])" office:value-type="float" office:value="21" calcext:value-type="float">
            <text:p>21</text:p>
          </table:table-cell>
          <table:table-cell table:number-columns-repeated="2"/>
          <table:table-cell table:formula="of:=[.$K478]*[.C480]/[.$K$6]" office:value-type="float" office:value="1.85294117647059" calcext:value-type="float">
            <text:p>1.8529411765</text:p>
          </table:table-cell>
          <table:table-cell table:formula="of:=[.$K478]*[.D480]/[.$K$6]" office:value-type="float" office:value="1.85294117647059" calcext:value-type="float">
            <text:p>1.8529411765</text:p>
          </table:table-cell>
          <table:table-cell table:formula="of:=[.$K478]*[.E480]/[.$K$6]" office:value-type="float" office:value="2.47058823529412" calcext:value-type="float">
            <text:p>2.4705882353</text:p>
          </table:table-cell>
          <table:table-cell table:formula="of:=[.$K478]*[.F480]/[.$K$6]" office:value-type="float" office:value="0.617647058823529" calcext:value-type="float">
            <text:p>0.6176470588</text:p>
          </table:table-cell>
          <table:table-cell table:formula="of:=[.$K478]*[.G480]/[.$K$6]" office:value-type="float" office:value="1.23529411764706" calcext:value-type="float">
            <text:p>1.2352941176</text:p>
          </table:table-cell>
          <table:table-cell table:formula="of:=[.$K478]*[.H480]/[.$K$6]" office:value-type="float" office:value="1.23529411764706" calcext:value-type="float">
            <text:p>1.2352941176</text:p>
          </table:table-cell>
          <table:table-cell table:formula="of:=[.$K478]*[.I480]/[.$K$6]" office:value-type="float" office:value="7.41176470588235" calcext:value-type="float">
            <text:p>7.4117647059</text:p>
          </table:table-cell>
          <table:table-cell table:formula="of:=[.$K478]*[.J480]/[.$K$6]" office:value-type="float" office:value="4.32352941176471" calcext:value-type="float">
            <text:p>4.3235294118</text:p>
          </table:table-cell>
          <table:table-cell table:formula="of:=SUM([.N478:.U478])" office:value-type="float" office:value="21" calcext:value-type="float">
            <text:p>21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478:.J479];[.N478:.U479])" office:value-type="float" office:value="0.299318393525242" calcext:value-type="float">
            <text:p>0.299318393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C479:.J479])" office:value-type="float" office:value="13" calcext:value-type="float">
            <text:p>13</text:p>
          </table:table-cell>
          <table:table-cell table:number-columns-repeated="2"/>
          <table:table-cell table:formula="of:=[.$K479]*[.C480]/[.$K$6]" office:value-type="float" office:value="1.14705882352941" calcext:value-type="float">
            <text:p>1.1470588235</text:p>
          </table:table-cell>
          <table:table-cell table:formula="of:=[.$K479]*[.D480]/[.$K$6]" office:value-type="float" office:value="1.14705882352941" calcext:value-type="float">
            <text:p>1.1470588235</text:p>
          </table:table-cell>
          <table:table-cell table:formula="of:=[.$K479]*[.E480]/[.$K$6]" office:value-type="float" office:value="1.52941176470588" calcext:value-type="float">
            <text:p>1.5294117647</text:p>
          </table:table-cell>
          <table:table-cell table:formula="of:=[.$K479]*[.F480]/[.$K$6]" office:value-type="float" office:value="0.382352941176471" calcext:value-type="float">
            <text:p>0.3823529412</text:p>
          </table:table-cell>
          <table:table-cell table:formula="of:=[.$K479]*[.G480]/[.$K$6]" office:value-type="float" office:value="0.764705882352941" calcext:value-type="float">
            <text:p>0.7647058824</text:p>
          </table:table-cell>
          <table:table-cell table:formula="of:=[.$K479]*[.H480]/[.$K$6]" office:value-type="float" office:value="0.764705882352941" calcext:value-type="float">
            <text:p>0.7647058824</text:p>
          </table:table-cell>
          <table:table-cell table:formula="of:=[.$K479]*[.I480]/[.$K$6]" office:value-type="float" office:value="4.58823529411765" calcext:value-type="float">
            <text:p>4.5882352941</text:p>
          </table:table-cell>
          <table:table-cell table:formula="of:=[.$K479]*[.J480]/[.$K$6]" office:value-type="float" office:value="2.67647058823529" calcext:value-type="float">
            <text:p>2.6764705882</text:p>
          </table:table-cell>
          <table:table-cell table:formula="of:=SUM([.N479:.U479])" office:value-type="float" office:value="13" calcext:value-type="float">
            <text:p>13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478:.C479])" office:value-type="float" office:value="3" calcext:value-type="float">
            <text:p>3</text:p>
          </table:table-cell>
          <table:table-cell table:formula="of:=SUM([.D478:.D479])" office:value-type="float" office:value="3" calcext:value-type="float">
            <text:p>3</text:p>
          </table:table-cell>
          <table:table-cell table:formula="of:=SUM([.E478:.E479])" office:value-type="float" office:value="4" calcext:value-type="float">
            <text:p>4</text:p>
          </table:table-cell>
          <table:table-cell table:formula="of:=SUM([.F478:.F479])" office:value-type="float" office:value="1" calcext:value-type="float">
            <text:p>1</text:p>
          </table:table-cell>
          <table:table-cell table:formula="of:=SUM([.G478:.G479])" office:value-type="float" office:value="2" calcext:value-type="float">
            <text:p>2</text:p>
          </table:table-cell>
          <table:table-cell table:formula="of:=SUM([.H478:.H479])" office:value-type="float" office:value="2" calcext:value-type="float">
            <text:p>2</text:p>
          </table:table-cell>
          <table:table-cell table:formula="of:=SUM([.I478:.I479])" office:value-type="float" office:value="12" calcext:value-type="float">
            <text:p>12</text:p>
          </table:table-cell>
          <table:table-cell table:formula="of:=SUM([.J478:.J479])" office:value-type="float" office:value="7" calcext:value-type="float">
            <text:p>7</text:p>
          </table:table-cell>
          <table:table-cell table:formula="of:=SUM([.C480:.J480])" office:value-type="float" office:value="34" calcext:value-type="float">
            <text:p>34</text:p>
          </table:table-cell>
          <table:table-cell table:number-columns-repeated="2"/>
          <table:table-cell table:formula="of:=[.N478]+[.N479]" office:value-type="float" office:value="3" calcext:value-type="float">
            <text:p>3</text:p>
          </table:table-cell>
          <table:table-cell table:formula="of:=[.O478]+[.O479]" office:value-type="float" office:value="3" calcext:value-type="float">
            <text:p>3</text:p>
          </table:table-cell>
          <table:table-cell table:formula="of:=[.P478]+[.P479]" office:value-type="float" office:value="4" calcext:value-type="float">
            <text:p>4</text:p>
          </table:table-cell>
          <table:table-cell table:formula="of:=[.Q478]+[.Q479]" office:value-type="float" office:value="1" calcext:value-type="float">
            <text:p>1</text:p>
          </table:table-cell>
          <table:table-cell table:formula="of:=[.R478]+[.R479]" office:value-type="float" office:value="2" calcext:value-type="float">
            <text:p>2</text:p>
          </table:table-cell>
          <table:table-cell table:formula="of:=[.S478]+[.S479]" office:value-type="float" office:value="2" calcext:value-type="float">
            <text:p>2</text:p>
          </table:table-cell>
          <table:table-cell table:formula="of:=[.T478]+[.T479]" office:value-type="float" office:value="12" calcext:value-type="float">
            <text:p>12</text:p>
          </table:table-cell>
          <table:table-cell table:formula="of:=[.U478]+[.U479]" office:value-type="float" office:value="7" calcext:value-type="float">
            <text:p>7</text:p>
          </table:table-cell>
          <table:table-cell table:formula="of:=SUM([.N480:.U480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51\55-56-58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C484:.J484])" office:value-type="float" office:value="21" calcext:value-type="float">
            <text:p>21</text:p>
          </table:table-cell>
          <table:table-cell table:number-columns-repeated="2"/>
          <table:table-cell table:formula="of:=[.$K484]*[.C486]/[.$K$6]" office:value-type="float" office:value="0.617647058823529" calcext:value-type="float">
            <text:p>0.6176470588</text:p>
          </table:table-cell>
          <table:table-cell table:formula="of:=[.$K484]*[.D486]/[.$K$6]" office:value-type="float" office:value="2.47058823529412" calcext:value-type="float">
            <text:p>2.4705882353</text:p>
          </table:table-cell>
          <table:table-cell table:formula="of:=[.$K484]*[.E486]/[.$K$6]" office:value-type="float" office:value="0.617647058823529" calcext:value-type="float">
            <text:p>0.6176470588</text:p>
          </table:table-cell>
          <table:table-cell table:formula="of:=[.$K484]*[.F486]/[.$K$6]" office:value-type="float" office:value="8.02941176470588" calcext:value-type="float">
            <text:p>8.0294117647</text:p>
          </table:table-cell>
          <table:table-cell table:formula="of:=[.$K484]*[.G486]/[.$K$6]" office:value-type="float" office:value="3.08823529411765" calcext:value-type="float">
            <text:p>3.0882352941</text:p>
          </table:table-cell>
          <table:table-cell table:formula="of:=[.$K484]*[.H486]/[.$K$6]" office:value-type="float" office:value="0.617647058823529" calcext:value-type="float">
            <text:p>0.6176470588</text:p>
          </table:table-cell>
          <table:table-cell table:formula="of:=[.$K484]*[.I486]/[.$K$6]" office:value-type="float" office:value="1.85294117647059" calcext:value-type="float">
            <text:p>1.8529411765</text:p>
          </table:table-cell>
          <table:table-cell table:formula="of:=[.$K484]*[.J486]/[.$K$6]" office:value-type="float" office:value="3.70588235294118" calcext:value-type="float">
            <text:p>3.7058823529</text:p>
          </table:table-cell>
          <table:table-cell table:formula="of:=SUM([.N484:.U484])" office:value-type="float" office:value="21" calcext:value-type="float">
            <text:p>21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484:.J485];[.N484:.U485])" office:value-type="float" office:value="0.301032696956602" calcext:value-type="float">
            <text:p>0.30103269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485:.J485])" office:value-type="float" office:value="13" calcext:value-type="float">
            <text:p>13</text:p>
          </table:table-cell>
          <table:table-cell table:number-columns-repeated="2"/>
          <table:table-cell table:formula="of:=[.$K485]*[.C486]/[.$K$6]" office:value-type="float" office:value="0.382352941176471" calcext:value-type="float">
            <text:p>0.3823529412</text:p>
          </table:table-cell>
          <table:table-cell table:formula="of:=[.$K485]*[.D486]/[.$K$6]" office:value-type="float" office:value="1.52941176470588" calcext:value-type="float">
            <text:p>1.5294117647</text:p>
          </table:table-cell>
          <table:table-cell table:formula="of:=[.$K485]*[.E486]/[.$K$6]" office:value-type="float" office:value="0.382352941176471" calcext:value-type="float">
            <text:p>0.3823529412</text:p>
          </table:table-cell>
          <table:table-cell table:formula="of:=[.$K485]*[.F486]/[.$K$6]" office:value-type="float" office:value="4.97058823529412" calcext:value-type="float">
            <text:p>4.9705882353</text:p>
          </table:table-cell>
          <table:table-cell table:formula="of:=[.$K485]*[.G486]/[.$K$6]" office:value-type="float" office:value="1.91176470588235" calcext:value-type="float">
            <text:p>1.9117647059</text:p>
          </table:table-cell>
          <table:table-cell table:formula="of:=[.$K485]*[.H486]/[.$K$6]" office:value-type="float" office:value="0.382352941176471" calcext:value-type="float">
            <text:p>0.3823529412</text:p>
          </table:table-cell>
          <table:table-cell table:formula="of:=[.$K485]*[.I486]/[.$K$6]" office:value-type="float" office:value="1.14705882352941" calcext:value-type="float">
            <text:p>1.1470588235</text:p>
          </table:table-cell>
          <table:table-cell table:formula="of:=[.$K485]*[.J486]/[.$K$6]" office:value-type="float" office:value="2.29411764705882" calcext:value-type="float">
            <text:p>2.2941176471</text:p>
          </table:table-cell>
          <table:table-cell table:formula="of:=SUM([.N485:.U485])" office:value-type="float" office:value="13" calcext:value-type="float">
            <text:p>13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484:.C485])" office:value-type="float" office:value="1" calcext:value-type="float">
            <text:p>1</text:p>
          </table:table-cell>
          <table:table-cell table:formula="of:=SUM([.D484:.D485])" office:value-type="float" office:value="4" calcext:value-type="float">
            <text:p>4</text:p>
          </table:table-cell>
          <table:table-cell table:formula="of:=SUM([.E484:.E485])" office:value-type="float" office:value="1" calcext:value-type="float">
            <text:p>1</text:p>
          </table:table-cell>
          <table:table-cell table:formula="of:=SUM([.F484:.F485])" office:value-type="float" office:value="13" calcext:value-type="float">
            <text:p>13</text:p>
          </table:table-cell>
          <table:table-cell table:formula="of:=SUM([.G484:.G485])" office:value-type="float" office:value="5" calcext:value-type="float">
            <text:p>5</text:p>
          </table:table-cell>
          <table:table-cell table:formula="of:=SUM([.H484:.H485])" office:value-type="float" office:value="1" calcext:value-type="float">
            <text:p>1</text:p>
          </table:table-cell>
          <table:table-cell table:formula="of:=SUM([.I484:.I485])" office:value-type="float" office:value="3" calcext:value-type="float">
            <text:p>3</text:p>
          </table:table-cell>
          <table:table-cell table:formula="of:=SUM([.J484:.J485])" office:value-type="float" office:value="6" calcext:value-type="float">
            <text:p>6</text:p>
          </table:table-cell>
          <table:table-cell table:formula="of:=SUM([.C486:.J486])" office:value-type="float" office:value="34" calcext:value-type="float">
            <text:p>34</text:p>
          </table:table-cell>
          <table:table-cell table:number-columns-repeated="2"/>
          <table:table-cell table:formula="of:=[.N484]+[.N485]" office:value-type="float" office:value="1" calcext:value-type="float">
            <text:p>1</text:p>
          </table:table-cell>
          <table:table-cell table:formula="of:=[.O484]+[.O485]" office:value-type="float" office:value="4" calcext:value-type="float">
            <text:p>4</text:p>
          </table:table-cell>
          <table:table-cell table:formula="of:=[.P484]+[.P485]" office:value-type="float" office:value="1" calcext:value-type="float">
            <text:p>1</text:p>
          </table:table-cell>
          <table:table-cell table:formula="of:=[.Q484]+[.Q485]" office:value-type="float" office:value="13" calcext:value-type="float">
            <text:p>13</text:p>
          </table:table-cell>
          <table:table-cell table:formula="of:=[.R484]+[.R485]" office:value-type="float" office:value="5" calcext:value-type="float">
            <text:p>5</text:p>
          </table:table-cell>
          <table:table-cell table:formula="of:=[.S484]+[.S485]" office:value-type="float" office:value="1" calcext:value-type="float">
            <text:p>1</text:p>
          </table:table-cell>
          <table:table-cell table:formula="of:=[.T484]+[.T485]" office:value-type="float" office:value="3" calcext:value-type="float">
            <text:p>3</text:p>
          </table:table-cell>
          <table:table-cell table:formula="of:=[.U484]+[.U485]" office:value-type="float" office:value="6" calcext:value-type="float">
            <text:p>6</text:p>
          </table:table-cell>
          <table:table-cell table:formula="of:=SUM([.N486:.U486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2"/>
        </table:table-row>
        <table:table-row table:style-name="ro1">
          <table:table-cell office:value-type="string" calcext:value-type="string">
            <text:p>Position:</text:p>
          </table:table-cell>
          <table:table-cell office:value-type="float" office:value="52" calcext:value-type="float">
            <text:p>52</text:p>
          </table:table-cell>
          <table:table-cell table:number-columns-repeated="21"/>
          <table:table-cell table:style-name="ce2"/>
        </table:table-row>
        <table:table-row table:style-name="ro1">
          <table:table-cell office:value-type="string" calcext:value-type="string">
            <text:p>R64 vs. R32/S16/E8 Path:</text:p>
          </table:table-cell>
          <table:table-cell table:number-columns-repeated="22"/>
          <table:table-cell table:style-name="ce2"/>
        </table:table-row>
        <table:table-row table:style-name="ro1">
          <table:table-cell/>
          <table:table-cell office:value-type="string" calcext:value-type="string">
            <text:p>52\56-58-5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C491:.J491])" office:value-type="float" office:value="32" calcext:value-type="float">
            <text:p>32</text:p>
          </table:table-cell>
          <table:table-cell table:number-columns-repeated="2"/>
          <table:table-cell table:formula="of:=[.$K491]*[.C493]/[.$K$6]" office:value-type="float" office:value="2.82352941176471" calcext:value-type="float">
            <text:p>2.8235294118</text:p>
          </table:table-cell>
          <table:table-cell table:formula="of:=[.$K491]*[.D493]/[.$K$6]" office:value-type="float" office:value="2.82352941176471" calcext:value-type="float">
            <text:p>2.8235294118</text:p>
          </table:table-cell>
          <table:table-cell table:formula="of:=[.$K491]*[.E493]/[.$K$6]" office:value-type="float" office:value="3.76470588235294" calcext:value-type="float">
            <text:p>3.7647058824</text:p>
          </table:table-cell>
          <table:table-cell table:formula="of:=[.$K491]*[.F493]/[.$K$6]" office:value-type="float" office:value="0.941176470588235" calcext:value-type="float">
            <text:p>0.9411764706</text:p>
          </table:table-cell>
          <table:table-cell table:formula="of:=[.$K491]*[.G493]/[.$K$6]" office:value-type="float" office:value="1.88235294117647" calcext:value-type="float">
            <text:p>1.8823529412</text:p>
          </table:table-cell>
          <table:table-cell table:formula="of:=[.$K491]*[.H493]/[.$K$6]" office:value-type="float" office:value="1.88235294117647" calcext:value-type="float">
            <text:p>1.8823529412</text:p>
          </table:table-cell>
          <table:table-cell table:formula="of:=[.$K491]*[.I493]/[.$K$6]" office:value-type="float" office:value="11.2941176470588" calcext:value-type="float">
            <text:p>11.2941176471</text:p>
          </table:table-cell>
          <table:table-cell table:formula="of:=[.$K491]*[.J493]/[.$K$6]" office:value-type="float" office:value="6.58823529411765" calcext:value-type="float">
            <text:p>6.5882352941</text:p>
          </table:table-cell>
          <table:table-cell table:formula="of:=SUM([.N491:.U491])" office:value-type="float" office:value="32" calcext:value-type="float">
            <text:p>32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491:.J492];[.N491:.U492])" office:value-type="float" office:value="0.00258277092636368" calcext:value-type="float">
            <text:p>0.002582770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92:.J492])" office:value-type="float" office:value="2" calcext:value-type="float">
            <text:p>2</text:p>
          </table:table-cell>
          <table:table-cell table:number-columns-repeated="2"/>
          <table:table-cell table:formula="of:=[.$K492]*[.C493]/[.$K$6]" office:value-type="float" office:value="0.176470588235294" calcext:value-type="float">
            <text:p>0.1764705882</text:p>
          </table:table-cell>
          <table:table-cell table:formula="of:=[.$K492]*[.D493]/[.$K$6]" office:value-type="float" office:value="0.176470588235294" calcext:value-type="float">
            <text:p>0.1764705882</text:p>
          </table:table-cell>
          <table:table-cell table:formula="of:=[.$K492]*[.E493]/[.$K$6]" office:value-type="float" office:value="0.235294117647059" calcext:value-type="float">
            <text:p>0.2352941176</text:p>
          </table:table-cell>
          <table:table-cell table:formula="of:=[.$K492]*[.F493]/[.$K$6]" office:value-type="float" office:value="0.0588235294117647" calcext:value-type="float">
            <text:p>0.0588235294</text:p>
          </table:table-cell>
          <table:table-cell table:formula="of:=[.$K492]*[.G493]/[.$K$6]" office:value-type="float" office:value="0.117647058823529" calcext:value-type="float">
            <text:p>0.1176470588</text:p>
          </table:table-cell>
          <table:table-cell table:formula="of:=[.$K492]*[.H493]/[.$K$6]" office:value-type="float" office:value="0.117647058823529" calcext:value-type="float">
            <text:p>0.1176470588</text:p>
          </table:table-cell>
          <table:table-cell table:formula="of:=[.$K492]*[.I493]/[.$K$6]" office:value-type="float" office:value="0.705882352941176" calcext:value-type="float">
            <text:p>0.7058823529</text:p>
          </table:table-cell>
          <table:table-cell table:formula="of:=[.$K492]*[.J493]/[.$K$6]" office:value-type="float" office:value="0.411764705882353" calcext:value-type="float">
            <text:p>0.4117647059</text:p>
          </table:table-cell>
          <table:table-cell table:formula="of:=SUM([.N492:.U492])" office:value-type="float" office:value="2" calcext:value-type="float">
            <text:p>2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formula="of:=SUM([.C491:.C492])" office:value-type="float" office:value="3" calcext:value-type="float">
            <text:p>3</text:p>
          </table:table-cell>
          <table:table-cell table:formula="of:=SUM([.D491:.D492])" office:value-type="float" office:value="3" calcext:value-type="float">
            <text:p>3</text:p>
          </table:table-cell>
          <table:table-cell table:formula="of:=SUM([.E491:.E492])" office:value-type="float" office:value="4" calcext:value-type="float">
            <text:p>4</text:p>
          </table:table-cell>
          <table:table-cell table:formula="of:=SUM([.F491:.F492])" office:value-type="float" office:value="1" calcext:value-type="float">
            <text:p>1</text:p>
          </table:table-cell>
          <table:table-cell table:formula="of:=SUM([.G491:.G492])" office:value-type="float" office:value="2" calcext:value-type="float">
            <text:p>2</text:p>
          </table:table-cell>
          <table:table-cell table:formula="of:=SUM([.H491:.H492])" office:value-type="float" office:value="2" calcext:value-type="float">
            <text:p>2</text:p>
          </table:table-cell>
          <table:table-cell table:formula="of:=SUM([.I491:.I492])" office:value-type="float" office:value="12" calcext:value-type="float">
            <text:p>12</text:p>
          </table:table-cell>
          <table:table-cell table:formula="of:=SUM([.J491:.J492])" office:value-type="float" office:value="7" calcext:value-type="float">
            <text:p>7</text:p>
          </table:table-cell>
          <table:table-cell table:formula="of:=SUM([.C493:.J493])" office:value-type="float" office:value="34" calcext:value-type="float">
            <text:p>34</text:p>
          </table:table-cell>
          <table:table-cell table:number-columns-repeated="2"/>
          <table:table-cell table:formula="of:=[.N491]+[.N492]" office:value-type="float" office:value="3" calcext:value-type="float">
            <text:p>3</text:p>
          </table:table-cell>
          <table:table-cell table:formula="of:=[.O491]+[.O492]" office:value-type="float" office:value="3" calcext:value-type="float">
            <text:p>3</text:p>
          </table:table-cell>
          <table:table-cell table:formula="of:=[.P491]+[.P492]" office:value-type="float" office:value="4" calcext:value-type="float">
            <text:p>4</text:p>
          </table:table-cell>
          <table:table-cell table:formula="of:=[.Q491]+[.Q492]" office:value-type="float" office:value="1" calcext:value-type="float">
            <text:p>1</text:p>
          </table:table-cell>
          <table:table-cell table:formula="of:=[.R491]+[.R492]" office:value-type="float" office:value="2" calcext:value-type="float">
            <text:p>2</text:p>
          </table:table-cell>
          <table:table-cell table:formula="of:=[.S491]+[.S492]" office:value-type="float" office:value="2" calcext:value-type="float">
            <text:p>2</text:p>
          </table:table-cell>
          <table:table-cell table:formula="of:=[.T491]+[.T492]" office:value-type="float" office:value="12" calcext:value-type="float">
            <text:p>12</text:p>
          </table:table-cell>
          <table:table-cell table:formula="of:=[.U491]+[.U492]" office:value-type="float" office:value="7" calcext:value-type="float">
            <text:p>7</text:p>
          </table:table-cell>
          <table:table-cell table:formula="of:=SUM([.N493:.U493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>
          <table:table-cell table:number-columns-repeated="23"/>
          <table:table-cell table:style-name="ce3"/>
        </table:table-row>
        <table:table-row table:style-name="ro1" table:visibility="collapse">
          <table:table-cell office:value-type="string" calcext:value-type="string">
            <text:p>R64 vs. R32/S16 Triplet:</text:p>
          </table:table-cell>
          <table:table-cell table:number-columns-repeated="22"/>
          <table:table-cell table:style-name="ce3"/>
        </table:table-row>
        <table:table-row table:style-name="ro1" table:visibility="collapse">
          <table:table-cell/>
          <table:table-cell office:value-type="string" calcext:value-type="string">
            <text:p>52\55-56-58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3"/>
        </table:table-row>
        <table:table-row table:style-name="ro2" table:visibility="collapse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C497:.J497])" office:value-type="float" office:value="32" calcext:value-type="float">
            <text:p>32</text:p>
          </table:table-cell>
          <table:table-cell table:number-columns-repeated="2"/>
          <table:table-cell table:formula="of:=[.$K497]*[.C499]/[.$K$6]" office:value-type="float" office:value="0.941176470588235" calcext:value-type="float">
            <text:p>0.9411764706</text:p>
          </table:table-cell>
          <table:table-cell table:formula="of:=[.$K497]*[.D499]/[.$K$6]" office:value-type="float" office:value="3.76470588235294" calcext:value-type="float">
            <text:p>3.7647058824</text:p>
          </table:table-cell>
          <table:table-cell table:formula="of:=[.$K497]*[.E499]/[.$K$6]" office:value-type="float" office:value="0.941176470588235" calcext:value-type="float">
            <text:p>0.9411764706</text:p>
          </table:table-cell>
          <table:table-cell table:formula="of:=[.$K497]*[.F499]/[.$K$6]" office:value-type="float" office:value="12.2352941176471" calcext:value-type="float">
            <text:p>12.2352941176</text:p>
          </table:table-cell>
          <table:table-cell table:formula="of:=[.$K497]*[.G499]/[.$K$6]" office:value-type="float" office:value="4.70588235294118" calcext:value-type="float">
            <text:p>4.7058823529</text:p>
          </table:table-cell>
          <table:table-cell table:formula="of:=[.$K497]*[.H499]/[.$K$6]" office:value-type="float" office:value="0.941176470588235" calcext:value-type="float">
            <text:p>0.9411764706</text:p>
          </table:table-cell>
          <table:table-cell table:formula="of:=[.$K497]*[.I499]/[.$K$6]" office:value-type="float" office:value="2.82352941176471" calcext:value-type="float">
            <text:p>2.8235294118</text:p>
          </table:table-cell>
          <table:table-cell table:formula="of:=[.$K497]*[.J499]/[.$K$6]" office:value-type="float" office:value="5.64705882352941" calcext:value-type="float">
            <text:p>5.6470588235</text:p>
          </table:table-cell>
          <table:table-cell table:formula="of:=SUM([.N497:.U497])" office:value-type="float" office:value="32" calcext:value-type="float">
            <text:p>32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497:.J498];[.N497:.U498])" office:value-type="float" office:value="0.539384506644573" calcext:value-type="float">
            <text:p>0.5393845066</text:p>
          </table:table-cell>
        </table:table-row>
        <table:table-row table:style-name="ro1" table:visibility="collapse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498:.J498])" office:value-type="float" office:value="2" calcext:value-type="float">
            <text:p>2</text:p>
          </table:table-cell>
          <table:table-cell table:number-columns-repeated="2"/>
          <table:table-cell table:formula="of:=[.$K498]*[.C499]/[.$K$6]" office:value-type="float" office:value="0.0588235294117647" calcext:value-type="float">
            <text:p>0.0588235294</text:p>
          </table:table-cell>
          <table:table-cell table:formula="of:=[.$K498]*[.D499]/[.$K$6]" office:value-type="float" office:value="0.235294117647059" calcext:value-type="float">
            <text:p>0.2352941176</text:p>
          </table:table-cell>
          <table:table-cell table:formula="of:=[.$K498]*[.E499]/[.$K$6]" office:value-type="float" office:value="0.0588235294117647" calcext:value-type="float">
            <text:p>0.0588235294</text:p>
          </table:table-cell>
          <table:table-cell table:formula="of:=[.$K498]*[.F499]/[.$K$6]" office:value-type="float" office:value="0.764705882352941" calcext:value-type="float">
            <text:p>0.7647058824</text:p>
          </table:table-cell>
          <table:table-cell table:formula="of:=[.$K498]*[.G499]/[.$K$6]" office:value-type="float" office:value="0.294117647058823" calcext:value-type="float">
            <text:p>0.2941176471</text:p>
          </table:table-cell>
          <table:table-cell table:formula="of:=[.$K498]*[.H499]/[.$K$6]" office:value-type="float" office:value="0.0588235294117647" calcext:value-type="float">
            <text:p>0.0588235294</text:p>
          </table:table-cell>
          <table:table-cell table:formula="of:=[.$K498]*[.I499]/[.$K$6]" office:value-type="float" office:value="0.176470588235294" calcext:value-type="float">
            <text:p>0.1764705882</text:p>
          </table:table-cell>
          <table:table-cell table:formula="of:=[.$K498]*[.J499]/[.$K$6]" office:value-type="float" office:value="0.352941176470588" calcext:value-type="float">
            <text:p>0.3529411765</text:p>
          </table:table-cell>
          <table:table-cell table:formula="of:=SUM([.N498:.U498])" office:value-type="float" office:value="2" calcext:value-type="float">
            <text:p>2</text:p>
          </table:table-cell>
          <table:table-cell/>
          <table:table-cell table:style-name="ce2"/>
        </table:table-row>
        <table:table-row table:style-name="ro1" table:visibility="collapse">
          <table:table-cell table:number-columns-repeated="2"/>
          <table:table-cell table:formula="of:=SUM([.C497:.C498])" office:value-type="float" office:value="1" calcext:value-type="float">
            <text:p>1</text:p>
          </table:table-cell>
          <table:table-cell table:formula="of:=SUM([.D497:.D498])" office:value-type="float" office:value="4" calcext:value-type="float">
            <text:p>4</text:p>
          </table:table-cell>
          <table:table-cell table:formula="of:=SUM([.E497:.E498])" office:value-type="float" office:value="1" calcext:value-type="float">
            <text:p>1</text:p>
          </table:table-cell>
          <table:table-cell table:formula="of:=SUM([.F497:.F498])" office:value-type="float" office:value="13" calcext:value-type="float">
            <text:p>13</text:p>
          </table:table-cell>
          <table:table-cell table:formula="of:=SUM([.G497:.G498])" office:value-type="float" office:value="5" calcext:value-type="float">
            <text:p>5</text:p>
          </table:table-cell>
          <table:table-cell table:formula="of:=SUM([.H497:.H498])" office:value-type="float" office:value="1" calcext:value-type="float">
            <text:p>1</text:p>
          </table:table-cell>
          <table:table-cell table:formula="of:=SUM([.I497:.I498])" office:value-type="float" office:value="3" calcext:value-type="float">
            <text:p>3</text:p>
          </table:table-cell>
          <table:table-cell table:formula="of:=SUM([.J497:.J498])" office:value-type="float" office:value="6" calcext:value-type="float">
            <text:p>6</text:p>
          </table:table-cell>
          <table:table-cell table:formula="of:=SUM([.C499:.J499])" office:value-type="float" office:value="34" calcext:value-type="float">
            <text:p>34</text:p>
          </table:table-cell>
          <table:table-cell table:number-columns-repeated="2"/>
          <table:table-cell table:formula="of:=[.N497]+[.N498]" office:value-type="float" office:value="1" calcext:value-type="float">
            <text:p>1</text:p>
          </table:table-cell>
          <table:table-cell table:formula="of:=[.O497]+[.O498]" office:value-type="float" office:value="4" calcext:value-type="float">
            <text:p>4</text:p>
          </table:table-cell>
          <table:table-cell table:formula="of:=[.P497]+[.P498]" office:value-type="float" office:value="1" calcext:value-type="float">
            <text:p>1</text:p>
          </table:table-cell>
          <table:table-cell table:formula="of:=[.Q497]+[.Q498]" office:value-type="float" office:value="13" calcext:value-type="float">
            <text:p>13</text:p>
          </table:table-cell>
          <table:table-cell table:formula="of:=[.R497]+[.R498]" office:value-type="float" office:value="5" calcext:value-type="float">
            <text:p>5</text:p>
          </table:table-cell>
          <table:table-cell table:formula="of:=[.S497]+[.S498]" office:value-type="float" office:value="1" calcext:value-type="float">
            <text:p>1</text:p>
          </table:table-cell>
          <table:table-cell table:formula="of:=[.T497]+[.T498]" office:value-type="float" office:value="3" calcext:value-type="float">
            <text:p>3</text:p>
          </table:table-cell>
          <table:table-cell table:formula="of:=[.U497]+[.U498]" office:value-type="float" office:value="6" calcext:value-type="float">
            <text:p>6</text:p>
          </table:table-cell>
          <table:table-cell table:formula="of:=SUM([.N499:.U499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 table:visibility="collapse">
          <table:table-cell table:number-columns-repeated="23"/>
          <table:table-cell table:style-name="ce2"/>
        </table:table-row>
        <table:table-row table:style-name="ro1" table:visibility="collapse">
          <table:table-cell office:value-type="string" calcext:value-type="string">
            <text:p>Position:</text:p>
          </table:table-cell>
          <table:table-cell office:value-type="float" office:value="53" calcext:value-type="float">
            <text:p>53</text:p>
          </table:table-cell>
          <table:table-cell table:number-columns-repeated="21"/>
          <table:table-cell table:style-name="ce2"/>
        </table:table-row>
        <table:table-row table:style-name="ro1" table:visibility="collapse">
          <table:table-cell office:value-type="string" calcext:value-type="string">
            <text:p>R32 vs. S16/E8 Triplet:</text:p>
          </table:table-cell>
          <table:table-cell table:number-columns-repeated="22"/>
          <table:table-cell table:style-name="ce2"/>
        </table:table-row>
        <table:table-row table:style-name="ro1" table:visibility="collapse">
          <table:table-cell/>
          <table:table-cell office:value-type="string" calcext:value-type="string">
            <text:p>53\57-58-5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 table:visibility="collapse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C504:.J504])" office:value-type="float" office:value="28" calcext:value-type="float">
            <text:p>28</text:p>
          </table:table-cell>
          <table:table-cell table:number-columns-repeated="2"/>
          <table:table-cell table:formula="of:=[.$K504]*[.C506]/[.$K$6]" office:value-type="float" office:value="3.29411764705882" calcext:value-type="float">
            <text:p>3.2941176471</text:p>
          </table:table-cell>
          <table:table-cell table:formula="of:=[.$K504]*[.D506]/[.$K$6]" office:value-type="float" office:value="3.29411764705882" calcext:value-type="float">
            <text:p>3.2941176471</text:p>
          </table:table-cell>
          <table:table-cell table:formula="of:=[.$K504]*[.E506]/[.$K$6]" office:value-type="float" office:value="10.7058823529412" calcext:value-type="float">
            <text:p>10.7058823529</text:p>
          </table:table-cell>
          <table:table-cell table:formula="of:=[.$K504]*[.F506]/[.$K$6]" office:value-type="float" office:value="6.58823529411765" calcext:value-type="float">
            <text:p>6.5882352941</text:p>
          </table:table-cell>
          <table:table-cell table:formula="of:=[.$K504]*[.G506]/[.$K$6]" office:value-type="float" office:value="0.823529411764706" calcext:value-type="float">
            <text:p>0.8235294118</text:p>
          </table:table-cell>
          <table:table-cell table:formula="of:=[.$K504]*[.H506]/[.$K$6]" office:value-type="float" office:value="0.823529411764706" calcext:value-type="float">
            <text:p>0.8235294118</text:p>
          </table:table-cell>
          <table:table-cell table:formula="of:=[.$K504]*[.I506]/[.$K$6]" office:value-type="float" office:value="2.47058823529412" calcext:value-type="float">
            <text:p>2.4705882353</text:p>
          </table:table-cell>
          <table:table-cell table:formula="of:=[.$K504]*[.J506]/[.$K$6]" office:value-type="float" office:value="0" calcext:value-type="float">
            <text:p>0</text:p>
          </table:table-cell>
          <table:table-cell table:formula="of:=SUM([.N504:.U504])" office:value-type="float" office:value="28" calcext:value-type="float">
            <text:p>28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504:.J505];[.N504:.U505])" office:value-type="string" office:string-value="" calcext:value-type="error">
            <text:p>#VALUE!</text:p>
          </table:table-cell>
        </table:table-row>
        <table:table-row table:style-name="ro1" table:visibility="collapse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505:.J505])" office:value-type="float" office:value="6" calcext:value-type="float">
            <text:p>6</text:p>
          </table:table-cell>
          <table:table-cell table:number-columns-repeated="2"/>
          <table:table-cell table:formula="of:=[.$K505]*[.C506]/[.$K$6]" office:value-type="float" office:value="0.705882352941176" calcext:value-type="float">
            <text:p>0.7058823529</text:p>
          </table:table-cell>
          <table:table-cell table:formula="of:=[.$K505]*[.D506]/[.$K$6]" office:value-type="float" office:value="0.705882352941176" calcext:value-type="float">
            <text:p>0.7058823529</text:p>
          </table:table-cell>
          <table:table-cell table:formula="of:=[.$K505]*[.E506]/[.$K$6]" office:value-type="float" office:value="2.29411764705882" calcext:value-type="float">
            <text:p>2.2941176471</text:p>
          </table:table-cell>
          <table:table-cell table:formula="of:=[.$K505]*[.F506]/[.$K$6]" office:value-type="float" office:value="1.41176470588235" calcext:value-type="float">
            <text:p>1.4117647059</text:p>
          </table:table-cell>
          <table:table-cell table:formula="of:=[.$K505]*[.G506]/[.$K$6]" office:value-type="float" office:value="0.176470588235294" calcext:value-type="float">
            <text:p>0.1764705882</text:p>
          </table:table-cell>
          <table:table-cell table:formula="of:=[.$K505]*[.H506]/[.$K$6]" office:value-type="float" office:value="0.176470588235294" calcext:value-type="float">
            <text:p>0.1764705882</text:p>
          </table:table-cell>
          <table:table-cell table:formula="of:=[.$K505]*[.I506]/[.$K$6]" office:value-type="float" office:value="0.529411764705882" calcext:value-type="float">
            <text:p>0.5294117647</text:p>
          </table:table-cell>
          <table:table-cell table:formula="of:=[.$K505]*[.J506]/[.$K$6]" office:value-type="float" office:value="0" calcext:value-type="float">
            <text:p>0</text:p>
          </table:table-cell>
          <table:table-cell table:formula="of:=SUM([.N505:.U505])" office:value-type="float" office:value="6" calcext:value-type="float">
            <text:p>6</text:p>
          </table:table-cell>
          <table:table-cell/>
          <table:table-cell table:style-name="ce2"/>
        </table:table-row>
        <table:table-row table:style-name="ro1" table:visibility="collapse">
          <table:table-cell table:number-columns-repeated="2"/>
          <table:table-cell table:formula="of:=SUM([.C504:.C505])" office:value-type="float" office:value="4" calcext:value-type="float">
            <text:p>4</text:p>
          </table:table-cell>
          <table:table-cell table:formula="of:=SUM([.D504:.D505])" office:value-type="float" office:value="4" calcext:value-type="float">
            <text:p>4</text:p>
          </table:table-cell>
          <table:table-cell table:formula="of:=SUM([.E504:.E505])" office:value-type="float" office:value="13" calcext:value-type="float">
            <text:p>13</text:p>
          </table:table-cell>
          <table:table-cell table:formula="of:=SUM([.F504:.F505])" office:value-type="float" office:value="8" calcext:value-type="float">
            <text:p>8</text:p>
          </table:table-cell>
          <table:table-cell table:formula="of:=SUM([.G504:.G505])" office:value-type="float" office:value="1" calcext:value-type="float">
            <text:p>1</text:p>
          </table:table-cell>
          <table:table-cell table:formula="of:=SUM([.H504:.H505])" office:value-type="float" office:value="1" calcext:value-type="float">
            <text:p>1</text:p>
          </table:table-cell>
          <table:table-cell table:formula="of:=SUM([.I504:.I505])" office:value-type="float" office:value="3" calcext:value-type="float">
            <text:p>3</text:p>
          </table:table-cell>
          <table:table-cell table:formula="of:=SUM([.J504:.J505])" office:value-type="float" office:value="0" calcext:value-type="float">
            <text:p>0</text:p>
          </table:table-cell>
          <table:table-cell table:formula="of:=SUM([.C506:.J506])" office:value-type="float" office:value="34" calcext:value-type="float">
            <text:p>34</text:p>
          </table:table-cell>
          <table:table-cell table:number-columns-repeated="2"/>
          <table:table-cell table:formula="of:=[.N504]+[.N505]" office:value-type="float" office:value="4" calcext:value-type="float">
            <text:p>4</text:p>
          </table:table-cell>
          <table:table-cell table:formula="of:=[.O504]+[.O505]" office:value-type="float" office:value="4" calcext:value-type="float">
            <text:p>4</text:p>
          </table:table-cell>
          <table:table-cell table:formula="of:=[.P504]+[.P505]" office:value-type="float" office:value="13" calcext:value-type="float">
            <text:p>13</text:p>
          </table:table-cell>
          <table:table-cell table:formula="of:=[.Q504]+[.Q505]" office:value-type="float" office:value="8" calcext:value-type="float">
            <text:p>8</text:p>
          </table:table-cell>
          <table:table-cell table:formula="of:=[.R504]+[.R505]" office:value-type="float" office:value="1" calcext:value-type="float">
            <text:p>1</text:p>
          </table:table-cell>
          <table:table-cell table:formula="of:=[.S504]+[.S505]" office:value-type="float" office:value="1" calcext:value-type="float">
            <text:p>1</text:p>
          </table:table-cell>
          <table:table-cell table:formula="of:=[.T504]+[.T505]" office:value-type="float" office:value="3" calcext:value-type="float">
            <text:p>3</text:p>
          </table:table-cell>
          <table:table-cell table:formula="of:=[.U504]+[.U505]" office:value-type="float" office:value="0" calcext:value-type="float">
            <text:p>0</text:p>
          </table:table-cell>
          <table:table-cell table:formula="of:=SUM([.N506:.U506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 table:visibility="collapse">
          <table:table-cell table:number-columns-repeated="23"/>
          <table:table-cell table:style-name="ce2"/>
        </table:table-row>
        <table:table-row table:style-name="ro1" table:visibility="collapse">
          <table:table-cell office:value-type="string" calcext:value-type="string">
            <text:p>Position:</text:p>
          </table:table-cell>
          <table:table-cell office:value-type="float" office:value="54" calcext:value-type="float">
            <text:p>54</text:p>
          </table:table-cell>
          <table:table-cell table:number-columns-repeated="21"/>
          <table:table-cell table:style-name="ce2"/>
        </table:table-row>
        <table:table-row table:style-name="ro1" table:visibility="collapse">
          <table:table-cell office:value-type="string" calcext:value-type="string">
            <text:p>R32 vs. S16/E8 Triplet:</text:p>
          </table:table-cell>
          <table:table-cell table:number-columns-repeated="22"/>
          <table:table-cell table:style-name="ce2"/>
        </table:table-row>
        <table:table-row table:style-name="ro1" table:visibility="collapse">
          <table:table-cell/>
          <table:table-cell office:value-type="string" calcext:value-type="string">
            <text:p>54\57-58-5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 table:visibility="collapse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511:.J511])" office:value-type="float" office:value="16" calcext:value-type="float">
            <text:p>16</text:p>
          </table:table-cell>
          <table:table-cell table:number-columns-repeated="2"/>
          <table:table-cell table:formula="of:=[.$K511]*[.C513]/[.$K$6]" office:value-type="float" office:value="1.88235294117647" calcext:value-type="float">
            <text:p>1.8823529412</text:p>
          </table:table-cell>
          <table:table-cell table:formula="of:=[.$K511]*[.D513]/[.$K$6]" office:value-type="float" office:value="1.88235294117647" calcext:value-type="float">
            <text:p>1.8823529412</text:p>
          </table:table-cell>
          <table:table-cell table:formula="of:=[.$K511]*[.E513]/[.$K$6]" office:value-type="float" office:value="6.11764705882353" calcext:value-type="float">
            <text:p>6.1176470588</text:p>
          </table:table-cell>
          <table:table-cell table:formula="of:=[.$K511]*[.F513]/[.$K$6]" office:value-type="float" office:value="3.76470588235294" calcext:value-type="float">
            <text:p>3.7647058824</text:p>
          </table:table-cell>
          <table:table-cell table:formula="of:=[.$K511]*[.G513]/[.$K$6]" office:value-type="float" office:value="0.470588235294118" calcext:value-type="float">
            <text:p>0.4705882353</text:p>
          </table:table-cell>
          <table:table-cell table:formula="of:=[.$K511]*[.H513]/[.$K$6]" office:value-type="float" office:value="0.470588235294118" calcext:value-type="float">
            <text:p>0.4705882353</text:p>
          </table:table-cell>
          <table:table-cell table:formula="of:=[.$K511]*[.I513]/[.$K$6]" office:value-type="float" office:value="1.41176470588235" calcext:value-type="float">
            <text:p>1.4117647059</text:p>
          </table:table-cell>
          <table:table-cell table:formula="of:=[.$K511]*[.J513]/[.$K$6]" office:value-type="float" office:value="0" calcext:value-type="float">
            <text:p>0</text:p>
          </table:table-cell>
          <table:table-cell table:formula="of:=SUM([.N511:.U511])" office:value-type="float" office:value="16" calcext:value-type="float">
            <text:p>16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511:.J512];[.N511:.U512])" office:value-type="string" office:string-value="" calcext:value-type="error">
            <text:p>#VALUE!</text:p>
          </table:table-cell>
        </table:table-row>
        <table:table-row table:style-name="ro1" table:visibility="collapse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C512:.J512])" office:value-type="float" office:value="18" calcext:value-type="float">
            <text:p>18</text:p>
          </table:table-cell>
          <table:table-cell table:number-columns-repeated="2"/>
          <table:table-cell table:formula="of:=[.$K512]*[.C513]/[.$K$6]" office:value-type="float" office:value="2.11764705882353" calcext:value-type="float">
            <text:p>2.1176470588</text:p>
          </table:table-cell>
          <table:table-cell table:formula="of:=[.$K512]*[.D513]/[.$K$6]" office:value-type="float" office:value="2.11764705882353" calcext:value-type="float">
            <text:p>2.1176470588</text:p>
          </table:table-cell>
          <table:table-cell table:formula="of:=[.$K512]*[.E513]/[.$K$6]" office:value-type="float" office:value="6.88235294117647" calcext:value-type="float">
            <text:p>6.8823529412</text:p>
          </table:table-cell>
          <table:table-cell table:formula="of:=[.$K512]*[.F513]/[.$K$6]" office:value-type="float" office:value="4.23529411764706" calcext:value-type="float">
            <text:p>4.2352941176</text:p>
          </table:table-cell>
          <table:table-cell table:formula="of:=[.$K512]*[.G513]/[.$K$6]" office:value-type="float" office:value="0.529411764705882" calcext:value-type="float">
            <text:p>0.5294117647</text:p>
          </table:table-cell>
          <table:table-cell table:formula="of:=[.$K512]*[.H513]/[.$K$6]" office:value-type="float" office:value="0.529411764705882" calcext:value-type="float">
            <text:p>0.5294117647</text:p>
          </table:table-cell>
          <table:table-cell table:formula="of:=[.$K512]*[.I513]/[.$K$6]" office:value-type="float" office:value="1.58823529411765" calcext:value-type="float">
            <text:p>1.5882352941</text:p>
          </table:table-cell>
          <table:table-cell table:formula="of:=[.$K512]*[.J513]/[.$K$6]" office:value-type="float" office:value="0" calcext:value-type="float">
            <text:p>0</text:p>
          </table:table-cell>
          <table:table-cell table:formula="of:=SUM([.N512:.U512])" office:value-type="float" office:value="18" calcext:value-type="float">
            <text:p>18</text:p>
          </table:table-cell>
          <table:table-cell/>
          <table:table-cell table:style-name="ce2"/>
        </table:table-row>
        <table:table-row table:style-name="ro1" table:visibility="collapse">
          <table:table-cell table:number-columns-repeated="2"/>
          <table:table-cell table:formula="of:=SUM([.C511:.C512])" office:value-type="float" office:value="4" calcext:value-type="float">
            <text:p>4</text:p>
          </table:table-cell>
          <table:table-cell table:formula="of:=SUM([.D511:.D512])" office:value-type="float" office:value="4" calcext:value-type="float">
            <text:p>4</text:p>
          </table:table-cell>
          <table:table-cell table:formula="of:=SUM([.E511:.E512])" office:value-type="float" office:value="13" calcext:value-type="float">
            <text:p>13</text:p>
          </table:table-cell>
          <table:table-cell table:formula="of:=SUM([.F511:.F512])" office:value-type="float" office:value="8" calcext:value-type="float">
            <text:p>8</text:p>
          </table:table-cell>
          <table:table-cell table:formula="of:=SUM([.G511:.G512])" office:value-type="float" office:value="1" calcext:value-type="float">
            <text:p>1</text:p>
          </table:table-cell>
          <table:table-cell table:formula="of:=SUM([.H511:.H512])" office:value-type="float" office:value="1" calcext:value-type="float">
            <text:p>1</text:p>
          </table:table-cell>
          <table:table-cell table:formula="of:=SUM([.I511:.I512])" office:value-type="float" office:value="3" calcext:value-type="float">
            <text:p>3</text:p>
          </table:table-cell>
          <table:table-cell table:formula="of:=SUM([.J511:.J512])" office:value-type="float" office:value="0" calcext:value-type="float">
            <text:p>0</text:p>
          </table:table-cell>
          <table:table-cell table:formula="of:=SUM([.C513:.J513])" office:value-type="float" office:value="34" calcext:value-type="float">
            <text:p>34</text:p>
          </table:table-cell>
          <table:table-cell table:number-columns-repeated="2"/>
          <table:table-cell table:formula="of:=[.N511]+[.N512]" office:value-type="float" office:value="4" calcext:value-type="float">
            <text:p>4</text:p>
          </table:table-cell>
          <table:table-cell table:formula="of:=[.O511]+[.O512]" office:value-type="float" office:value="4" calcext:value-type="float">
            <text:p>4</text:p>
          </table:table-cell>
          <table:table-cell table:formula="of:=[.P511]+[.P512]" office:value-type="float" office:value="13" calcext:value-type="float">
            <text:p>13</text:p>
          </table:table-cell>
          <table:table-cell table:formula="of:=[.Q511]+[.Q512]" office:value-type="float" office:value="8" calcext:value-type="float">
            <text:p>8</text:p>
          </table:table-cell>
          <table:table-cell table:formula="of:=[.R511]+[.R512]" office:value-type="float" office:value="1" calcext:value-type="float">
            <text:p>1</text:p>
          </table:table-cell>
          <table:table-cell table:formula="of:=[.S511]+[.S512]" office:value-type="float" office:value="1" calcext:value-type="float">
            <text:p>1</text:p>
          </table:table-cell>
          <table:table-cell table:formula="of:=[.T511]+[.T512]" office:value-type="float" office:value="3" calcext:value-type="float">
            <text:p>3</text:p>
          </table:table-cell>
          <table:table-cell table:formula="of:=[.U511]+[.U512]" office:value-type="float" office:value="0" calcext:value-type="float">
            <text:p>0</text:p>
          </table:table-cell>
          <table:table-cell table:formula="of:=SUM([.N513:.U513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 table:visibility="collapse">
          <table:table-cell table:number-columns-repeated="23"/>
          <table:table-cell table:style-name="ce2"/>
        </table:table-row>
        <table:table-row table:style-name="ro1" table:visibility="collapse">
          <table:table-cell office:value-type="string" calcext:value-type="string">
            <text:p>Position:</text:p>
          </table:table-cell>
          <table:table-cell office:value-type="float" office:value="55" calcext:value-type="float">
            <text:p>55</text:p>
          </table:table-cell>
          <table:table-cell table:number-columns-repeated="21"/>
          <table:table-cell table:style-name="ce2"/>
        </table:table-row>
        <table:table-row table:style-name="ro1" table:visibility="collapse">
          <table:table-cell office:value-type="string" calcext:value-type="string">
            <text:p>R32 vs. S16/E8 Triplet:</text:p>
          </table:table-cell>
          <table:table-cell table:number-columns-repeated="22"/>
          <table:table-cell table:style-name="ce2"/>
        </table:table-row>
        <table:table-row table:style-name="ro1" table:visibility="collapse">
          <table:table-cell/>
          <table:table-cell office:value-type="string" calcext:value-type="string">
            <text:p>55\57-58-5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 table:visibility="collapse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C518:.J518])" office:value-type="float" office:value="19" calcext:value-type="float">
            <text:p>19</text:p>
          </table:table-cell>
          <table:table-cell table:number-columns-repeated="2"/>
          <table:table-cell table:formula="of:=[.$K518]*[.C520]/[.$K$6]" office:value-type="float" office:value="2.23529411764706" calcext:value-type="float">
            <text:p>2.2352941176</text:p>
          </table:table-cell>
          <table:table-cell table:formula="of:=[.$K518]*[.D520]/[.$K$6]" office:value-type="float" office:value="2.23529411764706" calcext:value-type="float">
            <text:p>2.2352941176</text:p>
          </table:table-cell>
          <table:table-cell table:formula="of:=[.$K518]*[.E520]/[.$K$6]" office:value-type="float" office:value="7.26470588235294" calcext:value-type="float">
            <text:p>7.2647058824</text:p>
          </table:table-cell>
          <table:table-cell table:formula="of:=[.$K518]*[.F520]/[.$K$6]" office:value-type="float" office:value="4.47058823529412" calcext:value-type="float">
            <text:p>4.4705882353</text:p>
          </table:table-cell>
          <table:table-cell table:formula="of:=[.$K518]*[.G520]/[.$K$6]" office:value-type="float" office:value="0.558823529411765" calcext:value-type="float">
            <text:p>0.5588235294</text:p>
          </table:table-cell>
          <table:table-cell table:formula="of:=[.$K518]*[.H520]/[.$K$6]" office:value-type="float" office:value="0.558823529411765" calcext:value-type="float">
            <text:p>0.5588235294</text:p>
          </table:table-cell>
          <table:table-cell table:formula="of:=[.$K518]*[.I520]/[.$K$6]" office:value-type="float" office:value="1.67647058823529" calcext:value-type="float">
            <text:p>1.6764705882</text:p>
          </table:table-cell>
          <table:table-cell table:formula="of:=[.$K518]*[.J520]/[.$K$6]" office:value-type="float" office:value="0" calcext:value-type="float">
            <text:p>0</text:p>
          </table:table-cell>
          <table:table-cell table:formula="of:=SUM([.N518:.U518])" office:value-type="float" office:value="19" calcext:value-type="float">
            <text:p>19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518:.J519];[.N518:.U519])" office:value-type="string" office:string-value="" calcext:value-type="error">
            <text:p>#VALUE!</text:p>
          </table:table-cell>
        </table:table-row>
        <table:table-row table:style-name="ro1" table:visibility="collapse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519:.J519])" office:value-type="float" office:value="15" calcext:value-type="float">
            <text:p>15</text:p>
          </table:table-cell>
          <table:table-cell table:number-columns-repeated="2"/>
          <table:table-cell table:formula="of:=[.$K519]*[.C520]/[.$K$6]" office:value-type="float" office:value="1.76470588235294" calcext:value-type="float">
            <text:p>1.7647058824</text:p>
          </table:table-cell>
          <table:table-cell table:formula="of:=[.$K519]*[.D520]/[.$K$6]" office:value-type="float" office:value="1.76470588235294" calcext:value-type="float">
            <text:p>1.7647058824</text:p>
          </table:table-cell>
          <table:table-cell table:formula="of:=[.$K519]*[.E520]/[.$K$6]" office:value-type="float" office:value="5.73529411764706" calcext:value-type="float">
            <text:p>5.7352941176</text:p>
          </table:table-cell>
          <table:table-cell table:formula="of:=[.$K519]*[.F520]/[.$K$6]" office:value-type="float" office:value="3.52941176470588" calcext:value-type="float">
            <text:p>3.5294117647</text:p>
          </table:table-cell>
          <table:table-cell table:formula="of:=[.$K519]*[.G520]/[.$K$6]" office:value-type="float" office:value="0.441176470588235" calcext:value-type="float">
            <text:p>0.4411764706</text:p>
          </table:table-cell>
          <table:table-cell table:formula="of:=[.$K519]*[.H520]/[.$K$6]" office:value-type="float" office:value="0.441176470588235" calcext:value-type="float">
            <text:p>0.4411764706</text:p>
          </table:table-cell>
          <table:table-cell table:formula="of:=[.$K519]*[.I520]/[.$K$6]" office:value-type="float" office:value="1.32352941176471" calcext:value-type="float">
            <text:p>1.3235294118</text:p>
          </table:table-cell>
          <table:table-cell table:formula="of:=[.$K519]*[.J520]/[.$K$6]" office:value-type="float" office:value="0" calcext:value-type="float">
            <text:p>0</text:p>
          </table:table-cell>
          <table:table-cell table:formula="of:=SUM([.N519:.U519])" office:value-type="float" office:value="15" calcext:value-type="float">
            <text:p>15</text:p>
          </table:table-cell>
          <table:table-cell/>
          <table:table-cell table:style-name="ce2"/>
        </table:table-row>
        <table:table-row table:style-name="ro1" table:visibility="collapse">
          <table:table-cell table:number-columns-repeated="2"/>
          <table:table-cell table:formula="of:=SUM([.C518:.C519])" office:value-type="float" office:value="4" calcext:value-type="float">
            <text:p>4</text:p>
          </table:table-cell>
          <table:table-cell table:formula="of:=SUM([.D518:.D519])" office:value-type="float" office:value="4" calcext:value-type="float">
            <text:p>4</text:p>
          </table:table-cell>
          <table:table-cell table:formula="of:=SUM([.E518:.E519])" office:value-type="float" office:value="13" calcext:value-type="float">
            <text:p>13</text:p>
          </table:table-cell>
          <table:table-cell table:formula="of:=SUM([.F518:.F519])" office:value-type="float" office:value="8" calcext:value-type="float">
            <text:p>8</text:p>
          </table:table-cell>
          <table:table-cell table:formula="of:=SUM([.G518:.G519])" office:value-type="float" office:value="1" calcext:value-type="float">
            <text:p>1</text:p>
          </table:table-cell>
          <table:table-cell table:formula="of:=SUM([.H518:.H519])" office:value-type="float" office:value="1" calcext:value-type="float">
            <text:p>1</text:p>
          </table:table-cell>
          <table:table-cell table:formula="of:=SUM([.I518:.I519])" office:value-type="float" office:value="3" calcext:value-type="float">
            <text:p>3</text:p>
          </table:table-cell>
          <table:table-cell table:formula="of:=SUM([.J518:.J519])" office:value-type="float" office:value="0" calcext:value-type="float">
            <text:p>0</text:p>
          </table:table-cell>
          <table:table-cell table:formula="of:=SUM([.C520:.J520])" office:value-type="float" office:value="34" calcext:value-type="float">
            <text:p>34</text:p>
          </table:table-cell>
          <table:table-cell table:number-columns-repeated="2"/>
          <table:table-cell table:formula="of:=[.N518]+[.N519]" office:value-type="float" office:value="4" calcext:value-type="float">
            <text:p>4</text:p>
          </table:table-cell>
          <table:table-cell table:formula="of:=[.O518]+[.O519]" office:value-type="float" office:value="4" calcext:value-type="float">
            <text:p>4</text:p>
          </table:table-cell>
          <table:table-cell table:formula="of:=[.P518]+[.P519]" office:value-type="float" office:value="13" calcext:value-type="float">
            <text:p>13</text:p>
          </table:table-cell>
          <table:table-cell table:formula="of:=[.Q518]+[.Q519]" office:value-type="float" office:value="8" calcext:value-type="float">
            <text:p>8</text:p>
          </table:table-cell>
          <table:table-cell table:formula="of:=[.R518]+[.R519]" office:value-type="float" office:value="1" calcext:value-type="float">
            <text:p>1</text:p>
          </table:table-cell>
          <table:table-cell table:formula="of:=[.S518]+[.S519]" office:value-type="float" office:value="1" calcext:value-type="float">
            <text:p>1</text:p>
          </table:table-cell>
          <table:table-cell table:formula="of:=[.T518]+[.T519]" office:value-type="float" office:value="3" calcext:value-type="float">
            <text:p>3</text:p>
          </table:table-cell>
          <table:table-cell table:formula="of:=[.U518]+[.U519]" office:value-type="float" office:value="0" calcext:value-type="float">
            <text:p>0</text:p>
          </table:table-cell>
          <table:table-cell table:formula="of:=SUM([.N520:.U520])" office:value-type="float" office:value="34" calcext:value-type="float">
            <text:p>34</text:p>
          </table:table-cell>
          <table:table-cell/>
          <table:table-cell table:style-name="ce2"/>
        </table:table-row>
        <table:table-row table:style-name="ro1" table:visibility="collapse">
          <table:table-cell table:number-columns-repeated="23"/>
          <table:table-cell table:style-name="ce2"/>
        </table:table-row>
        <table:table-row table:style-name="ro1" table:visibility="collapse">
          <table:table-cell office:value-type="string" calcext:value-type="string">
            <text:p>Position:</text:p>
          </table:table-cell>
          <table:table-cell office:value-type="float" office:value="56" calcext:value-type="float">
            <text:p>56</text:p>
          </table:table-cell>
          <table:table-cell table:number-columns-repeated="21"/>
          <table:table-cell table:style-name="ce2"/>
        </table:table-row>
        <table:table-row table:style-name="ro1" table:visibility="collapse">
          <table:table-cell office:value-type="string" calcext:value-type="string">
            <text:p>R32 vs. S16/E8 Triplet:</text:p>
          </table:table-cell>
          <table:table-cell table:number-columns-repeated="22"/>
          <table:table-cell table:style-name="ce2"/>
        </table:table-row>
        <table:table-row table:style-name="ro1" table:visibility="collapse">
          <table:table-cell/>
          <table:table-cell office:value-type="string" calcext:value-type="string">
            <text:p>56\57-58-5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pected Freqs:</text:p>
          </table:table-cell>
          <table:table-cell table:number-columns-repeated="10"/>
          <table:table-cell table:style-name="ce2"/>
        </table:table-row>
        <table:table-row table:style-name="ro2" table:visibility="collapse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C525:.J525])" office:value-type="float" office:value="11" calcext:value-type="float">
            <text:p>11</text:p>
          </table:table-cell>
          <table:table-cell table:number-columns-repeated="2"/>
          <table:table-cell table:formula="of:=[.$K525]*[.C527]/[.$K$6]" office:value-type="float" office:value="1.29411764705882" calcext:value-type="float">
            <text:p>1.2941176471</text:p>
          </table:table-cell>
          <table:table-cell table:formula="of:=[.$K525]*[.D527]/[.$K$6]" office:value-type="float" office:value="1.29411764705882" calcext:value-type="float">
            <text:p>1.2941176471</text:p>
          </table:table-cell>
          <table:table-cell table:formula="of:=[.$K525]*[.E527]/[.$K$6]" office:value-type="float" office:value="4.20588235294118" calcext:value-type="float">
            <text:p>4.2058823529</text:p>
          </table:table-cell>
          <table:table-cell table:formula="of:=[.$K525]*[.F527]/[.$K$6]" office:value-type="float" office:value="2.58823529411765" calcext:value-type="float">
            <text:p>2.5882352941</text:p>
          </table:table-cell>
          <table:table-cell table:formula="of:=[.$K525]*[.G527]/[.$K$6]" office:value-type="float" office:value="0.323529411764706" calcext:value-type="float">
            <text:p>0.3235294118</text:p>
          </table:table-cell>
          <table:table-cell table:formula="of:=[.$K525]*[.H527]/[.$K$6]" office:value-type="float" office:value="0.323529411764706" calcext:value-type="float">
            <text:p>0.3235294118</text:p>
          </table:table-cell>
          <table:table-cell table:formula="of:=[.$K525]*[.I527]/[.$K$6]" office:value-type="float" office:value="0.970588235294118" calcext:value-type="float">
            <text:p>0.9705882353</text:p>
          </table:table-cell>
          <table:table-cell table:formula="of:=[.$K525]*[.J527]/[.$K$6]" office:value-type="float" office:value="0" calcext:value-type="float">
            <text:p>0</text:p>
          </table:table-cell>
          <table:table-cell table:formula="of:=SUM([.N525:.U525])" office:value-type="float" office:value="11" calcext:value-type="float">
            <text:p>11</text:p>
          </table:table-cell>
          <table:table-cell office:value-type="string" calcext:value-type="string">
            <text:p>Chi-square:</text:p>
          </table:table-cell>
          <table:table-cell table:style-name="ce2" table:formula="of:=COM.MICROSOFT.CHISQ.TEST([.C525:.J526];[.N525:.U526])" office:value-type="string" office:string-value="" calcext:value-type="error">
            <text:p>#VALUE!</text:p>
          </table:table-cell>
        </table:table-row>
        <table:table-row table:style-name="ro1" table:visibility="collapse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526:.J526])" office:value-type="float" office:value="23" calcext:value-type="float">
            <text:p>23</text:p>
          </table:table-cell>
          <table:table-cell table:number-columns-repeated="2"/>
          <table:table-cell table:formula="of:=[.$K526]*[.C527]/[.$K$6]" office:value-type="float" office:value="2.70588235294118" calcext:value-type="float">
            <text:p>2.7058823529</text:p>
          </table:table-cell>
          <table:table-cell table:formula="of:=[.$K526]*[.D527]/[.$K$6]" office:value-type="float" office:value="2.70588235294118" calcext:value-type="float">
            <text:p>2.7058823529</text:p>
          </table:table-cell>
          <table:table-cell table:formula="of:=[.$K526]*[.E527]/[.$K$6]" office:value-type="float" office:value="8.79411764705882" calcext:value-type="float">
            <text:p>8.7941176471</text:p>
          </table:table-cell>
          <table:table-cell table:formula="of:=[.$K526]*[.F527]/[.$K$6]" office:value-type="float" office:value="5.41176470588235" calcext:value-type="float">
            <text:p>5.4117647059</text:p>
          </table:table-cell>
          <table:table-cell table:formula="of:=[.$K526]*[.G527]/[.$K$6]" office:value-type="float" office:value="0.676470588235294" calcext:value-type="float">
            <text:p>0.6764705882</text:p>
          </table:table-cell>
          <table:table-cell table:formula="of:=[.$K526]*[.H527]/[.$K$6]" office:value-type="float" office:value="0.676470588235294" calcext:value-type="float">
            <text:p>0.6764705882</text:p>
          </table:table-cell>
          <table:table-cell table:formula="of:=[.$K526]*[.I527]/[.$K$6]" office:value-type="float" office:value="2.02941176470588" calcext:value-type="float">
            <text:p>2.0294117647</text:p>
          </table:table-cell>
          <table:table-cell table:formula="of:=[.$K526]*[.J527]/[.$K$6]" office:value-type="float" office:value="0" calcext:value-type="float">
            <text:p>0</text:p>
          </table:table-cell>
          <table:table-cell table:formula="of:=SUM([.N526:.U526])" office:value-type="float" office:value="23" calcext:value-type="float">
            <text:p>23</text:p>
          </table:table-cell>
          <table:table-cell table:number-columns-repeated="2"/>
        </table:table-row>
        <table:table-row table:style-name="ro1" table:visibility="collapse">
          <table:table-cell table:number-columns-repeated="2"/>
          <table:table-cell table:formula="of:=SUM([.C525:.C526])" office:value-type="float" office:value="4" calcext:value-type="float">
            <text:p>4</text:p>
          </table:table-cell>
          <table:table-cell table:formula="of:=SUM([.D525:.D526])" office:value-type="float" office:value="4" calcext:value-type="float">
            <text:p>4</text:p>
          </table:table-cell>
          <table:table-cell table:formula="of:=SUM([.E525:.E526])" office:value-type="float" office:value="13" calcext:value-type="float">
            <text:p>13</text:p>
          </table:table-cell>
          <table:table-cell table:formula="of:=SUM([.F525:.F526])" office:value-type="float" office:value="8" calcext:value-type="float">
            <text:p>8</text:p>
          </table:table-cell>
          <table:table-cell table:formula="of:=SUM([.G525:.G526])" office:value-type="float" office:value="1" calcext:value-type="float">
            <text:p>1</text:p>
          </table:table-cell>
          <table:table-cell table:formula="of:=SUM([.H525:.H526])" office:value-type="float" office:value="1" calcext:value-type="float">
            <text:p>1</text:p>
          </table:table-cell>
          <table:table-cell table:formula="of:=SUM([.I525:.I526])" office:value-type="float" office:value="3" calcext:value-type="float">
            <text:p>3</text:p>
          </table:table-cell>
          <table:table-cell table:formula="of:=SUM([.J525:.J526])" office:value-type="float" office:value="0" calcext:value-type="float">
            <text:p>0</text:p>
          </table:table-cell>
          <table:table-cell table:formula="of:=SUM([.C527:.J527])" office:value-type="float" office:value="34" calcext:value-type="float">
            <text:p>34</text:p>
          </table:table-cell>
          <table:table-cell table:number-columns-repeated="2"/>
          <table:table-cell table:formula="of:=[.N525]+[.N526]" office:value-type="float" office:value="4" calcext:value-type="float">
            <text:p>4</text:p>
          </table:table-cell>
          <table:table-cell table:formula="of:=[.O525]+[.O526]" office:value-type="float" office:value="4" calcext:value-type="float">
            <text:p>4</text:p>
          </table:table-cell>
          <table:table-cell table:formula="of:=[.P525]+[.P526]" office:value-type="float" office:value="13" calcext:value-type="float">
            <text:p>13</text:p>
          </table:table-cell>
          <table:table-cell table:formula="of:=[.Q525]+[.Q526]" office:value-type="float" office:value="8" calcext:value-type="float">
            <text:p>8</text:p>
          </table:table-cell>
          <table:table-cell table:formula="of:=[.R525]+[.R526]" office:value-type="float" office:value="1" calcext:value-type="float">
            <text:p>1</text:p>
          </table:table-cell>
          <table:table-cell table:formula="of:=[.S525]+[.S526]" office:value-type="float" office:value="1" calcext:value-type="float">
            <text:p>1</text:p>
          </table:table-cell>
          <table:table-cell table:formula="of:=[.T525]+[.T526]" office:value-type="float" office:value="3" calcext:value-type="float">
            <text:p>3</text:p>
          </table:table-cell>
          <table:table-cell table:formula="of:=[.U525]+[.U526]" office:value-type="float" office:value="0" calcext:value-type="float">
            <text:p>0</text:p>
          </table:table-cell>
          <table:table-cell table:formula="of:=SUM([.N527:.U527])" office:value-type="float" office:value="34" calcext:value-type="float">
            <text:p>34</text:p>
          </table:table-cell>
          <table:table-cell table:number-columns-repeated="2"/>
        </table:table-row>
        <table:table-row table:style-name="ro1" table:visibility="collapse">
          <table:table-cell table:number-columns-repeated="24"/>
        </table:table-row>
        <table:table-row table:style-name="ro1">
          <table:table-cell table:number-columns-repeated="24"/>
        </table:table-row>
        <table:table-row table:style-name="ro2">
          <table:table-cell table:number-columns-repeated="22"/>
          <table:table-cell office:value-type="string" calcext:value-type="string">
            <text:p>Not Errors:</text:p>
          </table:table-cell>
          <table:table-cell table:style-name="ce4" table:formula="of:=COUNTIF([.X1:.X528];&quot;&lt;=0.999&quot;)" office:value-type="float" office:value="39" calcext:value-type="float">
            <text:p>39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Errors:</text:p>
          </table:table-cell>
          <table:table-cell table:formula="of:=SUMPRODUCT(-- ISERR([.X1:.X528]))" office:value-type="float" office:value="41" calcext:value-type="float">
            <text:p>41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Total:</text:p>
          </table:table-cell>
          <table:table-cell table:formula="of:=32*2+16*1" office:value-type="float" office:value="80" calcext:value-type="float">
            <text:p>80</text:p>
          </table:table-cell>
        </table:table-row>
        <table:table-row table:style-name="ro1" table:number-rows-repeated="1048043">
          <table:table-cell table:number-columns-repeated="24"/>
        </table:table-row>
        <table:table-row table:style-name="ro1">
          <table:table-cell table:number-columns-repeated="24"/>
        </table:table-row>
        <calcext:conditional-formats>
          <calcext:conditional-format calcext:target-range-address="Sheet1.X497:Sheet1.X525 Sheet1.X4:Sheet1.X493">
            <calcext:condition calcext:apply-style-name="Default" calcext:value="is-error" calcext:base-cell-address="Sheet1.X4"/>
            <calcext:condition calcext:apply-style-name="Default" calcext:value="not-contains-text(&quot;.&quot;)" calcext:base-cell-address="Sheet1.X4"/>
            <calcext:condition calcext:apply-style-name="HighlightYellow" calcext:value="&lt;=0.05" calcext:base-cell-address="Sheet1.X4"/>
          </calcext:conditional-format>
          <calcext:conditional-format calcext:target-range-address="Sheet1.X494:Sheet1.X496">
            <calcext:condition calcext:apply-style-name="Default" calcext:value="is-error" calcext:base-cell-address="Sheet1.X494"/>
            <calcext:condition calcext:apply-style-name="Default" calcext:value="not-contains-text(&quot;.&quot;)" calcext:base-cell-address="Sheet1.X494"/>
            <calcext:condition calcext:apply-style-name="HighlightYellow" calcext:value="&lt;=0.05" calcext:base-cell-address="Sheet1.X494"/>
          </calcext:conditional-format>
          <calcext:conditional-format calcext:target-range-address="Sheet1.X530:Sheet1.X530">
            <calcext:condition calcext:apply-style-name="Default" calcext:value="is-error" calcext:base-cell-address="Sheet1.X530"/>
            <calcext:condition calcext:apply-style-name="Default" calcext:value="not-contains-text(&quot;.&quot;)" calcext:base-cell-address="Sheet1.X530"/>
            <calcext:condition calcext:apply-style-name="HighlightYellow" calcext:value="&lt;=0.05" calcext:base-cell-address="Sheet1.X53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ghlightYellow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 style:data-style-name="N2" text:time-value="14:17:51.9275194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9:51:50.172604496</meta:creation-date>
    <dc:date>2018-04-23T14:08:45.249925033</dc:date>
    <meta:editing-duration>PT22H51M25S</meta:editing-duration>
    <meta:editing-cycles>11</meta:editing-cycles>
    <meta:generator>LibreOffice/5.1.6.2$Linux_X86_64 LibreOffice_project/10m0$Build-2</meta:generator>
    <meta:document-statistic meta:table-count="1" meta:cell-count="5622" meta:object-count="0"/>
  </office:meta>
</office:document-meta>
</file>